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Error" table:style-name="ta1">
        <table:shapes>
          <draw:frame draw:z-index="0" draw:style-name="gr1" draw:text-style-name="P1" svg:width="159.99mm" svg:height="89.99mm" svg:x="36.48mm" svg:y="1mm">
            <draw:object draw:notify-on-update-of-ranges="posError.A1:posError.A1467 posError.B1:posError.B14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917654" calcext:value-type="float">
            <text:p>0.917654</text:p>
          </table:table-cell>
          <table:table-cell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.912227" calcext:value-type="float">
            <text:p>0.912227</text:p>
          </table:table-cell>
          <table:table-cell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.909688" calcext:value-type="float">
            <text:p>0.909688</text:p>
          </table:table-cell>
          <table:table-cell/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0.906795" calcext:value-type="float">
            <text:p>0.906795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903555" calcext:value-type="float">
            <text:p>0.903555</text:p>
          </table:table-cell>
          <table:table-cell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0.896054" calcext:value-type="float">
            <text:p>0.896054</text:p>
          </table:table-cell>
          <table:table-cell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0.891829" calcext:value-type="float">
            <text:p>0.891829</text:p>
          </table:table-cell>
          <table:table-cell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882496" calcext:value-type="float">
            <text:p>0.882496</text:p>
          </table:table-cell>
          <table:table-cell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866409" calcext:value-type="float">
            <text:p>0.866409</text:p>
          </table:table-cell>
          <table:table-cell/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0.854398" calcext:value-type="float">
            <text:p>0.854398</text:p>
          </table:table-cell>
          <table:table-cell/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0.834636" calcext:value-type="float">
            <text:p>0.834636</text:p>
          </table:table-cell>
          <table:table-cell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0.813065" calcext:value-type="float">
            <text:p>0.813065</text:p>
          </table:table-cell>
          <table:table-cell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0.805514" calcext:value-type="float">
            <text:p>0.805514</text:p>
          </table:table-cell>
          <table:table-cell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0.797806" calcext:value-type="float">
            <text:p>0.797806</text:p>
          </table:table-cell>
          <table:table-cell/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0.789948" calcext:value-type="float">
            <text:p>0.789948</text:p>
          </table:table-cell>
          <table:table-cell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0.765538" calcext:value-type="float">
            <text:p>0.765538</text:p>
          </table:table-cell>
          <table:table-cell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0.757161" calcext:value-type="float">
            <text:p>0.757161</text:p>
          </table:table-cell>
          <table:table-cell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731446" calcext:value-type="float">
            <text:p>0.731446</text:p>
          </table:table-cell>
          <table:table-cell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722703" calcext:value-type="float">
            <text:p>0.722703</text:p>
          </table:table-cell>
          <table:table-cell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0.705008" calcext:value-type="float">
            <text:p>0.705008</text:p>
          </table:table-cell>
          <table:table-cell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0.678012" calcext:value-type="float">
            <text:p>0.678012</text:p>
          </table:table-cell>
          <table:table-cell/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0.650613" calcext:value-type="float">
            <text:p>0.650613</text:p>
          </table:table-cell>
          <table:table-cell/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0.632205" calcext:value-type="float">
            <text:p>0.632205</text:p>
          </table:table-cell>
          <table:table-cell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.613742" calcext:value-type="float">
            <text:p>0.613742</text:p>
          </table:table-cell>
          <table:table-cell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.586019" calcext:value-type="float">
            <text:p>0.586019</text:p>
          </table:table-cell>
          <table:table-cell/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0.567584" calcext:value-type="float">
            <text:p>0.567584</text:p>
          </table:table-cell>
          <table:table-cell/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0.549217" calcext:value-type="float">
            <text:p>0.549217</text:p>
          </table:table-cell>
          <table:table-cell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0.540073" calcext:value-type="float">
            <text:p>0.540073</text:p>
          </table:table-cell>
          <table:table-cell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0.53096" calcext:value-type="float">
            <text:p>0.53096</text:p>
          </table:table-cell>
          <table:table-cell/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0.494894" calcext:value-type="float">
            <text:p>0.494894</text:p>
          </table:table-cell>
          <table:table-cell/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0.459617" calcext:value-type="float">
            <text:p>0.459617</text:p>
          </table:table-cell>
          <table:table-cell/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0.416854" calcext:value-type="float">
            <text:p>0.416854</text:p>
          </table:table-cell>
          <table:table-cell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0.383844" calcext:value-type="float">
            <text:p>0.383844</text:p>
          </table:table-cell>
          <table:table-cell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0.375771" calcext:value-type="float">
            <text:p>0.375771</text:p>
          </table:table-cell>
          <table:table-cell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0.336556" calcext:value-type="float">
            <text:p>0.336556</text:p>
          </table:table-cell>
          <table:table-cell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0.306648" calcext:value-type="float">
            <text:p>0.306648</text:p>
          </table:table-cell>
          <table:table-cell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0.299382" calcext:value-type="float">
            <text:p>0.29938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78105" calcext:value-type="float">
            <text:p>0.2781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71188" calcext:value-type="float">
            <text:p>0.271188</text:p>
          </table:table-cell>
          <table:table-cell/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0.264358" calcext:value-type="float">
            <text:p>0.264358</text:p>
          </table:table-cell>
          <table:table-cell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0.257618" calcext:value-type="float">
            <text:p>0.257618</text:p>
          </table:table-cell>
          <table:table-cell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0.231545" calcext:value-type="float">
            <text:p>0.231545</text:p>
          </table:table-cell>
          <table:table-cell/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0.200966" calcext:value-type="float">
            <text:p>0.200966</text:p>
          </table:table-cell>
          <table:table-cell/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0.172607" calcext:value-type="float">
            <text:p>0.172607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56644" calcext:value-type="float">
            <text:p>0.156644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51496" calcext:value-type="float">
            <text:p>0.151496</text:p>
          </table:table-cell>
          <table:table-cell/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0.146433" calcext:value-type="float">
            <text:p>0.146433</text:p>
          </table:table-cell>
          <table:table-cell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0.141455" calcext:value-type="float">
            <text:p>0.141455</text:p>
          </table:table-cell>
          <table:table-cell/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0.122378" calcext:value-type="float">
            <text:p>0.122378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04607" calcext:value-type="float">
            <text:p>0.104607</text:p>
          </table:table-cell>
          <table:table-cell/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0.0841682" calcext:value-type="float">
            <text:p>0.0841682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0728208" calcext:value-type="float">
            <text:p>0.0728208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0691871" calcext:value-type="float">
            <text:p>0.0691871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0656258" calcext:value-type="float">
            <text:p>0.0656258</text:p>
          </table:table-cell>
          <table:table-cell/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0.0621363" calcext:value-type="float">
            <text:p>0.0621363</text:p>
          </table:table-cell>
          <table:table-cell/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0.0457443" calcext:value-type="float">
            <text:p>0.0457443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0367188" calcext:value-type="float">
            <text:p>0.0367188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0338412" calcext:value-type="float">
            <text:p>0.0338412</text:p>
          </table:table-cell>
          <table:table-cell/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0.0310268" calcext:value-type="float">
            <text:p>0.0310268</text:p>
          </table:table-cell>
          <table:table-cell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0.0282752" calcext:value-type="float">
            <text:p>0.0282752</text:p>
          </table:table-cell>
          <table:table-cell/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0.0178771" calcext:value-type="float">
            <text:p>0.0178771</text:p>
          </table:table-cell>
          <table:table-cell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0106889" calcext:value-type="float">
            <text:p>0.0106889</text:p>
          </table:table-cell>
          <table:table-cell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00840567" calcext:value-type="float">
            <text:p>0.00840567</text:p>
          </table:table-cell>
          <table:table-cell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0.00220138" calcext:value-type="float">
            <text:p>0.00220138</text:p>
          </table:table-cell>
          <table:table-cell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0.00794487" calcext:value-type="float">
            <text:p>0.00794487</text:p>
          </table:table-cell>
          <table:table-cell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0.00975997" calcext:value-type="float">
            <text:p>0.00975997</text:p>
          </table:table-cell>
          <table:table-cell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0115275" calcext:value-type="float">
            <text:p>0.0115275</text:p>
          </table:table-cell>
          <table:table-cell/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0.0132479" calcext:value-type="float">
            <text:p>0.0132479</text:p>
          </table:table-cell>
          <table:table-cell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0.0196764" calcext:value-type="float">
            <text:p>0.0196764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0267578" calcext:value-type="float">
            <text:p>0.0267578</text:p>
          </table:table-cell>
          <table:table-cell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0.0305271" calcext:value-type="float">
            <text:p>0.0305271</text:p>
          </table:table-cell>
          <table:table-cell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0.0317072" calcext:value-type="float">
            <text:p>0.0317072</text:p>
          </table:table-cell>
          <table:table-cell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0.032851" calcext:value-type="float">
            <text:p>0.032851</text:p>
          </table:table-cell>
          <table:table-cell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0.0339589" calcext:value-type="float">
            <text:p>0.0339589</text:p>
          </table:table-cell>
          <table:table-cell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0380475" calcext:value-type="float">
            <text:p>0.0380475</text:p>
          </table:table-cell>
          <table:table-cell/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0.0416248" calcext:value-type="float">
            <text:p>0.0416248</text:p>
          </table:table-cell>
          <table:table-cell/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0.0447263" calcext:value-type="float">
            <text:p>0.0447263</text:p>
          </table:table-cell>
          <table:table-cell/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0.0479933" calcext:value-type="float">
            <text:p>0.0479933</text:p>
          </table:table-cell>
          <table:table-cell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0.0496545" calcext:value-type="float">
            <text:p>0.0496545</text:p>
          </table:table-cell>
          <table:table-cell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0.0501612" calcext:value-type="float">
            <text:p>0.0501612</text:p>
          </table:table-cell>
          <table:table-cell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0.0506459" calcext:value-type="float">
            <text:p>0.0506459</text:p>
          </table:table-cell>
          <table:table-cell/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0.0511088" calcext:value-type="float">
            <text:p>0.0511088</text:p>
          </table:table-cell>
          <table:table-cell/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0.0527497" calcext:value-type="float">
            <text:p>0.0527497</text:p>
          </table:table-cell>
          <table:table-cell/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0.0540844" calcext:value-type="float">
            <text:p>0.0540844</text:p>
          </table:table-cell>
          <table:table-cell/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0.0553615" calcext:value-type="float">
            <text:p>0.0553615</text:p>
          </table:table-cell>
          <table:table-cell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0.0559426" calcext:value-type="float">
            <text:p>0.0559426</text:p>
          </table:table-cell>
          <table:table-cell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0.0561077" calcext:value-type="float">
            <text:p>0.0561077</text:p>
          </table:table-cell>
          <table:table-cell/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0.0562595" calcext:value-type="float">
            <text:p>0.0562595</text:p>
          </table:table-cell>
          <table:table-cell/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0.0563982" calcext:value-type="float">
            <text:p>0.0563982</text:p>
          </table:table-cell>
          <table:table-cell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0.05674" calcext:value-type="float">
            <text:p>0.05674</text:p>
          </table:table-cell>
          <table:table-cell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0.0568312" calcext:value-type="float">
            <text:p>0.0568312</text:p>
          </table:table-cell>
          <table:table-cell/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0.0570402" calcext:value-type="float">
            <text:p>0.0570402</text:p>
          </table:table-cell>
          <table:table-cell/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0.0571284" calcext:value-type="float">
            <text:p>0.0571284</text:p>
          </table:table-cell>
          <table:table-cell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0.0571785" calcext:value-type="float">
            <text:p>0.0571785</text:p>
          </table:table-cell>
          <table:table-cell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0.0571859" calcext:value-type="float">
            <text:p>0.0571859</text:p>
          </table:table-cell>
          <table:table-cell/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0.05712" calcext:value-type="float">
            <text:p>0.05712</text:p>
          </table:table-cell>
          <table:table-cell/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0.0570829" calcext:value-type="float">
            <text:p>0.0570829</text:p>
          </table:table-cell>
          <table:table-cell/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0.0570389" calcext:value-type="float">
            <text:p>0.0570389</text:p>
          </table:table-cell>
          <table:table-cell/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0.0569882" calcext:value-type="float">
            <text:p>0.0569882</text:p>
          </table:table-cell>
          <table:table-cell/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0.0567241" calcext:value-type="float">
            <text:p>0.0567241</text:p>
          </table:table-cell>
          <table:table-cell/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0.0563748" calcext:value-type="float">
            <text:p>0.0563748</text:p>
          </table:table-cell>
          <table:table-cell/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0.0561721" calcext:value-type="float">
            <text:p>0.0561721</text:p>
          </table:table-cell>
          <table:table-cell/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0.0558367" calcext:value-type="float">
            <text:p>0.0558367</text:p>
          </table:table-cell>
          <table:table-cell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0.0555947" calcext:value-type="float">
            <text:p>0.0555947</text:p>
          </table:table-cell>
          <table:table-cell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0.0553389" calcext:value-type="float">
            <text:p>0.0553389</text:p>
          </table:table-cell>
          <table:table-cell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0.0552066" calcext:value-type="float">
            <text:p>0.0552066</text:p>
          </table:table-cell>
          <table:table-cell/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0.0550714" calcext:value-type="float">
            <text:p>0.0550714</text:p>
          </table:table-cell>
          <table:table-cell/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0.0545049" calcext:value-type="float">
            <text:p>0.0545049</text:p>
          </table:table-cell>
          <table:table-cell/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0.0539065" calcext:value-type="float">
            <text:p>0.0539065</text:p>
          </table:table-cell>
          <table:table-cell/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0.0537529" calcext:value-type="float">
            <text:p>0.0537529</text:p>
          </table:table-cell>
          <table:table-cell/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0.0532841" calcext:value-type="float">
            <text:p>0.0532841</text:p>
          </table:table-cell>
          <table:table-cell/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0.0531255" calcext:value-type="float">
            <text:p>0.0531255</text:p>
          </table:table-cell>
          <table:table-cell/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0.0529661" calcext:value-type="float">
            <text:p>0.0529661</text:p>
          </table:table-cell>
          <table:table-cell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0.0528059" calcext:value-type="float">
            <text:p>0.0528059</text:p>
          </table:table-cell>
          <table:table-cell/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0.0521582" calcext:value-type="float">
            <text:p>0.0521582</text:p>
          </table:table-cell>
          <table:table-cell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0516691" calcext:value-type="float">
            <text:p>0.0516691</text:p>
          </table:table-cell>
          <table:table-cell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0515058" calcext:value-type="float">
            <text:p>0.0515058</text:p>
          </table:table-cell>
          <table:table-cell/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0.0510167" calcext:value-type="float">
            <text:p>0.0510167</text:p>
          </table:table-cell>
          <table:table-cell/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0.0506917" calcext:value-type="float">
            <text:p>0.050691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00467" calcext:value-type="float">
            <text:p>0.050046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98869" calcext:value-type="float">
            <text:p>0.0498869</text:p>
          </table:table-cell>
          <table:table-cell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0.0494114" calcext:value-type="float">
            <text:p>0.0494114</text:p>
          </table:table-cell>
          <table:table-cell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0.0492544" calcext:value-type="float">
            <text:p>0.0492544</text:p>
          </table:table-cell>
          <table:table-cell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0.0490983" calcext:value-type="float">
            <text:p>0.0490983</text:p>
          </table:table-cell>
          <table:table-cell/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0.0489431" calcext:value-type="float">
            <text:p>0.0489431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0483326" calcext:value-type="float">
            <text:p>0.0483326</text:p>
          </table:table-cell>
          <table:table-cell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.0477402" calcext:value-type="float">
            <text:p>0.0477402</text:p>
          </table:table-cell>
          <table:table-cell/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0.0471676" calcext:value-type="float">
            <text:p>0.0471676</text:p>
          </table:table-cell>
          <table:table-cell/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0.0470278" calcext:value-type="float">
            <text:p>0.0470278</text:p>
          </table:table-cell>
          <table:table-cell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0.046349" calcext:value-type="float">
            <text:p>0.046349</text:p>
          </table:table-cell>
          <table:table-cell/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0.0459588" calcext:value-type="float">
            <text:p>0.0459588</text:p>
          </table:table-cell>
          <table:table-cell/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0.0458316" calcext:value-type="float">
            <text:p>0.0458316</text:p>
          </table:table-cell>
          <table:table-cell/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0.0457059" calcext:value-type="float">
            <text:p>0.0457059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0455818" calcext:value-type="float">
            <text:p>0.0455818</text:p>
          </table:table-cell>
          <table:table-cell/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0.0451001" calcext:value-type="float">
            <text:p>0.0451001</text:p>
          </table:table-cell>
          <table:table-cell/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0.0447548" calcext:value-type="float">
            <text:p>0.0447548</text:p>
          </table:table-cell>
          <table:table-cell/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0.0446428" calcext:value-type="float">
            <text:p>0.0446428</text:p>
          </table:table-cell>
          <table:table-cell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0.0443159" calcext:value-type="float">
            <text:p>0.0443159</text:p>
          </table:table-cell>
          <table:table-cell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0.0441056" calcext:value-type="float">
            <text:p>0.0441056</text:p>
          </table:table-cell>
          <table:table-cell/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0.0438016" calcext:value-type="float">
            <text:p>0.0438016</text:p>
          </table:table-cell>
          <table:table-cell/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0.0436065" calcext:value-type="float">
            <text:p>0.0436065</text:p>
          </table:table-cell>
          <table:table-cell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0.0433253" calcext:value-type="float">
            <text:p>0.0433253</text:p>
          </table:table-cell>
          <table:table-cell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0.0432345" calcext:value-type="float">
            <text:p>0.0432345</text:p>
          </table:table-cell>
          <table:table-cell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0.0431452" calcext:value-type="float">
            <text:p>0.0431452</text:p>
          </table:table-cell>
          <table:table-cell/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0.0430574" calcext:value-type="float">
            <text:p>0.0430574</text:p>
          </table:table-cell>
          <table:table-cell/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0.0428862" calcext:value-type="float">
            <text:p>0.0428862</text:p>
          </table:table-cell>
          <table:table-cell/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0.0427208" calcext:value-type="float">
            <text:p>0.0427208</text:p>
          </table:table-cell>
          <table:table-cell/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0.0424833" calcext:value-type="float">
            <text:p>0.0424833</text:p>
          </table:table-cell>
          <table:table-cell/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0.042407" calcext:value-type="float">
            <text:p>0.042407</text:p>
          </table:table-cell>
          <table:table-cell/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0.0421153" calcext:value-type="float">
            <text:p>0.0421153</text:p>
          </table:table-cell>
          <table:table-cell/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0.0419106" calcext:value-type="float">
            <text:p>0.0419106</text:p>
          </table:table-cell>
          <table:table-cell/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0.0417807" calcext:value-type="float">
            <text:p>0.0417807</text:p>
          </table:table-cell>
          <table:table-cell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0.0415955" calcext:value-type="float">
            <text:p>0.0415955</text:p>
          </table:table-cell>
          <table:table-cell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0.0414783" calcext:value-type="float">
            <text:p>0.0414783</text:p>
          </table:table-cell>
          <table:table-cell/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0.0413659" calcext:value-type="float">
            <text:p>0.0413659</text:p>
          </table:table-cell>
          <table:table-cell/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0.0412063" calcext:value-type="float">
            <text:p>0.0412063</text:p>
          </table:table-cell>
          <table:table-cell/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0.0411056" calcext:value-type="float">
            <text:p>0.0411056</text:p>
          </table:table-cell>
          <table:table-cell/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0.0410093" calcext:value-type="float">
            <text:p>0.0410093</text:p>
          </table:table-cell>
          <table:table-cell/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0.0409628" calcext:value-type="float">
            <text:p>0.0409628</text:p>
          </table:table-cell>
          <table:table-cell/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0.0409174" calcext:value-type="float">
            <text:p>0.0409174</text:p>
          </table:table-cell>
          <table:table-cell/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0.0407873" calcext:value-type="float">
            <text:p>0.0407873</text:p>
          </table:table-cell>
          <table:table-cell/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0.0407459" calcext:value-type="float">
            <text:p>0.0407459</text:p>
          </table:table-cell>
          <table:table-cell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0.0406277" calcext:value-type="float">
            <text:p>0.0406277</text:p>
          </table:table-cell>
          <table:table-cell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0.0405902" calcext:value-type="float">
            <text:p>0.04059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04492" calcext:value-type="float">
            <text:p>0.040449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04162" calcext:value-type="float">
            <text:p>0.0404162</text:p>
          </table:table-cell>
          <table:table-cell/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0.0402926" calcext:value-type="float">
            <text:p>0.0402926</text:p>
          </table:table-cell>
          <table:table-cell/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0.0402637" calcext:value-type="float">
            <text:p>0.0402637</text:p>
          </table:table-cell>
          <table:table-cell/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0.0401819" calcext:value-type="float">
            <text:p>0.0401819</text:p>
          </table:table-cell>
          <table:table-cell/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0.0401561" calcext:value-type="float">
            <text:p>0.0401561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040131" calcext:value-type="float">
            <text:p>0.040131</text:p>
          </table:table-cell>
          <table:table-cell/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0.0401067" calcext:value-type="float">
            <text:p>0.0401067</text:p>
          </table:table-cell>
          <table:table-cell/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0.0400379" calcext:value-type="float">
            <text:p>0.0400379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0399552" calcext:value-type="float">
            <text:p>0.0399552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0399361" calcext:value-type="float">
            <text:p>0.0399361</text:p>
          </table:table-cell>
          <table:table-cell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0.0398824" calcext:value-type="float">
            <text:p>0.0398824</text:p>
          </table:table-cell>
          <table:table-cell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0.0398495" calcext:value-type="float">
            <text:p>0.0398495</text:p>
          </table:table-cell>
          <table:table-cell/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0.0398188" calcext:value-type="float">
            <text:p>0.0398188</text:p>
          </table:table-cell>
          <table:table-cell/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0.0397902" calcext:value-type="float">
            <text:p>0.0397902</text:p>
          </table:table-cell>
          <table:table-cell/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0.0397767" calcext:value-type="float">
            <text:p>0.0397767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0397636" calcext:value-type="float">
            <text:p>0.0397636</text:p>
          </table:table-cell>
          <table:table-cell/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0397274" calcext:value-type="float">
            <text:p>0.0397274</text:p>
          </table:table-cell>
          <table:table-cell/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0397162" calcext:value-type="float">
            <text:p>0.0397162</text:p>
          </table:table-cell>
          <table:table-cell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0.0396951" calcext:value-type="float">
            <text:p>0.0396951</text:p>
          </table:table-cell>
          <table:table-cell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0.0396757" calcext:value-type="float">
            <text:p>0.0396757</text:p>
          </table:table-cell>
          <table:table-cell/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0.0396414" calcext:value-type="float">
            <text:p>0.0396414</text:p>
          </table:table-cell>
          <table:table-cell/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0.0396129" calcext:value-type="float">
            <text:p>0.0396129</text:p>
          </table:table-cell>
          <table:table-cell/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0.0396066" calcext:value-type="float">
            <text:p>0.0396066</text:p>
          </table:table-cell>
          <table:table-cell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0395845" calcext:value-type="float">
            <text:p>0.0395845</text:p>
          </table:table-cell>
          <table:table-cell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0395797" calcext:value-type="float">
            <text:p>0.0395797</text:p>
          </table:table-cell>
          <table:table-cell/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0.0395752" calcext:value-type="float">
            <text:p>0.0395752</text:p>
          </table:table-cell>
          <table:table-cell/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0.0395633" calcext:value-type="float">
            <text:p>0.0395633</text:p>
          </table:table-cell>
          <table:table-cell/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0.0395482" calcext:value-type="float">
            <text:p>0.0395482</text:p>
          </table:table-cell>
          <table:table-cell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0.0395401" calcext:value-type="float">
            <text:p>0.0395401</text:p>
          </table:table-cell>
          <table:table-cell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0.0395385" calcext:value-type="float">
            <text:p>0.0395385</text:p>
          </table:table-cell>
          <table:table-cell/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0.0395371" calcext:value-type="float">
            <text:p>0.0395371</text:p>
          </table:table-cell>
          <table:table-cell/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0.0395349" calcext:value-type="float">
            <text:p>0.0395349</text:p>
          </table:table-cell>
          <table:table-cell/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0.0395334" calcext:value-type="float">
            <text:p>0.0395334</text:p>
          </table:table-cell>
          <table:table-cell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.0395324" calcext:value-type="float">
            <text:p>0.0395324</text:p>
          </table:table-cell>
          <table:table-cell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.039532" calcext:value-type="float">
            <text:p>0.039532</text:p>
          </table:table-cell>
          <table:table-cell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0395325" calcext:value-type="float">
            <text:p>0.0395325</text:p>
          </table:table-cell>
          <table:table-cell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0395333" calcext:value-type="float">
            <text:p>0.0395333</text:p>
          </table:table-cell>
          <table:table-cell/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0.0395364" calcext:value-type="float">
            <text:p>0.0395364</text:p>
          </table:table-cell>
          <table:table-cell/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0.0395375" calcext:value-type="float">
            <text:p>0.0395375</text:p>
          </table:table-cell>
          <table:table-cell/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0.0395386" calcext:value-type="float">
            <text:p>0.0395386</text:p>
          </table:table-cell>
          <table:table-cell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0395424" calcext:value-type="float">
            <text:p>0.0395424</text:p>
          </table:table-cell>
          <table:table-cell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0395439" calcext:value-type="float">
            <text:p>0.0395439</text:p>
          </table:table-cell>
          <table:table-cell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0.0395486" calcext:value-type="float">
            <text:p>0.0395486</text:p>
          </table:table-cell>
          <table:table-cell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0.0395503" calcext:value-type="float">
            <text:p>0.0395503</text:p>
          </table:table-cell>
          <table:table-cell/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0.0395538" calcext:value-type="float">
            <text:p>0.0395538</text:p>
          </table:table-cell>
          <table:table-cell/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0.0395596" calcext:value-type="float">
            <text:p>0.0395596</text:p>
          </table:table-cell>
          <table:table-cell/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0.0395657" calcext:value-type="float">
            <text:p>0.0395657</text:p>
          </table:table-cell>
          <table:table-cell table:formula="of:=[.A446]-[.$A$4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0.0395678" calcext:value-type="float">
            <text:p>0.0395678</text:p>
          </table:table-cell>
          <table:table-cell table:formula="of:=[.A447]-[.$A$4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0.03957" calcext:value-type="float">
            <text:p>0.03957</text:p>
          </table:table-cell>
          <table:table-cell table:formula="of:=[.A448]-[.$A$446]" office:value-type="float" office:value="0.00999999999999979" calcext:value-type="float">
            <text:p>0.01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0.0395722" calcext:value-type="float">
            <text:p>0.0395722</text:p>
          </table:table-cell>
          <table:table-cell table:formula="of:=[.A449]-[.$A$446]" office:value-type="float" office:value="0.0200000000000013" calcext:value-type="float">
            <text:p>0.020000000000001</text:p>
          </table:table-cell>
        </table:table-row>
        <table:table-row table:style-name="ro1">
          <table:table-cell office:value-type="float" office:value="10.09" calcext:value-type="float">
            <text:p>10.09</text:p>
          </table:table-cell>
          <table:table-cell office:value-type="float" office:value="0.039579" calcext:value-type="float">
            <text:p>0.039579</text:p>
          </table:table-cell>
          <table:table-cell table:formula="of:=[.A450]-[.$A$446]" office:value-type="float" office:value="0.0600000000000005" calcext:value-type="float">
            <text:p>0.060000000000001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0.0395907" calcext:value-type="float">
            <text:p>0.0395907</text:p>
          </table:table-cell>
          <table:table-cell table:formula="of:=[.A451]-[.$A$446]" office:value-type="float" office:value="0.110000000000001" calcext:value-type="float">
            <text:p>0.110000000000001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0.0395979" calcext:value-type="float">
            <text:p>0.0395979</text:p>
          </table:table-cell>
          <table:table-cell table:formula="of:=[.A452]-[.$A$446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0.0396028" calcext:value-type="float">
            <text:p>0.0396028</text:p>
          </table:table-cell>
          <table:table-cell table:formula="of:=[.A453]-[.$A$446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0.0396101" calcext:value-type="float">
            <text:p>0.0396101</text:p>
          </table:table-cell>
          <table:table-cell table:formula="of:=[.A454]-[.$A$446]" office:value-type="float" office:value="0.190000000000001" calcext:value-type="float">
            <text:p>0.190000000000001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0.0396126" calcext:value-type="float">
            <text:p>0.0396126</text:p>
          </table:table-cell>
          <table:table-cell table:formula="of:=[.A455]-[.$A$446]" office:value-type="float" office:value="0.190000000000001" calcext:value-type="float">
            <text:p>0.190000000000001</text:p>
          </table:table-cell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0.0396151" calcext:value-type="float">
            <text:p>0.0396151</text:p>
          </table:table-cell>
          <table:table-cell table:formula="of:=[.A456]-[.$A$446]" office:value-type="float" office:value="0.200000000000001" calcext:value-type="float">
            <text:p>0.200000000000001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0.0396175" calcext:value-type="float">
            <text:p>0.0396175</text:p>
          </table:table-cell>
          <table:table-cell table:formula="of:=[.A457]-[.$A$446]" office:value-type="float" office:value="0.210000000000001" calcext:value-type="float">
            <text:p>0.210000000000001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0.0396249" calcext:value-type="float">
            <text:p>0.0396249</text:p>
          </table:table-cell>
          <table:table-cell table:formula="of:=[.A458]-[.$A$446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0.0396274" calcext:value-type="float">
            <text:p>0.0396274</text:p>
          </table:table-cell>
          <table:table-cell table:formula="of:=[.A459]-[.$A$446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0.0396371" calcext:value-type="float">
            <text:p>0.0396371</text:p>
          </table:table-cell>
          <table:table-cell table:formula="of:=[.A460]-[.$A$446]" office:value-type="float" office:value="0.290000000000001" calcext:value-type="float">
            <text:p>0.290000000000001</text:p>
          </table:table-cell>
        </table:table-row>
        <table:table-row table:style-name="ro1">
          <table:table-cell office:value-type="float" office:value="10.37" calcext:value-type="float">
            <text:p>10.37</text:p>
          </table:table-cell>
          <table:table-cell office:value-type="float" office:value="0.0396395" calcext:value-type="float">
            <text:p>0.0396395</text:p>
          </table:table-cell>
          <table:table-cell table:formula="of:=[.A461]-[.$A$446]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0.37" calcext:value-type="float">
            <text:p>10.37</text:p>
          </table:table-cell>
          <table:table-cell office:value-type="float" office:value="0.039649" calcext:value-type="float">
            <text:p>0.039649</text:p>
          </table:table-cell>
          <table:table-cell table:formula="of:=[.A462]-[.$A$446]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0.0396606" calcext:value-type="float">
            <text:p>0.0396606</text:p>
          </table:table-cell>
          <table:table-cell table:formula="of:=[.A463]-[.$A$446]" office:value-type="float" office:value="0.390000000000001" calcext:value-type="float">
            <text:p>0.390000000000001</text:p>
          </table:table-cell>
        </table:table-row>
        <table:table-row table:style-name="ro1">
          <table:table-cell office:value-type="float" office:value="10.46" calcext:value-type="float">
            <text:p>10.46</text:p>
          </table:table-cell>
          <table:table-cell office:value-type="float" office:value="0.0396696" calcext:value-type="float">
            <text:p>0.0396696</text:p>
          </table:table-cell>
          <table:table-cell table:formula="of:=[.A464]-[.$A$446]" office:value-type="float" office:value="0.430000000000002" calcext:value-type="float">
            <text:p>0.430000000000002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0.0396718" calcext:value-type="float">
            <text:p>0.0396718</text:p>
          </table:table-cell>
          <table:table-cell table:formula="of:=[.A465]-[.$A$446]" office:value-type="float" office:value="0.440000000000001" calcext:value-type="float">
            <text:p>0.440000000000001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0.0396739" calcext:value-type="float">
            <text:p>0.0396739</text:p>
          </table:table-cell>
          <table:table-cell table:formula="of:=[.A466]-[.$A$446]" office:value-type="float" office:value="0.450000000000001" calcext:value-type="float">
            <text:p>0.450000000000001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0.0396804" calcext:value-type="float">
            <text:p>0.0396804</text:p>
          </table:table-cell>
          <table:table-cell table:formula="of:=[.A467]-[.$A$446]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0.0396824" calcext:value-type="float">
            <text:p>0.0396824</text:p>
          </table:table-cell>
          <table:table-cell table:formula="of:=[.A468]-[.$A$446]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0.0396866" calcext:value-type="float">
            <text:p>0.0396866</text:p>
          </table:table-cell>
          <table:table-cell table:formula="of:=[.A469]-[.$A$446]" office:value-type="float" office:value="0.540000000000001" calcext:value-type="float">
            <text:p>0.540000000000001</text:p>
          </table:table-cell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0.0396926" calcext:value-type="float">
            <text:p>0.0396926</text:p>
          </table:table-cell>
          <table:table-cell table:formula="of:=[.A470]-[.$A$446]" office:value-type="float" office:value="0.540000000000001" calcext:value-type="float">
            <text:p>0.540000000000001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0.0396965" calcext:value-type="float">
            <text:p>0.0396965</text:p>
          </table:table-cell>
          <table:table-cell table:formula="of:=[.A471]-[.$A$446]"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0.0397003" calcext:value-type="float">
            <text:p>0.0397003</text:p>
          </table:table-cell>
          <table:table-cell table:formula="of:=[.A472]-[.$A$446]"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0.0397022" calcext:value-type="float">
            <text:p>0.0397022</text:p>
          </table:table-cell>
          <table:table-cell table:formula="of:=[.A473]-[.$A$446]"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0.039704" calcext:value-type="float">
            <text:p>0.039704</text:p>
          </table:table-cell>
          <table:table-cell table:formula="of:=[.A474]-[.$A$446]" office:value-type="float" office:value="0.600000000000001" calcext:value-type="float">
            <text:p>0.600000000000001</text:p>
          </table:table-cell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0.0397077" calcext:value-type="float">
            <text:p>0.0397077</text:p>
          </table:table-cell>
          <table:table-cell table:formula="of:=[.A475]-[.$A$446]" office:value-type="float" office:value="0.640000000000001" calcext:value-type="float">
            <text:p>0.640000000000001</text:p>
          </table:table-cell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0.0397112" calcext:value-type="float">
            <text:p>0.0397112</text:p>
          </table:table-cell>
          <table:table-cell table:formula="of:=[.A476]-[.$A$446]" office:value-type="float" office:value="0.640000000000001" calcext:value-type="float">
            <text:p>0.640000000000001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0.039718" calcext:value-type="float">
            <text:p>0.039718</text:p>
          </table:table-cell>
          <table:table-cell table:formula="of:=[.A477]-[.$A$446]" office:value-type="float" office:value="0.690000000000001" calcext:value-type="float">
            <text:p>0.690000000000001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0.0397212" calcext:value-type="float">
            <text:p>0.0397212</text:p>
          </table:table-cell>
          <table:table-cell table:formula="of:=[.A478]-[.$A$446]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0.0397259" calcext:value-type="float">
            <text:p>0.0397259</text:p>
          </table:table-cell>
          <table:table-cell table:formula="of:=[.A479]-[.$A$446]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0.81" calcext:value-type="float">
            <text:p>10.81</text:p>
          </table:table-cell>
          <table:table-cell office:value-type="float" office:value="0.0397304" calcext:value-type="float">
            <text:p>0.0397304</text:p>
          </table:table-cell>
          <table:table-cell table:formula="of:=[.A480]-[.$A$446]" office:value-type="float" office:value="0.780000000000001" calcext:value-type="float">
            <text:p>0.780000000000001</text:p>
          </table:table-cell>
        </table:table-row>
        <table:table-row table:style-name="ro1">
          <table:table-cell office:value-type="float" office:value="10.81" calcext:value-type="float">
            <text:p>10.81</text:p>
          </table:table-cell>
          <table:table-cell office:value-type="float" office:value="0.0397333" calcext:value-type="float">
            <text:p>0.0397333</text:p>
          </table:table-cell>
          <table:table-cell table:formula="of:=[.A481]-[.$A$446]" office:value-type="float" office:value="0.780000000000001" calcext:value-type="float">
            <text:p>0.780000000000001</text:p>
          </table:table-cell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0.0397374" calcext:value-type="float">
            <text:p>0.0397374</text:p>
          </table:table-cell>
          <table:table-cell table:formula="of:=[.A482]-[.$A$446]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0.0397387" calcext:value-type="float">
            <text:p>0.0397387</text:p>
          </table:table-cell>
          <table:table-cell table:formula="of:=[.A483]-[.$A$446]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0.0397401" calcext:value-type="float">
            <text:p>0.0397401</text:p>
          </table:table-cell>
          <table:table-cell table:formula="of:=[.A484]-[.$A$446]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0.0397413" calcext:value-type="float">
            <text:p>0.0397413</text:p>
          </table:table-cell>
          <table:table-cell table:formula="of:=[.A485]-[.$A$446]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0.91" calcext:value-type="float">
            <text:p>10.91</text:p>
          </table:table-cell>
          <table:table-cell office:value-type="float" office:value="0.0397439" calcext:value-type="float">
            <text:p>0.0397439</text:p>
          </table:table-cell>
          <table:table-cell table:formula="of:=[.A486]-[.$A$446]" office:value-type="float" office:value="0.880000000000001" calcext:value-type="float">
            <text:p>0.880000000000001</text:p>
          </table:table-cell>
        </table:table-row>
        <table:table-row table:style-name="ro1">
          <table:table-cell office:value-type="float" office:value="10.91" calcext:value-type="float">
            <text:p>10.91</text:p>
          </table:table-cell>
          <table:table-cell office:value-type="float" office:value="0.0397463" calcext:value-type="float">
            <text:p>0.0397463</text:p>
          </table:table-cell>
          <table:table-cell table:formula="of:=[.A487]-[.$A$446]" office:value-type="float" office:value="0.880000000000001" calcext:value-type="float">
            <text:p>0.880000000000001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0.0397498" calcext:value-type="float">
            <text:p>0.0397498</text:p>
          </table:table-cell>
          <table:table-cell table:formula="of:=[.A488]-[.$A$446]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0.0397509" calcext:value-type="float">
            <text:p>0.0397509</text:p>
          </table:table-cell>
          <table:table-cell table:formula="of:=[.A489]-[.$A$446]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9753" calcext:value-type="float">
            <text:p>0.039753</text:p>
          </table:table-cell>
          <table:table-cell table:formula="of:=[.A490]-[.$A$446]" office:value-type="float" office:value="0.970000000000001" calcext:value-type="float">
            <text:p>0.970000000000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97551" calcext:value-type="float">
            <text:p>0.0397551</text:p>
          </table:table-cell>
          <table:table-cell table:formula="of:=[.A491]-[.$A$446]" office:value-type="float" office:value="0.970000000000001" calcext:value-type="float">
            <text:p>0.970000000000001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0.0397571" calcext:value-type="float">
            <text:p>0.0397571</text:p>
          </table:table-cell>
          <table:table-cell table:formula="of:=[.A492]-[.$A$446]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0.03976" calcext:value-type="float">
            <text:p>0.03976</text:p>
          </table:table-cell>
          <table:table-cell table:formula="of:=[.A493]-[.$A$446]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1.09" calcext:value-type="float">
            <text:p>11.09</text:p>
          </table:table-cell>
          <table:table-cell office:value-type="float" office:value="0.0397627" calcext:value-type="float">
            <text:p>0.0397627</text:p>
          </table:table-cell>
          <table:table-cell table:formula="of:=[.A494]-[.$A$446]"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1.09" calcext:value-type="float">
            <text:p>11.09</text:p>
          </table:table-cell>
          <table:table-cell office:value-type="float" office:value="0.0397644" calcext:value-type="float">
            <text:p>0.0397644</text:p>
          </table:table-cell>
          <table:table-cell table:formula="of:=[.A495]-[.$A$446]"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0.0397668" calcext:value-type="float">
            <text:p>0.0397668</text:p>
          </table:table-cell>
          <table:table-cell table:formula="of:=[.A496]-[.$A$446]"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0.0397676" calcext:value-type="float">
            <text:p>0.0397676</text:p>
          </table:table-cell>
          <table:table-cell table:formula="of:=[.A497]-[.$A$446]"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0.0397684" calcext:value-type="float">
            <text:p>0.0397684</text:p>
          </table:table-cell>
          <table:table-cell table:formula="of:=[.A498]-[.$A$446]"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0.0397691" calcext:value-type="float">
            <text:p>0.0397691</text:p>
          </table:table-cell>
          <table:table-cell table:formula="of:=[.A499]-[.$A$446]"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11.19" calcext:value-type="float">
            <text:p>11.19</text:p>
          </table:table-cell>
          <table:table-cell office:value-type="float" office:value="0.0397705" calcext:value-type="float">
            <text:p>0.0397705</text:p>
          </table:table-cell>
          <table:table-cell table:formula="of:=[.A500]-[.$A$446]"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11.19" calcext:value-type="float">
            <text:p>11.19</text:p>
          </table:table-cell>
          <table:table-cell office:value-type="float" office:value="0.0397719" calcext:value-type="float">
            <text:p>0.0397719</text:p>
          </table:table-cell>
          <table:table-cell table:formula="of:=[.A501]-[.$A$446]"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0.0397732" calcext:value-type="float">
            <text:p>0.0397732</text:p>
          </table:table-cell>
          <table:table-cell table:formula="of:=[.A502]-[.$A$446]"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0.0397745" calcext:value-type="float">
            <text:p>0.0397745</text:p>
          </table:table-cell>
          <table:table-cell table:formula="of:=[.A503]-[.$A$446]"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0.0397762" calcext:value-type="float">
            <text:p>0.0397762</text:p>
          </table:table-cell>
          <table:table-cell table:formula="of:=[.A504]-[.$A$446]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0.0397773" calcext:value-type="float">
            <text:p>0.0397773</text:p>
          </table:table-cell>
          <table:table-cell table:formula="of:=[.A505]-[.$A$446]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0.0397788" calcext:value-type="float">
            <text:p>0.0397788</text:p>
          </table:table-cell>
          <table:table-cell table:formula="of:=[.A506]-[.$A$446]"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0.0397793" calcext:value-type="float">
            <text:p>0.0397793</text:p>
          </table:table-cell>
          <table:table-cell table:formula="of:=[.A507]-[.$A$446]"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1.33" calcext:value-type="float">
            <text:p>11.33</text:p>
          </table:table-cell>
          <table:table-cell office:value-type="float" office:value="0.0397798" calcext:value-type="float">
            <text:p>0.0397798</text:p>
          </table:table-cell>
          <table:table-cell table:formula="of:=[.A508]-[.$A$446]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0.0397803" calcext:value-type="float">
            <text:p>0.0397803</text:p>
          </table:table-cell>
          <table:table-cell table:formula="of:=[.A509]-[.$A$446]"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0.039782" calcext:value-type="float">
            <text:p>0.039782</text:p>
          </table:table-cell>
          <table:table-cell table:formula="of:=[.A510]-[.$A$446]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0.0397832" calcext:value-type="float">
            <text:p>0.0397832</text:p>
          </table:table-cell>
          <table:table-cell table:formula="of:=[.A511]-[.$A$446]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0.0397839" calcext:value-type="float">
            <text:p>0.0397839</text:p>
          </table:table-cell>
          <table:table-cell table:formula="of:=[.A512]-[.$A$446]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0.0397846" calcext:value-type="float">
            <text:p>0.0397846</text:p>
          </table:table-cell>
          <table:table-cell table:formula="of:=[.A513]-[.$A$446]"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0.0397856" calcext:value-type="float">
            <text:p>0.0397856</text:p>
          </table:table-cell>
          <table:table-cell table:formula="of:=[.A514]-[.$A$446]"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1.49" calcext:value-type="float">
            <text:p>11.49</text:p>
          </table:table-cell>
          <table:table-cell office:value-type="float" office:value="0.0397859" calcext:value-type="float">
            <text:p>0.0397859</text:p>
          </table:table-cell>
          <table:table-cell table:formula="of:=[.A515]-[.$A$446]"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1.53" calcext:value-type="float">
            <text:p>11.53</text:p>
          </table:table-cell>
          <table:table-cell office:value-type="float" office:value="0.0397864" calcext:value-type="float">
            <text:p>0.0397864</text:p>
          </table:table-cell>
          <table:table-cell table:formula="of:=[.A516]-[.$A$446]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1.53" calcext:value-type="float">
            <text:p>11.53</text:p>
          </table:table-cell>
          <table:table-cell office:value-type="float" office:value="0.039787" calcext:value-type="float">
            <text:p>0.039787</text:p>
          </table:table-cell>
          <table:table-cell table:formula="of:=[.A517]-[.$A$446]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0.0397877" calcext:value-type="float">
            <text:p>0.0397877</text:p>
          </table:table-cell>
          <table:table-cell table:formula="of:=[.A518]-[.$A$446]"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0.0397879" calcext:value-type="float">
            <text:p>0.0397879</text:p>
          </table:table-cell>
          <table:table-cell table:formula="of:=[.A519]-[.$A$446]"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0.0397888" calcext:value-type="float">
            <text:p>0.0397888</text:p>
          </table:table-cell>
          <table:table-cell table:formula="of:=[.A520]-[.$A$446]"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0.0397889" calcext:value-type="float">
            <text:p>0.0397889</text:p>
          </table:table-cell>
          <table:table-cell table:formula="of:=[.A521]-[.$A$446]"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0.0408114" calcext:value-type="float">
            <text:p>0.0408114</text:p>
          </table:table-cell>
          <table:table-cell table:formula="of:=[.A522]-[.$A$446]"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0.0408119" calcext:value-type="float">
            <text:p>0.0408119</text:p>
          </table:table-cell>
          <table:table-cell table:formula="of:=[.A523]-[.$A$446]"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11.67" calcext:value-type="float">
            <text:p>11.67</text:p>
          </table:table-cell>
          <table:table-cell office:value-type="float" office:value="0.0417607" calcext:value-type="float">
            <text:p>0.0417607</text:p>
          </table:table-cell>
          <table:table-cell table:formula="of:=[.A524]-[.$A$446]"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0.044137" calcext:value-type="float">
            <text:p>0.044137</text:p>
          </table:table-cell>
          <table:table-cell table:formula="of:=[.A525]-[.$A$446]"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0.0587449" calcext:value-type="float">
            <text:p>0.0587449</text:p>
          </table:table-cell>
          <table:table-cell table:formula="of:=[.A526]-[.$A$446]"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11.77" calcext:value-type="float">
            <text:p>11.77</text:p>
          </table:table-cell>
          <table:table-cell office:value-type="float" office:value="0.106205" calcext:value-type="float">
            <text:p>0.106205</text:p>
          </table:table-cell>
          <table:table-cell table:formula="of:=[.A527]-[.$A$446]"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11.77" calcext:value-type="float">
            <text:p>11.77</text:p>
          </table:table-cell>
          <table:table-cell office:value-type="float" office:value="0.106165" calcext:value-type="float">
            <text:p>0.106165</text:p>
          </table:table-cell>
          <table:table-cell table:formula="of:=[.A528]-[.$A$446]"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0.141304" calcext:value-type="float">
            <text:p>0.141304</text:p>
          </table:table-cell>
          <table:table-cell table:formula="of:=[.A529]-[.$A$446]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0.140601" calcext:value-type="float">
            <text:p>0.140601</text:p>
          </table:table-cell>
          <table:table-cell table:formula="of:=[.A530]-[.$A$446]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0.209506" calcext:value-type="float">
            <text:p>0.209506</text:p>
          </table:table-cell>
          <table:table-cell table:formula="of:=[.A531]-[.$A$446]"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0.20704" calcext:value-type="float">
            <text:p>0.20704</text:p>
          </table:table-cell>
          <table:table-cell table:formula="of:=[.A532]-[.$A$446]"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.87" calcext:value-type="float">
            <text:p>11.87</text:p>
          </table:table-cell>
          <table:table-cell office:value-type="float" office:value="0.220015" calcext:value-type="float">
            <text:p>0.220015</text:p>
          </table:table-cell>
          <table:table-cell table:formula="of:=[.A533]-[.$A$446]"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11.91" calcext:value-type="float">
            <text:p>11.91</text:p>
          </table:table-cell>
          <table:table-cell office:value-type="float" office:value="0.275378" calcext:value-type="float">
            <text:p>0.275378</text:p>
          </table:table-cell>
          <table:table-cell table:formula="of:=[.A534]-[.$A$446]"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11.91" calcext:value-type="float">
            <text:p>11.91</text:p>
          </table:table-cell>
          <table:table-cell office:value-type="float" office:value="0.269675" calcext:value-type="float">
            <text:p>0.269675</text:p>
          </table:table-cell>
          <table:table-cell table:formula="of:=[.A535]-[.$A$446]"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0.329074" calcext:value-type="float">
            <text:p>0.329074</text:p>
          </table:table-cell>
          <table:table-cell table:formula="of:=[.A536]-[.$A$446]"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0.319757" calcext:value-type="float">
            <text:p>0.319757</text:p>
          </table:table-cell>
          <table:table-cell table:formula="of:=[.A537]-[.$A$446]"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46986" calcext:value-type="float">
            <text:p>0.346986</text:p>
          </table:table-cell>
          <table:table-cell table:formula="of:=[.A538]-[.$A$446]"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0.412059" calcext:value-type="float">
            <text:p>0.412059</text:p>
          </table:table-cell>
          <table:table-cell table:formula="of:=[.A539]-[.$A$446]"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0.393044" calcext:value-type="float">
            <text:p>0.393044</text:p>
          </table:table-cell>
          <table:table-cell table:formula="of:=[.A540]-[.$A$446]"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0.399441" calcext:value-type="float">
            <text:p>0.399441</text:p>
          </table:table-cell>
          <table:table-cell table:formula="of:=[.A541]-[.$A$446]"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0.462477" calcext:value-type="float">
            <text:p>0.462477</text:p>
          </table:table-cell>
          <table:table-cell table:formula="of:=[.A542]-[.$A$446]"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511468" calcext:value-type="float">
            <text:p>0.511468</text:p>
          </table:table-cell>
          <table:table-cell table:formula="of:=[.A543]-[.$A$446]"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485798" calcext:value-type="float">
            <text:p>0.485798</text:p>
          </table:table-cell>
          <table:table-cell table:formula="of:=[.A544]-[.$A$446]"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0.469585" calcext:value-type="float">
            <text:p>0.469585</text:p>
          </table:table-cell>
          <table:table-cell table:formula="of:=[.A545]-[.$A$446]"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0.409153" calcext:value-type="float">
            <text:p>0.409153</text:p>
          </table:table-cell>
          <table:table-cell table:formula="of:=[.A546]-[.$A$446]"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524481" calcext:value-type="float">
            <text:p>0.524481</text:p>
          </table:table-cell>
          <table:table-cell table:formula="of:=[.A547]-[.$A$446]"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456114" calcext:value-type="float">
            <text:p>0.456114</text:p>
          </table:table-cell>
          <table:table-cell table:formula="of:=[.A548]-[.$A$446]"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42067" calcext:value-type="float">
            <text:p>0.42067</text:p>
          </table:table-cell>
          <table:table-cell table:formula="of:=[.A549]-[.$A$446]"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12.21" calcext:value-type="float">
            <text:p>12.21</text:p>
          </table:table-cell>
          <table:table-cell office:value-type="float" office:value="0.419963" calcext:value-type="float">
            <text:p>0.419963</text:p>
          </table:table-cell>
          <table:table-cell table:formula="of:=[.A550]-[.$A$446]"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0.513849" calcext:value-type="float">
            <text:p>0.513849</text:p>
          </table:table-cell>
          <table:table-cell table:formula="of:=[.A551]-[.$A$446]"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0.435103" calcext:value-type="float">
            <text:p>0.435103</text:p>
          </table:table-cell>
          <table:table-cell table:formula="of:=[.A552]-[.$A$446]"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520396" calcext:value-type="float">
            <text:p>0.520396</text:p>
          </table:table-cell>
          <table:table-cell table:formula="of:=[.A553]-[.$A$446]"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435193" calcext:value-type="float">
            <text:p>0.435193</text:p>
          </table:table-cell>
          <table:table-cell table:formula="of:=[.A554]-[.$A$446]"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0.47363" calcext:value-type="float">
            <text:p>0.47363</text:p>
          </table:table-cell>
          <table:table-cell table:formula="of:=[.A555]-[.$A$446]"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0.381008" calcext:value-type="float">
            <text:p>0.381008</text:p>
          </table:table-cell>
          <table:table-cell table:formula="of:=[.A556]-[.$A$446]"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12.39" calcext:value-type="float">
            <text:p>12.39</text:p>
          </table:table-cell>
          <table:table-cell office:value-type="float" office:value="0.521075" calcext:value-type="float">
            <text:p>0.521075</text:p>
          </table:table-cell>
          <table:table-cell table:formula="of:=[.A557]-[.$A$446]"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2.39" calcext:value-type="float">
            <text:p>12.39</text:p>
          </table:table-cell>
          <table:table-cell office:value-type="float" office:value="0.47143" calcext:value-type="float">
            <text:p>0.47143</text:p>
          </table:table-cell>
          <table:table-cell table:formula="of:=[.A558]-[.$A$446]"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2.39" calcext:value-type="float">
            <text:p>12.39</text:p>
          </table:table-cell>
          <table:table-cell office:value-type="float" office:value="0.421184" calcext:value-type="float">
            <text:p>0.421184</text:p>
          </table:table-cell>
          <table:table-cell table:formula="of:=[.A559]-[.$A$446]"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417959" calcext:value-type="float">
            <text:p>0.417959</text:p>
          </table:table-cell>
          <table:table-cell table:formula="of:=[.A560]-[.$A$446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0.469125" calcext:value-type="float">
            <text:p>0.469125</text:p>
          </table:table-cell>
          <table:table-cell table:formula="of:=[.A561]-[.$A$446]"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0.362892" calcext:value-type="float">
            <text:p>0.362892</text:p>
          </table:table-cell>
          <table:table-cell table:formula="of:=[.A562]-[.$A$446]"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0.34968" calcext:value-type="float">
            <text:p>0.34968</text:p>
          </table:table-cell>
          <table:table-cell table:formula="of:=[.A563]-[.$A$446]"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0.391495" calcext:value-type="float">
            <text:p>0.391495</text:p>
          </table:table-cell>
          <table:table-cell table:formula="of:=[.A564]-[.$A$446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0.332895" calcext:value-type="float">
            <text:p>0.332895</text:p>
          </table:table-cell>
          <table:table-cell table:formula="of:=[.A565]-[.$A$446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0.560133" calcext:value-type="float">
            <text:p>0.560133</text:p>
          </table:table-cell>
          <table:table-cell table:formula="of:=[.A566]-[.$A$446]"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0.378771" calcext:value-type="float">
            <text:p>0.378771</text:p>
          </table:table-cell>
          <table:table-cell table:formula="of:=[.A567]-[.$A$446]"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0.317558" calcext:value-type="float">
            <text:p>0.317558</text:p>
          </table:table-cell>
          <table:table-cell table:formula="of:=[.A568]-[.$A$446]"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2.59" calcext:value-type="float">
            <text:p>12.59</text:p>
          </table:table-cell>
          <table:table-cell office:value-type="float" office:value="0.314184" calcext:value-type="float">
            <text:p>0.314184</text:p>
          </table:table-cell>
          <table:table-cell table:formula="of:=[.A569]-[.$A$446]"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0.370324" calcext:value-type="float">
            <text:p>0.370324</text:p>
          </table:table-cell>
          <table:table-cell table:formula="of:=[.A570]-[.$A$446]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0.306662" calcext:value-type="float">
            <text:p>0.306662</text:p>
          </table:table-cell>
          <table:table-cell table:formula="of:=[.A571]-[.$A$446]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0.501131" calcext:value-type="float">
            <text:p>0.501131</text:p>
          </table:table-cell>
          <table:table-cell table:formula="of:=[.A572]-[.$A$446]"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0.369698" calcext:value-type="float">
            <text:p>0.369698</text:p>
          </table:table-cell>
          <table:table-cell table:formula="of:=[.A573]-[.$A$446]"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0.362572" calcext:value-type="float">
            <text:p>0.362572</text:p>
          </table:table-cell>
          <table:table-cell table:formula="of:=[.A574]-[.$A$446]"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0.294891" calcext:value-type="float">
            <text:p>0.294891</text:p>
          </table:table-cell>
          <table:table-cell table:formula="of:=[.A575]-[.$A$446]"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0.362531" calcext:value-type="float">
            <text:p>0.362531</text:p>
          </table:table-cell>
          <table:table-cell table:formula="of:=[.A576]-[.$A$446]"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0.293217" calcext:value-type="float">
            <text:p>0.293217</text:p>
          </table:table-cell>
          <table:table-cell table:formula="of:=[.A577]-[.$A$446]"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12.77" calcext:value-type="float">
            <text:p>12.77</text:p>
          </table:table-cell>
          <table:table-cell office:value-type="float" office:value="0.291586" calcext:value-type="float">
            <text:p>0.291586</text:p>
          </table:table-cell>
          <table:table-cell table:formula="of:=[.A578]-[.$A$446]"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0.228466" calcext:value-type="float">
            <text:p>0.228466</text:p>
          </table:table-cell>
          <table:table-cell table:formula="of:=[.A579]-[.$A$446]"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2.82" calcext:value-type="float">
            <text:p>12.82</text:p>
          </table:table-cell>
          <table:table-cell office:value-type="float" office:value="0.291871" calcext:value-type="float">
            <text:p>0.291871</text:p>
          </table:table-cell>
          <table:table-cell table:formula="of:=[.A580]-[.$A$446]"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12.82" calcext:value-type="float">
            <text:p>12.82</text:p>
          </table:table-cell>
          <table:table-cell office:value-type="float" office:value="0.222101" calcext:value-type="float">
            <text:p>0.222101</text:p>
          </table:table-cell>
          <table:table-cell table:formula="of:=[.A581]-[.$A$446]"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0.437433" calcext:value-type="float">
            <text:p>0.437433</text:p>
          </table:table-cell>
          <table:table-cell table:formula="of:=[.A582]-[.$A$446]"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0.290996" calcext:value-type="float">
            <text:p>0.290996</text:p>
          </table:table-cell>
          <table:table-cell table:formula="of:=[.A583]-[.$A$446]"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0.595952" calcext:value-type="float">
            <text:p>0.595952</text:p>
          </table:table-cell>
          <table:table-cell table:formula="of:=[.A584]-[.$A$446]"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0.367311" calcext:value-type="float">
            <text:p>0.367311</text:p>
          </table:table-cell>
          <table:table-cell table:formula="of:=[.A585]-[.$A$446]"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0.371766" calcext:value-type="float">
            <text:p>0.371766</text:p>
          </table:table-cell>
          <table:table-cell table:formula="of:=[.A586]-[.$A$446]"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0.296104" calcext:value-type="float">
            <text:p>0.296104</text:p>
          </table:table-cell>
          <table:table-cell table:formula="of:=[.A587]-[.$A$446]"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13.01" calcext:value-type="float">
            <text:p>13.01</text:p>
          </table:table-cell>
          <table:table-cell office:value-type="float" office:value="0.383187" calcext:value-type="float">
            <text:p>0.383187</text:p>
          </table:table-cell>
          <table:table-cell table:formula="of:=[.A588]-[.$A$446]"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13.01" calcext:value-type="float">
            <text:p>13.01</text:p>
          </table:table-cell>
          <table:table-cell office:value-type="float" office:value="0.30641" calcext:value-type="float">
            <text:p>0.30641</text:p>
          </table:table-cell>
          <table:table-cell table:formula="of:=[.A589]-[.$A$446]"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13.01" calcext:value-type="float">
            <text:p>13.01</text:p>
          </table:table-cell>
          <table:table-cell office:value-type="float" office:value="0.234031" calcext:value-type="float">
            <text:p>0.234031</text:p>
          </table:table-cell>
          <table:table-cell table:formula="of:=[.A590]-[.$A$446]"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0.234546" calcext:value-type="float">
            <text:p>0.234546</text:p>
          </table:table-cell>
          <table:table-cell table:formula="of:=[.A591]-[.$A$446]"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0.313499" calcext:value-type="float">
            <text:p>0.313499</text:p>
          </table:table-cell>
          <table:table-cell table:formula="of:=[.A592]-[.$A$446]"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0.241289" calcext:value-type="float">
            <text:p>0.241289</text:p>
          </table:table-cell>
          <table:table-cell table:formula="of:=[.A593]-[.$A$446]"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13.11" calcext:value-type="float">
            <text:p>13.11</text:p>
          </table:table-cell>
          <table:table-cell office:value-type="float" office:value="0.40931" calcext:value-type="float">
            <text:p>0.40931</text:p>
          </table:table-cell>
          <table:table-cell table:formula="of:=[.A594]-[.$A$446]"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13.11" calcext:value-type="float">
            <text:p>13.11</text:p>
          </table:table-cell>
          <table:table-cell office:value-type="float" office:value="0.257403" calcext:value-type="float">
            <text:p>0.257403</text:p>
          </table:table-cell>
          <table:table-cell table:formula="of:=[.A595]-[.$A$446]"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0.42842" calcext:value-type="float">
            <text:p>0.42842</text:p>
          </table:table-cell>
          <table:table-cell table:formula="of:=[.A596]-[.$A$446]"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0.348025" calcext:value-type="float">
            <text:p>0.348025</text:p>
          </table:table-cell>
          <table:table-cell table:formula="of:=[.A597]-[.$A$446]"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0.273998" calcext:value-type="float">
            <text:p>0.273998</text:p>
          </table:table-cell>
          <table:table-cell table:formula="of:=[.A598]-[.$A$446]"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13.17" calcext:value-type="float">
            <text:p>13.17</text:p>
          </table:table-cell>
          <table:table-cell office:value-type="float" office:value="0.275305" calcext:value-type="float">
            <text:p>0.275305</text:p>
          </table:table-cell>
          <table:table-cell table:formula="of:=[.A599]-[.$A$446]"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13.21" calcext:value-type="float">
            <text:p>13.21</text:p>
          </table:table-cell>
          <table:table-cell office:value-type="float" office:value="0.282718" calcext:value-type="float">
            <text:p>0.282718</text:p>
          </table:table-cell>
          <table:table-cell table:formula="of:=[.A600]-[.$A$446]"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0.363649" calcext:value-type="float">
            <text:p>0.363649</text:p>
          </table:table-cell>
          <table:table-cell table:formula="of:=[.A601]-[.$A$446]"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0.29107" calcext:value-type="float">
            <text:p>0.29107</text:p>
          </table:table-cell>
          <table:table-cell table:formula="of:=[.A602]-[.$A$446]"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.371006" calcext:value-type="float">
            <text:p>0.371006</text:p>
          </table:table-cell>
          <table:table-cell table:formula="of:=[.A603]-[.$A$446]"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.299298" calcext:value-type="float">
            <text:p>0.299298</text:p>
          </table:table-cell>
          <table:table-cell table:formula="of:=[.A604]-[.$A$446]"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13.31" calcext:value-type="float">
            <text:p>13.31</text:p>
          </table:table-cell>
          <table:table-cell office:value-type="float" office:value="0.300559" calcext:value-type="float">
            <text:p>0.300559</text:p>
          </table:table-cell>
          <table:table-cell table:formula="of:=[.A605]-[.$A$446]"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0.301871" calcext:value-type="float">
            <text:p>0.301871</text:p>
          </table:table-cell>
          <table:table-cell table:formula="of:=[.A606]-[.$A$446]"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0.380639" calcext:value-type="float">
            <text:p>0.380639</text:p>
          </table:table-cell>
          <table:table-cell table:formula="of:=[.A607]-[.$A$446]"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0.310863" calcext:value-type="float">
            <text:p>0.310863</text:p>
          </table:table-cell>
          <table:table-cell table:formula="of:=[.A608]-[.$A$446]"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13.41" calcext:value-type="float">
            <text:p>13.41</text:p>
          </table:table-cell>
          <table:table-cell office:value-type="float" office:value="0.553265" calcext:value-type="float">
            <text:p>0.553265</text:p>
          </table:table-cell>
          <table:table-cell table:formula="of:=[.A609]-[.$A$446]"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13.41" calcext:value-type="float">
            <text:p>13.41</text:p>
          </table:table-cell>
          <table:table-cell office:value-type="float" office:value="0.320058" calcext:value-type="float">
            <text:p>0.320058</text:p>
          </table:table-cell>
          <table:table-cell table:formula="of:=[.A610]-[.$A$446]"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0.392197" calcext:value-type="float">
            <text:p>0.392197</text:p>
          </table:table-cell>
          <table:table-cell table:formula="of:=[.A611]-[.$A$446]"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0.32736" calcext:value-type="float">
            <text:p>0.32736</text:p>
          </table:table-cell>
          <table:table-cell table:formula="of:=[.A612]-[.$A$446]"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0.328429" calcext:value-type="float">
            <text:p>0.328429</text:p>
          </table:table-cell>
          <table:table-cell table:formula="of:=[.A613]-[.$A$446]"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13.47" calcext:value-type="float">
            <text:p>13.47</text:p>
          </table:table-cell>
          <table:table-cell office:value-type="float" office:value="0.329493" calcext:value-type="float">
            <text:p>0.329493</text:p>
          </table:table-cell>
          <table:table-cell table:formula="of:=[.A614]-[.$A$446]"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13.51" calcext:value-type="float">
            <text:p>13.51</text:p>
          </table:table-cell>
          <table:table-cell office:value-type="float" office:value="0.471993" calcext:value-type="float">
            <text:p>0.471993</text:p>
          </table:table-cell>
          <table:table-cell table:formula="of:=[.A615]-[.$A$446]"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0.396591" calcext:value-type="float">
            <text:p>0.396591</text:p>
          </table:table-cell>
          <table:table-cell table:formula="of:=[.A616]-[.$A$446]"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0.400066" calcext:value-type="float">
            <text:p>0.400066</text:p>
          </table:table-cell>
          <table:table-cell table:formula="of:=[.A617]-[.$A$446]"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0.343522" calcext:value-type="float">
            <text:p>0.343522</text:p>
          </table:table-cell>
          <table:table-cell table:formula="of:=[.A618]-[.$A$446]"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0.320965" calcext:value-type="float">
            <text:p>0.320965</text:p>
          </table:table-cell>
          <table:table-cell table:formula="of:=[.A619]-[.$A$446]"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0.405021" calcext:value-type="float">
            <text:p>0.405021</text:p>
          </table:table-cell>
          <table:table-cell table:formula="of:=[.A620]-[.$A$446]"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0.353695" calcext:value-type="float">
            <text:p>0.353695</text:p>
          </table:table-cell>
          <table:table-cell table:formula="of:=[.A621]-[.$A$446]"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0.328476" calcext:value-type="float">
            <text:p>0.328476</text:p>
          </table:table-cell>
          <table:table-cell table:formula="of:=[.A622]-[.$A$446]"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0.329451" calcext:value-type="float">
            <text:p>0.329451</text:p>
          </table:table-cell>
          <table:table-cell table:formula="of:=[.A623]-[.$A$446]"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0.332345" calcext:value-type="float">
            <text:p>0.332345</text:p>
          </table:table-cell>
          <table:table-cell table:formula="of:=[.A624]-[.$A$446]"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0.332594" calcext:value-type="float">
            <text:p>0.332594</text:p>
          </table:table-cell>
          <table:table-cell table:formula="of:=[.A625]-[.$A$446]"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0.462178" calcext:value-type="float">
            <text:p>0.462178</text:p>
          </table:table-cell>
          <table:table-cell table:formula="of:=[.A626]-[.$A$446]"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0.328814" calcext:value-type="float">
            <text:p>0.328814</text:p>
          </table:table-cell>
          <table:table-cell table:formula="of:=[.A627]-[.$A$446]"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0.340474" calcext:value-type="float">
            <text:p>0.340474</text:p>
          </table:table-cell>
          <table:table-cell table:formula="of:=[.A628]-[.$A$446]"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0.338681" calcext:value-type="float">
            <text:p>0.338681</text:p>
          </table:table-cell>
          <table:table-cell table:formula="of:=[.A629]-[.$A$446]"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0.336795" calcext:value-type="float">
            <text:p>0.336795</text:p>
          </table:table-cell>
          <table:table-cell table:formula="of:=[.A630]-[.$A$446]"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13.91" calcext:value-type="float">
            <text:p>13.91</text:p>
          </table:table-cell>
          <table:table-cell office:value-type="float" office:value="0.453669" calcext:value-type="float">
            <text:p>0.453669</text:p>
          </table:table-cell>
          <table:table-cell table:formula="of:=[.A631]-[.$A$446]"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13.91" calcext:value-type="float">
            <text:p>13.91</text:p>
          </table:table-cell>
          <table:table-cell office:value-type="float" office:value="0.334265" calcext:value-type="float">
            <text:p>0.334265</text:p>
          </table:table-cell>
          <table:table-cell table:formula="of:=[.A632]-[.$A$446]"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0.389202" calcext:value-type="float">
            <text:p>0.389202</text:p>
          </table:table-cell>
          <table:table-cell table:formula="of:=[.A633]-[.$A$446]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0.331848" calcext:value-type="float">
            <text:p>0.331848</text:p>
          </table:table-cell>
          <table:table-cell table:formula="of:=[.A634]-[.$A$446]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7049" calcext:value-type="float">
            <text:p>0.457049</text:p>
          </table:table-cell>
          <table:table-cell table:formula="of:=[.A635]-[.$A$446]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293" calcext:value-type="float">
            <text:p>0.28293</text:p>
          </table:table-cell>
          <table:table-cell table:formula="of:=[.A636]-[.$A$446]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0.547437" calcext:value-type="float">
            <text:p>0.547437</text:p>
          </table:table-cell>
          <table:table-cell table:formula="of:=[.A637]-[.$A$446]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0.462529" calcext:value-type="float">
            <text:p>0.462529</text:p>
          </table:table-cell>
          <table:table-cell table:formula="of:=[.A638]-[.$A$446]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0.462436" calcext:value-type="float">
            <text:p>0.462436</text:p>
          </table:table-cell>
          <table:table-cell table:formula="of:=[.A639]-[.$A$446]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14.06" calcext:value-type="float">
            <text:p>14.06</text:p>
          </table:table-cell>
          <table:table-cell office:value-type="float" office:value="0.265599" calcext:value-type="float">
            <text:p>0.265599</text:p>
          </table:table-cell>
          <table:table-cell table:formula="of:=[.A640]-[.$A$446]"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381483" calcext:value-type="float">
            <text:p>0.381483</text:p>
          </table:table-cell>
          <table:table-cell table:formula="of:=[.A641]-[.$A$446]"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251028" calcext:value-type="float">
            <text:p>0.251028</text:p>
          </table:table-cell>
          <table:table-cell table:formula="of:=[.A642]-[.$A$446]"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0.301214" calcext:value-type="float">
            <text:p>0.301214</text:p>
          </table:table-cell>
          <table:table-cell table:formula="of:=[.A643]-[.$A$446]"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47455" calcext:value-type="float">
            <text:p>0.47455</text:p>
          </table:table-cell>
          <table:table-cell table:formula="of:=[.A644]-[.$A$446]"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30233" calcext:value-type="float">
            <text:p>0.30233</text:p>
          </table:table-cell>
          <table:table-cell table:formula="of:=[.A645]-[.$A$446]"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0.390871" calcext:value-type="float">
            <text:p>0.390871</text:p>
          </table:table-cell>
          <table:table-cell table:formula="of:=[.A646]-[.$A$446]" office:value-type="float" office:value="4.21" calcext:value-type="float">
            <text:p>4.21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0.223227" calcext:value-type="float">
            <text:p>0.223227</text:p>
          </table:table-cell>
          <table:table-cell table:formula="of:=[.A647]-[.$A$446]" office:value-type="float" office:value="4.21" calcext:value-type="float">
            <text:p>4.21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221752" calcext:value-type="float">
            <text:p>0.221752</text:p>
          </table:table-cell>
          <table:table-cell table:formula="of:=[.A648]-[.$A$446]"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243724" calcext:value-type="float">
            <text:p>0.243724</text:p>
          </table:table-cell>
          <table:table-cell table:formula="of:=[.A649]-[.$A$446]"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0.337977" calcext:value-type="float">
            <text:p>0.337977</text:p>
          </table:table-cell>
          <table:table-cell table:formula="of:=[.A650]-[.$A$446]"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0.163744" calcext:value-type="float">
            <text:p>0.163744</text:p>
          </table:table-cell>
          <table:table-cell table:formula="of:=[.A651]-[.$A$446]"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14.39" calcext:value-type="float">
            <text:p>14.39</text:p>
          </table:table-cell>
          <table:table-cell office:value-type="float" office:value="0.440384" calcext:value-type="float">
            <text:p>0.440384</text:p>
          </table:table-cell>
          <table:table-cell table:formula="of:=[.A652]-[.$A$446]"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14.39" calcext:value-type="float">
            <text:p>14.39</text:p>
          </table:table-cell>
          <table:table-cell office:value-type="float" office:value="0.167744" calcext:value-type="float">
            <text:p>0.167744</text:p>
          </table:table-cell>
          <table:table-cell table:formula="of:=[.A653]-[.$A$446]"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0.362503" calcext:value-type="float">
            <text:p>0.362503</text:p>
          </table:table-cell>
          <table:table-cell table:formula="of:=[.A654]-[.$A$446]" office:value-type="float" office:value="4.41" calcext:value-type="float">
            <text:p>4.41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0.270267" calcext:value-type="float">
            <text:p>0.270267</text:p>
          </table:table-cell>
          <table:table-cell table:formula="of:=[.A655]-[.$A$446]" office:value-type="float" office:value="4.41" calcext:value-type="float">
            <text:p>4.41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0.272238" calcext:value-type="float">
            <text:p>0.272238</text:p>
          </table:table-cell>
          <table:table-cell table:formula="of:=[.A656]-[.$A$446]" office:value-type="float" office:value="4.42" calcext:value-type="float">
            <text:p>4.42</text:p>
          </table:table-cell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0.5703" calcext:value-type="float">
            <text:p>0.5703</text:p>
          </table:table-cell>
          <table:table-cell table:formula="of:=[.A657]-[.$A$446]" office:value-type="float" office:value="4.46" calcext:value-type="float">
            <text:p>4.46</text:p>
          </table:table-cell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0.383789" calcext:value-type="float">
            <text:p>0.383789</text:p>
          </table:table-cell>
          <table:table-cell table:formula="of:=[.A658]-[.$A$446]" office:value-type="float" office:value="4.46" calcext:value-type="float">
            <text:p>4.46</text:p>
          </table:table-cell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0.313712" calcext:value-type="float">
            <text:p>0.313712</text:p>
          </table:table-cell>
          <table:table-cell table:formula="of:=[.A659]-[.$A$446]" office:value-type="float" office:value="4.51" calcext:value-type="float">
            <text:p>4.51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0.327266" calcext:value-type="float">
            <text:p>0.327266</text:p>
          </table:table-cell>
          <table:table-cell table:formula="of:=[.A660]-[.$A$446]"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0.238744" calcext:value-type="float">
            <text:p>0.238744</text:p>
          </table:table-cell>
          <table:table-cell table:formula="of:=[.A661]-[.$A$446]"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0.448395" calcext:value-type="float">
            <text:p>0.448395</text:p>
          </table:table-cell>
          <table:table-cell table:formula="of:=[.A662]-[.$A$446]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0.357894" calcext:value-type="float">
            <text:p>0.357894</text:p>
          </table:table-cell>
          <table:table-cell table:formula="of:=[.A663]-[.$A$446]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0.270005" calcext:value-type="float">
            <text:p>0.270005</text:p>
          </table:table-cell>
          <table:table-cell table:formula="of:=[.A664]-[.$A$446]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0.272732" calcext:value-type="float">
            <text:p>0.272732</text:p>
          </table:table-cell>
          <table:table-cell table:formula="of:=[.A665]-[.$A$446]"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0.288195" calcext:value-type="float">
            <text:p>0.288195</text:p>
          </table:table-cell>
          <table:table-cell table:formula="of:=[.A666]-[.$A$446]" office:value-type="float" office:value="4.65" calcext:value-type="float">
            <text:p>4.65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0.386983" calcext:value-type="float">
            <text:p>0.386983</text:p>
          </table:table-cell>
          <table:table-cell table:formula="of:=[.A667]-[.$A$446]"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0.220748" calcext:value-type="float">
            <text:p>0.220748</text:p>
          </table:table-cell>
          <table:table-cell table:formula="of:=[.A668]-[.$A$446]"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14.77" calcext:value-type="float">
            <text:p>14.77</text:p>
          </table:table-cell>
          <table:table-cell office:value-type="float" office:value="0.311741" calcext:value-type="float">
            <text:p>0.311741</text:p>
          </table:table-cell>
          <table:table-cell table:formula="of:=[.A669]-[.$A$446]" office:value-type="float" office:value="4.74" calcext:value-type="float">
            <text:p>4.74</text:p>
          </table:table-cell>
        </table:table-row>
        <table:table-row table:style-name="ro1">
          <table:table-cell office:value-type="float" office:value="14.81" calcext:value-type="float">
            <text:p>14.81</text:p>
          </table:table-cell>
          <table:table-cell office:value-type="float" office:value="0.339468" calcext:value-type="float">
            <text:p>0.339468</text:p>
          </table:table-cell>
          <table:table-cell table:formula="of:=[.A670]-[.$A$446]" office:value-type="float" office:value="4.78" calcext:value-type="float">
            <text:p>4.78</text:p>
          </table:table-cell>
        </table:table-row>
        <table:table-row table:style-name="ro1">
          <table:table-cell office:value-type="float" office:value="14.81" calcext:value-type="float">
            <text:p>14.81</text:p>
          </table:table-cell>
          <table:table-cell office:value-type="float" office:value="0.260255" calcext:value-type="float">
            <text:p>0.260255</text:p>
          </table:table-cell>
          <table:table-cell table:formula="of:=[.A671]-[.$A$446]" office:value-type="float" office:value="4.78" calcext:value-type="float">
            <text:p>4.78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0.448816" calcext:value-type="float">
            <text:p>0.448816</text:p>
          </table:table-cell>
          <table:table-cell table:formula="of:=[.A672]-[.$A$446]"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0.36316" calcext:value-type="float">
            <text:p>0.36316</text:p>
          </table:table-cell>
          <table:table-cell table:formula="of:=[.A673]-[.$A$446]"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0.283659" calcext:value-type="float">
            <text:p>0.283659</text:p>
          </table:table-cell>
          <table:table-cell table:formula="of:=[.A674]-[.$A$446]"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14.87" calcext:value-type="float">
            <text:p>14.87</text:p>
          </table:table-cell>
          <table:table-cell office:value-type="float" office:value="0.285578" calcext:value-type="float">
            <text:p>0.285578</text:p>
          </table:table-cell>
          <table:table-cell table:formula="of:=[.A675]-[.$A$446]" office:value-type="float" office:value="4.84" calcext:value-type="float">
            <text:p>4.84</text:p>
          </table:table-cell>
        </table:table-row>
        <table:table-row table:style-name="ro1">
          <table:table-cell office:value-type="float" office:value="14.91" calcext:value-type="float">
            <text:p>14.91</text:p>
          </table:table-cell>
          <table:table-cell office:value-type="float" office:value="0.460144" calcext:value-type="float">
            <text:p>0.460144</text:p>
          </table:table-cell>
          <table:table-cell table:formula="of:=[.A676]-[.$A$446]" office:value-type="float" office:value="4.88" calcext:value-type="float">
            <text:p>4.88</text:p>
          </table:table-cell>
        </table:table-row>
        <table:table-row table:style-name="ro1">
          <table:table-cell office:value-type="float" office:value="14.91" calcext:value-type="float">
            <text:p>14.91</text:p>
          </table:table-cell>
          <table:table-cell office:value-type="float" office:value="0.296206" calcext:value-type="float">
            <text:p>0.296206</text:p>
          </table:table-cell>
          <table:table-cell table:formula="of:=[.A677]-[.$A$446]" office:value-type="float" office:value="4.88" calcext:value-type="float">
            <text:p>4.88</text:p>
          </table:table-cell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0.273391" calcext:value-type="float">
            <text:p>0.273391</text:p>
          </table:table-cell>
          <table:table-cell table:formula="of:=[.A678]-[.$A$446]" office:value-type="float" office:value="4.92" calcext:value-type="float">
            <text:p>4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79934" calcext:value-type="float">
            <text:p>0.479934</text:p>
          </table:table-cell>
          <table:table-cell table:formula="of:=[.A679]-[.$A$446]" office:value-type="float" office:value="4.97" calcext:value-type="float">
            <text:p>4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17375" calcext:value-type="float">
            <text:p>0.317375</text:p>
          </table:table-cell>
          <table:table-cell table:formula="of:=[.A680]-[.$A$446]" office:value-type="float" office:value="4.97" calcext:value-type="float">
            <text:p>4.97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0.526541" calcext:value-type="float">
            <text:p>0.526541</text:p>
          </table:table-cell>
          <table:table-cell table:formula="of:=[.A681]-[.$A$446]" office:value-type="float" office:value="5.02" calcext:value-type="float">
            <text:p>5.02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0.359363" calcext:value-type="float">
            <text:p>0.359363</text:p>
          </table:table-cell>
          <table:table-cell table:formula="of:=[.A682]-[.$A$446]" office:value-type="float" office:value="5.02" calcext:value-type="float">
            <text:p>5.02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0.287048" calcext:value-type="float">
            <text:p>0.287048</text:p>
          </table:table-cell>
          <table:table-cell table:formula="of:=[.A683]-[.$A$446]" office:value-type="float" office:value="5.02" calcext:value-type="float">
            <text:p>5.02</text:p>
          </table:table-cell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0.288631" calcext:value-type="float">
            <text:p>0.288631</text:p>
          </table:table-cell>
          <table:table-cell table:formula="of:=[.A684]-[.$A$446]"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472993" calcext:value-type="float">
            <text:p>0.472993</text:p>
          </table:table-cell>
          <table:table-cell table:formula="of:=[.A685]-[.$A$446]"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390349" calcext:value-type="float">
            <text:p>0.390349</text:p>
          </table:table-cell>
          <table:table-cell table:formula="of:=[.A686]-[.$A$446]"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0.573581" calcext:value-type="float">
            <text:p>0.573581</text:p>
          </table:table-cell>
          <table:table-cell table:formula="of:=[.A687]-[.$A$446]" office:value-type="float" office:value="5.11" calcext:value-type="float">
            <text:p>5.11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0.326992" calcext:value-type="float">
            <text:p>0.326992</text:p>
          </table:table-cell>
          <table:table-cell table:formula="of:=[.A688]-[.$A$446]" office:value-type="float" office:value="5.11" calcext:value-type="float">
            <text:p>5.11</text:p>
          </table:table-cell>
        </table:table-row>
        <table:table-row table:style-name="ro1">
          <table:table-cell office:value-type="float" office:value="15.19" calcext:value-type="float">
            <text:p>15.19</text:p>
          </table:table-cell>
          <table:table-cell office:value-type="float" office:value="0.580202" calcext:value-type="float">
            <text:p>0.580202</text:p>
          </table:table-cell>
          <table:table-cell table:formula="of:=[.A689]-[.$A$446]"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15.19" calcext:value-type="float">
            <text:p>15.19</text:p>
          </table:table-cell>
          <table:table-cell office:value-type="float" office:value="0.33347" calcext:value-type="float">
            <text:p>0.33347</text:p>
          </table:table-cell>
          <table:table-cell table:formula="of:=[.A690]-[.$A$446]"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0.680648" calcext:value-type="float">
            <text:p>0.680648</text:p>
          </table:table-cell>
          <table:table-cell table:formula="of:=[.A691]-[.$A$446]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0.591972" calcext:value-type="float">
            <text:p>0.591972</text:p>
          </table:table-cell>
          <table:table-cell table:formula="of:=[.A692]-[.$A$446]" office:value-type="float" office:value="5.21" calcext:value-type="float">
            <text:p>5.21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0.50444" calcext:value-type="float">
            <text:p>0.50444</text:p>
          </table:table-cell>
          <table:table-cell table:formula="of:=[.A693]-[.$A$446]" office:value-type="float" office:value="5.21" calcext:value-type="float">
            <text:p>5.21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0.349203" calcext:value-type="float">
            <text:p>0.349203</text:p>
          </table:table-cell>
          <table:table-cell table:formula="of:=[.A694]-[.$A$446]" office:value-type="float" office:value="5.22" calcext:value-type="float">
            <text:p>5.22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.609461" calcext:value-type="float">
            <text:p>0.609461</text:p>
          </table:table-cell>
          <table:table-cell table:formula="of:=[.A695]-[.$A$446]" office:value-type="float" office:value="5.27" calcext:value-type="float">
            <text:p>5.27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.436979" calcext:value-type="float">
            <text:p>0.436979</text:p>
          </table:table-cell>
          <table:table-cell table:formula="of:=[.A696]-[.$A$446]" office:value-type="float" office:value="5.27" calcext:value-type="float">
            <text:p>5.27</text:p>
          </table:table-cell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0.715704" calcext:value-type="float">
            <text:p>0.715704</text:p>
          </table:table-cell>
          <table:table-cell table:formula="of:=[.A697]-[.$A$446]" office:value-type="float" office:value="5.31" calcext:value-type="float">
            <text:p>5.31</text:p>
          </table:table-cell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0.372293" calcext:value-type="float">
            <text:p>0.372293</text:p>
          </table:table-cell>
          <table:table-cell table:formula="of:=[.A698]-[.$A$446]" office:value-type="float" office:value="5.31" calcext:value-type="float">
            <text:p>5.31</text:p>
          </table:table-cell>
        </table:table-row>
        <table:table-row table:style-name="ro1">
          <table:table-cell office:value-type="float" office:value="15.39" calcext:value-type="float">
            <text:p>15.39</text:p>
          </table:table-cell>
          <table:table-cell office:value-type="float" office:value="0.630874" calcext:value-type="float">
            <text:p>0.630874</text:p>
          </table:table-cell>
          <table:table-cell table:formula="of:=[.A699]-[.$A$446]"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15.39" calcext:value-type="float">
            <text:p>15.39</text:p>
          </table:table-cell>
          <table:table-cell office:value-type="float" office:value="0.377795" calcext:value-type="float">
            <text:p>0.377795</text:p>
          </table:table-cell>
          <table:table-cell table:formula="of:=[.A700]-[.$A$446]"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15.43" calcext:value-type="float">
            <text:p>15.43</text:p>
          </table:table-cell>
          <table:table-cell office:value-type="float" office:value="0.566878" calcext:value-type="float">
            <text:p>0.566878</text:p>
          </table:table-cell>
          <table:table-cell table:formula="of:=[.A701]-[.$A$446]"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5.43" calcext:value-type="float">
            <text:p>15.43</text:p>
          </table:table-cell>
          <table:table-cell office:value-type="float" office:value="0.399571" calcext:value-type="float">
            <text:p>0.399571</text:p>
          </table:table-cell>
          <table:table-cell table:formula="of:=[.A702]-[.$A$446]"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0.400462" calcext:value-type="float">
            <text:p>0.400462</text:p>
          </table:table-cell>
          <table:table-cell table:formula="of:=[.A703]-[.$A$446]" office:value-type="float" office:value="5.41" calcext:value-type="float">
            <text:p>5.41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0.401322" calcext:value-type="float">
            <text:p>0.401322</text:p>
          </table:table-cell>
          <table:table-cell table:formula="of:=[.A704]-[.$A$446]" office:value-type="float" office:value="5.42" calcext:value-type="float">
            <text:p>5.42</text:p>
          </table:table-cell>
        </table:table-row>
        <table:table-row table:style-name="ro1">
          <table:table-cell office:value-type="float" office:value="15.49" calcext:value-type="float">
            <text:p>15.49</text:p>
          </table:table-cell>
          <table:table-cell office:value-type="float" office:value="0.491326" calcext:value-type="float">
            <text:p>0.491326</text:p>
          </table:table-cell>
          <table:table-cell table:formula="of:=[.A705]-[.$A$446]" office:value-type="float" office:value="5.46" calcext:value-type="float">
            <text:p>5.46</text:p>
          </table:table-cell>
        </table:table-row>
        <table:table-row table:style-name="ro1">
          <table:table-cell office:value-type="float" office:value="15.49" calcext:value-type="float">
            <text:p>15.49</text:p>
          </table:table-cell>
          <table:table-cell office:value-type="float" office:value="0.409667" calcext:value-type="float">
            <text:p>0.409667</text:p>
          </table:table-cell>
          <table:table-cell table:formula="of:=[.A706]-[.$A$446]" office:value-type="float" office:value="5.46" calcext:value-type="float">
            <text:p>5.46</text:p>
          </table:table-cell>
        </table:table-row>
        <table:table-row table:style-name="ro1">
          <table:table-cell office:value-type="float" office:value="15.53" calcext:value-type="float">
            <text:p>15.53</text:p>
          </table:table-cell>
          <table:table-cell office:value-type="float" office:value="0.600777" calcext:value-type="float">
            <text:p>0.600777</text:p>
          </table:table-cell>
          <table:table-cell table:formula="of:=[.A707]-[.$A$446]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5.53" calcext:value-type="float">
            <text:p>15.53</text:p>
          </table:table-cell>
          <table:table-cell office:value-type="float" office:value="0.429679" calcext:value-type="float">
            <text:p>0.429679</text:p>
          </table:table-cell>
          <table:table-cell table:formula="of:=[.A708]-[.$A$446]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0.650864" calcext:value-type="float">
            <text:p>0.650864</text:p>
          </table:table-cell>
          <table:table-cell table:formula="of:=[.A709]-[.$A$446]"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0.474855" calcext:value-type="float">
            <text:p>0.474855</text:p>
          </table:table-cell>
          <table:table-cell table:formula="of:=[.A710]-[.$A$446]"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15.63" calcext:value-type="float">
            <text:p>15.63</text:p>
          </table:table-cell>
          <table:table-cell office:value-type="float" office:value="0.398577" calcext:value-type="float">
            <text:p>0.398577</text:p>
          </table:table-cell>
          <table:table-cell table:formula="of:=[.A711]-[.$A$446]"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0.498687" calcext:value-type="float">
            <text:p>0.498687</text:p>
          </table:table-cell>
          <table:table-cell table:formula="of:=[.A712]-[.$A$446]" office:value-type="float" office:value="5.65" calcext:value-type="float">
            <text:p>5.65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0.416972" calcext:value-type="float">
            <text:p>0.416972</text:p>
          </table:table-cell>
          <table:table-cell table:formula="of:=[.A713]-[.$A$446]" office:value-type="float" office:value="5.65" calcext:value-type="float">
            <text:p>5.65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0.34525" calcext:value-type="float">
            <text:p>0.34525</text:p>
          </table:table-cell>
          <table:table-cell table:formula="of:=[.A714]-[.$A$446]" office:value-type="float" office:value="5.65" calcext:value-type="float">
            <text:p>5.65</text:p>
          </table:table-cell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0.344957" calcext:value-type="float">
            <text:p>0.344957</text:p>
          </table:table-cell>
          <table:table-cell table:formula="of:=[.A715]-[.$A$446]" office:value-type="float" office:value="5.66" calcext:value-type="float">
            <text:p>5.66</text:p>
          </table:table-cell>
        </table:table-row>
        <table:table-row table:style-name="ro1">
          <table:table-cell office:value-type="float" office:value="15.73" calcext:value-type="float">
            <text:p>15.73</text:p>
          </table:table-cell>
          <table:table-cell office:value-type="float" office:value="0.358107" calcext:value-type="float">
            <text:p>0.358107</text:p>
          </table:table-cell>
          <table:table-cell table:formula="of:=[.A716]-[.$A$446]"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15.77" calcext:value-type="float">
            <text:p>15.77</text:p>
          </table:table-cell>
          <table:table-cell office:value-type="float" office:value="0.360961" calcext:value-type="float">
            <text:p>0.360961</text:p>
          </table:table-cell>
          <table:table-cell table:formula="of:=[.A717]-[.$A$446]" office:value-type="float" office:value="5.74" calcext:value-type="float">
            <text:p>5.74</text:p>
          </table:table-cell>
        </table:table-row>
        <table:table-row table:style-name="ro1">
          <table:table-cell office:value-type="float" office:value="15.82" calcext:value-type="float">
            <text:p>15.82</text:p>
          </table:table-cell>
          <table:table-cell office:value-type="float" office:value="0.614403" calcext:value-type="float">
            <text:p>0.614403</text:p>
          </table:table-cell>
          <table:table-cell table:formula="of:=[.A718]-[.$A$446]" office:value-type="float" office:value="5.79" calcext:value-type="float">
            <text:p>5.79</text:p>
          </table:table-cell>
        </table:table-row>
        <table:table-row table:style-name="ro1">
          <table:table-cell office:value-type="float" office:value="15.82" calcext:value-type="float">
            <text:p>15.82</text:p>
          </table:table-cell>
          <table:table-cell office:value-type="float" office:value="0.441022" calcext:value-type="float">
            <text:p>0.441022</text:p>
          </table:table-cell>
          <table:table-cell table:formula="of:=[.A719]-[.$A$446]" office:value-type="float" office:value="5.79" calcext:value-type="float">
            <text:p>5.79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0.699866" calcext:value-type="float">
            <text:p>0.699866</text:p>
          </table:table-cell>
          <table:table-cell table:formula="of:=[.A720]-[.$A$446]" office:value-type="float" office:value="5.83" calcext:value-type="float">
            <text:p>5.83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0.43494" calcext:value-type="float">
            <text:p>0.43494</text:p>
          </table:table-cell>
          <table:table-cell table:formula="of:=[.A721]-[.$A$446]" office:value-type="float" office:value="5.83" calcext:value-type="float">
            <text:p>5.83</text:p>
          </table:table-cell>
        </table:table-row>
        <table:table-row table:style-name="ro1">
          <table:table-cell office:value-type="float" office:value="15.91" calcext:value-type="float">
            <text:p>15.91</text:p>
          </table:table-cell>
          <table:table-cell office:value-type="float" office:value="0.68421" calcext:value-type="float">
            <text:p>0.68421</text:p>
          </table:table-cell>
          <table:table-cell table:formula="of:=[.A722]-[.$A$446]"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15.91" calcext:value-type="float">
            <text:p>15.91</text:p>
          </table:table-cell>
          <table:table-cell office:value-type="float" office:value="0.504081" calcext:value-type="float">
            <text:p>0.504081</text:p>
          </table:table-cell>
          <table:table-cell table:formula="of:=[.A723]-[.$A$446]"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15.91" calcext:value-type="float">
            <text:p>15.91</text:p>
          </table:table-cell>
          <table:table-cell office:value-type="float" office:value="0.421632" calcext:value-type="float">
            <text:p>0.421632</text:p>
          </table:table-cell>
          <table:table-cell table:formula="of:=[.A724]-[.$A$446]"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0.36961" calcext:value-type="float">
            <text:p>0.36961</text:p>
          </table:table-cell>
          <table:table-cell table:formula="of:=[.A725]-[.$A$446]" office:value-type="float" office:value="5.89" calcext:value-type="float">
            <text:p>5.89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0.433292" calcext:value-type="float">
            <text:p>0.433292</text:p>
          </table:table-cell>
          <table:table-cell table:formula="of:=[.A726]-[.$A$446]" office:value-type="float" office:value="5.93" calcext:value-type="float">
            <text:p>5.93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0.358613" calcext:value-type="float">
            <text:p>0.358613</text:p>
          </table:table-cell>
          <table:table-cell table:formula="of:=[.A727]-[.$A$446]" office:value-type="float" office:value="5.93" calcext:value-type="float">
            <text:p>5.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05545" calcext:value-type="float">
            <text:p>0.505545</text:p>
          </table:table-cell>
          <table:table-cell table:formula="of:=[.A728]-[.$A$446]"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49181" calcext:value-type="float">
            <text:p>0.349181</text:p>
          </table:table-cell>
          <table:table-cell table:formula="of:=[.A729]-[.$A$446]"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0.406755" calcext:value-type="float">
            <text:p>0.406755</text:p>
          </table:table-cell>
          <table:table-cell table:formula="of:=[.A730]-[.$A$446]" office:value-type="float" office:value="6.02" calcext:value-type="float">
            <text:p>6.02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0.335856" calcext:value-type="float">
            <text:p>0.335856</text:p>
          </table:table-cell>
          <table:table-cell table:formula="of:=[.A731]-[.$A$446]" office:value-type="float" office:value="6.02" calcext:value-type="float">
            <text:p>6.02</text:p>
          </table:table-cell>
        </table:table-row>
        <table:table-row table:style-name="ro1">
          <table:table-cell office:value-type="float" office:value="16.09" calcext:value-type="float">
            <text:p>16.09</text:p>
          </table:table-cell>
          <table:table-cell office:value-type="float" office:value="0.393642" calcext:value-type="float">
            <text:p>0.393642</text:p>
          </table:table-cell>
          <table:table-cell table:formula="of:=[.A732]-[.$A$446]" office:value-type="float" office:value="6.06" calcext:value-type="float">
            <text:p>6.06</text:p>
          </table:table-cell>
        </table:table-row>
        <table:table-row table:style-name="ro1">
          <table:table-cell office:value-type="float" office:value="16.09" calcext:value-type="float">
            <text:p>16.09</text:p>
          </table:table-cell>
          <table:table-cell office:value-type="float" office:value="0.325346" calcext:value-type="float">
            <text:p>0.325346</text:p>
          </table:table-cell>
          <table:table-cell table:formula="of:=[.A733]-[.$A$446]" office:value-type="float" office:value="6.06" calcext:value-type="float">
            <text:p>6.06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.321725" calcext:value-type="float">
            <text:p>0.321725</text:p>
          </table:table-cell>
          <table:table-cell table:formula="of:=[.A734]-[.$A$446]" office:value-type="float" office:value="6.07" calcext:value-type="float">
            <text:p>6.07</text:p>
          </table:table-cell>
        </table:table-row>
        <table:table-row table:style-name="ro1">
          <table:table-cell office:value-type="float" office:value="16.11" calcext:value-type="float">
            <text:p>16.11</text:p>
          </table:table-cell>
          <table:table-cell office:value-type="float" office:value="0.318093" calcext:value-type="float">
            <text:p>0.318093</text:p>
          </table:table-cell>
          <table:table-cell table:formula="of:=[.A735]-[.$A$446]"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0.308853" calcext:value-type="float">
            <text:p>0.308853</text:p>
          </table:table-cell>
          <table:table-cell table:formula="of:=[.A736]-[.$A$446]" office:value-type="float" office:value="6.12" calcext:value-type="float">
            <text:p>6.12</text:p>
          </table:table-cell>
        </table:table-row>
        <table:table-row table:style-name="ro1">
          <table:table-cell office:value-type="float" office:value="16.19" calcext:value-type="float">
            <text:p>16.19</text:p>
          </table:table-cell>
          <table:table-cell office:value-type="float" office:value="0.265949" calcext:value-type="float">
            <text:p>0.265949</text:p>
          </table:table-cell>
          <table:table-cell table:formula="of:=[.A737]-[.$A$446]"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0.349498" calcext:value-type="float">
            <text:p>0.349498</text:p>
          </table:table-cell>
          <table:table-cell table:formula="of:=[.A738]-[.$A$446]" office:value-type="float" office:value="6.21" calcext:value-type="float">
            <text:p>6.21</text:p>
          </table:table-cell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0.257245" calcext:value-type="float">
            <text:p>0.257245</text:p>
          </table:table-cell>
          <table:table-cell table:formula="of:=[.A739]-[.$A$446]" office:value-type="float" office:value="6.21" calcext:value-type="float">
            <text:p>6.21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0.404142" calcext:value-type="float">
            <text:p>0.404142</text:p>
          </table:table-cell>
          <table:table-cell table:formula="of:=[.A740]-[.$A$446]" office:value-type="float" office:value="6.26" calcext:value-type="float">
            <text:p>6.26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0.28471" calcext:value-type="float">
            <text:p>0.28471</text:p>
          </table:table-cell>
          <table:table-cell table:formula="of:=[.A741]-[.$A$446]" office:value-type="float" office:value="6.26" calcext:value-type="float">
            <text:p>6.26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0.255707" calcext:value-type="float">
            <text:p>0.255707</text:p>
          </table:table-cell>
          <table:table-cell table:formula="of:=[.A742]-[.$A$446]" office:value-type="float" office:value="6.26" calcext:value-type="float">
            <text:p>6.26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255213" calcext:value-type="float">
            <text:p>0.255213</text:p>
          </table:table-cell>
          <table:table-cell table:formula="of:=[.A743]-[.$A$446]" office:value-type="float" office:value="6.27" calcext:value-type="float">
            <text:p>6.27</text:p>
          </table:table-cell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0.260914" calcext:value-type="float">
            <text:p>0.260914</text:p>
          </table:table-cell>
          <table:table-cell table:formula="of:=[.A744]-[.$A$446]" office:value-type="float" office:value="6.31" calcext:value-type="float">
            <text:p>6.31</text:p>
          </table:table-cell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0.257236" calcext:value-type="float">
            <text:p>0.257236</text:p>
          </table:table-cell>
          <table:table-cell table:formula="of:=[.A745]-[.$A$446]" office:value-type="float" office:value="6.31" calcext:value-type="float">
            <text:p>6.31</text:p>
          </table:table-cell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0.346815" calcext:value-type="float">
            <text:p>0.346815</text:p>
          </table:table-cell>
          <table:table-cell table:formula="of:=[.A746]-[.$A$446]" office:value-type="float" office:value="6.36" calcext:value-type="float">
            <text:p>6.36</text:p>
          </table:table-cell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0.26531" calcext:value-type="float">
            <text:p>0.26531</text:p>
          </table:table-cell>
          <table:table-cell table:formula="of:=[.A747]-[.$A$446]" office:value-type="float" office:value="6.36" calcext:value-type="float">
            <text:p>6.36</text:p>
          </table:table-cell>
        </table:table-row>
        <table:table-row table:style-name="ro1">
          <table:table-cell office:value-type="float" office:value="16.43" calcext:value-type="float">
            <text:p>16.43</text:p>
          </table:table-cell>
          <table:table-cell office:value-type="float" office:value="0.329606" calcext:value-type="float">
            <text:p>0.329606</text:p>
          </table:table-cell>
          <table:table-cell table:formula="of:=[.A748]-[.$A$446]"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6.43" calcext:value-type="float">
            <text:p>16.43</text:p>
          </table:table-cell>
          <table:table-cell office:value-type="float" office:value="0.265532" calcext:value-type="float">
            <text:p>0.265532</text:p>
          </table:table-cell>
          <table:table-cell table:formula="of:=[.A749]-[.$A$446]"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6.47" calcext:value-type="float">
            <text:p>16.47</text:p>
          </table:table-cell>
          <table:table-cell office:value-type="float" office:value="0.265584" calcext:value-type="float">
            <text:p>0.265584</text:p>
          </table:table-cell>
          <table:table-cell table:formula="of:=[.A750]-[.$A$446]" office:value-type="float" office:value="6.44" calcext:value-type="float">
            <text:p>6.44</text:p>
          </table:table-cell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0.267001" calcext:value-type="float">
            <text:p>0.267001</text:p>
          </table:table-cell>
          <table:table-cell table:formula="of:=[.A751]-[.$A$446]" office:value-type="float" office:value="6.45" calcext:value-type="float">
            <text:p>6.45</text:p>
          </table:table-cell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0.287653" calcext:value-type="float">
            <text:p>0.287653</text:p>
          </table:table-cell>
          <table:table-cell table:formula="of:=[.A752]-[.$A$446]" office:value-type="float" office:value="6.45" calcext:value-type="float">
            <text:p>6.45</text:p>
          </table:table-cell>
        </table:table-row>
        <table:table-row table:style-name="ro1">
          <table:table-cell office:value-type="float" office:value="16.49" calcext:value-type="float">
            <text:p>16.49</text:p>
          </table:table-cell>
          <table:table-cell office:value-type="float" office:value="0.289861" calcext:value-type="float">
            <text:p>0.289861</text:p>
          </table:table-cell>
          <table:table-cell table:formula="of:=[.A753]-[.$A$446]" office:value-type="float" office:value="6.46" calcext:value-type="float">
            <text:p>6.46</text:p>
          </table:table-cell>
        </table:table-row>
        <table:table-row table:style-name="ro1">
          <table:table-cell office:value-type="float" office:value="16.53" calcext:value-type="float">
            <text:p>16.53</text:p>
          </table:table-cell>
          <table:table-cell office:value-type="float" office:value="0.272525" calcext:value-type="float">
            <text:p>0.272525</text:p>
          </table:table-cell>
          <table:table-cell table:formula="of:=[.A754]-[.$A$446]"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.53" calcext:value-type="float">
            <text:p>16.53</text:p>
          </table:table-cell>
          <table:table-cell office:value-type="float" office:value="0.29236" calcext:value-type="float">
            <text:p>0.29236</text:p>
          </table:table-cell>
          <table:table-cell table:formula="of:=[.A755]-[.$A$446]"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.57" calcext:value-type="float">
            <text:p>16.57</text:p>
          </table:table-cell>
          <table:table-cell office:value-type="float" office:value="0.28842" calcext:value-type="float">
            <text:p>0.28842</text:p>
          </table:table-cell>
          <table:table-cell table:formula="of:=[.A756]-[.$A$446]"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16.62" calcext:value-type="float">
            <text:p>16.62</text:p>
          </table:table-cell>
          <table:table-cell office:value-type="float" office:value="0.307345" calcext:value-type="float">
            <text:p>0.307345</text:p>
          </table:table-cell>
          <table:table-cell table:formula="of:=[.A757]-[.$A$446]"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16.62" calcext:value-type="float">
            <text:p>16.62</text:p>
          </table:table-cell>
          <table:table-cell office:value-type="float" office:value="0.288448" calcext:value-type="float">
            <text:p>0.288448</text:p>
          </table:table-cell>
          <table:table-cell table:formula="of:=[.A758]-[.$A$446]"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16.66" calcext:value-type="float">
            <text:p>16.66</text:p>
          </table:table-cell>
          <table:table-cell office:value-type="float" office:value="0.280932" calcext:value-type="float">
            <text:p>0.280932</text:p>
          </table:table-cell>
          <table:table-cell table:formula="of:=[.A759]-[.$A$446]" office:value-type="float" office:value="6.63" calcext:value-type="float">
            <text:p>6.63</text:p>
          </table:table-cell>
        </table:table-row>
        <table:table-row table:style-name="ro1">
          <table:table-cell office:value-type="float" office:value="16.66" calcext:value-type="float">
            <text:p>16.66</text:p>
          </table:table-cell>
          <table:table-cell office:value-type="float" office:value="0.311896" calcext:value-type="float">
            <text:p>0.311896</text:p>
          </table:table-cell>
          <table:table-cell table:formula="of:=[.A760]-[.$A$446]" office:value-type="float" office:value="6.63" calcext:value-type="float">
            <text:p>6.63</text:p>
          </table:table-cell>
        </table:table-row>
        <table:table-row table:style-name="ro1">
          <table:table-cell office:value-type="float" office:value="16.67" calcext:value-type="float">
            <text:p>16.67</text:p>
          </table:table-cell>
          <table:table-cell office:value-type="float" office:value="0.312419" calcext:value-type="float">
            <text:p>0.312419</text:p>
          </table:table-cell>
          <table:table-cell table:formula="of:=[.A761]-[.$A$446]" office:value-type="float" office:value="6.64" calcext:value-type="float">
            <text:p>6.64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0.312898" calcext:value-type="float">
            <text:p>0.312898</text:p>
          </table:table-cell>
          <table:table-cell table:formula="of:=[.A762]-[.$A$446]"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0.292822" calcext:value-type="float">
            <text:p>0.292822</text:p>
          </table:table-cell>
          <table:table-cell table:formula="of:=[.A763]-[.$A$446]" office:value-type="float" office:value="6.69" calcext:value-type="float">
            <text:p>6.69</text:p>
          </table:table-cell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0.293419" calcext:value-type="float">
            <text:p>0.293419</text:p>
          </table:table-cell>
          <table:table-cell table:formula="of:=[.A764]-[.$A$446]" office:value-type="float" office:value="6.69" calcext:value-type="float">
            <text:p>6.69</text:p>
          </table:table-cell>
        </table:table-row>
        <table:table-row table:style-name="ro1">
          <table:table-cell office:value-type="float" office:value="16.77" calcext:value-type="float">
            <text:p>16.77</text:p>
          </table:table-cell>
          <table:table-cell office:value-type="float" office:value="0.305835" calcext:value-type="float">
            <text:p>0.305835</text:p>
          </table:table-cell>
          <table:table-cell table:formula="of:=[.A765]-[.$A$446]" office:value-type="float" office:value="6.74" calcext:value-type="float">
            <text:p>6.74</text:p>
          </table:table-cell>
        </table:table-row>
        <table:table-row table:style-name="ro1">
          <table:table-cell office:value-type="float" office:value="16.82" calcext:value-type="float">
            <text:p>16.82</text:p>
          </table:table-cell>
          <table:table-cell office:value-type="float" office:value="0.295831" calcext:value-type="float">
            <text:p>0.295831</text:p>
          </table:table-cell>
          <table:table-cell table:formula="of:=[.A766]-[.$A$446]" office:value-type="float" office:value="6.79" calcext:value-type="float">
            <text:p>6.79</text:p>
          </table:table-cell>
        </table:table-row>
        <table:table-row table:style-name="ro1">
          <table:table-cell office:value-type="float" office:value="16.82" calcext:value-type="float">
            <text:p>16.82</text:p>
          </table:table-cell>
          <table:table-cell office:value-type="float" office:value="0.305591" calcext:value-type="float">
            <text:p>0.305591</text:p>
          </table:table-cell>
          <table:table-cell table:formula="of:=[.A767]-[.$A$446]" office:value-type="float" office:value="6.79" calcext:value-type="float">
            <text:p>6.79</text:p>
          </table:table-cell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0.310519" calcext:value-type="float">
            <text:p>0.310519</text:p>
          </table:table-cell>
          <table:table-cell table:formula="of:=[.A768]-[.$A$446]" office:value-type="float" office:value="6.83" calcext:value-type="float">
            <text:p>6.83</text:p>
          </table:table-cell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0.30313" calcext:value-type="float">
            <text:p>0.30313</text:p>
          </table:table-cell>
          <table:table-cell table:formula="of:=[.A769]-[.$A$446]" office:value-type="float" office:value="6.83" calcext:value-type="float">
            <text:p>6.83</text:p>
          </table:table-cell>
        </table:table-row>
        <table:table-row table:style-name="ro1">
          <table:table-cell office:value-type="float" office:value="16.87" calcext:value-type="float">
            <text:p>16.87</text:p>
          </table:table-cell>
          <table:table-cell office:value-type="float" office:value="0.302894" calcext:value-type="float">
            <text:p>0.302894</text:p>
          </table:table-cell>
          <table:table-cell table:formula="of:=[.A770]-[.$A$446]" office:value-type="float" office:value="6.84" calcext:value-type="float">
            <text:p>6.84</text:p>
          </table:table-cell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0.302578" calcext:value-type="float">
            <text:p>0.302578</text:p>
          </table:table-cell>
          <table:table-cell table:formula="of:=[.A771]-[.$A$446]" office:value-type="float" office:value="6.85" calcext:value-type="float">
            <text:p>6.85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0.299151" calcext:value-type="float">
            <text:p>0.299151</text:p>
          </table:table-cell>
          <table:table-cell table:formula="of:=[.A772]-[.$A$446]" office:value-type="float" office:value="6.89" calcext:value-type="float">
            <text:p>6.89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0.309111" calcext:value-type="float">
            <text:p>0.309111</text:p>
          </table:table-cell>
          <table:table-cell table:formula="of:=[.A773]-[.$A$446]" office:value-type="float" office:value="6.89" calcext:value-type="float">
            <text:p>6.89</text:p>
          </table:table-cell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0.299622" calcext:value-type="float">
            <text:p>0.299622</text:p>
          </table:table-cell>
          <table:table-cell table:formula="of:=[.A774]-[.$A$446]"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0.304479" calcext:value-type="float">
            <text:p>0.304479</text:p>
          </table:table-cell>
          <table:table-cell table:formula="of:=[.A775]-[.$A$446]"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17.01" calcext:value-type="float">
            <text:p>17.01</text:p>
          </table:table-cell>
          <table:table-cell office:value-type="float" office:value="0.301907" calcext:value-type="float">
            <text:p>0.301907</text:p>
          </table:table-cell>
          <table:table-cell table:formula="of:=[.A776]-[.$A$446]" office:value-type="float" office:value="6.98" calcext:value-type="float">
            <text:p>6.98</text:p>
          </table:table-cell>
        </table:table-row>
        <table:table-row table:style-name="ro1">
          <table:table-cell office:value-type="float" office:value="17.01" calcext:value-type="float">
            <text:p>17.01</text:p>
          </table:table-cell>
          <table:table-cell office:value-type="float" office:value="0.300497" calcext:value-type="float">
            <text:p>0.300497</text:p>
          </table:table-cell>
          <table:table-cell table:formula="of:=[.A777]-[.$A$446]" office:value-type="float" office:value="6.98" calcext:value-type="float">
            <text:p>6.98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0.297751" calcext:value-type="float">
            <text:p>0.297751</text:p>
          </table:table-cell>
          <table:table-cell table:formula="of:=[.A778]-[.$A$446]" office:value-type="float" office:value="7.02" calcext:value-type="float">
            <text:p>7.02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0.296838" calcext:value-type="float">
            <text:p>0.296838</text:p>
          </table:table-cell>
          <table:table-cell table:formula="of:=[.A779]-[.$A$446]" office:value-type="float" office:value="7.02" calcext:value-type="float">
            <text:p>7.02</text:p>
          </table:table-cell>
        </table:table-row>
        <table:table-row table:style-name="ro1">
          <table:table-cell office:value-type="float" office:value="17.06" calcext:value-type="float">
            <text:p>17.06</text:p>
          </table:table-cell>
          <table:table-cell office:value-type="float" office:value="0.296098" calcext:value-type="float">
            <text:p>0.296098</text:p>
          </table:table-cell>
          <table:table-cell table:formula="of:=[.A780]-[.$A$446]" office:value-type="float" office:value="7.03" calcext:value-type="float">
            <text:p>7.03</text:p>
          </table:table-cell>
        </table:table-row>
        <table:table-row table:style-name="ro1">
          <table:table-cell office:value-type="float" office:value="17.07" calcext:value-type="float">
            <text:p>17.07</text:p>
          </table:table-cell>
          <table:table-cell office:value-type="float" office:value="0.295259" calcext:value-type="float">
            <text:p>0.295259</text:p>
          </table:table-cell>
          <table:table-cell table:formula="of:=[.A781]-[.$A$446]"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17.11" calcext:value-type="float">
            <text:p>17.11</text:p>
          </table:table-cell>
          <table:table-cell office:value-type="float" office:value="0.292757" calcext:value-type="float">
            <text:p>0.292757</text:p>
          </table:table-cell>
          <table:table-cell table:formula="of:=[.A782]-[.$A$446]" office:value-type="float" office:value="7.08" calcext:value-type="float">
            <text:p>7.08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0.308775" calcext:value-type="float">
            <text:p>0.308775</text:p>
          </table:table-cell>
          <table:table-cell table:formula="of:=[.A783]-[.$A$446]"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0.29202" calcext:value-type="float">
            <text:p>0.29202</text:p>
          </table:table-cell>
          <table:table-cell table:formula="of:=[.A784]-[.$A$446]"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298928" calcext:value-type="float">
            <text:p>0.298928</text:p>
          </table:table-cell>
          <table:table-cell table:formula="of:=[.A785]-[.$A$446]" office:value-type="float" office:value="7.17" calcext:value-type="float">
            <text:p>7.17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290766" calcext:value-type="float">
            <text:p>0.290766</text:p>
          </table:table-cell>
          <table:table-cell table:formula="of:=[.A786]-[.$A$446]" office:value-type="float" office:value="7.17" calcext:value-type="float">
            <text:p>7.17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0.289279" calcext:value-type="float">
            <text:p>0.289279</text:p>
          </table:table-cell>
          <table:table-cell table:formula="of:=[.A787]-[.$A$446]" office:value-type="float" office:value="7.22" calcext:value-type="float">
            <text:p>7.22</text:p>
          </table:table-cell>
        </table:table-row>
        <table:table-row table:style-name="ro1">
          <table:table-cell office:value-type="float" office:value="17.29" calcext:value-type="float">
            <text:p>17.29</text:p>
          </table:table-cell>
          <table:table-cell office:value-type="float" office:value="0.297772" calcext:value-type="float">
            <text:p>0.297772</text:p>
          </table:table-cell>
          <table:table-cell table:formula="of:=[.A788]-[.$A$446]"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17.29" calcext:value-type="float">
            <text:p>17.29</text:p>
          </table:table-cell>
          <table:table-cell office:value-type="float" office:value="0.288219" calcext:value-type="float">
            <text:p>0.288219</text:p>
          </table:table-cell>
          <table:table-cell table:formula="of:=[.A789]-[.$A$446]"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287675" calcext:value-type="float">
            <text:p>0.287675</text:p>
          </table:table-cell>
          <table:table-cell table:formula="of:=[.A790]-[.$A$446]" office:value-type="float" office:value="7.27" calcext:value-type="float">
            <text:p>7.27</text:p>
          </table:table-cell>
        </table:table-row>
        <table:table-row table:style-name="ro1">
          <table:table-cell office:value-type="float" office:value="17.31" calcext:value-type="float">
            <text:p>17.31</text:p>
          </table:table-cell>
          <table:table-cell office:value-type="float" office:value="0.28709" calcext:value-type="float">
            <text:p>0.28709</text:p>
          </table:table-cell>
          <table:table-cell table:formula="of:=[.A791]-[.$A$446]" office:value-type="float" office:value="7.28" calcext:value-type="float">
            <text:p>7.28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0.278873" calcext:value-type="float">
            <text:p>0.278873</text:p>
          </table:table-cell>
          <table:table-cell table:formula="of:=[.A792]-[.$A$446]" office:value-type="float" office:value="7.32" calcext:value-type="float">
            <text:p>7.32</text:p>
          </table:table-cell>
        </table:table-row>
        <table:table-row table:style-name="ro1">
          <table:table-cell office:value-type="float" office:value="17.39" calcext:value-type="float">
            <text:p>17.39</text:p>
          </table:table-cell>
          <table:table-cell office:value-type="float" office:value="0.285334" calcext:value-type="float">
            <text:p>0.285334</text:p>
          </table:table-cell>
          <table:table-cell table:formula="of:=[.A793]-[.$A$446]" office:value-type="float" office:value="7.36" calcext:value-type="float">
            <text:p>7.36</text:p>
          </table:table-cell>
        </table:table-row>
        <table:table-row table:style-name="ro1">
          <table:table-cell office:value-type="float" office:value="17.39" calcext:value-type="float">
            <text:p>17.39</text:p>
          </table:table-cell>
          <table:table-cell office:value-type="float" office:value="0.276619" calcext:value-type="float">
            <text:p>0.276619</text:p>
          </table:table-cell>
          <table:table-cell table:formula="of:=[.A794]-[.$A$446]" office:value-type="float" office:value="7.36" calcext:value-type="float">
            <text:p>7.36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0.301459" calcext:value-type="float">
            <text:p>0.301459</text:p>
          </table:table-cell>
          <table:table-cell table:formula="of:=[.A795]-[.$A$446]" office:value-type="float" office:value="7.41" calcext:value-type="float">
            <text:p>7.41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0.273233" calcext:value-type="float">
            <text:p>0.273233</text:p>
          </table:table-cell>
          <table:table-cell table:formula="of:=[.A796]-[.$A$446]" office:value-type="float" office:value="7.41" calcext:value-type="float">
            <text:p>7.41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0.277834" calcext:value-type="float">
            <text:p>0.277834</text:p>
          </table:table-cell>
          <table:table-cell table:formula="of:=[.A797]-[.$A$446]"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0.269696" calcext:value-type="float">
            <text:p>0.269696</text:p>
          </table:table-cell>
          <table:table-cell table:formula="of:=[.A798]-[.$A$446]"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17.49" calcext:value-type="float">
            <text:p>17.49</text:p>
          </table:table-cell>
          <table:table-cell office:value-type="float" office:value="0.268569" calcext:value-type="float">
            <text:p>0.268569</text:p>
          </table:table-cell>
          <table:table-cell table:formula="of:=[.A799]-[.$A$446]" office:value-type="float" office:value="7.46" calcext:value-type="float">
            <text:p>7.46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267396" calcext:value-type="float">
            <text:p>0.267396</text:p>
          </table:table-cell>
          <table:table-cell table:formula="of:=[.A800]-[.$A$446]"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0.262682" calcext:value-type="float">
            <text:p>0.262682</text:p>
          </table:table-cell>
          <table:table-cell table:formula="of:=[.A801]-[.$A$446]" office:value-type="float" office:value="7.51" calcext:value-type="float">
            <text:p>7.51</text:p>
          </table:table-cell>
        </table:table-row>
        <table:table-row table:style-name="ro1">
          <table:table-cell office:value-type="float" office:value="17.58" calcext:value-type="float">
            <text:p>17.58</text:p>
          </table:table-cell>
          <table:table-cell office:value-type="float" office:value="0.270424" calcext:value-type="float">
            <text:p>0.270424</text:p>
          </table:table-cell>
          <table:table-cell table:formula="of:=[.A802]-[.$A$446]"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17.58" calcext:value-type="float">
            <text:p>17.58</text:p>
          </table:table-cell>
          <table:table-cell office:value-type="float" office:value="0.257217" calcext:value-type="float">
            <text:p>0.257217</text:p>
          </table:table-cell>
          <table:table-cell table:formula="of:=[.A803]-[.$A$446]"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17.63" calcext:value-type="float">
            <text:p>17.63</text:p>
          </table:table-cell>
          <table:table-cell office:value-type="float" office:value="0.254444" calcext:value-type="float">
            <text:p>0.254444</text:p>
          </table:table-cell>
          <table:table-cell table:formula="of:=[.A804]-[.$A$446]"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7.63" calcext:value-type="float">
            <text:p>17.63</text:p>
          </table:table-cell>
          <table:table-cell office:value-type="float" office:value="0.249231" calcext:value-type="float">
            <text:p>0.249231</text:p>
          </table:table-cell>
          <table:table-cell table:formula="of:=[.A805]-[.$A$446]"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7.67" calcext:value-type="float">
            <text:p>17.67</text:p>
          </table:table-cell>
          <table:table-cell office:value-type="float" office:value="0.24621" calcext:value-type="float">
            <text:p>0.24621</text:p>
          </table:table-cell>
          <table:table-cell table:formula="of:=[.A806]-[.$A$446]"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17.67" calcext:value-type="float">
            <text:p>17.67</text:p>
          </table:table-cell>
          <table:table-cell office:value-type="float" office:value="0.242066" calcext:value-type="float">
            <text:p>0.242066</text:p>
          </table:table-cell>
          <table:table-cell table:formula="of:=[.A807]-[.$A$446]"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0.240109" calcext:value-type="float">
            <text:p>0.240109</text:p>
          </table:table-cell>
          <table:table-cell table:formula="of:=[.A808]-[.$A$446]"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17.69" calcext:value-type="float">
            <text:p>17.69</text:p>
          </table:table-cell>
          <table:table-cell office:value-type="float" office:value="0.238109" calcext:value-type="float">
            <text:p>0.238109</text:p>
          </table:table-cell>
          <table:table-cell table:formula="of:=[.A809]-[.$A$446]"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17.73" calcext:value-type="float">
            <text:p>17.73</text:p>
          </table:table-cell>
          <table:table-cell office:value-type="float" office:value="0.234742" calcext:value-type="float">
            <text:p>0.234742</text:p>
          </table:table-cell>
          <table:table-cell table:formula="of:=[.A810]-[.$A$446]"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7.73" calcext:value-type="float">
            <text:p>17.73</text:p>
          </table:table-cell>
          <table:table-cell office:value-type="float" office:value="0.2297" calcext:value-type="float">
            <text:p>0.2297</text:p>
          </table:table-cell>
          <table:table-cell table:formula="of:=[.A811]-[.$A$446]"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0.223497" calcext:value-type="float">
            <text:p>0.223497</text:p>
          </table:table-cell>
          <table:table-cell table:formula="of:=[.A812]-[.$A$446]"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0.222833" calcext:value-type="float">
            <text:p>0.222833</text:p>
          </table:table-cell>
          <table:table-cell table:formula="of:=[.A813]-[.$A$446]"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17.83" calcext:value-type="float">
            <text:p>17.83</text:p>
          </table:table-cell>
          <table:table-cell office:value-type="float" office:value="0.223287" calcext:value-type="float">
            <text:p>0.223287</text:p>
          </table:table-cell>
          <table:table-cell table:formula="of:=[.A814]-[.$A$446]"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7.83" calcext:value-type="float">
            <text:p>17.83</text:p>
          </table:table-cell>
          <table:table-cell office:value-type="float" office:value="0.225814" calcext:value-type="float">
            <text:p>0.225814</text:p>
          </table:table-cell>
          <table:table-cell table:formula="of:=[.A815]-[.$A$446]"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7.87" calcext:value-type="float">
            <text:p>17.87</text:p>
          </table:table-cell>
          <table:table-cell office:value-type="float" office:value="0.227779" calcext:value-type="float">
            <text:p>0.227779</text:p>
          </table:table-cell>
          <table:table-cell table:formula="of:=[.A816]-[.$A$446]"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17.87" calcext:value-type="float">
            <text:p>17.87</text:p>
          </table:table-cell>
          <table:table-cell office:value-type="float" office:value="0.236564" calcext:value-type="float">
            <text:p>0.236564</text:p>
          </table:table-cell>
          <table:table-cell table:formula="of:=[.A817]-[.$A$446]"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0.240455" calcext:value-type="float">
            <text:p>0.240455</text:p>
          </table:table-cell>
          <table:table-cell table:formula="of:=[.A818]-[.$A$446]" office:value-type="float" office:value="7.85" calcext:value-type="float">
            <text:p>7.85</text:p>
          </table:table-cell>
        </table:table-row>
        <table:table-row table:style-name="ro1">
          <table:table-cell office:value-type="float" office:value="17.89" calcext:value-type="float">
            <text:p>17.89</text:p>
          </table:table-cell>
          <table:table-cell office:value-type="float" office:value="0.244818" calcext:value-type="float">
            <text:p>0.244818</text:p>
          </table:table-cell>
          <table:table-cell table:formula="of:=[.A819]-[.$A$446]" office:value-type="float" office:value="7.86" calcext:value-type="float">
            <text:p>7.86</text:p>
          </table:table-cell>
        </table:table-row>
        <table:table-row table:style-name="ro1">
          <table:table-cell office:value-type="float" office:value="17.93" calcext:value-type="float">
            <text:p>17.93</text:p>
          </table:table-cell>
          <table:table-cell office:value-type="float" office:value="0.260597" calcext:value-type="float">
            <text:p>0.260597</text:p>
          </table:table-cell>
          <table:table-cell table:formula="of:=[.A820]-[.$A$446]"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7.93" calcext:value-type="float">
            <text:p>17.93</text:p>
          </table:table-cell>
          <table:table-cell office:value-type="float" office:value="0.266685" calcext:value-type="float">
            <text:p>0.266685</text:p>
          </table:table-cell>
          <table:table-cell table:formula="of:=[.A821]-[.$A$446]"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7.97" calcext:value-type="float">
            <text:p>17.97</text:p>
          </table:table-cell>
          <table:table-cell office:value-type="float" office:value="0.279941" calcext:value-type="float">
            <text:p>0.279941</text:p>
          </table:table-cell>
          <table:table-cell table:formula="of:=[.A822]-[.$A$446]"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17.97" calcext:value-type="float">
            <text:p>17.97</text:p>
          </table:table-cell>
          <table:table-cell office:value-type="float" office:value="0.294412" calcext:value-type="float">
            <text:p>0.294412</text:p>
          </table:table-cell>
          <table:table-cell table:formula="of:=[.A823]-[.$A$446]"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18.02" calcext:value-type="float">
            <text:p>18.02</text:p>
          </table:table-cell>
          <table:table-cell office:value-type="float" office:value="0.333743" calcext:value-type="float">
            <text:p>0.333743</text:p>
          </table:table-cell>
          <table:table-cell table:formula="of:=[.A824]-[.$A$446]" office:value-type="float" office:value="7.99" calcext:value-type="float">
            <text:p>7.99</text:p>
          </table:table-cell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0.357655" calcext:value-type="float">
            <text:p>0.357655</text:p>
          </table:table-cell>
          <table:table-cell table:formula="of:=[.A825]-[.$A$446]" office:value-type="float" office:value="8.03" calcext:value-type="float">
            <text:p>8.03</text:p>
          </table:table-cell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0.365407" calcext:value-type="float">
            <text:p>0.365407</text:p>
          </table:table-cell>
          <table:table-cell table:formula="of:=[.A826]-[.$A$446]" office:value-type="float" office:value="8.03" calcext:value-type="float">
            <text:p>8.03</text:p>
          </table:table-cell>
        </table:table-row>
        <table:table-row table:style-name="ro1">
          <table:table-cell office:value-type="float" office:value="18.07" calcext:value-type="float">
            <text:p>18.07</text:p>
          </table:table-cell>
          <table:table-cell office:value-type="float" office:value="0.372971" calcext:value-type="float">
            <text:p>0.372971</text:p>
          </table:table-cell>
          <table:table-cell table:formula="of:=[.A827]-[.$A$446]" office:value-type="float" office:value="8.04" calcext:value-type="float">
            <text:p>8.04</text:p>
          </table:table-cell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0.380309" calcext:value-type="float">
            <text:p>0.380309</text:p>
          </table:table-cell>
          <table:table-cell table:formula="of:=[.A828]-[.$A$446]"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0.394182" calcext:value-type="float">
            <text:p>0.394182</text:p>
          </table:table-cell>
          <table:table-cell table:formula="of:=[.A829]-[.$A$446]"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0.406778" calcext:value-type="float">
            <text:p>0.406778</text:p>
          </table:table-cell>
          <table:table-cell table:formula="of:=[.A830]-[.$A$446]"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18.17" calcext:value-type="float">
            <text:p>18.17</text:p>
          </table:table-cell>
          <table:table-cell office:value-type="float" office:value="0.417925" calcext:value-type="float">
            <text:p>0.417925</text:p>
          </table:table-cell>
          <table:table-cell table:formula="of:=[.A831]-[.$A$446]" office:value-type="float" office:value="8.14" calcext:value-type="float">
            <text:p>8.14</text:p>
          </table:table-cell>
        </table:table-row>
        <table:table-row table:style-name="ro1">
          <table:table-cell office:value-type="float" office:value="18.17" calcext:value-type="float">
            <text:p>18.17</text:p>
          </table:table-cell>
          <table:table-cell office:value-type="float" office:value="0.427515" calcext:value-type="float">
            <text:p>0.427515</text:p>
          </table:table-cell>
          <table:table-cell table:formula="of:=[.A832]-[.$A$446]" office:value-type="float" office:value="8.14" calcext:value-type="float">
            <text:p>8.14</text:p>
          </table:table-cell>
        </table:table-row>
        <table:table-row table:style-name="ro1">
          <table:table-cell office:value-type="float" office:value="18.21" calcext:value-type="float">
            <text:p>18.21</text:p>
          </table:table-cell>
          <table:table-cell office:value-type="float" office:value="0.441812" calcext:value-type="float">
            <text:p>0.441812</text:p>
          </table:table-cell>
          <table:table-cell table:formula="of:=[.A833]-[.$A$446]" office:value-type="float" office:value="8.18" calcext:value-type="float">
            <text:p>8.18</text:p>
          </table:table-cell>
        </table:table-row>
        <table:table-row table:style-name="ro1">
          <table:table-cell office:value-type="float" office:value="18.21" calcext:value-type="float">
            <text:p>18.21</text:p>
          </table:table-cell>
          <table:table-cell office:value-type="float" office:value="0.444366" calcext:value-type="float">
            <text:p>0.444366</text:p>
          </table:table-cell>
          <table:table-cell table:formula="of:=[.A834]-[.$A$446]" office:value-type="float" office:value="8.18" calcext:value-type="float">
            <text:p>8.18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0.448276" calcext:value-type="float">
            <text:p>0.448276</text:p>
          </table:table-cell>
          <table:table-cell table:formula="of:=[.A835]-[.$A$446]" office:value-type="float" office:value="8.22" calcext:value-type="float">
            <text:p>8.2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0.450648" calcext:value-type="float">
            <text:p>0.450648</text:p>
          </table:table-cell>
          <table:table-cell table:formula="of:=[.A836]-[.$A$446]" office:value-type="float" office:value="8.22" calcext:value-type="float">
            <text:p>8.22</text:p>
          </table:table-cell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0.451283" calcext:value-type="float">
            <text:p>0.451283</text:p>
          </table:table-cell>
          <table:table-cell table:formula="of:=[.A837]-[.$A$446]" office:value-type="float" office:value="8.23" calcext:value-type="float">
            <text:p>8.23</text:p>
          </table:table-cell>
        </table:table-row>
        <table:table-row table:style-name="ro1">
          <table:table-cell office:value-type="float" office:value="18.27" calcext:value-type="float">
            <text:p>18.27</text:p>
          </table:table-cell>
          <table:table-cell office:value-type="float" office:value="0.451567" calcext:value-type="float">
            <text:p>0.451567</text:p>
          </table:table-cell>
          <table:table-cell table:formula="of:=[.A838]-[.$A$446]" office:value-type="float" office:value="8.24" calcext:value-type="float">
            <text:p>8.24</text:p>
          </table:table-cell>
        </table:table-row>
        <table:table-row table:style-name="ro1">
          <table:table-cell office:value-type="float" office:value="18.31" calcext:value-type="float">
            <text:p>18.31</text:p>
          </table:table-cell>
          <table:table-cell office:value-type="float" office:value="0.449457" calcext:value-type="float">
            <text:p>0.449457</text:p>
          </table:table-cell>
          <table:table-cell table:formula="of:=[.A839]-[.$A$446]" office:value-type="float" office:value="8.28" calcext:value-type="float">
            <text:p>8.28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0.444835" calcext:value-type="float">
            <text:p>0.444835</text:p>
          </table:table-cell>
          <table:table-cell table:formula="of:=[.A840]-[.$A$446]"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0.440488" calcext:value-type="float">
            <text:p>0.440488</text:p>
          </table:table-cell>
          <table:table-cell table:formula="of:=[.A841]-[.$A$446]"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18.41" calcext:value-type="float">
            <text:p>18.41</text:p>
          </table:table-cell>
          <table:table-cell office:value-type="float" office:value="0.432289" calcext:value-type="float">
            <text:p>0.432289</text:p>
          </table:table-cell>
          <table:table-cell table:formula="of:=[.A842]-[.$A$446]" office:value-type="float" office:value="8.38" calcext:value-type="float">
            <text:p>8.38</text:p>
          </table:table-cell>
        </table:table-row>
        <table:table-row table:style-name="ro1">
          <table:table-cell office:value-type="float" office:value="18.41" calcext:value-type="float">
            <text:p>18.41</text:p>
          </table:table-cell>
          <table:table-cell office:value-type="float" office:value="0.425818" calcext:value-type="float">
            <text:p>0.425818</text:p>
          </table:table-cell>
          <table:table-cell table:formula="of:=[.A843]-[.$A$446]" office:value-type="float" office:value="8.38" calcext:value-type="float">
            <text:p>8.38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0.414781" calcext:value-type="float">
            <text:p>0.414781</text:p>
          </table:table-cell>
          <table:table-cell table:formula="of:=[.A844]-[.$A$446]" office:value-type="float" office:value="8.42" calcext:value-type="float">
            <text:p>8.42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0.41078" calcext:value-type="float">
            <text:p>0.41078</text:p>
          </table:table-cell>
          <table:table-cell table:formula="of:=[.A845]-[.$A$446]" office:value-type="float" office:value="8.42" calcext:value-type="float">
            <text:p>8.42</text:p>
          </table:table-cell>
        </table:table-row>
        <table:table-row table:style-name="ro1">
          <table:table-cell office:value-type="float" office:value="18.46" calcext:value-type="float">
            <text:p>18.46</text:p>
          </table:table-cell>
          <table:table-cell office:value-type="float" office:value="0.406632" calcext:value-type="float">
            <text:p>0.406632</text:p>
          </table:table-cell>
          <table:table-cell table:formula="of:=[.A846]-[.$A$446]"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18.47" calcext:value-type="float">
            <text:p>18.47</text:p>
          </table:table-cell>
          <table:table-cell office:value-type="float" office:value="0.402343" calcext:value-type="float">
            <text:p>0.402343</text:p>
          </table:table-cell>
          <table:table-cell table:formula="of:=[.A847]-[.$A$446]" office:value-type="float" office:value="8.44" calcext:value-type="float">
            <text:p>8.44</text:p>
          </table:table-cell>
        </table:table-row>
        <table:table-row table:style-name="ro1">
          <table:table-cell office:value-type="float" office:value="18.51" calcext:value-type="float">
            <text:p>18.51</text:p>
          </table:table-cell>
          <table:table-cell office:value-type="float" office:value="0.383932" calcext:value-type="float">
            <text:p>0.383932</text:p>
          </table:table-cell>
          <table:table-cell table:formula="of:=[.A848]-[.$A$446]"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0.363853" calcext:value-type="float">
            <text:p>0.363853</text:p>
          </table:table-cell>
          <table:table-cell table:formula="of:=[.A849]-[.$A$446]" office:value-type="float" office:value="8.52" calcext:value-type="float">
            <text:p>8.52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34254" calcext:value-type="float">
            <text:p>0.34254</text:p>
          </table:table-cell>
          <table:table-cell table:formula="of:=[.A850]-[.$A$446]" office:value-type="float" office:value="8.57" calcext:value-type="float">
            <text:p>8.57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337069" calcext:value-type="float">
            <text:p>0.337069</text:p>
          </table:table-cell>
          <table:table-cell table:formula="of:=[.A851]-[.$A$446]" office:value-type="float" office:value="8.57" calcext:value-type="float">
            <text:p>8.57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0.314806" calcext:value-type="float">
            <text:p>0.314806</text:p>
          </table:table-cell>
          <table:table-cell table:formula="of:=[.A852]-[.$A$446]" office:value-type="float" office:value="8.62" calcext:value-type="float">
            <text:p>8.62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0.309177" calcext:value-type="float">
            <text:p>0.309177</text:p>
          </table:table-cell>
          <table:table-cell table:formula="of:=[.A853]-[.$A$446]" office:value-type="float" office:value="8.62" calcext:value-type="float">
            <text:p>8.62</text:p>
          </table:table-cell>
        </table:table-row>
        <table:table-row table:style-name="ro1">
          <table:table-cell office:value-type="float" office:value="18.69" calcext:value-type="float">
            <text:p>18.69</text:p>
          </table:table-cell>
          <table:table-cell office:value-type="float" office:value="0.292234" calcext:value-type="float">
            <text:p>0.292234</text:p>
          </table:table-cell>
          <table:table-cell table:formula="of:=[.A854]-[.$A$446]"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18.69" calcext:value-type="float">
            <text:p>18.69</text:p>
          </table:table-cell>
          <table:table-cell office:value-type="float" office:value="0.286586" calcext:value-type="float">
            <text:p>0.286586</text:p>
          </table:table-cell>
          <table:table-cell table:formula="of:=[.A855]-[.$A$446]"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.280948" calcext:value-type="float">
            <text:p>0.280948</text:p>
          </table:table-cell>
          <table:table-cell table:formula="of:=[.A856]-[.$A$446]" office:value-type="float" office:value="8.67" calcext:value-type="float">
            <text:p>8.67</text:p>
          </table:table-cell>
        </table:table-row>
        <table:table-row table:style-name="ro1">
          <table:table-cell office:value-type="float" office:value="18.71" calcext:value-type="float">
            <text:p>18.71</text:p>
          </table:table-cell>
          <table:table-cell office:value-type="float" office:value="0.275324" calcext:value-type="float">
            <text:p>0.275324</text:p>
          </table:table-cell>
          <table:table-cell table:formula="of:=[.A857]-[.$A$446]" office:value-type="float" office:value="8.68" calcext:value-type="float">
            <text:p>8.68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0.253062" calcext:value-type="float">
            <text:p>0.253062</text:p>
          </table:table-cell>
          <table:table-cell table:formula="of:=[.A858]-[.$A$446]"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8.79" calcext:value-type="float">
            <text:p>18.79</text:p>
          </table:table-cell>
          <table:table-cell office:value-type="float" office:value="0.23673" calcext:value-type="float">
            <text:p>0.23673</text:p>
          </table:table-cell>
          <table:table-cell table:formula="of:=[.A859]-[.$A$446]" office:value-type="float" office:value="8.76" calcext:value-type="float">
            <text:p>8.76</text:p>
          </table:table-cell>
        </table:table-row>
        <table:table-row table:style-name="ro1">
          <table:table-cell office:value-type="float" office:value="18.79" calcext:value-type="float">
            <text:p>18.79</text:p>
          </table:table-cell>
          <table:table-cell office:value-type="float" office:value="0.231374" calcext:value-type="float">
            <text:p>0.231374</text:p>
          </table:table-cell>
          <table:table-cell table:formula="of:=[.A860]-[.$A$446]" office:value-type="float" office:value="8.76" calcext:value-type="float">
            <text:p>8.76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0.220813" calcext:value-type="float">
            <text:p>0.220813</text:p>
          </table:table-cell>
          <table:table-cell table:formula="of:=[.A861]-[.$A$446]" office:value-type="float" office:value="8.81" calcext:value-type="float">
            <text:p>8.81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0.205388" calcext:value-type="float">
            <text:p>0.205388</text:p>
          </table:table-cell>
          <table:table-cell table:formula="of:=[.A862]-[.$A$446]" office:value-type="float" office:value="8.81" calcext:value-type="float">
            <text:p>8.81</text:p>
          </table:table-cell>
        </table:table-row>
        <table:table-row table:style-name="ro1">
          <table:table-cell office:value-type="float" office:value="18.89" calcext:value-type="float">
            <text:p>18.89</text:p>
          </table:table-cell>
          <table:table-cell office:value-type="float" office:value="0.190516" calcext:value-type="float">
            <text:p>0.190516</text:p>
          </table:table-cell>
          <table:table-cell table:formula="of:=[.A863]-[.$A$446]" office:value-type="float" office:value="8.86" calcext:value-type="float">
            <text:p>8.86</text:p>
          </table:table-cell>
        </table:table-row>
        <table:table-row table:style-name="ro1">
          <table:table-cell office:value-type="float" office:value="18.89" calcext:value-type="float">
            <text:p>18.89</text:p>
          </table:table-cell>
          <table:table-cell office:value-type="float" office:value="0.180932" calcext:value-type="float">
            <text:p>0.180932</text:p>
          </table:table-cell>
          <table:table-cell table:formula="of:=[.A864]-[.$A$446]" office:value-type="float" office:value="8.86" calcext:value-type="float">
            <text:p>8.86</text:p>
          </table:table-cell>
        </table:table-row>
        <table:table-row table:style-name="ro1">
          <table:table-cell office:value-type="float" office:value="18.93" calcext:value-type="float">
            <text:p>18.93</text:p>
          </table:table-cell>
          <table:table-cell office:value-type="float" office:value="0.167083" calcext:value-type="float">
            <text:p>0.167083</text:p>
          </table:table-cell>
          <table:table-cell table:formula="of:=[.A865]-[.$A$446]"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18.93" calcext:value-type="float">
            <text:p>18.93</text:p>
          </table:table-cell>
          <table:table-cell office:value-type="float" office:value="0.162611" calcext:value-type="float">
            <text:p>0.162611</text:p>
          </table:table-cell>
          <table:table-cell table:formula="of:=[.A866]-[.$A$446]"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18.94" calcext:value-type="float">
            <text:p>18.94</text:p>
          </table:table-cell>
          <table:table-cell office:value-type="float" office:value="0.158214" calcext:value-type="float">
            <text:p>0.158214</text:p>
          </table:table-cell>
          <table:table-cell table:formula="of:=[.A867]-[.$A$446]" office:value-type="float" office:value="8.91" calcext:value-type="float">
            <text:p>8.91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0.153892" calcext:value-type="float">
            <text:p>0.153892</text:p>
          </table:table-cell>
          <table:table-cell table:formula="of:=[.A868]-[.$A$446]" office:value-type="float" office:value="8.92" calcext:value-type="float">
            <text:p>8.92</text:p>
          </table:table-cell>
        </table:table-row>
        <table:table-row table:style-name="ro1">
          <table:table-cell office:value-type="float" office:value="18.99" calcext:value-type="float">
            <text:p>18.99</text:p>
          </table:table-cell>
          <table:table-cell office:value-type="float" office:value="0.145477" calcext:value-type="float">
            <text:p>0.145477</text:p>
          </table:table-cell>
          <table:table-cell table:formula="of:=[.A869]-[.$A$446]" office:value-type="float" office:value="8.96" calcext:value-type="float">
            <text:p>8.96</text:p>
          </table:table-cell>
        </table:table-row>
        <table:table-row table:style-name="ro1">
          <table:table-cell office:value-type="float" office:value="18.99" calcext:value-type="float">
            <text:p>18.99</text:p>
          </table:table-cell>
          <table:table-cell office:value-type="float" office:value="0.137371" calcext:value-type="float">
            <text:p>0.137371</text:p>
          </table:table-cell>
          <table:table-cell table:formula="of:=[.A870]-[.$A$446]" office:value-type="float" office:value="8.96" calcext:value-type="float">
            <text:p>8.96</text:p>
          </table:table-cell>
        </table:table-row>
        <table:table-row table:style-name="ro1">
          <table:table-cell office:value-type="float" office:value="19.03" calcext:value-type="float">
            <text:p>19.03</text:p>
          </table:table-cell>
          <table:table-cell office:value-type="float" office:value="0.125799" calcext:value-type="float">
            <text:p>0.125799</text:p>
          </table:table-cell>
          <table:table-cell table:formula="of:=[.A871]-[.$A$44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9.03" calcext:value-type="float">
            <text:p>19.03</text:p>
          </table:table-cell>
          <table:table-cell office:value-type="float" office:value="0.1221" calcext:value-type="float">
            <text:p>0.1221</text:p>
          </table:table-cell>
          <table:table-cell table:formula="of:=[.A872]-[.$A$44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0.111477" calcext:value-type="float">
            <text:p>0.111477</text:p>
          </table:table-cell>
          <table:table-cell table:formula="of:=[.A873]-[.$A$446]" office:value-type="float" office:value="9.05" calcext:value-type="float">
            <text:p>9.05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0.104791" calcext:value-type="float">
            <text:p>0.104791</text:p>
          </table:table-cell>
          <table:table-cell table:formula="of:=[.A874]-[.$A$446]" office:value-type="float" office:value="9.05" calcext:value-type="float">
            <text:p>9.05</text:p>
          </table:table-cell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float" office:value="0.0953535" calcext:value-type="float">
            <text:p>0.0953535</text:p>
          </table:table-cell>
          <table:table-cell table:formula="of:=[.A875]-[.$A$446]"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float" office:value="0.089452" calcext:value-type="float">
            <text:p>0.089452</text:p>
          </table:table-cell>
          <table:table-cell table:formula="of:=[.A876]-[.$A$446]"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float" office:value="0.0811759" calcext:value-type="float">
            <text:p>0.0811759</text:p>
          </table:table-cell>
          <table:table-cell table:formula="of:=[.A877]-[.$A$446]" office:value-type="float" office:value="9.14" calcext:value-type="float">
            <text:p>9.14</text:p>
          </table:table-cell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float" office:value="0.0785686" calcext:value-type="float">
            <text:p>0.0785686</text:p>
          </table:table-cell>
          <table:table-cell table:formula="of:=[.A878]-[.$A$446]" office:value-type="float" office:value="9.14" calcext:value-type="float">
            <text:p>9.14</text:p>
          </table:table-cell>
        </table:table-row>
        <table:table-row table:style-name="ro1">
          <table:table-cell office:value-type="float" office:value="19.18" calcext:value-type="float">
            <text:p>19.18</text:p>
          </table:table-cell>
          <table:table-cell office:value-type="float" office:value="0.0760359" calcext:value-type="float">
            <text:p>0.0760359</text:p>
          </table:table-cell>
          <table:table-cell table:formula="of:=[.A879]-[.$A$446]" office:value-type="float" office:value="9.15" calcext:value-type="float">
            <text:p>9.15</text:p>
          </table:table-cell>
        </table:table-row>
        <table:table-row table:style-name="ro1">
          <table:table-cell office:value-type="float" office:value="19.19" calcext:value-type="float">
            <text:p>19.19</text:p>
          </table:table-cell>
          <table:table-cell office:value-type="float" office:value="0.0735771" calcext:value-type="float">
            <text:p>0.0735771</text:p>
          </table:table-cell>
          <table:table-cell table:formula="of:=[.A880]-[.$A$446]" office:value-type="float" office:value="9.16" calcext:value-type="float">
            <text:p>9.16</text:p>
          </table:table-cell>
        </table:table-row>
        <table:table-row table:style-name="ro1">
          <table:table-cell office:value-type="float" office:value="19.23" calcext:value-type="float">
            <text:p>19.23</text:p>
          </table:table-cell>
          <table:table-cell office:value-type="float" office:value="0.0644677" calcext:value-type="float">
            <text:p>0.0644677</text:p>
          </table:table-cell>
          <table:table-cell table:formula="of:=[.A881]-[.$A$446]"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19.27" calcext:value-type="float">
            <text:p>19.27</text:p>
          </table:table-cell>
          <table:table-cell office:value-type="float" office:value="0.0564865" calcext:value-type="float">
            <text:p>0.0564865</text:p>
          </table:table-cell>
          <table:table-cell table:formula="of:=[.A882]-[.$A$446]"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0.0495941" calcext:value-type="float">
            <text:p>0.0495941</text:p>
          </table:table-cell>
          <table:table-cell table:formula="of:=[.A883]-[.$A$446]" office:value-type="float" office:value="9.29" calcext:value-type="float">
            <text:p>9.29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0.0480373" calcext:value-type="float">
            <text:p>0.0480373</text:p>
          </table:table-cell>
          <table:table-cell table:formula="of:=[.A884]-[.$A$446]" office:value-type="float" office:value="9.29" calcext:value-type="float">
            <text:p>9.29</text:p>
          </table:table-cell>
        </table:table-row>
        <table:table-row table:style-name="ro1">
          <table:table-cell office:value-type="float" office:value="19.37" calcext:value-type="float">
            <text:p>19.37</text:p>
          </table:table-cell>
          <table:table-cell office:value-type="float" office:value="0.043759" calcext:value-type="float">
            <text:p>0.043759</text:p>
          </table:table-cell>
          <table:table-cell table:formula="of:=[.A885]-[.$A$446]"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19.37" calcext:value-type="float">
            <text:p>19.37</text:p>
          </table:table-cell>
          <table:table-cell office:value-type="float" office:value="0.0424624" calcext:value-type="float">
            <text:p>0.0424624</text:p>
          </table:table-cell>
          <table:table-cell table:formula="of:=[.A886]-[.$A$446]"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19.37" calcext:value-type="float">
            <text:p>19.37</text:p>
          </table:table-cell>
          <table:table-cell office:value-type="float" office:value="0.0412299" calcext:value-type="float">
            <text:p>0.0412299</text:p>
          </table:table-cell>
          <table:table-cell table:formula="of:=[.A887]-[.$A$446]"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0.0400612" calcext:value-type="float">
            <text:p>0.0400612</text:p>
          </table:table-cell>
          <table:table-cell table:formula="of:=[.A888]-[.$A$446]"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19.42" calcext:value-type="float">
            <text:p>19.42</text:p>
          </table:table-cell>
          <table:table-cell office:value-type="float" office:value="0.0360153" calcext:value-type="float">
            <text:p>0.0360153</text:p>
          </table:table-cell>
          <table:table-cell table:formula="of:=[.A889]-[.$A$446]"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0.0329486" calcext:value-type="float">
            <text:p>0.0329486</text:p>
          </table:table-cell>
          <table:table-cell table:formula="of:=[.A890]-[.$A$446]"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9.51" calcext:value-type="float">
            <text:p>19.51</text:p>
          </table:table-cell>
          <table:table-cell office:value-type="float" office:value="0.0317654" calcext:value-type="float">
            <text:p>0.0317654</text:p>
          </table:table-cell>
          <table:table-cell table:formula="of:=[.A891]-[.$A$446]" office:value-type="float" office:value="9.48" calcext:value-type="float">
            <text:p>9.48</text:p>
          </table:table-cell>
        </table:table-row>
        <table:table-row table:style-name="ro1">
          <table:table-cell office:value-type="float" office:value="19.51" calcext:value-type="float">
            <text:p>19.51</text:p>
          </table:table-cell>
          <table:table-cell office:value-type="float" office:value="0.0308024" calcext:value-type="float">
            <text:p>0.0308024</text:p>
          </table:table-cell>
          <table:table-cell table:formula="of:=[.A892]-[.$A$446]" office:value-type="float" office:value="9.48" calcext:value-type="float">
            <text:p>9.48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0.0300467" calcext:value-type="float">
            <text:p>0.0300467</text:p>
          </table:table-cell>
          <table:table-cell table:formula="of:=[.A893]-[.$A$446]" office:value-type="float" office:value="9.52" calcext:value-type="float">
            <text:p>9.52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0.029268" calcext:value-type="float">
            <text:p>0.029268</text:p>
          </table:table-cell>
          <table:table-cell table:formula="of:=[.A894]-[.$A$446]" office:value-type="float" office:value="9.52" calcext:value-type="float">
            <text:p>9.52</text:p>
          </table:table-cell>
        </table:table-row>
        <table:table-row table:style-name="ro1">
          <table:table-cell office:value-type="float" office:value="19.59" calcext:value-type="float">
            <text:p>19.59</text:p>
          </table:table-cell>
          <table:table-cell office:value-type="float" office:value="0.0288001" calcext:value-type="float">
            <text:p>0.0288001</text:p>
          </table:table-cell>
          <table:table-cell table:formula="of:=[.A895]-[.$A$446]" office:value-type="float" office:value="9.56" calcext:value-type="float">
            <text:p>9.56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0287696" calcext:value-type="float">
            <text:p>0.0287696</text:p>
          </table:table-cell>
          <table:table-cell table:formula="of:=[.A896]-[.$A$446]" office:value-type="float" office:value="9.57" calcext:value-type="float">
            <text:p>9.57</text:p>
          </table:table-cell>
        </table:table-row>
        <table:table-row table:style-name="ro1">
          <table:table-cell office:value-type="float" office:value="19.61" calcext:value-type="float">
            <text:p>19.61</text:p>
          </table:table-cell>
          <table:table-cell office:value-type="float" office:value="0.028769" calcext:value-type="float">
            <text:p>0.028769</text:p>
          </table:table-cell>
          <table:table-cell table:formula="of:=[.A897]-[.$A$446]" office:value-type="float" office:value="9.58" calcext:value-type="float">
            <text:p>9.58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0.0289243" calcext:value-type="float">
            <text:p>0.0289243</text:p>
          </table:table-cell>
          <table:table-cell table:formula="of:=[.A898]-[.$A$446]" office:value-type="float" office:value="9.62" calcext:value-type="float">
            <text:p>9.62</text:p>
          </table:table-cell>
        </table:table-row>
        <table:table-row table:style-name="ro1">
          <table:table-cell office:value-type="float" office:value="19.69" calcext:value-type="float">
            <text:p>19.69</text:p>
          </table:table-cell>
          <table:table-cell office:value-type="float" office:value="0.0292721" calcext:value-type="float">
            <text:p>0.0292721</text:p>
          </table:table-cell>
          <table:table-cell table:formula="of:=[.A899]-[.$A$446]"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19.69" calcext:value-type="float">
            <text:p>19.69</text:p>
          </table:table-cell>
          <table:table-cell office:value-type="float" office:value="0.0295849" calcext:value-type="float">
            <text:p>0.0295849</text:p>
          </table:table-cell>
          <table:table-cell table:formula="of:=[.A900]-[.$A$446]"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0.0303475" calcext:value-type="float">
            <text:p>0.0303475</text:p>
          </table:table-cell>
          <table:table-cell table:formula="of:=[.A901]-[.$A$446]" office:value-type="float" office:value="9.71" calcext:value-type="float">
            <text:p>9.71</text:p>
          </table:table-cell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0.030559" calcext:value-type="float">
            <text:p>0.030559</text:p>
          </table:table-cell>
          <table:table-cell table:formula="of:=[.A902]-[.$A$446]" office:value-type="float" office:value="9.71" calcext:value-type="float">
            <text:p>9.71</text:p>
          </table:table-cell>
        </table:table-row>
        <table:table-row table:style-name="ro1">
          <table:table-cell office:value-type="float" office:value="19.79" calcext:value-type="float">
            <text:p>19.79</text:p>
          </table:table-cell>
          <table:table-cell office:value-type="float" office:value="0.0314553" calcext:value-type="float">
            <text:p>0.0314553</text:p>
          </table:table-cell>
          <table:table-cell table:formula="of:=[.A903]-[.$A$446]"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19.79" calcext:value-type="float">
            <text:p>19.79</text:p>
          </table:table-cell>
          <table:table-cell office:value-type="float" office:value="0.0316878" calcext:value-type="float">
            <text:p>0.0316878</text:p>
          </table:table-cell>
          <table:table-cell table:formula="of:=[.A904]-[.$A$446]"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0319221" calcext:value-type="float">
            <text:p>0.0319221</text:p>
          </table:table-cell>
          <table:table-cell table:formula="of:=[.A905]-[.$A$446]" office:value-type="float" office:value="9.77" calcext:value-type="float">
            <text:p>9.77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0.0328657" calcext:value-type="float">
            <text:p>0.0328657</text:p>
          </table:table-cell>
          <table:table-cell table:formula="of:=[.A906]-[.$A$446]"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0.0335677" calcext:value-type="float">
            <text:p>0.0335677</text:p>
          </table:table-cell>
          <table:table-cell table:formula="of:=[.A907]-[.$A$446]" office:value-type="float" office:value="9.85" calcext:value-type="float">
            <text:p>9.85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0.0337986" calcext:value-type="float">
            <text:p>0.0337986</text:p>
          </table:table-cell>
          <table:table-cell table:formula="of:=[.A908]-[.$A$446]" office:value-type="float" office:value="9.85" calcext:value-type="float">
            <text:p>9.85</text:p>
          </table:table-cell>
        </table:table-row>
        <table:table-row table:style-name="ro1">
          <table:table-cell office:value-type="float" office:value="19.93" calcext:value-type="float">
            <text:p>19.93</text:p>
          </table:table-cell>
          <table:table-cell office:value-type="float" office:value="0.0342538" calcext:value-type="float">
            <text:p>0.0342538</text:p>
          </table:table-cell>
          <table:table-cell table:formula="of:=[.A909]-[.$A$446]"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19.93" calcext:value-type="float">
            <text:p>19.93</text:p>
          </table:table-cell>
          <table:table-cell office:value-type="float" office:value="0.0346986" calcext:value-type="float">
            <text:p>0.0346986</text:p>
          </table:table-cell>
          <table:table-cell table:formula="of:=[.A910]-[.$A$446]"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19.97" calcext:value-type="float">
            <text:p>19.97</text:p>
          </table:table-cell>
          <table:table-cell office:value-type="float" office:value="0.0353433" calcext:value-type="float">
            <text:p>0.0353433</text:p>
          </table:table-cell>
          <table:table-cell table:formula="of:=[.A911]-[.$A$446]" office:value-type="float" office:value="9.94" calcext:value-type="float">
            <text:p>9.94</text:p>
          </table:table-cell>
        </table:table-row>
        <table:table-row table:style-name="ro1">
          <table:table-cell office:value-type="float" office:value="19.97" calcext:value-type="float">
            <text:p>19.97</text:p>
          </table:table-cell>
          <table:table-cell office:value-type="float" office:value="0.0357558" calcext:value-type="float">
            <text:p>0.0357558</text:p>
          </table:table-cell>
          <table:table-cell table:formula="of:=[.A912]-[.$A$446]" office:value-type="float" office:value="9.94" calcext:value-type="float">
            <text:p>9.94</text:p>
          </table:table-cell>
        </table:table-row>
        <table:table-row table:style-name="ro1">
          <table:table-cell office:value-type="float" office:value="20.01" calcext:value-type="float">
            <text:p>20.01</text:p>
          </table:table-cell>
          <table:table-cell office:value-type="float" office:value="0.0365363" calcext:value-type="float">
            <text:p>0.0365363</text:p>
          </table:table-cell>
          <table:table-cell table:formula="of:=[.A913]-[.$A$446]" office:value-type="float" office:value="9.98" calcext:value-type="float">
            <text:p>9.98</text:p>
          </table:table-cell>
        </table:table-row>
        <table:table-row table:style-name="ro1">
          <table:table-cell office:value-type="float" office:value="20.02" calcext:value-type="float">
            <text:p>20.02</text:p>
          </table:table-cell>
          <table:table-cell office:value-type="float" office:value="0.0367219" calcext:value-type="float">
            <text:p>0.0367219</text:p>
          </table:table-cell>
          <table:table-cell table:formula="of:=[.A914]-[.$A$446]" office:value-type="float" office:value="9.99" calcext:value-type="float">
            <text:p>9.99</text:p>
          </table:table-cell>
        </table:table-row>
        <table:table-row table:style-name="ro1">
          <table:table-cell office:value-type="float" office:value="20.03" calcext:value-type="float">
            <text:p>20.03</text:p>
          </table:table-cell>
          <table:table-cell office:value-type="float" office:value="0.0369037" calcext:value-type="float">
            <text:p>0.0369037</text:p>
          </table:table-cell>
          <table:table-cell table:formula="of:=[.A915]-[.$A$44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.07" calcext:value-type="float">
            <text:p>20.07</text:p>
          </table:table-cell>
          <table:table-cell office:value-type="float" office:value="0.0370815" calcext:value-type="float">
            <text:p>0.0370815</text:p>
          </table:table-cell>
          <table:table-cell table:formula="of:=[.A916]-[.$A$446]"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20.07" calcext:value-type="float">
            <text:p>20.07</text:p>
          </table:table-cell>
          <table:table-cell office:value-type="float" office:value="0.0374255" calcext:value-type="float">
            <text:p>0.0374255</text:p>
          </table:table-cell>
          <table:table-cell table:formula="of:=[.A917]-[.$A$446]"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float" office:value="0.0377544" calcext:value-type="float">
            <text:p>0.0377544</text:p>
          </table:table-cell>
          <table:table-cell table:formula="of:=[.A918]-[.$A$446]" office:value-type="float" office:value="10.08" calcext:value-type="float">
            <text:p>10.08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float" office:value="0.0382185" calcext:value-type="float">
            <text:p>0.0382185</text:p>
          </table:table-cell>
          <table:table-cell table:formula="of:=[.A919]-[.$A$446]" office:value-type="float" office:value="10.08" calcext:value-type="float">
            <text:p>10.08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0.0387827" calcext:value-type="float">
            <text:p>0.0387827</text:p>
          </table:table-cell>
          <table:table-cell table:formula="of:=[.A920]-[.$A$446]" office:value-type="float" office:value="10.13" calcext:value-type="float">
            <text:p>10.13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0.0389143" calcext:value-type="float">
            <text:p>0.0389143</text:p>
          </table:table-cell>
          <table:table-cell table:formula="of:=[.A921]-[.$A$446]" office:value-type="float" office:value="10.13" calcext:value-type="float">
            <text:p>10.13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.0391665" calcext:value-type="float">
            <text:p>0.0391665</text:p>
          </table:table-cell>
          <table:table-cell table:formula="of:=[.A922]-[.$A$446]" office:value-type="float" office:value="10.17" calcext:value-type="float">
            <text:p>10.17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.0394039" calcext:value-type="float">
            <text:p>0.0394039</text:p>
          </table:table-cell>
          <table:table-cell table:formula="of:=[.A923]-[.$A$446]" office:value-type="float" office:value="10.17" calcext:value-type="float">
            <text:p>10.17</text:p>
          </table:table-cell>
        </table:table-row>
        <table:table-row table:style-name="ro1">
          <table:table-cell office:value-type="float" office:value="20.21" calcext:value-type="float">
            <text:p>20.21</text:p>
          </table:table-cell>
          <table:table-cell office:value-type="float" office:value="0.0395174" calcext:value-type="float">
            <text:p>0.0395174</text:p>
          </table:table-cell>
          <table:table-cell table:formula="of:=[.A924]-[.$A$446]" office:value-type="float" office:value="10.18" calcext:value-type="float">
            <text:p>10.18</text:p>
          </table:table-cell>
        </table:table-row>
        <table:table-row table:style-name="ro1">
          <table:table-cell office:value-type="float" office:value="20.22" calcext:value-type="float">
            <text:p>20.22</text:p>
          </table:table-cell>
          <table:table-cell office:value-type="float" office:value="0.0396274" calcext:value-type="float">
            <text:p>0.0396274</text:p>
          </table:table-cell>
          <table:table-cell table:formula="of:=[.A925]-[.$A$446]" office:value-type="float" office:value="10.19" calcext:value-type="float">
            <text:p>10.19</text:p>
          </table:table-cell>
        </table:table-row>
        <table:table-row table:style-name="ro1">
          <table:table-cell office:value-type="float" office:value="20.26" calcext:value-type="float">
            <text:p>20.26</text:p>
          </table:table-cell>
          <table:table-cell office:value-type="float" office:value="0.0400342" calcext:value-type="float">
            <text:p>0.0400342</text:p>
          </table:table-cell>
          <table:table-cell table:formula="of:=[.A926]-[.$A$446]" office:value-type="float" office:value="10.23" calcext:value-type="float">
            <text:p>10.23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0.0403909" calcext:value-type="float">
            <text:p>0.0403909</text:p>
          </table:table-cell>
          <table:table-cell table:formula="of:=[.A927]-[.$A$446]" office:value-type="float" office:value="10.27" calcext:value-type="float">
            <text:p>10.27</text:p>
          </table:table-cell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0.0407001" calcext:value-type="float">
            <text:p>0.0407001</text:p>
          </table:table-cell>
          <table:table-cell table:formula="of:=[.A928]-[.$A$446]" office:value-type="float" office:value="10.32" calcext:value-type="float">
            <text:p>10.32</text:p>
          </table:table-cell>
        </table:table-row>
        <table:table-row table:style-name="ro1">
          <table:table-cell office:value-type="float" office:value="20.39" calcext:value-type="float">
            <text:p>20.39</text:p>
          </table:table-cell>
          <table:table-cell office:value-type="float" office:value="0.0410248" calcext:value-type="float">
            <text:p>0.0410248</text:p>
          </table:table-cell>
          <table:table-cell table:formula="of:=[.A929]-[.$A$446]" office:value-type="float" office:value="10.36" calcext:value-type="float">
            <text:p>10.36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0.0412384" calcext:value-type="float">
            <text:p>0.0412384</text:p>
          </table:table-cell>
          <table:table-cell table:formula="of:=[.A930]-[.$A$446]" office:value-type="float" office:value="10.41" calcext:value-type="float">
            <text:p>10.41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0.0412859" calcext:value-type="float">
            <text:p>0.0412859</text:p>
          </table:table-cell>
          <table:table-cell table:formula="of:=[.A931]-[.$A$446]" office:value-type="float" office:value="10.41" calcext:value-type="float">
            <text:p>10.41</text:p>
          </table:table-cell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0.041454" calcext:value-type="float">
            <text:p>0.041454</text:p>
          </table:table-cell>
          <table:table-cell table:formula="of:=[.A932]-[.$A$446]" office:value-type="float" office:value="10.45" calcext:value-type="float">
            <text:p>10.45</text:p>
          </table:table-cell>
        </table:table-row>
        <table:table-row table:style-name="ro1">
          <table:table-cell office:value-type="float" office:value="20.49" calcext:value-type="float">
            <text:p>20.49</text:p>
          </table:table-cell>
          <table:table-cell office:value-type="float" office:value="0.0414908" calcext:value-type="float">
            <text:p>0.0414908</text:p>
          </table:table-cell>
          <table:table-cell table:formula="of:=[.A933]-[.$A$446]" office:value-type="float" office:value="10.46" calcext:value-type="float">
            <text:p>10.46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0.0415256" calcext:value-type="float">
            <text:p>0.0415256</text:p>
          </table:table-cell>
          <table:table-cell table:formula="of:=[.A934]-[.$A$446]" office:value-type="float" office:value="10.47" calcext:value-type="float">
            <text:p>10.47</text:p>
          </table:table-cell>
        </table:table-row>
        <table:table-row table:style-name="ro1">
          <table:table-cell office:value-type="float" office:value="20.54" calcext:value-type="float">
            <text:p>20.54</text:p>
          </table:table-cell>
          <table:table-cell office:value-type="float" office:value="0.0416462" calcext:value-type="float">
            <text:p>0.0416462</text:p>
          </table:table-cell>
          <table:table-cell table:formula="of:=[.A935]-[.$A$446]" office:value-type="float" office:value="10.51" calcext:value-type="float">
            <text:p>10.51</text:p>
          </table:table-cell>
        </table:table-row>
        <table:table-row table:style-name="ro1">
          <table:table-cell office:value-type="float" office:value="20.59" calcext:value-type="float">
            <text:p>20.59</text:p>
          </table:table-cell>
          <table:table-cell office:value-type="float" office:value="0.0417188" calcext:value-type="float">
            <text:p>0.0417188</text:p>
          </table:table-cell>
          <table:table-cell table:formula="of:=[.A936]-[.$A$446]" office:value-type="float" office:value="10.56" calcext:value-type="float">
            <text:p>10.56</text:p>
          </table:table-cell>
        </table:table-row>
        <table:table-row table:style-name="ro1">
          <table:table-cell office:value-type="float" office:value="20.59" calcext:value-type="float">
            <text:p>20.59</text:p>
          </table:table-cell>
          <table:table-cell office:value-type="float" office:value="0.0417591" calcext:value-type="float">
            <text:p>0.0417591</text:p>
          </table:table-cell>
          <table:table-cell table:formula="of:=[.A937]-[.$A$446]" office:value-type="float" office:value="10.56" calcext:value-type="float">
            <text:p>10.56</text:p>
          </table:table-cell>
        </table:table-row>
        <table:table-row table:style-name="ro1">
          <table:table-cell office:value-type="float" office:value="20.63" calcext:value-type="float">
            <text:p>20.63</text:p>
          </table:table-cell>
          <table:table-cell office:value-type="float" office:value="0.0417933" calcext:value-type="float">
            <text:p>0.0417933</text:p>
          </table:table-cell>
          <table:table-cell table:formula="of:=[.A938]-[.$A$446]"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20.63" calcext:value-type="float">
            <text:p>20.63</text:p>
          </table:table-cell>
          <table:table-cell office:value-type="float" office:value="0.0418216" calcext:value-type="float">
            <text:p>0.0418216</text:p>
          </table:table-cell>
          <table:table-cell table:formula="of:=[.A939]-[.$A$446]"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0.0418337" calcext:value-type="float">
            <text:p>0.0418337</text:p>
          </table:table-cell>
          <table:table-cell table:formula="of:=[.A940]-[.$A$446]"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0.0418445" calcext:value-type="float">
            <text:p>0.0418445</text:p>
          </table:table-cell>
          <table:table-cell table:formula="of:=[.A941]-[.$A$446]" office:value-type="float" office:value="10.62" calcext:value-type="float">
            <text:p>10.62</text:p>
          </table:table-cell>
        </table:table-row>
        <table:table-row table:style-name="ro1">
          <table:table-cell office:value-type="float" office:value="20.69" calcext:value-type="float">
            <text:p>20.69</text:p>
          </table:table-cell>
          <table:table-cell office:value-type="float" office:value="0.0418752" calcext:value-type="float">
            <text:p>0.0418752</text:p>
          </table:table-cell>
          <table:table-cell table:formula="of:=[.A942]-[.$A$446]" office:value-type="float" office:value="10.66" calcext:value-type="float">
            <text:p>10.66</text:p>
          </table:table-cell>
        </table:table-row>
        <table:table-row table:style-name="ro1">
          <table:table-cell office:value-type="float" office:value="20.74" calcext:value-type="float">
            <text:p>20.74</text:p>
          </table:table-cell>
          <table:table-cell office:value-type="float" office:value="0.041889" calcext:value-type="float">
            <text:p>0.041889</text:p>
          </table:table-cell>
          <table:table-cell table:formula="of:=[.A943]-[.$A$446]"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20.78" calcext:value-type="float">
            <text:p>20.78</text:p>
          </table:table-cell>
          <table:table-cell office:value-type="float" office:value="0.0418822" calcext:value-type="float">
            <text:p>0.0418822</text:p>
          </table:table-cell>
          <table:table-cell table:formula="of:=[.A944]-[.$A$446]" office:value-type="float" office:value="10.75" calcext:value-type="float">
            <text:p>10.75</text:p>
          </table:table-cell>
        </table:table-row>
        <table:table-row table:style-name="ro1">
          <table:table-cell office:value-type="float" office:value="20.79" calcext:value-type="float">
            <text:p>20.79</text:p>
          </table:table-cell>
          <table:table-cell office:value-type="float" office:value="0.0418783" calcext:value-type="float">
            <text:p>0.0418783</text:p>
          </table:table-cell>
          <table:table-cell table:formula="of:=[.A945]-[.$A$446]"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0.0418736" calcext:value-type="float">
            <text:p>0.0418736</text:p>
          </table:table-cell>
          <table:table-cell table:formula="of:=[.A946]-[.$A$446]" office:value-type="float" office:value="10.77" calcext:value-type="float">
            <text:p>10.77</text:p>
          </table:table-cell>
        </table:table-row>
        <table:table-row table:style-name="ro1">
          <table:table-cell office:value-type="float" office:value="20.84" calcext:value-type="float">
            <text:p>20.84</text:p>
          </table:table-cell>
          <table:table-cell office:value-type="float" office:value="0.0418472" calcext:value-type="float">
            <text:p>0.0418472</text:p>
          </table:table-cell>
          <table:table-cell table:formula="of:=[.A947]-[.$A$446]" office:value-type="float" office:value="10.81" calcext:value-type="float">
            <text:p>10.81</text:p>
          </table:table-cell>
        </table:table-row>
        <table:table-row table:style-name="ro1">
          <table:table-cell office:value-type="float" office:value="20.89" calcext:value-type="float">
            <text:p>20.89</text:p>
          </table:table-cell>
          <table:table-cell office:value-type="float" office:value="0.0417996" calcext:value-type="float">
            <text:p>0.0417996</text:p>
          </table:table-cell>
          <table:table-cell table:formula="of:=[.A948]-[.$A$446]" office:value-type="float" office:value="10.86" calcext:value-type="float">
            <text:p>10.86</text:p>
          </table:table-cell>
        </table:table-row>
        <table:table-row table:style-name="ro1">
          <table:table-cell office:value-type="float" office:value="20.93" calcext:value-type="float">
            <text:p>20.93</text:p>
          </table:table-cell>
          <table:table-cell office:value-type="float" office:value="0.0417641" calcext:value-type="float">
            <text:p>0.0417641</text:p>
          </table:table-cell>
          <table:table-cell table:formula="of:=[.A949]-[.$A$446]"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20.93" calcext:value-type="float">
            <text:p>20.93</text:p>
          </table:table-cell>
          <table:table-cell office:value-type="float" office:value="0.0417512" calcext:value-type="float">
            <text:p>0.0417512</text:p>
          </table:table-cell>
          <table:table-cell table:formula="of:=[.A950]-[.$A$446]"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20.94" calcext:value-type="float">
            <text:p>20.94</text:p>
          </table:table-cell>
          <table:table-cell office:value-type="float" office:value="0.0417379" calcext:value-type="float">
            <text:p>0.0417379</text:p>
          </table:table-cell>
          <table:table-cell table:formula="of:=[.A951]-[.$A$446]" office:value-type="float" office:value="10.91" calcext:value-type="float">
            <text:p>10.91</text:p>
          </table:table-cell>
        </table:table-row>
        <table:table-row table:style-name="ro1">
          <table:table-cell office:value-type="float" office:value="20.95" calcext:value-type="float">
            <text:p>20.95</text:p>
          </table:table-cell>
          <table:table-cell office:value-type="float" office:value="0.0417241" calcext:value-type="float">
            <text:p>0.0417241</text:p>
          </table:table-cell>
          <table:table-cell table:formula="of:=[.A952]-[.$A$446]" office:value-type="float" office:value="10.92" calcext:value-type="float">
            <text:p>10.92</text:p>
          </table:table-cell>
        </table:table-row>
        <table:table-row table:style-name="ro1">
          <table:table-cell office:value-type="float" office:value="20.99" calcext:value-type="float">
            <text:p>20.99</text:p>
          </table:table-cell>
          <table:table-cell office:value-type="float" office:value="0.0416803" calcext:value-type="float">
            <text:p>0.0416803</text:p>
          </table:table-cell>
          <table:table-cell table:formula="of:=[.A953]-[.$A$446]" office:value-type="float" office:value="10.96" calcext:value-type="float">
            <text:p>10.96</text:p>
          </table:table-cell>
        </table:table-row>
        <table:table-row table:style-name="ro1">
          <table:table-cell office:value-type="float" office:value="21.03" calcext:value-type="float">
            <text:p>21.03</text:p>
          </table:table-cell>
          <table:table-cell office:value-type="float" office:value="0.0416494" calcext:value-type="float">
            <text:p>0.0416494</text:p>
          </table:table-cell>
          <table:table-cell table:formula="of:=[.A954]-[.$A$44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.03" calcext:value-type="float">
            <text:p>21.03</text:p>
          </table:table-cell>
          <table:table-cell office:value-type="float" office:value="0.0416006" calcext:value-type="float">
            <text:p>0.0416006</text:p>
          </table:table-cell>
          <table:table-cell table:formula="of:=[.A955]-[.$A$44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.08" calcext:value-type="float">
            <text:p>21.08</text:p>
          </table:table-cell>
          <table:table-cell office:value-type="float" office:value="0.0415317" calcext:value-type="float">
            <text:p>0.0415317</text:p>
          </table:table-cell>
          <table:table-cell table:formula="of:=[.A956]-[.$A$446]" office:value-type="float" office:value="11.05" calcext:value-type="float">
            <text:p>11.05</text:p>
          </table:table-cell>
        </table:table-row>
        <table:table-row table:style-name="ro1">
          <table:table-cell office:value-type="float" office:value="21.08" calcext:value-type="float">
            <text:p>21.08</text:p>
          </table:table-cell>
          <table:table-cell office:value-type="float" office:value="0.0415139" calcext:value-type="float">
            <text:p>0.0415139</text:p>
          </table:table-cell>
          <table:table-cell table:formula="of:=[.A957]-[.$A$446]" office:value-type="float" office:value="11.05" calcext:value-type="float">
            <text:p>11.05</text:p>
          </table:table-cell>
        </table:table-row>
        <table:table-row table:style-name="ro1">
          <table:table-cell office:value-type="float" office:value="21.13" calcext:value-type="float">
            <text:p>21.13</text:p>
          </table:table-cell>
          <table:table-cell office:value-type="float" office:value="0.041422" calcext:value-type="float">
            <text:p>0.041422</text:p>
          </table:table-cell>
          <table:table-cell table:formula="of:=[.A958]-[.$A$446]"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21.17" calcext:value-type="float">
            <text:p>21.17</text:p>
          </table:table-cell>
          <table:table-cell office:value-type="float" office:value="0.041346" calcext:value-type="float">
            <text:p>0.041346</text:p>
          </table:table-cell>
          <table:table-cell table:formula="of:=[.A959]-[.$A$446]" office:value-type="float" office:value="11.14" calcext:value-type="float">
            <text:p>11.14</text:p>
          </table:table-cell>
        </table:table-row>
        <table:table-row table:style-name="ro1">
          <table:table-cell office:value-type="float" office:value="21.18" calcext:value-type="float">
            <text:p>21.18</text:p>
          </table:table-cell>
          <table:table-cell office:value-type="float" office:value="0.0413268" calcext:value-type="float">
            <text:p>0.0413268</text:p>
          </table:table-cell>
          <table:table-cell table:formula="of:=[.A960]-[.$A$446]" office:value-type="float" office:value="11.15" calcext:value-type="float">
            <text:p>11.15</text:p>
          </table:table-cell>
        </table:table-row>
        <table:table-row table:style-name="ro1">
          <table:table-cell office:value-type="float" office:value="21.19" calcext:value-type="float">
            <text:p>21.19</text:p>
          </table:table-cell>
          <table:table-cell office:value-type="float" office:value="0.0413075" calcext:value-type="float">
            <text:p>0.0413075</text:p>
          </table:table-cell>
          <table:table-cell table:formula="of:=[.A961]-[.$A$446]" office:value-type="float" office:value="11.16" calcext:value-type="float">
            <text:p>11.16</text:p>
          </table:table-cell>
        </table:table-row>
        <table:table-row table:style-name="ro1">
          <table:table-cell office:value-type="float" office:value="21.23" calcext:value-type="float">
            <text:p>21.23</text:p>
          </table:table-cell>
          <table:table-cell office:value-type="float" office:value="0.0412688" calcext:value-type="float">
            <text:p>0.0412688</text:p>
          </table:table-cell>
          <table:table-cell table:formula="of:=[.A962]-[.$A$446]"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23" calcext:value-type="float">
            <text:p>21.23</text:p>
          </table:table-cell>
          <table:table-cell office:value-type="float" office:value="0.0412299" calcext:value-type="float">
            <text:p>0.0412299</text:p>
          </table:table-cell>
          <table:table-cell table:formula="of:=[.A963]-[.$A$446]"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27" calcext:value-type="float">
            <text:p>21.27</text:p>
          </table:table-cell>
          <table:table-cell office:value-type="float" office:value="0.0411523" calcext:value-type="float">
            <text:p>0.0411523</text:p>
          </table:table-cell>
          <table:table-cell table:formula="of:=[.A964]-[.$A$446]" office:value-type="float" office:value="11.24" calcext:value-type="float">
            <text:p>11.24</text:p>
          </table:table-cell>
        </table:table-row>
        <table:table-row table:style-name="ro1">
          <table:table-cell office:value-type="float" office:value="21.32" calcext:value-type="float">
            <text:p>21.32</text:p>
          </table:table-cell>
          <table:table-cell office:value-type="float" office:value="0.041075" calcext:value-type="float">
            <text:p>0.041075</text:p>
          </table:table-cell>
          <table:table-cell table:formula="of:=[.A965]-[.$A$446]" office:value-type="float" office:value="11.29" calcext:value-type="float">
            <text:p>11.29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0.0409796" calcext:value-type="float">
            <text:p>0.0409796</text:p>
          </table:table-cell>
          <table:table-cell table:formula="of:=[.A966]-[.$A$446]" office:value-type="float" office:value="11.33" calcext:value-type="float">
            <text:p>11.33</text:p>
          </table:table-cell>
        </table:table-row>
        <table:table-row table:style-name="ro1">
          <table:table-cell office:value-type="float" office:value="21.41" calcext:value-type="float">
            <text:p>21.41</text:p>
          </table:table-cell>
          <table:table-cell office:value-type="float" office:value="0.0409232" calcext:value-type="float">
            <text:p>0.0409232</text:p>
          </table:table-cell>
          <table:table-cell table:formula="of:=[.A967]-[.$A$446]" office:value-type="float" office:value="11.38" calcext:value-type="float">
            <text:p>11.38</text:p>
          </table:table-cell>
        </table:table-row>
        <table:table-row table:style-name="ro1">
          <table:table-cell office:value-type="float" office:value="21.41" calcext:value-type="float">
            <text:p>21.41</text:p>
          </table:table-cell>
          <table:table-cell office:value-type="float" office:value="0.0409047" calcext:value-type="float">
            <text:p>0.0409047</text:p>
          </table:table-cell>
          <table:table-cell table:formula="of:=[.A968]-[.$A$446]" office:value-type="float" office:value="11.38" calcext:value-type="float">
            <text:p>11.38</text:p>
          </table:table-cell>
        </table:table-row>
        <table:table-row table:style-name="ro1">
          <table:table-cell office:value-type="float" office:value="21.41" calcext:value-type="float">
            <text:p>21.41</text:p>
          </table:table-cell>
          <table:table-cell office:value-type="float" office:value="0.0408862" calcext:value-type="float">
            <text:p>0.0408862</text:p>
          </table:table-cell>
          <table:table-cell table:formula="of:=[.A969]-[.$A$446]" office:value-type="float" office:value="11.38" calcext:value-type="float">
            <text:p>11.38</text:p>
          </table:table-cell>
        </table:table-row>
        <table:table-row table:style-name="ro1">
          <table:table-cell office:value-type="float" office:value="21.42" calcext:value-type="float">
            <text:p>21.42</text:p>
          </table:table-cell>
          <table:table-cell office:value-type="float" office:value="0.0408678" calcext:value-type="float">
            <text:p>0.0408678</text:p>
          </table:table-cell>
          <table:table-cell table:formula="of:=[.A970]-[.$A$446]" office:value-type="float" office:value="11.39" calcext:value-type="float">
            <text:p>11.39</text:p>
          </table:table-cell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0.0408134" calcext:value-type="float">
            <text:p>0.0408134</text:p>
          </table:table-cell>
          <table:table-cell table:formula="of:=[.A971]-[.$A$446]" office:value-type="float" office:value="11.43" calcext:value-type="float">
            <text:p>11.43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0.0407602" calcext:value-type="float">
            <text:p>0.0407602</text:p>
          </table:table-cell>
          <table:table-cell table:formula="of:=[.A972]-[.$A$446]" office:value-type="float" office:value="11.47" calcext:value-type="float">
            <text:p>11.47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0.0407255" calcext:value-type="float">
            <text:p>0.0407255</text:p>
          </table:table-cell>
          <table:table-cell table:formula="of:=[.A973]-[.$A$446]" office:value-type="float" office:value="11.47" calcext:value-type="float">
            <text:p>11.47</text:p>
          </table:table-cell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0.0406745" calcext:value-type="float">
            <text:p>0.0406745</text:p>
          </table:table-cell>
          <table:table-cell table:formula="of:=[.A974]-[.$A$446]"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0.0406412" calcext:value-type="float">
            <text:p>0.0406412</text:p>
          </table:table-cell>
          <table:table-cell table:formula="of:=[.A975]-[.$A$446]"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21.59" calcext:value-type="float">
            <text:p>21.59</text:p>
          </table:table-cell>
          <table:table-cell office:value-type="float" office:value="0.0405926" calcext:value-type="float">
            <text:p>0.0405926</text:p>
          </table:table-cell>
          <table:table-cell table:formula="of:=[.A976]-[.$A$446]" office:value-type="float" office:value="11.56" calcext:value-type="float">
            <text:p>11.56</text:p>
          </table:table-cell>
        </table:table-row>
        <table:table-row table:style-name="ro1">
          <table:table-cell office:value-type="float" office:value="21.59" calcext:value-type="float">
            <text:p>21.59</text:p>
          </table:table-cell>
          <table:table-cell office:value-type="float" office:value="0.0405767" calcext:value-type="float">
            <text:p>0.0405767</text:p>
          </table:table-cell>
          <table:table-cell table:formula="of:=[.A977]-[.$A$446]" office:value-type="float" office:value="11.56" calcext:value-type="float">
            <text:p>11.56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0.040561" calcext:value-type="float">
            <text:p>0.040561</text:p>
          </table:table-cell>
          <table:table-cell table:formula="of:=[.A978]-[.$A$446]" office:value-type="float" office:value="11.57" calcext:value-type="float">
            <text:p>11.57</text:p>
          </table:table-cell>
        </table:table-row>
        <table:table-row table:style-name="ro1">
          <table:table-cell office:value-type="float" office:value="21.61" calcext:value-type="float">
            <text:p>21.61</text:p>
          </table:table-cell>
          <table:table-cell office:value-type="float" office:value="0.0405455" calcext:value-type="float">
            <text:p>0.0405455</text:p>
          </table:table-cell>
          <table:table-cell table:formula="of:=[.A979]-[.$A$446]" office:value-type="float" office:value="11.58" calcext:value-type="float">
            <text:p>11.58</text:p>
          </table:table-cell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0.0404852" calcext:value-type="float">
            <text:p>0.0404852</text:p>
          </table:table-cell>
          <table:table-cell table:formula="of:=[.A980]-[.$A$446]" office:value-type="float" office:value="11.62" calcext:value-type="float">
            <text:p>11.62</text:p>
          </table:table-cell>
        </table:table-row>
        <table:table-row table:style-name="ro1">
          <table:table-cell office:value-type="float" office:value="21.69" calcext:value-type="float">
            <text:p>21.69</text:p>
          </table:table-cell>
          <table:table-cell office:value-type="float" office:value="0.0404278" calcext:value-type="float">
            <text:p>0.0404278</text:p>
          </table:table-cell>
          <table:table-cell table:formula="of:=[.A981]-[.$A$446]" office:value-type="float" office:value="11.66" calcext:value-type="float">
            <text:p>11.66</text:p>
          </table:table-cell>
        </table:table-row>
        <table:table-row table:style-name="ro1">
          <table:table-cell office:value-type="float" office:value="21.74" calcext:value-type="float">
            <text:p>21.74</text:p>
          </table:table-cell>
          <table:table-cell office:value-type="float" office:value="0.0403602" calcext:value-type="float">
            <text:p>0.0403602</text:p>
          </table:table-cell>
          <table:table-cell table:formula="of:=[.A982]-[.$A$446]" office:value-type="float" office:value="11.71" calcext:value-type="float">
            <text:p>11.71</text:p>
          </table:table-cell>
        </table:table-row>
        <table:table-row table:style-name="ro1">
          <table:table-cell office:value-type="float" office:value="21.78" calcext:value-type="float">
            <text:p>21.78</text:p>
          </table:table-cell>
          <table:table-cell office:value-type="float" office:value="0.0403094" calcext:value-type="float">
            <text:p>0.0403094</text:p>
          </table:table-cell>
          <table:table-cell table:formula="of:=[.A983]-[.$A$446]"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21.79" calcext:value-type="float">
            <text:p>21.79</text:p>
          </table:table-cell>
          <table:table-cell office:value-type="float" office:value="0.0402972" calcext:value-type="float">
            <text:p>0.0402972</text:p>
          </table:table-cell>
          <table:table-cell table:formula="of:=[.A984]-[.$A$446]" office:value-type="float" office:value="11.76" calcext:value-type="float">
            <text:p>11.76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0.0402851" calcext:value-type="float">
            <text:p>0.0402851</text:p>
          </table:table-cell>
          <table:table-cell table:formula="of:=[.A985]-[.$A$446]" office:value-type="float" office:value="11.77" calcext:value-type="float">
            <text:p>11.77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0.0402501" calcext:value-type="float">
            <text:p>0.0402501</text:p>
          </table:table-cell>
          <table:table-cell table:formula="of:=[.A986]-[.$A$446]" office:value-type="float" office:value="11.81" calcext:value-type="float">
            <text:p>11.81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0.0402388" calcext:value-type="float">
            <text:p>0.0402388</text:p>
          </table:table-cell>
          <table:table-cell table:formula="of:=[.A987]-[.$A$446]" office:value-type="float" office:value="11.81" calcext:value-type="float">
            <text:p>11.81</text:p>
          </table:table-cell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0.040206" calcext:value-type="float">
            <text:p>0.040206</text:p>
          </table:table-cell>
          <table:table-cell table:formula="of:=[.A988]-[.$A$446]" office:value-type="float" office:value="11.85" calcext:value-type="float">
            <text:p>11.85</text:p>
          </table:table-cell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0.0401954" calcext:value-type="float">
            <text:p>0.0401954</text:p>
          </table:table-cell>
          <table:table-cell table:formula="of:=[.A989]-[.$A$446]" office:value-type="float" office:value="11.85" calcext:value-type="float">
            <text:p>11.85</text:p>
          </table:table-cell>
        </table:table-row>
        <table:table-row table:style-name="ro1">
          <table:table-cell office:value-type="float" office:value="21.93" calcext:value-type="float">
            <text:p>21.93</text:p>
          </table:table-cell>
          <table:table-cell office:value-type="float" office:value="0.0401648" calcext:value-type="float">
            <text:p>0.0401648</text:p>
          </table:table-cell>
          <table:table-cell table:formula="of:=[.A990]-[.$A$446]"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1.93" calcext:value-type="float">
            <text:p>21.93</text:p>
          </table:table-cell>
          <table:table-cell office:value-type="float" office:value="0.0401549" calcext:value-type="float">
            <text:p>0.0401549</text:p>
          </table:table-cell>
          <table:table-cell table:formula="of:=[.A991]-[.$A$446]"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1.97" calcext:value-type="float">
            <text:p>21.97</text:p>
          </table:table-cell>
          <table:table-cell office:value-type="float" office:value="0.0401357" calcext:value-type="float">
            <text:p>0.0401357</text:p>
          </table:table-cell>
          <table:table-cell table:formula="of:=[.A992]-[.$A$446]" office:value-type="float" office:value="11.94" calcext:value-type="float">
            <text:p>11.94</text:p>
          </table:table-cell>
        </table:table-row>
        <table:table-row table:style-name="ro1">
          <table:table-cell office:value-type="float" office:value="21.97" calcext:value-type="float">
            <text:p>21.97</text:p>
          </table:table-cell>
          <table:table-cell office:value-type="float" office:value="0.0401081" calcext:value-type="float">
            <text:p>0.0401081</text:p>
          </table:table-cell>
          <table:table-cell table:formula="of:=[.A993]-[.$A$446]" office:value-type="float" office:value="11.94" calcext:value-type="float">
            <text:p>11.94</text:p>
          </table:table-cell>
        </table:table-row>
        <table:table-row table:style-name="ro1">
          <table:table-cell office:value-type="float" office:value="22.01" calcext:value-type="float">
            <text:p>22.01</text:p>
          </table:table-cell>
          <table:table-cell office:value-type="float" office:value="0.040082" calcext:value-type="float">
            <text:p>0.040082</text:p>
          </table:table-cell>
          <table:table-cell table:formula="of:=[.A994]-[.$A$446]" office:value-type="float" office:value="11.98" calcext:value-type="float">
            <text:p>11.98</text:p>
          </table:table-cell>
        </table:table-row>
        <table:table-row table:style-name="ro1">
          <table:table-cell office:value-type="float" office:value="22.01" calcext:value-type="float">
            <text:p>22.01</text:p>
          </table:table-cell>
          <table:table-cell office:value-type="float" office:value="0.0400737" calcext:value-type="float">
            <text:p>0.0400737</text:p>
          </table:table-cell>
          <table:table-cell table:formula="of:=[.A995]-[.$A$446]" office:value-type="float" office:value="11.98" calcext:value-type="float">
            <text:p>11.98</text:p>
          </table:table-cell>
        </table:table-row>
        <table:table-row table:style-name="ro1">
          <table:table-cell office:value-type="float" office:value="22.02" calcext:value-type="float">
            <text:p>22.02</text:p>
          </table:table-cell>
          <table:table-cell office:value-type="float" office:value="0.0400655" calcext:value-type="float">
            <text:p>0.0400655</text:p>
          </table:table-cell>
          <table:table-cell table:formula="of:=[.A996]-[.$A$446]" office:value-type="float" office:value="11.99" calcext:value-type="float">
            <text:p>11.99</text:p>
          </table:table-cell>
        </table:table-row>
        <table:table-row table:style-name="ro1">
          <table:table-cell office:value-type="float" office:value="22.03" calcext:value-type="float">
            <text:p>22.03</text:p>
          </table:table-cell>
          <table:table-cell office:value-type="float" office:value="0.0400574" calcext:value-type="float">
            <text:p>0.0400574</text:p>
          </table:table-cell>
          <table:table-cell table:formula="of:=[.A997]-[.$A$44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.07" calcext:value-type="float">
            <text:p>22.07</text:p>
          </table:table-cell>
          <table:table-cell office:value-type="float" office:value="0.0400269" calcext:value-type="float">
            <text:p>0.0400269</text:p>
          </table:table-cell>
          <table:table-cell table:formula="of:=[.A998]-[.$A$446]" office:value-type="float" office:value="12.04" calcext:value-type="float">
            <text:p>12.04</text:p>
          </table:table-cell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0.0400125" calcext:value-type="float">
            <text:p>0.0400125</text:p>
          </table:table-cell>
          <table:table-cell table:formula="of:=[.A999]-[.$A$446]" office:value-type="float" office:value="12.09" calcext:value-type="float">
            <text:p>12.09</text:p>
          </table:table-cell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0.0399987" calcext:value-type="float">
            <text:p>0.0399987</text:p>
          </table:table-cell>
          <table:table-cell table:formula="of:=[.A1000]-[.$A$446]" office:value-type="float" office:value="12.09" calcext:value-type="float">
            <text:p>12.09</text:p>
          </table:table-cell>
        </table:table-row>
        <table:table-row table:style-name="ro1">
          <table:table-cell office:value-type="float" office:value="22.16" calcext:value-type="float">
            <text:p>22.16</text:p>
          </table:table-cell>
          <table:table-cell office:value-type="float" office:value="0.0399855" calcext:value-type="float">
            <text:p>0.0399855</text:p>
          </table:table-cell>
          <table:table-cell table:formula="of:=[.A1001]-[.$A$446]" office:value-type="float" office:value="12.13" calcext:value-type="float">
            <text:p>12.13</text:p>
          </table:table-cell>
        </table:table-row>
        <table:table-row table:style-name="ro1">
          <table:table-cell office:value-type="float" office:value="22.16" calcext:value-type="float">
            <text:p>22.16</text:p>
          </table:table-cell>
          <table:table-cell office:value-type="float" office:value="0.0399668" calcext:value-type="float">
            <text:p>0.0399668</text:p>
          </table:table-cell>
          <table:table-cell table:formula="of:=[.A1002]-[.$A$446]" office:value-type="float" office:value="12.13" calcext:value-type="float">
            <text:p>12.13</text:p>
          </table:table-cell>
        </table:table-row>
        <table:table-row table:style-name="ro1">
          <table:table-cell office:value-type="float" office:value="22.21" calcext:value-type="float">
            <text:p>22.21</text:p>
          </table:table-cell>
          <table:table-cell office:value-type="float" office:value="0.0399382" calcext:value-type="float">
            <text:p>0.0399382</text:p>
          </table:table-cell>
          <table:table-cell table:formula="of:=[.A1003]-[.$A$446]" office:value-type="float" office:value="12.18" calcext:value-type="float">
            <text:p>12.18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0.0399226" calcext:value-type="float">
            <text:p>0.0399226</text:p>
          </table:table-cell>
          <table:table-cell table:formula="of:=[.A1004]-[.$A$446]" office:value-type="float" office:value="12.22" calcext:value-type="float">
            <text:p>12.22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0.0399177" calcext:value-type="float">
            <text:p>0.0399177</text:p>
          </table:table-cell>
          <table:table-cell table:formula="of:=[.A1005]-[.$A$446]" office:value-type="float" office:value="12.22" calcext:value-type="float">
            <text:p>12.22</text:p>
          </table:table-cell>
        </table:table-row>
        <table:table-row table:style-name="ro1">
          <table:table-cell office:value-type="float" office:value="22.26" calcext:value-type="float">
            <text:p>22.26</text:p>
          </table:table-cell>
          <table:table-cell office:value-type="float" office:value="0.0399129" calcext:value-type="float">
            <text:p>0.0399129</text:p>
          </table:table-cell>
          <table:table-cell table:formula="of:=[.A1006]-[.$A$446]" office:value-type="float" office:value="12.23" calcext:value-type="float">
            <text:p>12.23</text:p>
          </table:table-cell>
        </table:table-row>
        <table:table-row table:style-name="ro1">
          <table:table-cell office:value-type="float" office:value="22.27" calcext:value-type="float">
            <text:p>22.27</text:p>
          </table:table-cell>
          <table:table-cell office:value-type="float" office:value="0.0399082" calcext:value-type="float">
            <text:p>0.0399082</text:p>
          </table:table-cell>
          <table:table-cell table:formula="of:=[.A1007]-[.$A$446]" office:value-type="float" office:value="12.24" calcext:value-type="float">
            <text:p>12.24</text:p>
          </table:table-cell>
        </table:table-row>
        <table:table-row table:style-name="ro1">
          <table:table-cell office:value-type="float" office:value="22.31" calcext:value-type="float">
            <text:p>22.31</text:p>
          </table:table-cell>
          <table:table-cell office:value-type="float" office:value="0.0398905" calcext:value-type="float">
            <text:p>0.0398905</text:p>
          </table:table-cell>
          <table:table-cell table:formula="of:=[.A1008]-[.$A$446]" office:value-type="float" office:value="12.28" calcext:value-type="float">
            <text:p>12.28</text:p>
          </table:table-cell>
        </table:table-row>
        <table:table-row table:style-name="ro1">
          <table:table-cell office:value-type="float" office:value="22.35" calcext:value-type="float">
            <text:p>22.35</text:p>
          </table:table-cell>
          <table:table-cell office:value-type="float" office:value="0.0398823" calcext:value-type="float">
            <text:p>0.0398823</text:p>
          </table:table-cell>
          <table:table-cell table:formula="of:=[.A1009]-[.$A$446]" office:value-type="float" office:value="12.32" calcext:value-type="float">
            <text:p>12.32</text:p>
          </table:table-cell>
        </table:table-row>
        <table:table-row table:style-name="ro1">
          <table:table-cell office:value-type="float" office:value="22.35" calcext:value-type="float">
            <text:p>22.35</text:p>
          </table:table-cell>
          <table:table-cell office:value-type="float" office:value="0.0398745" calcext:value-type="float">
            <text:p>0.0398745</text:p>
          </table:table-cell>
          <table:table-cell table:formula="of:=[.A1010]-[.$A$446]" office:value-type="float" office:value="12.32" calcext:value-type="float">
            <text:p>12.32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0398636" calcext:value-type="float">
            <text:p>0.0398636</text:p>
          </table:table-cell>
          <table:table-cell table:formula="of:=[.A1011]-[.$A$446]" office:value-type="float" office:value="12.37" calcext:value-type="float">
            <text:p>12.37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0398568" calcext:value-type="float">
            <text:p>0.0398568</text:p>
          </table:table-cell>
          <table:table-cell table:formula="of:=[.A1012]-[.$A$446]" office:value-type="float" office:value="12.37" calcext:value-type="float">
            <text:p>12.37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0.0398473" calcext:value-type="float">
            <text:p>0.0398473</text:p>
          </table:table-cell>
          <table:table-cell table:formula="of:=[.A1013]-[.$A$446]" office:value-type="float" office:value="12.41" calcext:value-type="float">
            <text:p>12.41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0.0398444" calcext:value-type="float">
            <text:p>0.0398444</text:p>
          </table:table-cell>
          <table:table-cell table:formula="of:=[.A1014]-[.$A$446]" office:value-type="float" office:value="12.41" calcext:value-type="float">
            <text:p>12.41</text:p>
          </table:table-cell>
        </table:table-row>
        <table:table-row table:style-name="ro1">
          <table:table-cell office:value-type="float" office:value="22.45" calcext:value-type="float">
            <text:p>22.45</text:p>
          </table:table-cell>
          <table:table-cell office:value-type="float" office:value="0.0398415" calcext:value-type="float">
            <text:p>0.0398415</text:p>
          </table:table-cell>
          <table:table-cell table:formula="of:=[.A1015]-[.$A$446]" office:value-type="float" office:value="12.42" calcext:value-type="float">
            <text:p>12.42</text:p>
          </table:table-cell>
        </table:table-row>
        <table:table-row table:style-name="ro1">
          <table:table-cell office:value-type="float" office:value="22.46" calcext:value-type="float">
            <text:p>22.46</text:p>
          </table:table-cell>
          <table:table-cell office:value-type="float" office:value="0.0398386" calcext:value-type="float">
            <text:p>0.0398386</text:p>
          </table:table-cell>
          <table:table-cell table:formula="of:=[.A1016]-[.$A$446]" office:value-type="float" office:value="12.43" calcext:value-type="float">
            <text:p>12.43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0.0398333" calcext:value-type="float">
            <text:p>0.0398333</text:p>
          </table:table-cell>
          <table:table-cell table:formula="of:=[.A1017]-[.$A$446]" office:value-type="float" office:value="12.47" calcext:value-type="float">
            <text:p>12.47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0.0398282" calcext:value-type="float">
            <text:p>0.0398282</text:p>
          </table:table-cell>
          <table:table-cell table:formula="of:=[.A1018]-[.$A$446]" office:value-type="float" office:value="12.47" calcext:value-type="float">
            <text:p>12.47</text:p>
          </table:table-cell>
        </table:table-row>
        <table:table-row table:style-name="ro1">
          <table:table-cell office:value-type="float" office:value="22.54" calcext:value-type="float">
            <text:p>22.54</text:p>
          </table:table-cell>
          <table:table-cell office:value-type="float" office:value="0.0398235" calcext:value-type="float">
            <text:p>0.0398235</text:p>
          </table:table-cell>
          <table:table-cell table:formula="of:=[.A1019]-[.$A$446]" office:value-type="float" office:value="12.51" calcext:value-type="float">
            <text:p>12.51</text:p>
          </table:table-cell>
        </table:table-row>
        <table:table-row table:style-name="ro1">
          <table:table-cell office:value-type="float" office:value="22.54" calcext:value-type="float">
            <text:p>22.54</text:p>
          </table:table-cell>
          <table:table-cell office:value-type="float" office:value="0.039819" calcext:value-type="float">
            <text:p>0.039819</text:p>
          </table:table-cell>
          <table:table-cell table:formula="of:=[.A1020]-[.$A$446]" office:value-type="float" office:value="12.51" calcext:value-type="float">
            <text:p>12.51</text:p>
          </table:table-cell>
        </table:table-row>
        <table:table-row table:style-name="ro1">
          <table:table-cell office:value-type="float" office:value="22.59" calcext:value-type="float">
            <text:p>22.59</text:p>
          </table:table-cell>
          <table:table-cell office:value-type="float" office:value="0.0398128" calcext:value-type="float">
            <text:p>0.0398128</text:p>
          </table:table-cell>
          <table:table-cell table:formula="of:=[.A1021]-[.$A$446]" office:value-type="float" office:value="12.56" calcext:value-type="float">
            <text:p>12.56</text:p>
          </table:table-cell>
        </table:table-row>
        <table:table-row table:style-name="ro1">
          <table:table-cell office:value-type="float" office:value="22.59" calcext:value-type="float">
            <text:p>22.59</text:p>
          </table:table-cell>
          <table:table-cell office:value-type="float" office:value="0.0398109" calcext:value-type="float">
            <text:p>0.0398109</text:p>
          </table:table-cell>
          <table:table-cell table:formula="of:=[.A1022]-[.$A$446]" office:value-type="float" office:value="12.56" calcext:value-type="float">
            <text:p>12.56</text:p>
          </table:table-cell>
        </table:table-row>
        <table:table-row table:style-name="ro1">
          <table:table-cell office:value-type="float" office:value="22.63" calcext:value-type="float">
            <text:p>22.63</text:p>
          </table:table-cell>
          <table:table-cell office:value-type="float" office:value="0.0398055" calcext:value-type="float">
            <text:p>0.0398055</text:p>
          </table:table-cell>
          <table:table-cell table:formula="of:=[.A1023]-[.$A$446]"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22.63" calcext:value-type="float">
            <text:p>22.63</text:p>
          </table:table-cell>
          <table:table-cell office:value-type="float" office:value="0.0398022" calcext:value-type="float">
            <text:p>0.0398022</text:p>
          </table:table-cell>
          <table:table-cell table:formula="of:=[.A1024]-[.$A$446]"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22.67" calcext:value-type="float">
            <text:p>22.67</text:p>
          </table:table-cell>
          <table:table-cell office:value-type="float" office:value="0.0397978" calcext:value-type="float">
            <text:p>0.0397978</text:p>
          </table:table-cell>
          <table:table-cell table:formula="of:=[.A1025]-[.$A$446]" office:value-type="float" office:value="12.64" calcext:value-type="float">
            <text:p>12.64</text:p>
          </table:table-cell>
        </table:table-row>
        <table:table-row table:style-name="ro1">
          <table:table-cell office:value-type="float" office:value="22.67" calcext:value-type="float">
            <text:p>22.67</text:p>
          </table:table-cell>
          <table:table-cell office:value-type="float" office:value="0.0397964" calcext:value-type="float">
            <text:p>0.0397964</text:p>
          </table:table-cell>
          <table:table-cell table:formula="of:=[.A1026]-[.$A$446]" office:value-type="float" office:value="12.64" calcext:value-type="float">
            <text:p>12.64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0.039795" calcext:value-type="float">
            <text:p>0.039795</text:p>
          </table:table-cell>
          <table:table-cell table:formula="of:=[.A1027]-[.$A$446]" office:value-type="float" office:value="12.65" calcext:value-type="float">
            <text:p>12.65</text:p>
          </table:table-cell>
        </table:table-row>
        <table:table-row table:style-name="ro1">
          <table:table-cell office:value-type="float" office:value="22.69" calcext:value-type="float">
            <text:p>22.69</text:p>
          </table:table-cell>
          <table:table-cell office:value-type="float" office:value="0.0397938" calcext:value-type="float">
            <text:p>0.0397938</text:p>
          </table:table-cell>
          <table:table-cell table:formula="of:=[.A1028]-[.$A$446]" office:value-type="float" office:value="12.66" calcext:value-type="float">
            <text:p>12.66</text:p>
          </table:table-cell>
        </table:table-row>
        <table:table-row table:style-name="ro1">
          <table:table-cell office:value-type="float" office:value="22.73" calcext:value-type="float">
            <text:p>22.73</text:p>
          </table:table-cell>
          <table:table-cell office:value-type="float" office:value="0.0397914" calcext:value-type="float">
            <text:p>0.0397914</text:p>
          </table:table-cell>
          <table:table-cell table:formula="of:=[.A1029]-[.$A$446]"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22.73" calcext:value-type="float">
            <text:p>22.73</text:p>
          </table:table-cell>
          <table:table-cell office:value-type="float" office:value="0.0397902" calcext:value-type="float">
            <text:p>0.0397902</text:p>
          </table:table-cell>
          <table:table-cell table:formula="of:=[.A1030]-[.$A$446]"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22.77" calcext:value-type="float">
            <text:p>22.77</text:p>
          </table:table-cell>
          <table:table-cell office:value-type="float" office:value="0.0397872" calcext:value-type="float">
            <text:p>0.0397872</text:p>
          </table:table-cell>
          <table:table-cell table:formula="of:=[.A1031]-[.$A$446]" office:value-type="float" office:value="12.74" calcext:value-type="float">
            <text:p>12.74</text:p>
          </table:table-cell>
        </table:table-row>
        <table:table-row table:style-name="ro1">
          <table:table-cell office:value-type="float" office:value="22.77" calcext:value-type="float">
            <text:p>22.77</text:p>
          </table:table-cell>
          <table:table-cell office:value-type="float" office:value="0.0397853" calcext:value-type="float">
            <text:p>0.0397853</text:p>
          </table:table-cell>
          <table:table-cell table:formula="of:=[.A1032]-[.$A$446]" office:value-type="float" office:value="12.74" calcext:value-type="float">
            <text:p>12.74</text:p>
          </table:table-cell>
        </table:table-row>
        <table:table-row table:style-name="ro1">
          <table:table-cell office:value-type="float" office:value="22.82" calcext:value-type="float">
            <text:p>22.82</text:p>
          </table:table-cell>
          <table:table-cell office:value-type="float" office:value="0.0397836" calcext:value-type="float">
            <text:p>0.0397836</text:p>
          </table:table-cell>
          <table:table-cell table:formula="of:=[.A1033]-[.$A$446]" office:value-type="float" office:value="12.79" calcext:value-type="float">
            <text:p>12.79</text:p>
          </table:table-cell>
        </table:table-row>
        <table:table-row table:style-name="ro1">
          <table:table-cell office:value-type="float" office:value="22.82" calcext:value-type="float">
            <text:p>22.82</text:p>
          </table:table-cell>
          <table:table-cell office:value-type="float" office:value="0.0397814" calcext:value-type="float">
            <text:p>0.0397814</text:p>
          </table:table-cell>
          <table:table-cell table:formula="of:=[.A1034]-[.$A$446]" office:value-type="float" office:value="12.79" calcext:value-type="float">
            <text:p>12.79</text:p>
          </table:table-cell>
        </table:table-row>
        <table:table-row table:style-name="ro1">
          <table:table-cell office:value-type="float" office:value="22.83" calcext:value-type="float">
            <text:p>22.83</text:p>
          </table:table-cell>
          <table:table-cell office:value-type="float" office:value="0.0397807" calcext:value-type="float">
            <text:p>0.0397807</text:p>
          </table:table-cell>
          <table:table-cell table:formula="of:=[.A1035]-[.$A$446]"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22.87" calcext:value-type="float">
            <text:p>22.87</text:p>
          </table:table-cell>
          <table:table-cell office:value-type="float" office:value="0.0397789" calcext:value-type="float">
            <text:p>0.0397789</text:p>
          </table:table-cell>
          <table:table-cell table:formula="of:=[.A1036]-[.$A$446]" office:value-type="float" office:value="12.84" calcext:value-type="float">
            <text:p>12.84</text:p>
          </table:table-cell>
        </table:table-row>
        <table:table-row table:style-name="ro1">
          <table:table-cell office:value-type="float" office:value="22.87" calcext:value-type="float">
            <text:p>22.87</text:p>
          </table:table-cell>
          <table:table-cell office:value-type="float" office:value="0.0397784" calcext:value-type="float">
            <text:p>0.0397784</text:p>
          </table:table-cell>
          <table:table-cell table:formula="of:=[.A1037]-[.$A$446]" office:value-type="float" office:value="12.84" calcext:value-type="float">
            <text:p>12.84</text:p>
          </table:table-cell>
        </table:table-row>
        <table:table-row table:style-name="ro1">
          <table:table-cell office:value-type="float" office:value="22.91" calcext:value-type="float">
            <text:p>22.91</text:p>
          </table:table-cell>
          <table:table-cell office:value-type="float" office:value="0.039777" calcext:value-type="float">
            <text:p>0.039777</text:p>
          </table:table-cell>
          <table:table-cell table:formula="of:=[.A1038]-[.$A$446]" office:value-type="float" office:value="12.88" calcext:value-type="float">
            <text:p>12.88</text:p>
          </table:table-cell>
        </table:table-row>
        <table:table-row table:style-name="ro1">
          <table:table-cell office:value-type="float" office:value="22.91" calcext:value-type="float">
            <text:p>22.91</text:p>
          </table:table-cell>
          <table:table-cell office:value-type="float" office:value="0.0397765" calcext:value-type="float">
            <text:p>0.0397765</text:p>
          </table:table-cell>
          <table:table-cell table:formula="of:=[.A1039]-[.$A$446]" office:value-type="float" office:value="12.88" calcext:value-type="float">
            <text:p>12.88</text:p>
          </table:table-cell>
        </table:table-row>
        <table:table-row table:style-name="ro1">
          <table:table-cell office:value-type="float" office:value="22.96" calcext:value-type="float">
            <text:p>22.96</text:p>
          </table:table-cell>
          <table:table-cell office:value-type="float" office:value="0.0397758" calcext:value-type="float">
            <text:p>0.0397758</text:p>
          </table:table-cell>
          <table:table-cell table:formula="of:=[.A1040]-[.$A$446]" office:value-type="float" office:value="12.93" calcext:value-type="float">
            <text:p>12.93</text:p>
          </table:table-cell>
        </table:table-row>
        <table:table-row table:style-name="ro1">
          <table:table-cell office:value-type="float" office:value="22.96" calcext:value-type="float">
            <text:p>22.96</text:p>
          </table:table-cell>
          <table:table-cell office:value-type="float" office:value="0.0397752" calcext:value-type="float">
            <text:p>0.0397752</text:p>
          </table:table-cell>
          <table:table-cell table:formula="of:=[.A1041]-[.$A$446]" office:value-type="float" office:value="12.93" calcext:value-type="float">
            <text:p>12.93</text:p>
          </table:table-cell>
        </table:table-row>
        <table:table-row table:style-name="ro1">
          <table:table-cell office:value-type="float" office:value="23.01" calcext:value-type="float">
            <text:p>23.01</text:p>
          </table:table-cell>
          <table:table-cell office:value-type="float" office:value="0.0397744" calcext:value-type="float">
            <text:p>0.0397744</text:p>
          </table:table-cell>
          <table:table-cell table:formula="of:=[.A1042]-[.$A$446]" office:value-type="float" office:value="12.98" calcext:value-type="float">
            <text:p>12.98</text:p>
          </table:table-cell>
        </table:table-row>
        <table:table-row table:style-name="ro1">
          <table:table-cell office:value-type="float" office:value="23.01" calcext:value-type="float">
            <text:p>23.01</text:p>
          </table:table-cell>
          <table:table-cell office:value-type="float" office:value="0.0397738" calcext:value-type="float">
            <text:p>0.0397738</text:p>
          </table:table-cell>
          <table:table-cell table:formula="of:=[.A1043]-[.$A$446]" office:value-type="float" office:value="12.98" calcext:value-type="float">
            <text:p>12.98</text:p>
          </table:table-cell>
        </table:table-row>
        <table:table-row table:style-name="ro1">
          <table:table-cell office:value-type="float" office:value="23.05" calcext:value-type="float">
            <text:p>23.05</text:p>
          </table:table-cell>
          <table:table-cell office:value-type="float" office:value="0.0397735" calcext:value-type="float">
            <text:p>0.0397735</text:p>
          </table:table-cell>
          <table:table-cell table:formula="of:=[.A1044]-[.$A$446]" office:value-type="float" office:value="13.02" calcext:value-type="float">
            <text:p>13.02</text:p>
          </table:table-cell>
        </table:table-row>
        <table:table-row table:style-name="ro1">
          <table:table-cell office:value-type="float" office:value="23.05" calcext:value-type="float">
            <text:p>23.05</text:p>
          </table:table-cell>
          <table:table-cell office:value-type="float" office:value="0.0397733" calcext:value-type="float">
            <text:p>0.0397733</text:p>
          </table:table-cell>
          <table:table-cell table:formula="of:=[.A1045]-[.$A$446]" office:value-type="float" office:value="13.02" calcext:value-type="float">
            <text:p>13.02</text:p>
          </table:table-cell>
        </table:table-row>
        <table:table-row table:style-name="ro1">
          <table:table-cell office:value-type="float" office:value="23.06" calcext:value-type="float">
            <text:p>23.06</text:p>
          </table:table-cell>
          <table:table-cell office:value-type="float" office:value="0.0397732" calcext:value-type="float">
            <text:p>0.0397732</text:p>
          </table:table-cell>
          <table:table-cell table:formula="of:=[.A1046]-[.$A$446]" office:value-type="float" office:value="13.03" calcext:value-type="float">
            <text:p>13.03</text:p>
          </table:table-cell>
        </table:table-row>
        <table:table-row table:style-name="ro1">
          <table:table-cell office:value-type="float" office:value="23.07" calcext:value-type="float">
            <text:p>23.07</text:p>
          </table:table-cell>
          <table:table-cell office:value-type="float" office:value="0.0397732" calcext:value-type="float">
            <text:p>0.0397732</text:p>
          </table:table-cell>
          <table:table-cell table:formula="of:=[.A1047]-[.$A$446]" office:value-type="float" office:value="13.04" calcext:value-type="float">
            <text:p>13.04</text:p>
          </table:table-cell>
        </table:table-row>
        <table:table-row table:style-name="ro1">
          <table:table-cell office:value-type="float" office:value="23.11" calcext:value-type="float">
            <text:p>23.11</text:p>
          </table:table-cell>
          <table:table-cell office:value-type="float" office:value="0.0397731" calcext:value-type="float">
            <text:p>0.0397731</text:p>
          </table:table-cell>
          <table:table-cell table:formula="of:=[.A1048]-[.$A$446]" office:value-type="float" office:value="13.08" calcext:value-type="float">
            <text:p>13.08</text:p>
          </table:table-cell>
        </table:table-row>
        <table:table-row table:style-name="ro1">
          <table:table-cell office:value-type="float" office:value="23.11" calcext:value-type="float">
            <text:p>23.11</text:p>
          </table:table-cell>
          <table:table-cell office:value-type="float" office:value="0.0397731" calcext:value-type="float">
            <text:p>0.0397731</text:p>
          </table:table-cell>
          <table:table-cell table:formula="of:=[.A1049]-[.$A$446]" office:value-type="float" office:value="13.08" calcext:value-type="float">
            <text:p>13.08</text:p>
          </table:table-cell>
        </table:table-row>
        <table:table-row table:style-name="ro1">
          <table:table-cell office:value-type="float" office:value="23.15" calcext:value-type="float">
            <text:p>23.15</text:p>
          </table:table-cell>
          <table:table-cell office:value-type="float" office:value="0.0397732" calcext:value-type="float">
            <text:p>0.0397732</text:p>
          </table:table-cell>
          <table:table-cell table:formula="of:=[.A1050]-[.$A$446]" office:value-type="float" office:value="13.12" calcext:value-type="float">
            <text:p>13.12</text:p>
          </table:table-cell>
        </table:table-row>
        <table:table-row table:style-name="ro1">
          <table:table-cell office:value-type="float" office:value="23.15" calcext:value-type="float">
            <text:p>23.15</text:p>
          </table:table-cell>
          <table:table-cell office:value-type="float" office:value="0.0397733" calcext:value-type="float">
            <text:p>0.0397733</text:p>
          </table:table-cell>
          <table:table-cell table:formula="of:=[.A1051]-[.$A$446]" office:value-type="float" office:value="13.12" calcext:value-type="float">
            <text:p>13.12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0.0397735" calcext:value-type="float">
            <text:p>0.0397735</text:p>
          </table:table-cell>
          <table:table-cell table:formula="of:=[.A1052]-[.$A$446]" office:value-type="float" office:value="13.17" calcext:value-type="float">
            <text:p>13.17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0.0397737" calcext:value-type="float">
            <text:p>0.0397737</text:p>
          </table:table-cell>
          <table:table-cell table:formula="of:=[.A1053]-[.$A$446]" office:value-type="float" office:value="13.17" calcext:value-type="float">
            <text:p>13.17</text:p>
          </table:table-cell>
        </table:table-row>
        <table:table-row table:style-name="ro1">
          <table:table-cell office:value-type="float" office:value="23.24" calcext:value-type="float">
            <text:p>23.24</text:p>
          </table:table-cell>
          <table:table-cell office:value-type="float" office:value="0.039774" calcext:value-type="float">
            <text:p>0.039774</text:p>
          </table:table-cell>
          <table:table-cell table:formula="of:=[.A1054]-[.$A$446]" office:value-type="float" office:value="13.21" calcext:value-type="float">
            <text:p>13.21</text:p>
          </table:table-cell>
        </table:table-row>
        <table:table-row table:style-name="ro1">
          <table:table-cell office:value-type="float" office:value="23.24" calcext:value-type="float">
            <text:p>23.24</text:p>
          </table:table-cell>
          <table:table-cell office:value-type="float" office:value="0.0397742" calcext:value-type="float">
            <text:p>0.0397742</text:p>
          </table:table-cell>
          <table:table-cell table:formula="of:=[.A1055]-[.$A$446]" office:value-type="float" office:value="13.21" calcext:value-type="float">
            <text:p>13.21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0.0397744" calcext:value-type="float">
            <text:p>0.0397744</text:p>
          </table:table-cell>
          <table:table-cell table:formula="of:=[.A1056]-[.$A$446]" office:value-type="float" office:value="13.22" calcext:value-type="float">
            <text:p>13.22</text:p>
          </table:table-cell>
        </table:table-row>
        <table:table-row table:style-name="ro1">
          <table:table-cell office:value-type="float" office:value="23.26" calcext:value-type="float">
            <text:p>23.26</text:p>
          </table:table-cell>
          <table:table-cell office:value-type="float" office:value="0.0397745" calcext:value-type="float">
            <text:p>0.0397745</text:p>
          </table:table-cell>
          <table:table-cell table:formula="of:=[.A1057]-[.$A$446]" office:value-type="float" office:value="13.23" calcext:value-type="float">
            <text:p>13.23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0.0397753" calcext:value-type="float">
            <text:p>0.0397753</text:p>
          </table:table-cell>
          <table:table-cell table:formula="of:=[.A1058]-[.$A$446]" office:value-type="float" office:value="13.27" calcext:value-type="float">
            <text:p>13.27</text:p>
          </table:table-cell>
        </table:table-row>
        <table:table-row table:style-name="ro1">
          <table:table-cell office:value-type="float" office:value="23.35" calcext:value-type="float">
            <text:p>23.35</text:p>
          </table:table-cell>
          <table:table-cell office:value-type="float" office:value="0.0397758" calcext:value-type="float">
            <text:p>0.0397758</text:p>
          </table:table-cell>
          <table:table-cell table:formula="of:=[.A1059]-[.$A$446]" office:value-type="float" office:value="13.32" calcext:value-type="float">
            <text:p>13.32</text:p>
          </table:table-cell>
        </table:table-row>
        <table:table-row table:style-name="ro1">
          <table:table-cell office:value-type="float" office:value="23.35" calcext:value-type="float">
            <text:p>23.35</text:p>
          </table:table-cell>
          <table:table-cell office:value-type="float" office:value="0.039776" calcext:value-type="float">
            <text:p>0.039776</text:p>
          </table:table-cell>
          <table:table-cell table:formula="of:=[.A1060]-[.$A$446]" office:value-type="float" office:value="13.32" calcext:value-type="float">
            <text:p>13.32</text:p>
          </table:table-cell>
        </table:table-row>
        <table:table-row table:style-name="ro1">
          <table:table-cell office:value-type="float" office:value="23.39" calcext:value-type="float">
            <text:p>23.39</text:p>
          </table:table-cell>
          <table:table-cell office:value-type="float" office:value="0.0397767" calcext:value-type="float">
            <text:p>0.0397767</text:p>
          </table:table-cell>
          <table:table-cell table:formula="of:=[.A1061]-[.$A$446]" office:value-type="float" office:value="13.36" calcext:value-type="float">
            <text:p>13.36</text:p>
          </table:table-cell>
        </table:table-row>
        <table:table-row table:style-name="ro1">
          <table:table-cell office:value-type="float" office:value="23.39" calcext:value-type="float">
            <text:p>23.39</text:p>
          </table:table-cell>
          <table:table-cell office:value-type="float" office:value="0.0397771" calcext:value-type="float">
            <text:p>0.0397771</text:p>
          </table:table-cell>
          <table:table-cell table:formula="of:=[.A1062]-[.$A$446]" office:value-type="float" office:value="13.36" calcext:value-type="float">
            <text:p>13.36</text:p>
          </table:table-cell>
        </table:table-row>
        <table:table-row table:style-name="ro1">
          <table:table-cell office:value-type="float" office:value="23.43" calcext:value-type="float">
            <text:p>23.43</text:p>
          </table:table-cell>
          <table:table-cell office:value-type="float" office:value="0.0397778" calcext:value-type="float">
            <text:p>0.0397778</text:p>
          </table:table-cell>
          <table:table-cell table:formula="of:=[.A1063]-[.$A$446]"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23.43" calcext:value-type="float">
            <text:p>23.43</text:p>
          </table:table-cell>
          <table:table-cell office:value-type="float" office:value="0.039778" calcext:value-type="float">
            <text:p>0.039778</text:p>
          </table:table-cell>
          <table:table-cell table:formula="of:=[.A1064]-[.$A$446]"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23.44" calcext:value-type="float">
            <text:p>23.44</text:p>
          </table:table-cell>
          <table:table-cell office:value-type="float" office:value="0.0397782" calcext:value-type="float">
            <text:p>0.0397782</text:p>
          </table:table-cell>
          <table:table-cell table:formula="of:=[.A1065]-[.$A$446]" office:value-type="float" office:value="13.41" calcext:value-type="float">
            <text:p>13.41</text:p>
          </table:table-cell>
        </table:table-row>
        <table:table-row table:style-name="ro1">
          <table:table-cell office:value-type="float" office:value="23.45" calcext:value-type="float">
            <text:p>23.45</text:p>
          </table:table-cell>
          <table:table-cell office:value-type="float" office:value="0.0397785" calcext:value-type="float">
            <text:p>0.0397785</text:p>
          </table:table-cell>
          <table:table-cell table:formula="of:=[.A1066]-[.$A$446]" office:value-type="float" office:value="13.42" calcext:value-type="float">
            <text:p>13.42</text:p>
          </table:table-cell>
        </table:table-row>
        <table:table-row table:style-name="ro1">
          <table:table-cell office:value-type="float" office:value="23.49" calcext:value-type="float">
            <text:p>23.49</text:p>
          </table:table-cell>
          <table:table-cell office:value-type="float" office:value="0.0397792" calcext:value-type="float">
            <text:p>0.0397792</text:p>
          </table:table-cell>
          <table:table-cell table:formula="of:=[.A1067]-[.$A$446]" office:value-type="float" office:value="13.46" calcext:value-type="float">
            <text:p>13.46</text:p>
          </table:table-cell>
        </table:table-row>
        <table:table-row table:style-name="ro1">
          <table:table-cell office:value-type="float" office:value="23.49" calcext:value-type="float">
            <text:p>23.49</text:p>
          </table:table-cell>
          <table:table-cell office:value-type="float" office:value="0.0397794" calcext:value-type="float">
            <text:p>0.0397794</text:p>
          </table:table-cell>
          <table:table-cell table:formula="of:=[.A1068]-[.$A$446]" office:value-type="float" office:value="13.46" calcext:value-type="float">
            <text:p>13.46</text:p>
          </table:table-cell>
        </table:table-row>
        <table:table-row table:style-name="ro1">
          <table:table-cell office:value-type="float" office:value="23.53" calcext:value-type="float">
            <text:p>23.53</text:p>
          </table:table-cell>
          <table:table-cell office:value-type="float" office:value="0.0397804" calcext:value-type="float">
            <text:p>0.0397804</text:p>
          </table:table-cell>
          <table:table-cell table:formula="of:=[.A1069]-[.$A$446]"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23.58" calcext:value-type="float">
            <text:p>23.58</text:p>
          </table:table-cell>
          <table:table-cell office:value-type="float" office:value="0.0397813" calcext:value-type="float">
            <text:p>0.0397813</text:p>
          </table:table-cell>
          <table:table-cell table:formula="of:=[.A1070]-[.$A$446]" office:value-type="float" office:value="13.55" calcext:value-type="float">
            <text:p>13.55</text:p>
          </table:table-cell>
        </table:table-row>
        <table:table-row table:style-name="ro1">
          <table:table-cell office:value-type="float" office:value="23.58" calcext:value-type="float">
            <text:p>23.58</text:p>
          </table:table-cell>
          <table:table-cell office:value-type="float" office:value="0.0397816" calcext:value-type="float">
            <text:p>0.0397816</text:p>
          </table:table-cell>
          <table:table-cell table:formula="of:=[.A1071]-[.$A$446]" office:value-type="float" office:value="13.55" calcext:value-type="float">
            <text:p>13.55</text:p>
          </table:table-cell>
        </table:table-row>
        <table:table-row table:style-name="ro1">
          <table:table-cell office:value-type="float" office:value="23.63" calcext:value-type="float">
            <text:p>23.63</text:p>
          </table:table-cell>
          <table:table-cell office:value-type="float" office:value="0.0397825" calcext:value-type="float">
            <text:p>0.0397825</text:p>
          </table:table-cell>
          <table:table-cell table:formula="of:=[.A1072]-[.$A$446]"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23.63" calcext:value-type="float">
            <text:p>23.63</text:p>
          </table:table-cell>
          <table:table-cell office:value-type="float" office:value="0.0397827" calcext:value-type="float">
            <text:p>0.0397827</text:p>
          </table:table-cell>
          <table:table-cell table:formula="of:=[.A1073]-[.$A$446]"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.0397829" calcext:value-type="float">
            <text:p>0.0397829</text:p>
          </table:table-cell>
          <table:table-cell table:formula="of:=[.A1074]-[.$A$446]" office:value-type="float" office:value="13.61" calcext:value-type="float">
            <text:p>13.61</text:p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0.0397834" calcext:value-type="float">
            <text:p>0.0397834</text:p>
          </table:table-cell>
          <table:table-cell table:formula="of:=[.A1075]-[.$A$446]" office:value-type="float" office:value="13.65" calcext:value-type="float">
            <text:p>13.65</text:p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0.0397836" calcext:value-type="float">
            <text:p>0.0397836</text:p>
          </table:table-cell>
          <table:table-cell table:formula="of:=[.A1076]-[.$A$446]" office:value-type="float" office:value="13.65" calcext:value-type="float">
            <text:p>13.65</text:p>
          </table:table-cell>
        </table:table-row>
        <table:table-row table:style-name="ro1">
          <table:table-cell office:value-type="float" office:value="23.72" calcext:value-type="float">
            <text:p>23.72</text:p>
          </table:table-cell>
          <table:table-cell office:value-type="float" office:value="0.039784" calcext:value-type="float">
            <text:p>0.039784</text:p>
          </table:table-cell>
          <table:table-cell table:formula="of:=[.A1077]-[.$A$446]" office:value-type="float" office:value="13.69" calcext:value-type="float">
            <text:p>13.69</text:p>
          </table:table-cell>
        </table:table-row>
        <table:table-row table:style-name="ro1">
          <table:table-cell office:value-type="float" office:value="23.72" calcext:value-type="float">
            <text:p>23.72</text:p>
          </table:table-cell>
          <table:table-cell office:value-type="float" office:value="0.0397847" calcext:value-type="float">
            <text:p>0.0397847</text:p>
          </table:table-cell>
          <table:table-cell table:formula="of:=[.A1078]-[.$A$446]" office:value-type="float" office:value="13.69" calcext:value-type="float">
            <text:p>13.69</text:p>
          </table:table-cell>
        </table:table-row>
        <table:table-row table:style-name="ro1">
          <table:table-cell office:value-type="float" office:value="23.77" calcext:value-type="float">
            <text:p>23.77</text:p>
          </table:table-cell>
          <table:table-cell office:value-type="float" office:value="0.0397851" calcext:value-type="float">
            <text:p>0.0397851</text:p>
          </table:table-cell>
          <table:table-cell table:formula="of:=[.A1079]-[.$A$446]" office:value-type="float" office:value="13.74" calcext:value-type="float">
            <text:p>13.74</text:p>
          </table:table-cell>
        </table:table-row>
        <table:table-row table:style-name="ro1">
          <table:table-cell office:value-type="float" office:value="23.77" calcext:value-type="float">
            <text:p>23.77</text:p>
          </table:table-cell>
          <table:table-cell office:value-type="float" office:value="0.0397857" calcext:value-type="float">
            <text:p>0.0397857</text:p>
          </table:table-cell>
          <table:table-cell table:formula="of:=[.A1080]-[.$A$446]" office:value-type="float" office:value="13.74" calcext:value-type="float">
            <text:p>13.74</text:p>
          </table:table-cell>
        </table:table-row>
        <table:table-row table:style-name="ro1">
          <table:table-cell office:value-type="float" office:value="23.82" calcext:value-type="float">
            <text:p>23.82</text:p>
          </table:table-cell>
          <table:table-cell office:value-type="float" office:value="0.0397863" calcext:value-type="float">
            <text:p>0.0397863</text:p>
          </table:table-cell>
          <table:table-cell table:formula="of:=[.A1081]-[.$A$446]" office:value-type="float" office:value="13.79" calcext:value-type="float">
            <text:p>13.79</text:p>
          </table:table-cell>
        </table:table-row>
        <table:table-row table:style-name="ro1">
          <table:table-cell office:value-type="float" office:value="23.82" calcext:value-type="float">
            <text:p>23.82</text:p>
          </table:table-cell>
          <table:table-cell office:value-type="float" office:value="0.0397865" calcext:value-type="float">
            <text:p>0.0397865</text:p>
          </table:table-cell>
          <table:table-cell table:formula="of:=[.A1082]-[.$A$446]" office:value-type="float" office:value="13.79" calcext:value-type="float">
            <text:p>13.79</text:p>
          </table:table-cell>
        </table:table-row>
        <table:table-row table:style-name="ro1">
          <table:table-cell office:value-type="float" office:value="23.82" calcext:value-type="float">
            <text:p>23.82</text:p>
          </table:table-cell>
          <table:table-cell office:value-type="float" office:value="0.0397867" calcext:value-type="float">
            <text:p>0.0397867</text:p>
          </table:table-cell>
          <table:table-cell table:formula="of:=[.A1083]-[.$A$446]" office:value-type="float" office:value="13.79" calcext:value-type="float">
            <text:p>13.79</text:p>
          </table:table-cell>
        </table:table-row>
        <table:table-row table:style-name="ro1">
          <table:table-cell office:value-type="float" office:value="23.83" calcext:value-type="float">
            <text:p>23.83</text:p>
          </table:table-cell>
          <table:table-cell office:value-type="float" office:value="0.0397868" calcext:value-type="float">
            <text:p>0.0397868</text:p>
          </table:table-cell>
          <table:table-cell table:formula="of:=[.A1084]-[.$A$446]"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23.87" calcext:value-type="float">
            <text:p>23.87</text:p>
          </table:table-cell>
          <table:table-cell office:value-type="float" office:value="0.0397874" calcext:value-type="float">
            <text:p>0.0397874</text:p>
          </table:table-cell>
          <table:table-cell table:formula="of:=[.A1085]-[.$A$446]" office:value-type="float" office:value="13.84" calcext:value-type="float">
            <text:p>13.84</text:p>
          </table:table-cell>
        </table:table-row>
        <table:table-row table:style-name="ro1">
          <table:table-cell office:value-type="float" office:value="23.87" calcext:value-type="float">
            <text:p>23.87</text:p>
          </table:table-cell>
          <table:table-cell office:value-type="float" office:value="0.0397875" calcext:value-type="float">
            <text:p>0.0397875</text:p>
          </table:table-cell>
          <table:table-cell table:formula="of:=[.A1086]-[.$A$446]" office:value-type="float" office:value="13.84" calcext:value-type="float">
            <text:p>13.84</text:p>
          </table:table-cell>
        </table:table-row>
        <table:table-row table:style-name="ro1">
          <table:table-cell office:value-type="float" office:value="23.92" calcext:value-type="float">
            <text:p>23.92</text:p>
          </table:table-cell>
          <table:table-cell office:value-type="float" office:value="0.0397879" calcext:value-type="float">
            <text:p>0.0397879</text:p>
          </table:table-cell>
          <table:table-cell table:formula="of:=[.A1087]-[.$A$446]" office:value-type="float" office:value="13.89" calcext:value-type="float">
            <text:p>13.89</text:p>
          </table:table-cell>
        </table:table-row>
        <table:table-row table:style-name="ro1">
          <table:table-cell office:value-type="float" office:value="23.92" calcext:value-type="float">
            <text:p>23.92</text:p>
          </table:table-cell>
          <table:table-cell office:value-type="float" office:value="0.0397884" calcext:value-type="float">
            <text:p>0.0397884</text:p>
          </table:table-cell>
          <table:table-cell table:formula="of:=[.A1088]-[.$A$446]" office:value-type="float" office:value="13.89" calcext:value-type="float">
            <text:p>13.89</text:p>
          </table:table-cell>
        </table:table-row>
        <table:table-row table:style-name="ro1">
          <table:table-cell office:value-type="float" office:value="23.97" calcext:value-type="float">
            <text:p>23.97</text:p>
          </table:table-cell>
          <table:table-cell office:value-type="float" office:value="0.0397889" calcext:value-type="float">
            <text:p>0.0397889</text:p>
          </table:table-cell>
          <table:table-cell table:formula="of:=[.A1089]-[.$A$446]" office:value-type="float" office:value="13.94" calcext:value-type="float">
            <text:p>13.94</text:p>
          </table:table-cell>
        </table:table-row>
        <table:table-row table:style-name="ro1">
          <table:table-cell office:value-type="float" office:value="23.97" calcext:value-type="float">
            <text:p>23.97</text:p>
          </table:table-cell>
          <table:table-cell office:value-type="float" office:value="0.0397891" calcext:value-type="float">
            <text:p>0.0397891</text:p>
          </table:table-cell>
          <table:table-cell table:formula="of:=[.A1090]-[.$A$446]" office:value-type="float" office:value="13.94" calcext:value-type="float">
            <text:p>13.94</text:p>
          </table:table-cell>
        </table:table-row>
        <table:table-row table:style-name="ro1">
          <table:table-cell office:value-type="float" office:value="23.98" calcext:value-type="float">
            <text:p>23.98</text:p>
          </table:table-cell>
          <table:table-cell office:value-type="float" office:value="0.0397892" calcext:value-type="float">
            <text:p>0.0397892</text:p>
          </table:table-cell>
          <table:table-cell table:formula="of:=[.A1091]-[.$A$446]" office:value-type="float" office:value="13.95" calcext:value-type="float">
            <text:p>13.95</text:p>
          </table:table-cell>
        </table:table-row>
        <table:table-row table:style-name="ro1">
          <table:table-cell office:value-type="float" office:value="24.02" calcext:value-type="float">
            <text:p>24.02</text:p>
          </table:table-cell>
          <table:table-cell office:value-type="float" office:value="0.0397897" calcext:value-type="float">
            <text:p>0.0397897</text:p>
          </table:table-cell>
          <table:table-cell table:formula="of:=[.A1092]-[.$A$446]" office:value-type="float" office:value="13.99" calcext:value-type="float">
            <text:p>13.99</text:p>
          </table:table-cell>
        </table:table-row>
        <table:table-row table:style-name="ro1">
          <table:table-cell office:value-type="float" office:value="24.07" calcext:value-type="float">
            <text:p>24.07</text:p>
          </table:table-cell>
          <table:table-cell office:value-type="float" office:value="0.03979" calcext:value-type="float">
            <text:p>0.03979</text:p>
          </table:table-cell>
          <table:table-cell table:formula="of:=[.A1093]-[.$A$446]" office:value-type="float" office:value="14.04" calcext:value-type="float">
            <text:p>14.04</text:p>
          </table:table-cell>
        </table:table-row>
        <table:table-row table:style-name="ro1">
          <table:table-cell office:value-type="float" office:value="24.07" calcext:value-type="float">
            <text:p>24.07</text:p>
          </table:table-cell>
          <table:table-cell office:value-type="float" office:value="0.0397902" calcext:value-type="float">
            <text:p>0.0397902</text:p>
          </table:table-cell>
          <table:table-cell table:formula="of:=[.A1094]-[.$A$446]" office:value-type="float" office:value="14.04" calcext:value-type="float">
            <text:p>14.04</text:p>
          </table:table-cell>
        </table:table-row>
        <table:table-row table:style-name="ro1">
          <table:table-cell office:value-type="float" office:value="24.11" calcext:value-type="float">
            <text:p>24.11</text:p>
          </table:table-cell>
          <table:table-cell office:value-type="float" office:value="0.0397904" calcext:value-type="float">
            <text:p>0.0397904</text:p>
          </table:table-cell>
          <table:table-cell table:formula="of:=[.A1095]-[.$A$446]" office:value-type="float" office:value="14.08" calcext:value-type="float">
            <text:p>14.08</text:p>
          </table:table-cell>
        </table:table-row>
        <table:table-row table:style-name="ro1">
          <table:table-cell office:value-type="float" office:value="24.11" calcext:value-type="float">
            <text:p>24.11</text:p>
          </table:table-cell>
          <table:table-cell office:value-type="float" office:value="0.0397907" calcext:value-type="float">
            <text:p>0.0397907</text:p>
          </table:table-cell>
          <table:table-cell table:formula="of:=[.A1096]-[.$A$446]" office:value-type="float" office:value="14.08" calcext:value-type="float">
            <text:p>14.08</text:p>
          </table:table-cell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0.0397909" calcext:value-type="float">
            <text:p>0.0397909</text:p>
          </table:table-cell>
          <table:table-cell table:formula="of:=[.A1097]-[.$A$446]" office:value-type="float" office:value="14.13" calcext:value-type="float">
            <text:p>14.13</text:p>
          </table:table-cell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0.0397911" calcext:value-type="float">
            <text:p>0.0397911</text:p>
          </table:table-cell>
          <table:table-cell table:formula="of:=[.A1098]-[.$A$446]" office:value-type="float" office:value="14.13" calcext:value-type="float">
            <text:p>14.13</text:p>
          </table:table-cell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0.0397912" calcext:value-type="float">
            <text:p>0.0397912</text:p>
          </table:table-cell>
          <table:table-cell table:formula="of:=[.A1099]-[.$A$446]" office:value-type="float" office:value="14.13" calcext:value-type="float">
            <text:p>14.13</text:p>
          </table:table-cell>
        </table:table-row>
        <table:table-row table:style-name="ro1">
          <table:table-cell office:value-type="float" office:value="24.17" calcext:value-type="float">
            <text:p>24.17</text:p>
          </table:table-cell>
          <table:table-cell office:value-type="float" office:value="0.0397913" calcext:value-type="float">
            <text:p>0.0397913</text:p>
          </table:table-cell>
          <table:table-cell table:formula="of:=[.A1100]-[.$A$446]" office:value-type="float" office:value="14.14" calcext:value-type="float">
            <text:p>14.14</text:p>
          </table:table-cell>
        </table:table-row>
        <table:table-row table:style-name="ro1">
          <table:table-cell office:value-type="float" office:value="24.21" calcext:value-type="float">
            <text:p>24.21</text:p>
          </table:table-cell>
          <table:table-cell office:value-type="float" office:value="0.0397916" calcext:value-type="float">
            <text:p>0.0397916</text:p>
          </table:table-cell>
          <table:table-cell table:formula="of:=[.A1101]-[.$A$446]" office:value-type="float" office:value="14.18" calcext:value-type="float">
            <text:p>14.18</text:p>
          </table:table-cell>
        </table:table-row>
        <table:table-row table:style-name="ro1">
          <table:table-cell office:value-type="float" office:value="24.26" calcext:value-type="float">
            <text:p>24.26</text:p>
          </table:table-cell>
          <table:table-cell office:value-type="float" office:value="0.0397918" calcext:value-type="float">
            <text:p>0.0397918</text:p>
          </table:table-cell>
          <table:table-cell table:formula="of:=[.A1102]-[.$A$446]" office:value-type="float" office:value="14.23" calcext:value-type="float">
            <text:p>14.23</text:p>
          </table:table-cell>
        </table:table-row>
        <table:table-row table:style-name="ro1">
          <table:table-cell office:value-type="float" office:value="24.31" calcext:value-type="float">
            <text:p>24.31</text:p>
          </table:table-cell>
          <table:table-cell office:value-type="float" office:value="0.0397921" calcext:value-type="float">
            <text:p>0.0397921</text:p>
          </table:table-cell>
          <table:table-cell table:formula="of:=[.A1103]-[.$A$446]" office:value-type="float" office:value="14.28" calcext:value-type="float">
            <text:p>14.28</text:p>
          </table:table-cell>
        </table:table-row>
        <table:table-row table:style-name="ro1">
          <table:table-cell office:value-type="float" office:value="24.35" calcext:value-type="float">
            <text:p>24.35</text:p>
          </table:table-cell>
          <table:table-cell office:value-type="float" office:value="0.0397921" calcext:value-type="float">
            <text:p>0.0397921</text:p>
          </table:table-cell>
          <table:table-cell table:formula="of:=[.A1104]-[.$A$446]" office:value-type="float" office:value="14.32" calcext:value-type="float">
            <text:p>14.32</text:p>
          </table:table-cell>
        </table:table-row>
        <table:table-row table:style-name="ro1">
          <table:table-cell office:value-type="float" office:value="24.35" calcext:value-type="float">
            <text:p>24.35</text:p>
          </table:table-cell>
          <table:table-cell office:value-type="float" office:value="0.0397923" calcext:value-type="float">
            <text:p>0.0397923</text:p>
          </table:table-cell>
          <table:table-cell table:formula="of:=[.A1105]-[.$A$446]" office:value-type="float" office:value="14.32" calcext:value-type="float">
            <text:p>14.32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0.0397925" calcext:value-type="float">
            <text:p>0.0397925</text:p>
          </table:table-cell>
          <table:table-cell table:formula="of:=[.A1106]-[.$A$446]" office:value-type="float" office:value="14.37" calcext:value-type="float">
            <text:p>14.37</text:p>
          </table:table-cell>
        </table:table-row>
        <table:table-row table:style-name="ro1">
          <table:table-cell office:value-type="float" office:value="24.45" calcext:value-type="float">
            <text:p>24.45</text:p>
          </table:table-cell>
          <table:table-cell office:value-type="float" office:value="0.0397925" calcext:value-type="float">
            <text:p>0.0397925</text:p>
          </table:table-cell>
          <table:table-cell table:formula="of:=[.A1107]-[.$A$446]" office:value-type="float" office:value="14.42" calcext:value-type="float">
            <text:p>14.42</text:p>
          </table:table-cell>
        </table:table-row>
        <table:table-row table:style-name="ro1">
          <table:table-cell office:value-type="float" office:value="24.45" calcext:value-type="float">
            <text:p>24.45</text:p>
          </table:table-cell>
          <table:table-cell office:value-type="float" office:value="0.0397925" calcext:value-type="float">
            <text:p>0.0397925</text:p>
          </table:table-cell>
          <table:table-cell table:formula="of:=[.A1108]-[.$A$446]" office:value-type="float" office:value="14.42" calcext:value-type="float">
            <text:p>14.42</text:p>
          </table:table-cell>
        </table:table-row>
        <table:table-row table:style-name="ro1">
          <table:table-cell office:value-type="float" office:value="24.45" calcext:value-type="float">
            <text:p>24.45</text:p>
          </table:table-cell>
          <table:table-cell office:value-type="float" office:value="0.0397926" calcext:value-type="float">
            <text:p>0.0397926</text:p>
          </table:table-cell>
          <table:table-cell table:formula="of:=[.A1109]-[.$A$446]" office:value-type="float" office:value="14.42" calcext:value-type="float">
            <text:p>14.42</text:p>
          </table:table-cell>
        </table:table-row>
        <table:table-row table:style-name="ro1">
          <table:table-cell office:value-type="float" office:value="24.46" calcext:value-type="float">
            <text:p>24.46</text:p>
          </table:table-cell>
          <table:table-cell office:value-type="float" office:value="0.0397926" calcext:value-type="float">
            <text:p>0.0397926</text:p>
          </table:table-cell>
          <table:table-cell table:formula="of:=[.A1110]-[.$A$446]" office:value-type="float" office:value="14.43" calcext:value-type="float">
            <text:p>14.43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0.0397926" calcext:value-type="float">
            <text:p>0.0397926</text:p>
          </table:table-cell>
          <table:table-cell table:formula="of:=[.A1111]-[.$A$446]" office:value-type="float" office:value="14.47" calcext:value-type="float">
            <text:p>14.47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0.0397926" calcext:value-type="float">
            <text:p>0.0397926</text:p>
          </table:table-cell>
          <table:table-cell table:formula="of:=[.A1112]-[.$A$446]" office:value-type="float" office:value="14.47" calcext:value-type="float">
            <text:p>14.47</text:p>
          </table:table-cell>
        </table:table-row>
        <table:table-row table:style-name="ro1">
          <table:table-cell office:value-type="float" office:value="24.54" calcext:value-type="float">
            <text:p>24.54</text:p>
          </table:table-cell>
          <table:table-cell office:value-type="float" office:value="0.0397926" calcext:value-type="float">
            <text:p>0.0397926</text:p>
          </table:table-cell>
          <table:table-cell table:formula="of:=[.A1113]-[.$A$446]" office:value-type="float" office:value="14.51" calcext:value-type="float">
            <text:p>14.51</text:p>
          </table:table-cell>
        </table:table-row>
        <table:table-row table:style-name="ro1">
          <table:table-cell office:value-type="float" office:value="24.54" calcext:value-type="float">
            <text:p>24.54</text:p>
          </table:table-cell>
          <table:table-cell office:value-type="float" office:value="0.0397926" calcext:value-type="float">
            <text:p>0.0397926</text:p>
          </table:table-cell>
          <table:table-cell table:formula="of:=[.A1114]-[.$A$446]" office:value-type="float" office:value="14.51" calcext:value-type="float">
            <text:p>14.51</text:p>
          </table:table-cell>
        </table:table-row>
        <table:table-row table:style-name="ro1">
          <table:table-cell office:value-type="float" office:value="24.59" calcext:value-type="float">
            <text:p>24.59</text:p>
          </table:table-cell>
          <table:table-cell office:value-type="float" office:value="0.0397926" calcext:value-type="float">
            <text:p>0.0397926</text:p>
          </table:table-cell>
          <table:table-cell table:formula="of:=[.A1115]-[.$A$446]" office:value-type="float" office:value="14.56" calcext:value-type="float">
            <text:p>14.56</text:p>
          </table:table-cell>
        </table:table-row>
        <table:table-row table:style-name="ro1">
          <table:table-cell office:value-type="float" office:value="24.59" calcext:value-type="float">
            <text:p>24.59</text:p>
          </table:table-cell>
          <table:table-cell office:value-type="float" office:value="0.0397926" calcext:value-type="float">
            <text:p>0.0397926</text:p>
          </table:table-cell>
          <table:table-cell table:formula="of:=[.A1116]-[.$A$446]" office:value-type="float" office:value="14.56" calcext:value-type="float">
            <text:p>14.56</text:p>
          </table:table-cell>
        </table:table-row>
        <table:table-row table:style-name="ro1">
          <table:table-cell office:value-type="float" office:value="24.64" calcext:value-type="float">
            <text:p>24.64</text:p>
          </table:table-cell>
          <table:table-cell office:value-type="float" office:value="0.0397926" calcext:value-type="float">
            <text:p>0.0397926</text:p>
          </table:table-cell>
          <table:table-cell table:formula="of:=[.A1117]-[.$A$446]" office:value-type="float" office:value="14.61" calcext:value-type="float">
            <text:p>14.61</text:p>
          </table:table-cell>
        </table:table-row>
        <table:table-row table:style-name="ro1">
          <table:table-cell office:value-type="float" office:value="24.64" calcext:value-type="float">
            <text:p>24.64</text:p>
          </table:table-cell>
          <table:table-cell office:value-type="float" office:value="0.0397926" calcext:value-type="float">
            <text:p>0.0397926</text:p>
          </table:table-cell>
          <table:table-cell table:formula="of:=[.A1118]-[.$A$446]" office:value-type="float" office:value="14.61" calcext:value-type="float">
            <text:p>14.61</text:p>
          </table:table-cell>
        </table:table-row>
        <table:table-row table:style-name="ro1">
          <table:table-cell office:value-type="float" office:value="24.69" calcext:value-type="float">
            <text:p>24.69</text:p>
          </table:table-cell>
          <table:table-cell office:value-type="float" office:value="0.0397925" calcext:value-type="float">
            <text:p>0.0397925</text:p>
          </table:table-cell>
          <table:table-cell table:formula="of:=[.A1119]-[.$A$446]" office:value-type="float" office:value="14.66" calcext:value-type="float">
            <text:p>14.66</text:p>
          </table:table-cell>
        </table:table-row>
        <table:table-row table:style-name="ro1">
          <table:table-cell office:value-type="float" office:value="24.69" calcext:value-type="float">
            <text:p>24.69</text:p>
          </table:table-cell>
          <table:table-cell office:value-type="float" office:value="0.0397925" calcext:value-type="float">
            <text:p>0.0397925</text:p>
          </table:table-cell>
          <table:table-cell table:formula="of:=[.A1120]-[.$A$446]" office:value-type="float" office:value="14.66" calcext:value-type="float">
            <text:p>14.66</text:p>
          </table:table-cell>
        </table:table-row>
        <table:table-row table:style-name="ro1">
          <table:table-cell office:value-type="float" office:value="24.69" calcext:value-type="float">
            <text:p>24.69</text:p>
          </table:table-cell>
          <table:table-cell office:value-type="float" office:value="0.0397925" calcext:value-type="float">
            <text:p>0.0397925</text:p>
          </table:table-cell>
          <table:table-cell table:formula="of:=[.A1121]-[.$A$446]" office:value-type="float" office:value="14.66" calcext:value-type="float">
            <text:p>14.66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0.0397925" calcext:value-type="float">
            <text:p>0.0397925</text:p>
          </table:table-cell>
          <table:table-cell table:formula="of:=[.A1122]-[.$A$446]" office:value-type="float" office:value="14.67" calcext:value-type="float">
            <text:p>14.67</text:p>
          </table:table-cell>
        </table:table-row>
        <table:table-row table:style-name="ro1">
          <table:table-cell office:value-type="float" office:value="24.74" calcext:value-type="float">
            <text:p>24.74</text:p>
          </table:table-cell>
          <table:table-cell office:value-type="float" office:value="0.0397924" calcext:value-type="float">
            <text:p>0.0397924</text:p>
          </table:table-cell>
          <table:table-cell table:formula="of:=[.A1123]-[.$A$446]" office:value-type="float" office:value="14.71" calcext:value-type="float">
            <text:p>14.71</text:p>
          </table:table-cell>
        </table:table-row>
        <table:table-row table:style-name="ro1">
          <table:table-cell office:value-type="float" office:value="24.79" calcext:value-type="float">
            <text:p>24.79</text:p>
          </table:table-cell>
          <table:table-cell office:value-type="float" office:value="0.0397924" calcext:value-type="float">
            <text:p>0.0397924</text:p>
          </table:table-cell>
          <table:table-cell table:formula="of:=[.A1124]-[.$A$446]" office:value-type="float" office:value="14.76" calcext:value-type="float">
            <text:p>14.76</text:p>
          </table:table-cell>
        </table:table-row>
        <table:table-row table:style-name="ro1">
          <table:table-cell office:value-type="float" office:value="24.79" calcext:value-type="float">
            <text:p>24.79</text:p>
          </table:table-cell>
          <table:table-cell office:value-type="float" office:value="0.0397923" calcext:value-type="float">
            <text:p>0.0397923</text:p>
          </table:table-cell>
          <table:table-cell table:formula="of:=[.A1125]-[.$A$446]" office:value-type="float" office:value="14.76" calcext:value-type="float">
            <text:p>14.76</text:p>
          </table:table-cell>
        </table:table-row>
        <table:table-row table:style-name="ro1">
          <table:table-cell office:value-type="float" office:value="24.83" calcext:value-type="float">
            <text:p>24.83</text:p>
          </table:table-cell>
          <table:table-cell office:value-type="float" office:value="0.0397922" calcext:value-type="float">
            <text:p>0.0397922</text:p>
          </table:table-cell>
          <table:table-cell table:formula="of:=[.A1126]-[.$A$446]"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24.84" calcext:value-type="float">
            <text:p>24.84</text:p>
          </table:table-cell>
          <table:table-cell office:value-type="float" office:value="0.0397921" calcext:value-type="float">
            <text:p>0.0397921</text:p>
          </table:table-cell>
          <table:table-cell table:formula="of:=[.A1127]-[.$A$446]" office:value-type="float" office:value="14.81" calcext:value-type="float">
            <text:p>14.81</text:p>
          </table:table-cell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0.0397921" calcext:value-type="float">
            <text:p>0.0397921</text:p>
          </table:table-cell>
          <table:table-cell table:formula="of:=[.A1128]-[.$A$446]" office:value-type="float" office:value="14.82" calcext:value-type="float">
            <text:p>14.82</text:p>
          </table:table-cell>
        </table:table-row>
        <table:table-row table:style-name="ro1">
          <table:table-cell office:value-type="float" office:value="24.89" calcext:value-type="float">
            <text:p>24.89</text:p>
          </table:table-cell>
          <table:table-cell office:value-type="float" office:value="0.039792" calcext:value-type="float">
            <text:p>0.039792</text:p>
          </table:table-cell>
          <table:table-cell table:formula="of:=[.A1129]-[.$A$446]"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24.93" calcext:value-type="float">
            <text:p>24.93</text:p>
          </table:table-cell>
          <table:table-cell office:value-type="float" office:value="0.0397918" calcext:value-type="float">
            <text:p>0.0397918</text:p>
          </table:table-cell>
          <table:table-cell table:formula="of:=[.A1130]-[.$A$446]"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24.98" calcext:value-type="float">
            <text:p>24.98</text:p>
          </table:table-cell>
          <table:table-cell office:value-type="float" office:value="0.0397916" calcext:value-type="float">
            <text:p>0.0397916</text:p>
          </table:table-cell>
          <table:table-cell table:formula="of:=[.A1131]-[.$A$446]" office:value-type="float" office:value="14.95" calcext:value-type="float">
            <text:p>14.95</text:p>
          </table:table-cell>
        </table:table-row>
        <table:table-row table:style-name="ro1">
          <table:table-cell office:value-type="float" office:value="25.02" calcext:value-type="float">
            <text:p>25.02</text:p>
          </table:table-cell>
          <table:table-cell office:value-type="float" office:value="0.0397915" calcext:value-type="float">
            <text:p>0.0397915</text:p>
          </table:table-cell>
          <table:table-cell table:formula="of:=[.A1132]-[.$A$446]" office:value-type="float" office:value="14.99" calcext:value-type="float">
            <text:p>14.99</text:p>
          </table:table-cell>
        </table:table-row>
        <table:table-row table:style-name="ro1">
          <table:table-cell office:value-type="float" office:value="25.02" calcext:value-type="float">
            <text:p>25.02</text:p>
          </table:table-cell>
          <table:table-cell office:value-type="float" office:value="0.0397915" calcext:value-type="float">
            <text:p>0.0397915</text:p>
          </table:table-cell>
          <table:table-cell table:formula="of:=[.A1133]-[.$A$446]" office:value-type="float" office:value="14.99" calcext:value-type="float">
            <text:p>14.99</text:p>
          </table:table-cell>
        </table:table-row>
        <table:table-row table:style-name="ro1">
          <table:table-cell office:value-type="float" office:value="25.03" calcext:value-type="float">
            <text:p>25.03</text:p>
          </table:table-cell>
          <table:table-cell office:value-type="float" office:value="0.0397915" calcext:value-type="float">
            <text:p>0.0397915</text:p>
          </table:table-cell>
          <table:table-cell table:formula="of:=[.A1134]-[.$A$44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.04" calcext:value-type="float">
            <text:p>25.04</text:p>
          </table:table-cell>
          <table:table-cell office:value-type="float" office:value="0.0397914" calcext:value-type="float">
            <text:p>0.0397914</text:p>
          </table:table-cell>
          <table:table-cell table:formula="of:=[.A1135]-[.$A$446]" office:value-type="float" office:value="15.01" calcext:value-type="float">
            <text:p>15.01</text:p>
          </table:table-cell>
        </table:table-row>
        <table:table-row table:style-name="ro1">
          <table:table-cell office:value-type="float" office:value="25.08" calcext:value-type="float">
            <text:p>25.08</text:p>
          </table:table-cell>
          <table:table-cell office:value-type="float" office:value="0.0397913" calcext:value-type="float">
            <text:p>0.0397913</text:p>
          </table:table-cell>
          <table:table-cell table:formula="of:=[.A1136]-[.$A$446]" office:value-type="float" office:value="15.05" calcext:value-type="float">
            <text:p>15.05</text:p>
          </table:table-cell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0.0397911" calcext:value-type="float">
            <text:p>0.0397911</text:p>
          </table:table-cell>
          <table:table-cell table:formula="of:=[.A1137]-[.$A$446]" office:value-type="float" office:value="15.09" calcext:value-type="float">
            <text:p>15.09</text:p>
          </table:table-cell>
        </table:table-row>
        <table:table-row table:style-name="ro1">
          <table:table-cell office:value-type="float" office:value="25.17" calcext:value-type="float">
            <text:p>25.17</text:p>
          </table:table-cell>
          <table:table-cell office:value-type="float" office:value="0.0397909" calcext:value-type="float">
            <text:p>0.0397909</text:p>
          </table:table-cell>
          <table:table-cell table:formula="of:=[.A1138]-[.$A$446]" office:value-type="float" office:value="15.14" calcext:value-type="float">
            <text:p>15.14</text:p>
          </table:table-cell>
        </table:table-row>
        <table:table-row table:style-name="ro1">
          <table:table-cell office:value-type="float" office:value="25.21" calcext:value-type="float">
            <text:p>25.21</text:p>
          </table:table-cell>
          <table:table-cell office:value-type="float" office:value="0.0397908" calcext:value-type="float">
            <text:p>0.0397908</text:p>
          </table:table-cell>
          <table:table-cell table:formula="of:=[.A1139]-[.$A$446]" office:value-type="float" office:value="15.18" calcext:value-type="float">
            <text:p>15.18</text:p>
          </table:table-cell>
        </table:table-row>
        <table:table-row table:style-name="ro1">
          <table:table-cell office:value-type="float" office:value="25.21" calcext:value-type="float">
            <text:p>25.21</text:p>
          </table:table-cell>
          <table:table-cell office:value-type="float" office:value="0.0397907" calcext:value-type="float">
            <text:p>0.0397907</text:p>
          </table:table-cell>
          <table:table-cell table:formula="of:=[.A1140]-[.$A$446]" office:value-type="float" office:value="15.18" calcext:value-type="float">
            <text:p>15.18</text:p>
          </table:table-cell>
        </table:table-row>
        <table:table-row table:style-name="ro1">
          <table:table-cell office:value-type="float" office:value="25.22" calcext:value-type="float">
            <text:p>25.22</text:p>
          </table:table-cell>
          <table:table-cell office:value-type="float" office:value="0.0397907" calcext:value-type="float">
            <text:p>0.0397907</text:p>
          </table:table-cell>
          <table:table-cell table:formula="of:=[.A1141]-[.$A$446]" office:value-type="float" office:value="15.19" calcext:value-type="float">
            <text:p>15.19</text:p>
          </table:table-cell>
        </table:table-row>
        <table:table-row table:style-name="ro1">
          <table:table-cell office:value-type="float" office:value="25.23" calcext:value-type="float">
            <text:p>25.23</text:p>
          </table:table-cell>
          <table:table-cell office:value-type="float" office:value="0.0397907" calcext:value-type="float">
            <text:p>0.0397907</text:p>
          </table:table-cell>
          <table:table-cell table:formula="of:=[.A1142]-[.$A$446]"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25.27" calcext:value-type="float">
            <text:p>25.27</text:p>
          </table:table-cell>
          <table:table-cell office:value-type="float" office:value="0.0397905" calcext:value-type="float">
            <text:p>0.0397905</text:p>
          </table:table-cell>
          <table:table-cell table:formula="of:=[.A1143]-[.$A$446]" office:value-type="float" office:value="15.24" calcext:value-type="float">
            <text:p>15.24</text:p>
          </table:table-cell>
        </table:table-row>
        <table:table-row table:style-name="ro1">
          <table:table-cell office:value-type="float" office:value="25.31" calcext:value-type="float">
            <text:p>25.31</text:p>
          </table:table-cell>
          <table:table-cell office:value-type="float" office:value="0.0397904" calcext:value-type="float">
            <text:p>0.0397904</text:p>
          </table:table-cell>
          <table:table-cell table:formula="of:=[.A1144]-[.$A$446]" office:value-type="float" office:value="15.28" calcext:value-type="float">
            <text:p>15.28</text:p>
          </table:table-cell>
        </table:table-row>
        <table:table-row table:style-name="ro1">
          <table:table-cell office:value-type="float" office:value="25.31" calcext:value-type="float">
            <text:p>25.31</text:p>
          </table:table-cell>
          <table:table-cell office:value-type="float" office:value="0.0397903" calcext:value-type="float">
            <text:p>0.0397903</text:p>
          </table:table-cell>
          <table:table-cell table:formula="of:=[.A1145]-[.$A$446]" office:value-type="float" office:value="15.28" calcext:value-type="float">
            <text:p>15.28</text:p>
          </table:table-cell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0.0397903" calcext:value-type="float">
            <text:p>0.0397903</text:p>
          </table:table-cell>
          <table:table-cell table:formula="of:=[.A1146]-[.$A$446]" office:value-type="float" office:value="15.33" calcext:value-type="float">
            <text:p>15.33</text:p>
          </table:table-cell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0.0397901" calcext:value-type="float">
            <text:p>0.0397901</text:p>
          </table:table-cell>
          <table:table-cell table:formula="of:=[.A1147]-[.$A$446]" office:value-type="float" office:value="15.33" calcext:value-type="float">
            <text:p>15.33</text:p>
          </table:table-cell>
        </table:table-row>
        <table:table-row table:style-name="ro1">
          <table:table-cell office:value-type="float" office:value="25.41" calcext:value-type="float">
            <text:p>25.41</text:p>
          </table:table-cell>
          <table:table-cell office:value-type="float" office:value="0.03979" calcext:value-type="float">
            <text:p>0.03979</text:p>
          </table:table-cell>
          <table:table-cell table:formula="of:=[.A1148]-[.$A$446]" office:value-type="float" office:value="15.38" calcext:value-type="float">
            <text:p>15.38</text:p>
          </table:table-cell>
        </table:table-row>
        <table:table-row table:style-name="ro1">
          <table:table-cell office:value-type="float" office:value="25.41" calcext:value-type="float">
            <text:p>25.41</text:p>
          </table:table-cell>
          <table:table-cell office:value-type="float" office:value="0.0397899" calcext:value-type="float">
            <text:p>0.0397899</text:p>
          </table:table-cell>
          <table:table-cell table:formula="of:=[.A1149]-[.$A$446]" office:value-type="float" office:value="15.38" calcext:value-type="float">
            <text:p>15.38</text:p>
          </table:table-cell>
        </table:table-row>
        <table:table-row table:style-name="ro1">
          <table:table-cell office:value-type="float" office:value="25.42" calcext:value-type="float">
            <text:p>25.42</text:p>
          </table:table-cell>
          <table:table-cell office:value-type="float" office:value="0.0397899" calcext:value-type="float">
            <text:p>0.0397899</text:p>
          </table:table-cell>
          <table:table-cell table:formula="of:=[.A1150]-[.$A$446]" office:value-type="float" office:value="15.39" calcext:value-type="float">
            <text:p>15.39</text:p>
          </table:table-cell>
        </table:table-row>
        <table:table-row table:style-name="ro1">
          <table:table-cell office:value-type="float" office:value="25.47" calcext:value-type="float">
            <text:p>25.47</text:p>
          </table:table-cell>
          <table:table-cell office:value-type="float" office:value="0.0397898" calcext:value-type="float">
            <text:p>0.0397898</text:p>
          </table:table-cell>
          <table:table-cell table:formula="of:=[.A1151]-[.$A$446]" office:value-type="float" office:value="15.44" calcext:value-type="float">
            <text:p>15.44</text:p>
          </table:table-cell>
        </table:table-row>
        <table:table-row table:style-name="ro1">
          <table:table-cell office:value-type="float" office:value="25.47" calcext:value-type="float">
            <text:p>25.47</text:p>
          </table:table-cell>
          <table:table-cell office:value-type="float" office:value="0.0397898" calcext:value-type="float">
            <text:p>0.0397898</text:p>
          </table:table-cell>
          <table:table-cell table:formula="of:=[.A1152]-[.$A$446]" office:value-type="float" office:value="15.44" calcext:value-type="float">
            <text:p>15.44</text:p>
          </table:table-cell>
        </table:table-row>
        <table:table-row table:style-name="ro1">
          <table:table-cell office:value-type="float" office:value="25.51" calcext:value-type="float">
            <text:p>25.51</text:p>
          </table:table-cell>
          <table:table-cell office:value-type="float" office:value="0.0397896" calcext:value-type="float">
            <text:p>0.0397896</text:p>
          </table:table-cell>
          <table:table-cell table:formula="of:=[.A1153]-[.$A$446]" office:value-type="float" office:value="15.48" calcext:value-type="float">
            <text:p>15.48</text:p>
          </table:table-cell>
        </table:table-row>
        <table:table-row table:style-name="ro1">
          <table:table-cell office:value-type="float" office:value="25.51" calcext:value-type="float">
            <text:p>25.51</text:p>
          </table:table-cell>
          <table:table-cell office:value-type="float" office:value="0.0397896" calcext:value-type="float">
            <text:p>0.0397896</text:p>
          </table:table-cell>
          <table:table-cell table:formula="of:=[.A1154]-[.$A$446]" office:value-type="float" office:value="15.48" calcext:value-type="float">
            <text:p>15.48</text:p>
          </table:table-cell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0.0397895" calcext:value-type="float">
            <text:p>0.0397895</text:p>
          </table:table-cell>
          <table:table-cell table:formula="of:=[.A1155]-[.$A$446]" office:value-type="float" office:value="15.52" calcext:value-type="float">
            <text:p>15.52</text:p>
          </table:table-cell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0.0397894" calcext:value-type="float">
            <text:p>0.0397894</text:p>
          </table:table-cell>
          <table:table-cell table:formula="of:=[.A1156]-[.$A$446]" office:value-type="float" office:value="15.52" calcext:value-type="float">
            <text:p>15.52</text:p>
          </table:table-cell>
        </table:table-row>
        <table:table-row table:style-name="ro1">
          <table:table-cell office:value-type="float" office:value="25.56" calcext:value-type="float">
            <text:p>25.56</text:p>
          </table:table-cell>
          <table:table-cell office:value-type="float" office:value="0.0397894" calcext:value-type="float">
            <text:p>0.0397894</text:p>
          </table:table-cell>
          <table:table-cell table:formula="of:=[.A1157]-[.$A$446]" office:value-type="float" office:value="15.53" calcext:value-type="float">
            <text:p>15.53</text:p>
          </table:table-cell>
        </table:table-row>
        <table:table-row table:style-name="ro1">
          <table:table-cell office:value-type="float" office:value="25.57" calcext:value-type="float">
            <text:p>25.57</text:p>
          </table:table-cell>
          <table:table-cell office:value-type="float" office:value="0.0397894" calcext:value-type="float">
            <text:p>0.0397894</text:p>
          </table:table-cell>
          <table:table-cell table:formula="of:=[.A1158]-[.$A$446]" office:value-type="float" office:value="15.54" calcext:value-type="float">
            <text:p>15.54</text:p>
          </table:table-cell>
        </table:table-row>
        <table:table-row table:style-name="ro1">
          <table:table-cell office:value-type="float" office:value="25.61" calcext:value-type="float">
            <text:p>25.61</text:p>
          </table:table-cell>
          <table:table-cell office:value-type="float" office:value="0.0397892" calcext:value-type="float">
            <text:p>0.0397892</text:p>
          </table:table-cell>
          <table:table-cell table:formula="of:=[.A1159]-[.$A$446]" office:value-type="float" office:value="15.58" calcext:value-type="float">
            <text:p>15.58</text:p>
          </table:table-cell>
        </table:table-row>
        <table:table-row table:style-name="ro1">
          <table:table-cell office:value-type="float" office:value="25.65" calcext:value-type="float">
            <text:p>25.65</text:p>
          </table:table-cell>
          <table:table-cell office:value-type="float" office:value="0.0397892" calcext:value-type="float">
            <text:p>0.0397892</text:p>
          </table:table-cell>
          <table:table-cell table:formula="of:=[.A1160]-[.$A$446]" office:value-type="float" office:value="15.62" calcext:value-type="float">
            <text:p>15.62</text:p>
          </table:table-cell>
        </table:table-row>
        <table:table-row table:style-name="ro1">
          <table:table-cell office:value-type="float" office:value="25.65" calcext:value-type="float">
            <text:p>25.65</text:p>
          </table:table-cell>
          <table:table-cell office:value-type="float" office:value="0.0397891" calcext:value-type="float">
            <text:p>0.0397891</text:p>
          </table:table-cell>
          <table:table-cell table:formula="of:=[.A1161]-[.$A$446]" office:value-type="float" office:value="15.62" calcext:value-type="float">
            <text:p>15.62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0.0397891" calcext:value-type="float">
            <text:p>0.0397891</text:p>
          </table:table-cell>
          <table:table-cell table:formula="of:=[.A1162]-[.$A$446]" office:value-type="float" office:value="15.67" calcext:value-type="float">
            <text:p>15.67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0.039789" calcext:value-type="float">
            <text:p>0.039789</text:p>
          </table:table-cell>
          <table:table-cell table:formula="of:=[.A1163]-[.$A$446]" office:value-type="float" office:value="15.67" calcext:value-type="float">
            <text:p>15.67</text:p>
          </table:table-cell>
        </table:table-row>
        <table:table-row table:style-name="ro1">
          <table:table-cell office:value-type="float" office:value="25.74" calcext:value-type="float">
            <text:p>25.74</text:p>
          </table:table-cell>
          <table:table-cell office:value-type="float" office:value="0.039789" calcext:value-type="float">
            <text:p>0.039789</text:p>
          </table:table-cell>
          <table:table-cell table:formula="of:=[.A1164]-[.$A$446]" office:value-type="float" office:value="15.71" calcext:value-type="float">
            <text:p>15.71</text:p>
          </table:table-cell>
        </table:table-row>
        <table:table-row table:style-name="ro1">
          <table:table-cell office:value-type="float" office:value="25.74" calcext:value-type="float">
            <text:p>25.74</text:p>
          </table:table-cell>
          <table:table-cell office:value-type="float" office:value="0.0397889" calcext:value-type="float">
            <text:p>0.0397889</text:p>
          </table:table-cell>
          <table:table-cell table:formula="of:=[.A1165]-[.$A$446]" office:value-type="float" office:value="15.71" calcext:value-type="float">
            <text:p>15.71</text:p>
          </table:table-cell>
        </table:table-row>
        <table:table-row table:style-name="ro1">
          <table:table-cell office:value-type="float" office:value="25.79" calcext:value-type="float">
            <text:p>25.79</text:p>
          </table:table-cell>
          <table:table-cell office:value-type="float" office:value="0.0397888" calcext:value-type="float">
            <text:p>0.0397888</text:p>
          </table:table-cell>
          <table:table-cell table:formula="of:=[.A1166]-[.$A$446]" office:value-type="float" office:value="15.76" calcext:value-type="float">
            <text:p>15.76</text:p>
          </table:table-cell>
        </table:table-row>
        <table:table-row table:style-name="ro1">
          <table:table-cell office:value-type="float" office:value="25.79" calcext:value-type="float">
            <text:p>25.79</text:p>
          </table:table-cell>
          <table:table-cell office:value-type="float" office:value="0.0397887" calcext:value-type="float">
            <text:p>0.0397887</text:p>
          </table:table-cell>
          <table:table-cell table:formula="of:=[.A1167]-[.$A$446]" office:value-type="float" office:value="15.76" calcext:value-type="float">
            <text:p>15.76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0.0397887" calcext:value-type="float">
            <text:p>0.0397887</text:p>
          </table:table-cell>
          <table:table-cell table:formula="of:=[.A1168]-[.$A$446]" office:value-type="float" office:value="15.77" calcext:value-type="float">
            <text:p>15.77</text:p>
          </table:table-cell>
        </table:table-row>
        <table:table-row table:style-name="ro1">
          <table:table-cell office:value-type="float" office:value="25.84" calcext:value-type="float">
            <text:p>25.84</text:p>
          </table:table-cell>
          <table:table-cell office:value-type="float" office:value="0.0397887" calcext:value-type="float">
            <text:p>0.0397887</text:p>
          </table:table-cell>
          <table:table-cell table:formula="of:=[.A1169]-[.$A$446]" office:value-type="float" office:value="15.81" calcext:value-type="float">
            <text:p>15.81</text:p>
          </table:table-cell>
        </table:table-row>
        <table:table-row table:style-name="ro1">
          <table:table-cell office:value-type="float" office:value="25.84" calcext:value-type="float">
            <text:p>25.84</text:p>
          </table:table-cell>
          <table:table-cell office:value-type="float" office:value="0.0397886" calcext:value-type="float">
            <text:p>0.0397886</text:p>
          </table:table-cell>
          <table:table-cell table:formula="of:=[.A1170]-[.$A$446]" office:value-type="float" office:value="15.81" calcext:value-type="float">
            <text:p>15.81</text:p>
          </table:table-cell>
        </table:table-row>
        <table:table-row table:style-name="ro1">
          <table:table-cell office:value-type="float" office:value="25.89" calcext:value-type="float">
            <text:p>25.89</text:p>
          </table:table-cell>
          <table:table-cell office:value-type="float" office:value="0.0397886" calcext:value-type="float">
            <text:p>0.0397886</text:p>
          </table:table-cell>
          <table:table-cell table:formula="of:=[.A1171]-[.$A$446]" office:value-type="float" office:value="15.86" calcext:value-type="float">
            <text:p>15.86</text:p>
          </table:table-cell>
        </table:table-row>
        <table:table-row table:style-name="ro1">
          <table:table-cell office:value-type="float" office:value="25.89" calcext:value-type="float">
            <text:p>25.89</text:p>
          </table:table-cell>
          <table:table-cell office:value-type="float" office:value="0.0397886" calcext:value-type="float">
            <text:p>0.0397886</text:p>
          </table:table-cell>
          <table:table-cell table:formula="of:=[.A1172]-[.$A$446]" office:value-type="float" office:value="15.86" calcext:value-type="float">
            <text:p>15.86</text:p>
          </table:table-cell>
        </table:table-row>
        <table:table-row table:style-name="ro1">
          <table:table-cell office:value-type="float" office:value="25.93" calcext:value-type="float">
            <text:p>25.93</text:p>
          </table:table-cell>
          <table:table-cell office:value-type="float" office:value="0.0397885" calcext:value-type="float">
            <text:p>0.0397885</text:p>
          </table:table-cell>
          <table:table-cell table:formula="of:=[.A1173]-[.$A$446]"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25.93" calcext:value-type="float">
            <text:p>25.93</text:p>
          </table:table-cell>
          <table:table-cell office:value-type="float" office:value="0.0397885" calcext:value-type="float">
            <text:p>0.0397885</text:p>
          </table:table-cell>
          <table:table-cell table:formula="of:=[.A1174]-[.$A$446]"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25.98" calcext:value-type="float">
            <text:p>25.98</text:p>
          </table:table-cell>
          <table:table-cell office:value-type="float" office:value="0.0397884" calcext:value-type="float">
            <text:p>0.0397884</text:p>
          </table:table-cell>
          <table:table-cell table:formula="of:=[.A1175]-[.$A$446]" office:value-type="float" office:value="15.95" calcext:value-type="float">
            <text:p>15.95</text:p>
          </table:table-cell>
        </table:table-row>
        <table:table-row table:style-name="ro1">
          <table:table-cell office:value-type="float" office:value="25.98" calcext:value-type="float">
            <text:p>25.98</text:p>
          </table:table-cell>
          <table:table-cell office:value-type="float" office:value="0.0397884" calcext:value-type="float">
            <text:p>0.0397884</text:p>
          </table:table-cell>
          <table:table-cell table:formula="of:=[.A1176]-[.$A$446]" office:value-type="float" office:value="15.95" calcext:value-type="float">
            <text:p>15.95</text:p>
          </table:table-cell>
        </table:table-row>
        <table:table-row table:style-name="ro1">
          <table:table-cell office:value-type="float" office:value="26.03" calcext:value-type="float">
            <text:p>26.03</text:p>
          </table:table-cell>
          <table:table-cell office:value-type="float" office:value="0.0397883" calcext:value-type="float">
            <text:p>0.0397883</text:p>
          </table:table-cell>
          <table:table-cell table:formula="of:=[.A1177]-[.$A$44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.03" calcext:value-type="float">
            <text:p>26.03</text:p>
          </table:table-cell>
          <table:table-cell office:value-type="float" office:value="0.0397883" calcext:value-type="float">
            <text:p>0.0397883</text:p>
          </table:table-cell>
          <table:table-cell table:formula="of:=[.A1178]-[.$A$44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.03" calcext:value-type="float">
            <text:p>26.03</text:p>
          </table:table-cell>
          <table:table-cell office:value-type="float" office:value="0.0397883" calcext:value-type="float">
            <text:p>0.0397883</text:p>
          </table:table-cell>
          <table:table-cell table:formula="of:=[.A1179]-[.$A$44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.04" calcext:value-type="float">
            <text:p>26.04</text:p>
          </table:table-cell>
          <table:table-cell office:value-type="float" office:value="0.0397883" calcext:value-type="float">
            <text:p>0.0397883</text:p>
          </table:table-cell>
          <table:table-cell table:formula="of:=[.A1180]-[.$A$446]" office:value-type="float" office:value="16.01" calcext:value-type="float">
            <text:p>16.01</text:p>
          </table:table-cell>
        </table:table-row>
        <table:table-row table:style-name="ro1">
          <table:table-cell office:value-type="float" office:value="26.08" calcext:value-type="float">
            <text:p>26.08</text:p>
          </table:table-cell>
          <table:table-cell office:value-type="float" office:value="0.0397882" calcext:value-type="float">
            <text:p>0.0397882</text:p>
          </table:table-cell>
          <table:table-cell table:formula="of:=[.A1181]-[.$A$446]" office:value-type="float" office:value="16.05" calcext:value-type="float">
            <text:p>16.05</text:p>
          </table:table-cell>
        </table:table-row>
        <table:table-row table:style-name="ro1">
          <table:table-cell office:value-type="float" office:value="26.13" calcext:value-type="float">
            <text:p>26.13</text:p>
          </table:table-cell>
          <table:table-cell office:value-type="float" office:value="0.0397882" calcext:value-type="float">
            <text:p>0.0397882</text:p>
          </table:table-cell>
          <table:table-cell table:formula="of:=[.A1182]-[.$A$446]"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26.17" calcext:value-type="float">
            <text:p>26.17</text:p>
          </table:table-cell>
          <table:table-cell office:value-type="float" office:value="0.0397882" calcext:value-type="float">
            <text:p>0.0397882</text:p>
          </table:table-cell>
          <table:table-cell table:formula="of:=[.A1183]-[.$A$446]"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6.17" calcext:value-type="float">
            <text:p>26.17</text:p>
          </table:table-cell>
          <table:table-cell office:value-type="float" office:value="0.0397881" calcext:value-type="float">
            <text:p>0.0397881</text:p>
          </table:table-cell>
          <table:table-cell table:formula="of:=[.A1184]-[.$A$446]"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6.22" calcext:value-type="float">
            <text:p>26.22</text:p>
          </table:table-cell>
          <table:table-cell office:value-type="float" office:value="0.0397881" calcext:value-type="float">
            <text:p>0.0397881</text:p>
          </table:table-cell>
          <table:table-cell table:formula="of:=[.A1185]-[.$A$446]" office:value-type="float" office:value="16.19" calcext:value-type="float">
            <text:p>16.19</text:p>
          </table:table-cell>
        </table:table-row>
        <table:table-row table:style-name="ro1">
          <table:table-cell office:value-type="float" office:value="26.22" calcext:value-type="float">
            <text:p>26.22</text:p>
          </table:table-cell>
          <table:table-cell office:value-type="float" office:value="0.0397881" calcext:value-type="float">
            <text:p>0.0397881</text:p>
          </table:table-cell>
          <table:table-cell table:formula="of:=[.A1186]-[.$A$446]" office:value-type="float" office:value="16.19" calcext:value-type="float">
            <text:p>16.19</text:p>
          </table:table-cell>
        </table:table-row>
        <table:table-row table:style-name="ro1">
          <table:table-cell office:value-type="float" office:value="26.26" calcext:value-type="float">
            <text:p>26.26</text:p>
          </table:table-cell>
          <table:table-cell office:value-type="float" office:value="0.0397881" calcext:value-type="float">
            <text:p>0.0397881</text:p>
          </table:table-cell>
          <table:table-cell table:formula="of:=[.A1187]-[.$A$446]" office:value-type="float" office:value="16.23" calcext:value-type="float">
            <text:p>16.23</text:p>
          </table:table-cell>
        </table:table-row>
        <table:table-row table:style-name="ro1">
          <table:table-cell office:value-type="float" office:value="26.26" calcext:value-type="float">
            <text:p>26.26</text:p>
          </table:table-cell>
          <table:table-cell office:value-type="float" office:value="0.0397881" calcext:value-type="float">
            <text:p>0.0397881</text:p>
          </table:table-cell>
          <table:table-cell table:formula="of:=[.A1188]-[.$A$446]" office:value-type="float" office:value="16.23" calcext:value-type="float">
            <text:p>16.23</text:p>
          </table:table-cell>
        </table:table-row>
        <table:table-row table:style-name="ro1">
          <table:table-cell office:value-type="float" office:value="26.27" calcext:value-type="float">
            <text:p>26.27</text:p>
          </table:table-cell>
          <table:table-cell office:value-type="float" office:value="0.039788" calcext:value-type="float">
            <text:p>0.039788</text:p>
          </table:table-cell>
          <table:table-cell table:formula="of:=[.A1189]-[.$A$446]" office:value-type="float" office:value="16.24" calcext:value-type="float">
            <text:p>16.24</text:p>
          </table:table-cell>
        </table:table-row>
        <table:table-row table:style-name="ro1">
          <table:table-cell office:value-type="float" office:value="26.28" calcext:value-type="float">
            <text:p>26.28</text:p>
          </table:table-cell>
          <table:table-cell office:value-type="float" office:value="0.039788" calcext:value-type="float">
            <text:p>0.039788</text:p>
          </table:table-cell>
          <table:table-cell table:formula="of:=[.A1190]-[.$A$446]"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26.33" calcext:value-type="float">
            <text:p>26.33</text:p>
          </table:table-cell>
          <table:table-cell office:value-type="float" office:value="0.039788" calcext:value-type="float">
            <text:p>0.039788</text:p>
          </table:table-cell>
          <table:table-cell table:formula="of:=[.A1191]-[.$A$446]"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26.37" calcext:value-type="float">
            <text:p>26.37</text:p>
          </table:table-cell>
          <table:table-cell office:value-type="float" office:value="0.039788" calcext:value-type="float">
            <text:p>0.039788</text:p>
          </table:table-cell>
          <table:table-cell table:formula="of:=[.A1192]-[.$A$446]" office:value-type="float" office:value="16.34" calcext:value-type="float">
            <text:p>16.34</text:p>
          </table:table-cell>
        </table:table-row>
        <table:table-row table:style-name="ro1">
          <table:table-cell office:value-type="float" office:value="26.41" calcext:value-type="float">
            <text:p>26.41</text:p>
          </table:table-cell>
          <table:table-cell office:value-type="float" office:value="0.039788" calcext:value-type="float">
            <text:p>0.039788</text:p>
          </table:table-cell>
          <table:table-cell table:formula="of:=[.A1193]-[.$A$446]" office:value-type="float" office:value="16.38" calcext:value-type="float">
            <text:p>16.38</text:p>
          </table:table-cell>
        </table:table-row>
        <table:table-row table:style-name="ro1">
          <table:table-cell office:value-type="float" office:value="26.41" calcext:value-type="float">
            <text:p>26.41</text:p>
          </table:table-cell>
          <table:table-cell office:value-type="float" office:value="0.039788" calcext:value-type="float">
            <text:p>0.039788</text:p>
          </table:table-cell>
          <table:table-cell table:formula="of:=[.A1194]-[.$A$446]" office:value-type="float" office:value="16.38" calcext:value-type="float">
            <text:p>16.38</text:p>
          </table:table-cell>
        </table:table-row>
        <table:table-row table:style-name="ro1">
          <table:table-cell office:value-type="float" office:value="26.46" calcext:value-type="float">
            <text:p>26.46</text:p>
          </table:table-cell>
          <table:table-cell office:value-type="float" office:value="0.0397879" calcext:value-type="float">
            <text:p>0.0397879</text:p>
          </table:table-cell>
          <table:table-cell table:formula="of:=[.A1195]-[.$A$446]" office:value-type="float" office:value="16.43" calcext:value-type="float">
            <text:p>16.43</text:p>
          </table:table-cell>
        </table:table-row>
        <table:table-row table:style-name="ro1">
          <table:table-cell office:value-type="float" office:value="26.46" calcext:value-type="float">
            <text:p>26.46</text:p>
          </table:table-cell>
          <table:table-cell office:value-type="float" office:value="0.0397879" calcext:value-type="float">
            <text:p>0.0397879</text:p>
          </table:table-cell>
          <table:table-cell table:formula="of:=[.A1196]-[.$A$446]" office:value-type="float" office:value="16.43" calcext:value-type="float">
            <text:p>16.43</text:p>
          </table:table-cell>
        </table:table-row>
        <table:table-row table:style-name="ro1">
          <table:table-cell office:value-type="float" office:value="26.51" calcext:value-type="float">
            <text:p>26.51</text:p>
          </table:table-cell>
          <table:table-cell office:value-type="float" office:value="0.0397879" calcext:value-type="float">
            <text:p>0.0397879</text:p>
          </table:table-cell>
          <table:table-cell table:formula="of:=[.A1197]-[.$A$446]" office:value-type="float" office:value="16.48" calcext:value-type="float">
            <text:p>16.48</text:p>
          </table:table-cell>
        </table:table-row>
        <table:table-row table:style-name="ro1">
          <table:table-cell office:value-type="float" office:value="26.56" calcext:value-type="float">
            <text:p>26.56</text:p>
          </table:table-cell>
          <table:table-cell office:value-type="float" office:value="0.0397879" calcext:value-type="float">
            <text:p>0.0397879</text:p>
          </table:table-cell>
          <table:table-cell table:formula="of:=[.A1198]-[.$A$446]" office:value-type="float" office:value="16.53" calcext:value-type="float">
            <text:p>16.53</text:p>
          </table:table-cell>
        </table:table-row>
        <table:table-row table:style-name="ro1">
          <table:table-cell office:value-type="float" office:value="26.61" calcext:value-type="float">
            <text:p>26.61</text:p>
          </table:table-cell>
          <table:table-cell office:value-type="float" office:value="0.0397879" calcext:value-type="float">
            <text:p>0.0397879</text:p>
          </table:table-cell>
          <table:table-cell table:formula="of:=[.A1199]-[.$A$446]" office:value-type="float" office:value="16.58" calcext:value-type="float">
            <text:p>16.58</text:p>
          </table:table-cell>
        </table:table-row>
        <table:table-row table:style-name="ro1">
          <table:table-cell office:value-type="float" office:value="26.61" calcext:value-type="float">
            <text:p>26.61</text:p>
          </table:table-cell>
          <table:table-cell office:value-type="float" office:value="0.0397879" calcext:value-type="float">
            <text:p>0.0397879</text:p>
          </table:table-cell>
          <table:table-cell table:formula="of:=[.A1200]-[.$A$446]" office:value-type="float" office:value="16.58" calcext:value-type="float">
            <text:p>16.58</text:p>
          </table:table-cell>
        </table:table-row>
        <table:table-row table:style-name="ro1">
          <table:table-cell office:value-type="float" office:value="26.61" calcext:value-type="float">
            <text:p>26.61</text:p>
          </table:table-cell>
          <table:table-cell office:value-type="float" office:value="0.0397879" calcext:value-type="float">
            <text:p>0.0397879</text:p>
          </table:table-cell>
          <table:table-cell table:formula="of:=[.A1201]-[.$A$446]" office:value-type="float" office:value="16.58" calcext:value-type="float">
            <text:p>16.58</text:p>
          </table:table-cell>
        </table:table-row>
        <table:table-row table:style-name="ro1">
          <table:table-cell office:value-type="float" office:value="26.62" calcext:value-type="float">
            <text:p>26.62</text:p>
          </table:table-cell>
          <table:table-cell office:value-type="float" office:value="0.0397879" calcext:value-type="float">
            <text:p>0.0397879</text:p>
          </table:table-cell>
          <table:table-cell table:formula="of:=[.A1202]-[.$A$446]" office:value-type="float" office:value="16.59" calcext:value-type="float">
            <text:p>16.59</text:p>
          </table:table-cell>
        </table:table-row>
        <table:table-row table:style-name="ro1">
          <table:table-cell office:value-type="float" office:value="26.66" calcext:value-type="float">
            <text:p>26.66</text:p>
          </table:table-cell>
          <table:table-cell office:value-type="float" office:value="0.0397879" calcext:value-type="float">
            <text:p>0.0397879</text:p>
          </table:table-cell>
          <table:table-cell table:formula="of:=[.A1203]-[.$A$446]" office:value-type="float" office:value="16.63" calcext:value-type="float">
            <text:p>16.63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0.0397879" calcext:value-type="float">
            <text:p>0.0397879</text:p>
          </table:table-cell>
          <table:table-cell table:formula="of:=[.A1204]-[.$A$446]" office:value-type="float" office:value="16.67" calcext:value-type="float">
            <text:p>16.67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0.0397879" calcext:value-type="float">
            <text:p>0.0397879</text:p>
          </table:table-cell>
          <table:table-cell table:formula="of:=[.A1205]-[.$A$446]" office:value-type="float" office:value="16.72" calcext:value-type="float">
            <text:p>16.72</text:p>
          </table:table-cell>
        </table:table-row>
        <table:table-row table:style-name="ro1">
          <table:table-cell office:value-type="float" office:value="26.79" calcext:value-type="float">
            <text:p>26.79</text:p>
          </table:table-cell>
          <table:table-cell office:value-type="float" office:value="0.0397879" calcext:value-type="float">
            <text:p>0.0397879</text:p>
          </table:table-cell>
          <table:table-cell table:formula="of:=[.A1206]-[.$A$446]" office:value-type="float" office:value="16.76" calcext:value-type="float">
            <text:p>16.76</text:p>
          </table:table-cell>
        </table:table-row>
        <table:table-row table:style-name="ro1">
          <table:table-cell office:value-type="float" office:value="26.79" calcext:value-type="float">
            <text:p>26.79</text:p>
          </table:table-cell>
          <table:table-cell office:value-type="float" office:value="0.0397879" calcext:value-type="float">
            <text:p>0.0397879</text:p>
          </table:table-cell>
          <table:table-cell table:formula="of:=[.A1207]-[.$A$446]" office:value-type="float" office:value="16.76" calcext:value-type="float">
            <text:p>16.76</text:p>
          </table:table-cell>
        </table:table-row>
        <table:table-row table:style-name="ro1">
          <table:table-cell office:value-type="float" office:value="26.84" calcext:value-type="float">
            <text:p>26.84</text:p>
          </table:table-cell>
          <table:table-cell office:value-type="float" office:value="0.0397879" calcext:value-type="float">
            <text:p>0.0397879</text:p>
          </table:table-cell>
          <table:table-cell table:formula="of:=[.A1208]-[.$A$446]" office:value-type="float" office:value="16.81" calcext:value-type="float">
            <text:p>16.81</text:p>
          </table:table-cell>
        </table:table-row>
        <table:table-row table:style-name="ro1">
          <table:table-cell office:value-type="float" office:value="26.84" calcext:value-type="float">
            <text:p>26.84</text:p>
          </table:table-cell>
          <table:table-cell office:value-type="float" office:value="0.0397879" calcext:value-type="float">
            <text:p>0.0397879</text:p>
          </table:table-cell>
          <table:table-cell table:formula="of:=[.A1209]-[.$A$446]" office:value-type="float" office:value="16.81" calcext:value-type="float">
            <text:p>16.81</text:p>
          </table:table-cell>
        </table:table-row>
        <table:table-row table:style-name="ro1">
          <table:table-cell office:value-type="float" office:value="26.84" calcext:value-type="float">
            <text:p>26.84</text:p>
          </table:table-cell>
          <table:table-cell office:value-type="float" office:value="0.0397879" calcext:value-type="float">
            <text:p>0.0397879</text:p>
          </table:table-cell>
          <table:table-cell table:formula="of:=[.A1210]-[.$A$446]" office:value-type="float" office:value="16.81" calcext:value-type="float">
            <text:p>16.81</text:p>
          </table:table-cell>
        </table:table-row>
        <table:table-row table:style-name="ro1">
          <table:table-cell office:value-type="float" office:value="26.85" calcext:value-type="float">
            <text:p>26.85</text:p>
          </table:table-cell>
          <table:table-cell office:value-type="float" office:value="0.0397879" calcext:value-type="float">
            <text:p>0.0397879</text:p>
          </table:table-cell>
          <table:table-cell table:formula="of:=[.A1211]-[.$A$446]" office:value-type="float" office:value="16.82" calcext:value-type="float">
            <text:p>16.82</text:p>
          </table:table-cell>
        </table:table-row>
        <table:table-row table:style-name="ro1">
          <table:table-cell office:value-type="float" office:value="26.89" calcext:value-type="float">
            <text:p>26.89</text:p>
          </table:table-cell>
          <table:table-cell office:value-type="float" office:value="0.0397879" calcext:value-type="float">
            <text:p>0.0397879</text:p>
          </table:table-cell>
          <table:table-cell table:formula="of:=[.A1212]-[.$A$446]" office:value-type="float" office:value="16.86" calcext:value-type="float">
            <text:p>16.86</text:p>
          </table:table-cell>
        </table:table-row>
        <table:table-row table:style-name="ro1">
          <table:table-cell office:value-type="float" office:value="26.89" calcext:value-type="float">
            <text:p>26.89</text:p>
          </table:table-cell>
          <table:table-cell office:value-type="float" office:value="0.0397879" calcext:value-type="float">
            <text:p>0.0397879</text:p>
          </table:table-cell>
          <table:table-cell table:formula="of:=[.A1213]-[.$A$446]" office:value-type="float" office:value="16.86" calcext:value-type="float">
            <text:p>16.86</text:p>
          </table:table-cell>
        </table:table-row>
        <table:table-row table:style-name="ro1">
          <table:table-cell office:value-type="float" office:value="26.94" calcext:value-type="float">
            <text:p>26.94</text:p>
          </table:table-cell>
          <table:table-cell office:value-type="float" office:value="0.0397879" calcext:value-type="float">
            <text:p>0.0397879</text:p>
          </table:table-cell>
          <table:table-cell table:formula="of:=[.A1214]-[.$A$446]" office:value-type="float" office:value="16.91" calcext:value-type="float">
            <text:p>16.91</text:p>
          </table:table-cell>
        </table:table-row>
        <table:table-row table:style-name="ro1">
          <table:table-cell office:value-type="float" office:value="26.94" calcext:value-type="float">
            <text:p>26.94</text:p>
          </table:table-cell>
          <table:table-cell office:value-type="float" office:value="0.0397879" calcext:value-type="float">
            <text:p>0.0397879</text:p>
          </table:table-cell>
          <table:table-cell table:formula="of:=[.A1215]-[.$A$446]" office:value-type="float" office:value="16.91" calcext:value-type="float">
            <text:p>16.91</text:p>
          </table:table-cell>
        </table:table-row>
        <table:table-row table:style-name="ro1">
          <table:table-cell office:value-type="float" office:value="26.99" calcext:value-type="float">
            <text:p>26.99</text:p>
          </table:table-cell>
          <table:table-cell office:value-type="float" office:value="0.0397879" calcext:value-type="float">
            <text:p>0.0397879</text:p>
          </table:table-cell>
          <table:table-cell table:formula="of:=[.A1216]-[.$A$446]"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27.03" calcext:value-type="float">
            <text:p>27.03</text:p>
          </table:table-cell>
          <table:table-cell office:value-type="float" office:value="0.0397879" calcext:value-type="float">
            <text:p>0.0397879</text:p>
          </table:table-cell>
          <table:table-cell table:formula="of:=[.A1217]-[.$A$44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.08" calcext:value-type="float">
            <text:p>27.08</text:p>
          </table:table-cell>
          <table:table-cell office:value-type="float" office:value="0.0397879" calcext:value-type="float">
            <text:p>0.0397879</text:p>
          </table:table-cell>
          <table:table-cell table:formula="of:=[.A1218]-[.$A$446]" office:value-type="float" office:value="17.05" calcext:value-type="float">
            <text:p>17.05</text:p>
          </table:table-cell>
        </table:table-row>
        <table:table-row table:style-name="ro1">
          <table:table-cell office:value-type="float" office:value="27.08" calcext:value-type="float">
            <text:p>27.08</text:p>
          </table:table-cell>
          <table:table-cell office:value-type="float" office:value="0.0397879" calcext:value-type="float">
            <text:p>0.0397879</text:p>
          </table:table-cell>
          <table:table-cell table:formula="of:=[.A1219]-[.$A$446]" office:value-type="float" office:value="17.05" calcext:value-type="float">
            <text:p>17.05</text:p>
          </table:table-cell>
        </table:table-row>
        <table:table-row table:style-name="ro1">
          <table:table-cell office:value-type="float" office:value="27.09" calcext:value-type="float">
            <text:p>27.09</text:p>
          </table:table-cell>
          <table:table-cell office:value-type="float" office:value="0.0397879" calcext:value-type="float">
            <text:p>0.0397879</text:p>
          </table:table-cell>
          <table:table-cell table:formula="of:=[.A1220]-[.$A$446]" office:value-type="float" office:value="17.06" calcext:value-type="float">
            <text:p>17.06</text:p>
          </table:table-cell>
        </table:table-row>
        <table:table-row table:style-name="ro1">
          <table:table-cell office:value-type="float" office:value="27.13" calcext:value-type="float">
            <text:p>27.13</text:p>
          </table:table-cell>
          <table:table-cell office:value-type="float" office:value="0.0397879" calcext:value-type="float">
            <text:p>0.0397879</text:p>
          </table:table-cell>
          <table:table-cell table:formula="of:=[.A1221]-[.$A$446]"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27.13" calcext:value-type="float">
            <text:p>27.13</text:p>
          </table:table-cell>
          <table:table-cell office:value-type="float" office:value="0.0397879" calcext:value-type="float">
            <text:p>0.0397879</text:p>
          </table:table-cell>
          <table:table-cell table:formula="of:=[.A1222]-[.$A$446]"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27.17" calcext:value-type="float">
            <text:p>27.17</text:p>
          </table:table-cell>
          <table:table-cell office:value-type="float" office:value="0.0397879" calcext:value-type="float">
            <text:p>0.0397879</text:p>
          </table:table-cell>
          <table:table-cell table:formula="of:=[.A1223]-[.$A$446]" office:value-type="float" office:value="17.14" calcext:value-type="float">
            <text:p>17.14</text:p>
          </table:table-cell>
        </table:table-row>
        <table:table-row table:style-name="ro1">
          <table:table-cell office:value-type="float" office:value="27.22" calcext:value-type="float">
            <text:p>27.22</text:p>
          </table:table-cell>
          <table:table-cell office:value-type="float" office:value="0.0397879" calcext:value-type="float">
            <text:p>0.0397879</text:p>
          </table:table-cell>
          <table:table-cell table:formula="of:=[.A1224]-[.$A$446]" office:value-type="float" office:value="17.19" calcext:value-type="float">
            <text:p>17.19</text:p>
          </table:table-cell>
        </table:table-row>
        <table:table-row table:style-name="ro1">
          <table:table-cell office:value-type="float" office:value="27.26" calcext:value-type="float">
            <text:p>27.26</text:p>
          </table:table-cell>
          <table:table-cell office:value-type="float" office:value="0.0397879" calcext:value-type="float">
            <text:p>0.0397879</text:p>
          </table:table-cell>
          <table:table-cell table:formula="of:=[.A1225]-[.$A$446]" office:value-type="float" office:value="17.23" calcext:value-type="float">
            <text:p>17.23</text:p>
          </table:table-cell>
        </table:table-row>
        <table:table-row table:style-name="ro1">
          <table:table-cell office:value-type="float" office:value="27.31" calcext:value-type="float">
            <text:p>27.31</text:p>
          </table:table-cell>
          <table:table-cell office:value-type="float" office:value="0.0397879" calcext:value-type="float">
            <text:p>0.0397879</text:p>
          </table:table-cell>
          <table:table-cell table:formula="of:=[.A1226]-[.$A$446]" office:value-type="float" office:value="17.28" calcext:value-type="float">
            <text:p>17.28</text:p>
          </table:table-cell>
        </table:table-row>
        <table:table-row table:style-name="ro1">
          <table:table-cell office:value-type="float" office:value="27.31" calcext:value-type="float">
            <text:p>27.31</text:p>
          </table:table-cell>
          <table:table-cell office:value-type="float" office:value="0.0397879" calcext:value-type="float">
            <text:p>0.0397879</text:p>
          </table:table-cell>
          <table:table-cell table:formula="of:=[.A1227]-[.$A$446]" office:value-type="float" office:value="17.28" calcext:value-type="float">
            <text:p>17.28</text:p>
          </table:table-cell>
        </table:table-row>
        <table:table-row table:style-name="ro1">
          <table:table-cell office:value-type="float" office:value="27.31" calcext:value-type="float">
            <text:p>27.31</text:p>
          </table:table-cell>
          <table:table-cell office:value-type="float" office:value="0.0397879" calcext:value-type="float">
            <text:p>0.0397879</text:p>
          </table:table-cell>
          <table:table-cell table:formula="of:=[.A1228]-[.$A$446]" office:value-type="float" office:value="17.28" calcext:value-type="float">
            <text:p>17.28</text:p>
          </table:table-cell>
        </table:table-row>
        <table:table-row table:style-name="ro1">
          <table:table-cell office:value-type="float" office:value="27.32" calcext:value-type="float">
            <text:p>27.32</text:p>
          </table:table-cell>
          <table:table-cell office:value-type="float" office:value="0.0397879" calcext:value-type="float">
            <text:p>0.0397879</text:p>
          </table:table-cell>
          <table:table-cell table:formula="of:=[.A1229]-[.$A$446]" office:value-type="float" office:value="17.29" calcext:value-type="float">
            <text:p>17.29</text:p>
          </table:table-cell>
        </table:table-row>
        <table:table-row table:style-name="ro1">
          <table:table-cell office:value-type="float" office:value="27.36" calcext:value-type="float">
            <text:p>27.36</text:p>
          </table:table-cell>
          <table:table-cell office:value-type="float" office:value="0.0397879" calcext:value-type="float">
            <text:p>0.0397879</text:p>
          </table:table-cell>
          <table:table-cell table:formula="of:=[.A1230]-[.$A$446]" office:value-type="float" office:value="17.33" calcext:value-type="float">
            <text:p>17.33</text:p>
          </table:table-cell>
        </table:table-row>
        <table:table-row table:style-name="ro1">
          <table:table-cell office:value-type="float" office:value="27.36" calcext:value-type="float">
            <text:p>27.36</text:p>
          </table:table-cell>
          <table:table-cell office:value-type="float" office:value="0.0397879" calcext:value-type="float">
            <text:p>0.0397879</text:p>
          </table:table-cell>
          <table:table-cell table:formula="of:=[.A1231]-[.$A$446]" office:value-type="float" office:value="17.33" calcext:value-type="float">
            <text:p>17.33</text:p>
          </table:table-cell>
        </table:table-row>
        <table:table-row table:style-name="ro1">
          <table:table-cell office:value-type="float" office:value="27.41" calcext:value-type="float">
            <text:p>27.41</text:p>
          </table:table-cell>
          <table:table-cell office:value-type="float" office:value="0.0397879" calcext:value-type="float">
            <text:p>0.0397879</text:p>
          </table:table-cell>
          <table:table-cell table:formula="of:=[.A1232]-[.$A$446]" office:value-type="float" office:value="17.38" calcext:value-type="float">
            <text:p>17.38</text:p>
          </table:table-cell>
        </table:table-row>
        <table:table-row table:style-name="ro1">
          <table:table-cell office:value-type="float" office:value="27.41" calcext:value-type="float">
            <text:p>27.41</text:p>
          </table:table-cell>
          <table:table-cell office:value-type="float" office:value="0.0397879" calcext:value-type="float">
            <text:p>0.0397879</text:p>
          </table:table-cell>
          <table:table-cell table:formula="of:=[.A1233]-[.$A$446]" office:value-type="float" office:value="17.38" calcext:value-type="float">
            <text:p>17.38</text:p>
          </table:table-cell>
        </table:table-row>
        <table:table-row table:style-name="ro1">
          <table:table-cell office:value-type="float" office:value="27.45" calcext:value-type="float">
            <text:p>27.45</text:p>
          </table:table-cell>
          <table:table-cell office:value-type="float" office:value="0.0397879" calcext:value-type="float">
            <text:p>0.0397879</text:p>
          </table:table-cell>
          <table:table-cell table:formula="of:=[.A1234]-[.$A$446]" office:value-type="float" office:value="17.42" calcext:value-type="float">
            <text:p>17.42</text:p>
          </table:table-cell>
        </table:table-row>
        <table:table-row table:style-name="ro1">
          <table:table-cell office:value-type="float" office:value="27.45" calcext:value-type="float">
            <text:p>27.45</text:p>
          </table:table-cell>
          <table:table-cell office:value-type="float" office:value="0.0397879" calcext:value-type="float">
            <text:p>0.0397879</text:p>
          </table:table-cell>
          <table:table-cell table:formula="of:=[.A1235]-[.$A$446]" office:value-type="float" office:value="17.42" calcext:value-type="float">
            <text:p>17.42</text:p>
          </table:table-cell>
        </table:table-row>
        <table:table-row table:style-name="ro1">
          <table:table-cell office:value-type="float" office:value="27.49" calcext:value-type="float">
            <text:p>27.49</text:p>
          </table:table-cell>
          <table:table-cell office:value-type="float" office:value="0.0397879" calcext:value-type="float">
            <text:p>0.0397879</text:p>
          </table:table-cell>
          <table:table-cell table:formula="of:=[.A1236]-[.$A$446]" office:value-type="float" office:value="17.46" calcext:value-type="float">
            <text:p>17.46</text:p>
          </table:table-cell>
        </table:table-row>
        <table:table-row table:style-name="ro1">
          <table:table-cell office:value-type="float" office:value="27.49" calcext:value-type="float">
            <text:p>27.49</text:p>
          </table:table-cell>
          <table:table-cell office:value-type="float" office:value="0.0397879" calcext:value-type="float">
            <text:p>0.0397879</text:p>
          </table:table-cell>
          <table:table-cell table:formula="of:=[.A1237]-[.$A$446]" office:value-type="float" office:value="17.46" calcext:value-type="float">
            <text:p>17.46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0.0397879" calcext:value-type="float">
            <text:p>0.0397879</text:p>
          </table:table-cell>
          <table:table-cell table:formula="of:=[.A1238]-[.$A$446]" office:value-type="float" office:value="17.47" calcext:value-type="float">
            <text:p>17.47</text:p>
          </table:table-cell>
        </table:table-row>
        <table:table-row table:style-name="ro1">
          <table:table-cell office:value-type="float" office:value="27.51" calcext:value-type="float">
            <text:p>27.51</text:p>
          </table:table-cell>
          <table:table-cell office:value-type="float" office:value="0.0397879" calcext:value-type="float">
            <text:p>0.0397879</text:p>
          </table:table-cell>
          <table:table-cell table:formula="of:=[.A1239]-[.$A$446]" office:value-type="float" office:value="17.48" calcext:value-type="float">
            <text:p>17.48</text:p>
          </table:table-cell>
        </table:table-row>
        <table:table-row table:style-name="ro1">
          <table:table-cell office:value-type="float" office:value="27.55" calcext:value-type="float">
            <text:p>27.55</text:p>
          </table:table-cell>
          <table:table-cell office:value-type="float" office:value="0.0397879" calcext:value-type="float">
            <text:p>0.0397879</text:p>
          </table:table-cell>
          <table:table-cell table:formula="of:=[.A1240]-[.$A$446]" office:value-type="float" office:value="17.52" calcext:value-type="float">
            <text:p>17.52</text:p>
          </table:table-cell>
        </table:table-row>
        <table:table-row table:style-name="ro1">
          <table:table-cell office:value-type="float" office:value="27.55" calcext:value-type="float">
            <text:p>27.55</text:p>
          </table:table-cell>
          <table:table-cell office:value-type="float" office:value="0.0397879" calcext:value-type="float">
            <text:p>0.0397879</text:p>
          </table:table-cell>
          <table:table-cell table:formula="of:=[.A1241]-[.$A$446]" office:value-type="float" office:value="17.52" calcext:value-type="float">
            <text:p>17.52</text:p>
          </table:table-cell>
        </table:table-row>
        <table:table-row table:style-name="ro1">
          <table:table-cell office:value-type="float" office:value="27.59" calcext:value-type="float">
            <text:p>27.59</text:p>
          </table:table-cell>
          <table:table-cell office:value-type="float" office:value="0.0397879" calcext:value-type="float">
            <text:p>0.0397879</text:p>
          </table:table-cell>
          <table:table-cell table:formula="of:=[.A1242]-[.$A$446]" office:value-type="float" office:value="17.56" calcext:value-type="float">
            <text:p>17.56</text:p>
          </table:table-cell>
        </table:table-row>
        <table:table-row table:style-name="ro1">
          <table:table-cell office:value-type="float" office:value="27.59" calcext:value-type="float">
            <text:p>27.59</text:p>
          </table:table-cell>
          <table:table-cell office:value-type="float" office:value="0.0397879" calcext:value-type="float">
            <text:p>0.0397879</text:p>
          </table:table-cell>
          <table:table-cell table:formula="of:=[.A1243]-[.$A$446]" office:value-type="float" office:value="17.56" calcext:value-type="float">
            <text:p>17.56</text:p>
          </table:table-cell>
        </table:table-row>
        <table:table-row table:style-name="ro1">
          <table:table-cell office:value-type="float" office:value="27.64" calcext:value-type="float">
            <text:p>27.64</text:p>
          </table:table-cell>
          <table:table-cell office:value-type="float" office:value="0.0397879" calcext:value-type="float">
            <text:p>0.0397879</text:p>
          </table:table-cell>
          <table:table-cell table:formula="of:=[.A1244]-[.$A$446]" office:value-type="float" office:value="17.61" calcext:value-type="float">
            <text:p>17.61</text:p>
          </table:table-cell>
        </table:table-row>
        <table:table-row table:style-name="ro1">
          <table:table-cell office:value-type="float" office:value="27.64" calcext:value-type="float">
            <text:p>27.64</text:p>
          </table:table-cell>
          <table:table-cell office:value-type="float" office:value="0.0397879" calcext:value-type="float">
            <text:p>0.0397879</text:p>
          </table:table-cell>
          <table:table-cell table:formula="of:=[.A1245]-[.$A$446]" office:value-type="float" office:value="17.61" calcext:value-type="float">
            <text:p>17.61</text:p>
          </table:table-cell>
        </table:table-row>
        <table:table-row table:style-name="ro1">
          <table:table-cell office:value-type="float" office:value="27.68" calcext:value-type="float">
            <text:p>27.68</text:p>
          </table:table-cell>
          <table:table-cell office:value-type="float" office:value="0.0397879" calcext:value-type="float">
            <text:p>0.0397879</text:p>
          </table:table-cell>
          <table:table-cell table:formula="of:=[.A1246]-[.$A$446]" office:value-type="float" office:value="17.65" calcext:value-type="float">
            <text:p>17.65</text:p>
          </table:table-cell>
        </table:table-row>
        <table:table-row table:style-name="ro1">
          <table:table-cell office:value-type="float" office:value="27.68" calcext:value-type="float">
            <text:p>27.68</text:p>
          </table:table-cell>
          <table:table-cell office:value-type="float" office:value="0.0397879" calcext:value-type="float">
            <text:p>0.0397879</text:p>
          </table:table-cell>
          <table:table-cell table:formula="of:=[.A1247]-[.$A$446]" office:value-type="float" office:value="17.65" calcext:value-type="float">
            <text:p>17.65</text:p>
          </table:table-cell>
        </table:table-row>
        <table:table-row table:style-name="ro1">
          <table:table-cell office:value-type="float" office:value="27.73" calcext:value-type="float">
            <text:p>27.73</text:p>
          </table:table-cell>
          <table:table-cell office:value-type="float" office:value="0.0397879" calcext:value-type="float">
            <text:p>0.0397879</text:p>
          </table:table-cell>
          <table:table-cell table:formula="of:=[.A1248]-[.$A$446]"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27.73" calcext:value-type="float">
            <text:p>27.73</text:p>
          </table:table-cell>
          <table:table-cell office:value-type="float" office:value="0.0397879" calcext:value-type="float">
            <text:p>0.0397879</text:p>
          </table:table-cell>
          <table:table-cell table:formula="of:=[.A1249]-[.$A$446]"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27.73" calcext:value-type="float">
            <text:p>27.73</text:p>
          </table:table-cell>
          <table:table-cell office:value-type="float" office:value="0.0397879" calcext:value-type="float">
            <text:p>0.0397879</text:p>
          </table:table-cell>
          <table:table-cell table:formula="of:=[.A1250]-[.$A$446]"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27.74" calcext:value-type="float">
            <text:p>27.74</text:p>
          </table:table-cell>
          <table:table-cell office:value-type="float" office:value="0.0397878" calcext:value-type="float">
            <text:p>0.0397878</text:p>
          </table:table-cell>
          <table:table-cell table:formula="of:=[.A1251]-[.$A$446]" office:value-type="float" office:value="17.71" calcext:value-type="float">
            <text:p>17.71</text:p>
          </table:table-cell>
        </table:table-row>
        <table:table-row table:style-name="ro1">
          <table:table-cell office:value-type="float" office:value="27.78" calcext:value-type="float">
            <text:p>27.78</text:p>
          </table:table-cell>
          <table:table-cell office:value-type="float" office:value="0.0397878" calcext:value-type="float">
            <text:p>0.0397878</text:p>
          </table:table-cell>
          <table:table-cell table:formula="of:=[.A1252]-[.$A$446]" office:value-type="float" office:value="17.75" calcext:value-type="float">
            <text:p>17.75</text:p>
          </table:table-cell>
        </table:table-row>
        <table:table-row table:style-name="ro1">
          <table:table-cell office:value-type="float" office:value="27.83" calcext:value-type="float">
            <text:p>27.83</text:p>
          </table:table-cell>
          <table:table-cell office:value-type="float" office:value="0.0397878" calcext:value-type="float">
            <text:p>0.0397878</text:p>
          </table:table-cell>
          <table:table-cell table:formula="of:=[.A1253]-[.$A$446]"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27.83" calcext:value-type="float">
            <text:p>27.83</text:p>
          </table:table-cell>
          <table:table-cell office:value-type="float" office:value="0.0397878" calcext:value-type="float">
            <text:p>0.0397878</text:p>
          </table:table-cell>
          <table:table-cell table:formula="of:=[.A1254]-[.$A$446]"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27.87" calcext:value-type="float">
            <text:p>27.87</text:p>
          </table:table-cell>
          <table:table-cell office:value-type="float" office:value="0.0397878" calcext:value-type="float">
            <text:p>0.0397878</text:p>
          </table:table-cell>
          <table:table-cell table:formula="of:=[.A1255]-[.$A$446]" office:value-type="float" office:value="17.84" calcext:value-type="float">
            <text:p>17.84</text:p>
          </table:table-cell>
        </table:table-row>
        <table:table-row table:style-name="ro1">
          <table:table-cell office:value-type="float" office:value="27.87" calcext:value-type="float">
            <text:p>27.87</text:p>
          </table:table-cell>
          <table:table-cell office:value-type="float" office:value="0.0397878" calcext:value-type="float">
            <text:p>0.0397878</text:p>
          </table:table-cell>
          <table:table-cell table:formula="of:=[.A1256]-[.$A$446]" office:value-type="float" office:value="17.84" calcext:value-type="float">
            <text:p>17.84</text:p>
          </table:table-cell>
        </table:table-row>
        <table:table-row table:style-name="ro1">
          <table:table-cell office:value-type="float" office:value="27.91" calcext:value-type="float">
            <text:p>27.91</text:p>
          </table:table-cell>
          <table:table-cell office:value-type="float" office:value="0.0397878" calcext:value-type="float">
            <text:p>0.0397878</text:p>
          </table:table-cell>
          <table:table-cell table:formula="of:=[.A1257]-[.$A$446]" office:value-type="float" office:value="17.88" calcext:value-type="float">
            <text:p>17.88</text:p>
          </table:table-cell>
        </table:table-row>
        <table:table-row table:style-name="ro1">
          <table:table-cell office:value-type="float" office:value="27.91" calcext:value-type="float">
            <text:p>27.91</text:p>
          </table:table-cell>
          <table:table-cell office:value-type="float" office:value="0.0397878" calcext:value-type="float">
            <text:p>0.0397878</text:p>
          </table:table-cell>
          <table:table-cell table:formula="of:=[.A1258]-[.$A$446]" office:value-type="float" office:value="17.88" calcext:value-type="float">
            <text:p>17.88</text:p>
          </table:table-cell>
        </table:table-row>
        <table:table-row table:style-name="ro1">
          <table:table-cell office:value-type="float" office:value="27.92" calcext:value-type="float">
            <text:p>27.92</text:p>
          </table:table-cell>
          <table:table-cell office:value-type="float" office:value="0.0397878" calcext:value-type="float">
            <text:p>0.0397878</text:p>
          </table:table-cell>
          <table:table-cell table:formula="of:=[.A1259]-[.$A$446]" office:value-type="float" office:value="17.89" calcext:value-type="float">
            <text:p>17.89</text:p>
          </table:table-cell>
        </table:table-row>
        <table:table-row table:style-name="ro1">
          <table:table-cell office:value-type="float" office:value="27.93" calcext:value-type="float">
            <text:p>27.93</text:p>
          </table:table-cell>
          <table:table-cell office:value-type="float" office:value="0.0397878" calcext:value-type="float">
            <text:p>0.0397878</text:p>
          </table:table-cell>
          <table:table-cell table:formula="of:=[.A1260]-[.$A$446]" office:value-type="float" office:value="17.9" calcext:value-type="float">
            <text:p>17.9</text:p>
          </table:table-cell>
        </table:table-row>
        <table:table-row table:style-name="ro1">
          <table:table-cell office:value-type="float" office:value="27.97" calcext:value-type="float">
            <text:p>27.97</text:p>
          </table:table-cell>
          <table:table-cell office:value-type="float" office:value="0.0397878" calcext:value-type="float">
            <text:p>0.0397878</text:p>
          </table:table-cell>
          <table:table-cell table:formula="of:=[.A1261]-[.$A$446]" office:value-type="float" office:value="17.94" calcext:value-type="float">
            <text:p>17.94</text:p>
          </table:table-cell>
        </table:table-row>
        <table:table-row table:style-name="ro1">
          <table:table-cell office:value-type="float" office:value="27.97" calcext:value-type="float">
            <text:p>27.97</text:p>
          </table:table-cell>
          <table:table-cell office:value-type="float" office:value="0.0397878" calcext:value-type="float">
            <text:p>0.0397878</text:p>
          </table:table-cell>
          <table:table-cell table:formula="of:=[.A1262]-[.$A$446]" office:value-type="float" office:value="17.94" calcext:value-type="float">
            <text:p>17.94</text:p>
          </table:table-cell>
        </table:table-row>
        <table:table-row table:style-name="ro1">
          <table:table-cell office:value-type="float" office:value="28.01" calcext:value-type="float">
            <text:p>28.01</text:p>
          </table:table-cell>
          <table:table-cell office:value-type="float" office:value="0.0397878" calcext:value-type="float">
            <text:p>0.0397878</text:p>
          </table:table-cell>
          <table:table-cell table:formula="of:=[.A1263]-[.$A$446]" office:value-type="float" office:value="17.98" calcext:value-type="float">
            <text:p>17.98</text:p>
          </table:table-cell>
        </table:table-row>
        <table:table-row table:style-name="ro1">
          <table:table-cell office:value-type="float" office:value="28.01" calcext:value-type="float">
            <text:p>28.01</text:p>
          </table:table-cell>
          <table:table-cell office:value-type="float" office:value="0.0397878" calcext:value-type="float">
            <text:p>0.0397878</text:p>
          </table:table-cell>
          <table:table-cell table:formula="of:=[.A1264]-[.$A$446]" office:value-type="float" office:value="17.98" calcext:value-type="float">
            <text:p>17.98</text:p>
          </table:table-cell>
        </table:table-row>
        <table:table-row table:style-name="ro1">
          <table:table-cell office:value-type="float" office:value="28.06" calcext:value-type="float">
            <text:p>28.06</text:p>
          </table:table-cell>
          <table:table-cell office:value-type="float" office:value="0.0397878" calcext:value-type="float">
            <text:p>0.0397878</text:p>
          </table:table-cell>
          <table:table-cell table:formula="of:=[.A1265]-[.$A$446]" office:value-type="float" office:value="18.03" calcext:value-type="float">
            <text:p>18.03</text:p>
          </table:table-cell>
        </table:table-row>
        <table:table-row table:style-name="ro1">
          <table:table-cell office:value-type="float" office:value="28.06" calcext:value-type="float">
            <text:p>28.06</text:p>
          </table:table-cell>
          <table:table-cell office:value-type="float" office:value="0.0397878" calcext:value-type="float">
            <text:p>0.0397878</text:p>
          </table:table-cell>
          <table:table-cell table:formula="of:=[.A1266]-[.$A$446]" office:value-type="float" office:value="18.03" calcext:value-type="float">
            <text:p>18.03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0.0397878" calcext:value-type="float">
            <text:p>0.0397878</text:p>
          </table:table-cell>
          <table:table-cell table:formula="of:=[.A1267]-[.$A$446]" office:value-type="float" office:value="18.07" calcext:value-type="float">
            <text:p>18.07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0.0397878" calcext:value-type="float">
            <text:p>0.0397878</text:p>
          </table:table-cell>
          <table:table-cell table:formula="of:=[.A1268]-[.$A$446]" office:value-type="float" office:value="18.07" calcext:value-type="float">
            <text:p>18.07</text:p>
          </table:table-cell>
        </table:table-row>
        <table:table-row table:style-name="ro1">
          <table:table-cell office:value-type="float" office:value="28.11" calcext:value-type="float">
            <text:p>28.11</text:p>
          </table:table-cell>
          <table:table-cell office:value-type="float" office:value="0.0397878" calcext:value-type="float">
            <text:p>0.0397878</text:p>
          </table:table-cell>
          <table:table-cell table:formula="of:=[.A1269]-[.$A$446]" office:value-type="float" office:value="18.08" calcext:value-type="float">
            <text:p>18.08</text:p>
          </table:table-cell>
        </table:table-row>
        <table:table-row table:style-name="ro1">
          <table:table-cell office:value-type="float" office:value="28.12" calcext:value-type="float">
            <text:p>28.12</text:p>
          </table:table-cell>
          <table:table-cell office:value-type="float" office:value="0.0397878" calcext:value-type="float">
            <text:p>0.0397878</text:p>
          </table:table-cell>
          <table:table-cell table:formula="of:=[.A1270]-[.$A$446]" office:value-type="float" office:value="18.09" calcext:value-type="float">
            <text:p>18.09</text:p>
          </table:table-cell>
        </table:table-row>
        <table:table-row table:style-name="ro1">
          <table:table-cell office:value-type="float" office:value="28.16" calcext:value-type="float">
            <text:p>28.16</text:p>
          </table:table-cell>
          <table:table-cell office:value-type="float" office:value="0.0397878" calcext:value-type="float">
            <text:p>0.0397878</text:p>
          </table:table-cell>
          <table:table-cell table:formula="of:=[.A1271]-[.$A$446]"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.16" calcext:value-type="float">
            <text:p>28.16</text:p>
          </table:table-cell>
          <table:table-cell office:value-type="float" office:value="0.0397878" calcext:value-type="float">
            <text:p>0.0397878</text:p>
          </table:table-cell>
          <table:table-cell table:formula="of:=[.A1272]-[.$A$446]" office:value-type="float" office:value="18.13" calcext:value-type="float">
            <text:p>18.13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0.0397878" calcext:value-type="float">
            <text:p>0.0397878</text:p>
          </table:table-cell>
          <table:table-cell table:formula="of:=[.A1273]-[.$A$446]" office:value-type="float" office:value="18.17" calcext:value-type="float">
            <text:p>18.17</text:p>
          </table:table-cell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0.0397878" calcext:value-type="float">
            <text:p>0.0397878</text:p>
          </table:table-cell>
          <table:table-cell table:formula="of:=[.A1274]-[.$A$446]" office:value-type="float" office:value="18.22" calcext:value-type="float">
            <text:p>18.22</text:p>
          </table:table-cell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0.0397878" calcext:value-type="float">
            <text:p>0.0397878</text:p>
          </table:table-cell>
          <table:table-cell table:formula="of:=[.A1275]-[.$A$446]" office:value-type="float" office:value="18.22" calcext:value-type="float">
            <text:p>18.22</text:p>
          </table:table-cell>
        </table:table-row>
        <table:table-row table:style-name="ro1">
          <table:table-cell office:value-type="float" office:value="28.29" calcext:value-type="float">
            <text:p>28.29</text:p>
          </table:table-cell>
          <table:table-cell office:value-type="float" office:value="0.0397878" calcext:value-type="float">
            <text:p>0.0397878</text:p>
          </table:table-cell>
          <table:table-cell table:formula="of:=[.A1276]-[.$A$446]" office:value-type="float" office:value="18.26" calcext:value-type="float">
            <text:p>18.26</text:p>
          </table:table-cell>
        </table:table-row>
        <table:table-row table:style-name="ro1">
          <table:table-cell office:value-type="float" office:value="28.29" calcext:value-type="float">
            <text:p>28.29</text:p>
          </table:table-cell>
          <table:table-cell office:value-type="float" office:value="0.0397878" calcext:value-type="float">
            <text:p>0.0397878</text:p>
          </table:table-cell>
          <table:table-cell table:formula="of:=[.A1277]-[.$A$446]" office:value-type="float" office:value="18.26" calcext:value-type="float">
            <text:p>18.26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0.0397878" calcext:value-type="float">
            <text:p>0.0397878</text:p>
          </table:table-cell>
          <table:table-cell table:formula="of:=[.A1278]-[.$A$446]" office:value-type="float" office:value="18.27" calcext:value-type="float">
            <text:p>18.27</text:p>
          </table:table-cell>
        </table:table-row>
        <table:table-row table:style-name="ro1">
          <table:table-cell office:value-type="float" office:value="28.31" calcext:value-type="float">
            <text:p>28.31</text:p>
          </table:table-cell>
          <table:table-cell office:value-type="float" office:value="0.0397878" calcext:value-type="float">
            <text:p>0.0397878</text:p>
          </table:table-cell>
          <table:table-cell table:formula="of:=[.A1279]-[.$A$446]" office:value-type="float" office:value="18.28" calcext:value-type="float">
            <text:p>18.28</text:p>
          </table:table-cell>
        </table:table-row>
        <table:table-row table:style-name="ro1">
          <table:table-cell office:value-type="float" office:value="28.35" calcext:value-type="float">
            <text:p>28.35</text:p>
          </table:table-cell>
          <table:table-cell office:value-type="float" office:value="0.0397878" calcext:value-type="float">
            <text:p>0.0397878</text:p>
          </table:table-cell>
          <table:table-cell table:formula="of:=[.A1280]-[.$A$446]" office:value-type="float" office:value="18.32" calcext:value-type="float">
            <text:p>18.32</text:p>
          </table:table-cell>
        </table:table-row>
        <table:table-row table:style-name="ro1">
          <table:table-cell office:value-type="float" office:value="28.35" calcext:value-type="float">
            <text:p>28.35</text:p>
          </table:table-cell>
          <table:table-cell office:value-type="float" office:value="0.0397878" calcext:value-type="float">
            <text:p>0.0397878</text:p>
          </table:table-cell>
          <table:table-cell table:formula="of:=[.A1281]-[.$A$446]" office:value-type="float" office:value="18.32" calcext:value-type="float">
            <text:p>18.32</text:p>
          </table:table-cell>
        </table:table-row>
        <table:table-row table:style-name="ro1">
          <table:table-cell office:value-type="float" office:value="28.39" calcext:value-type="float">
            <text:p>28.39</text:p>
          </table:table-cell>
          <table:table-cell office:value-type="float" office:value="0.0397878" calcext:value-type="float">
            <text:p>0.0397878</text:p>
          </table:table-cell>
          <table:table-cell table:formula="of:=[.A1282]-[.$A$446]" office:value-type="float" office:value="18.36" calcext:value-type="float">
            <text:p>18.36</text:p>
          </table:table-cell>
        </table:table-row>
        <table:table-row table:style-name="ro1">
          <table:table-cell office:value-type="float" office:value="28.39" calcext:value-type="float">
            <text:p>28.39</text:p>
          </table:table-cell>
          <table:table-cell office:value-type="float" office:value="0.0397878" calcext:value-type="float">
            <text:p>0.0397878</text:p>
          </table:table-cell>
          <table:table-cell table:formula="of:=[.A1283]-[.$A$446]" office:value-type="float" office:value="18.36" calcext:value-type="float">
            <text:p>18.36</text:p>
          </table:table-cell>
        </table:table-row>
        <table:table-row table:style-name="ro1">
          <table:table-cell office:value-type="float" office:value="28.44" calcext:value-type="float">
            <text:p>28.44</text:p>
          </table:table-cell>
          <table:table-cell office:value-type="float" office:value="0.0397878" calcext:value-type="float">
            <text:p>0.0397878</text:p>
          </table:table-cell>
          <table:table-cell table:formula="of:=[.A1284]-[.$A$446]" office:value-type="float" office:value="18.41" calcext:value-type="float">
            <text:p>18.41</text:p>
          </table:table-cell>
        </table:table-row>
        <table:table-row table:style-name="ro1">
          <table:table-cell office:value-type="float" office:value="28.44" calcext:value-type="float">
            <text:p>28.44</text:p>
          </table:table-cell>
          <table:table-cell office:value-type="float" office:value="0.0397878" calcext:value-type="float">
            <text:p>0.0397878</text:p>
          </table:table-cell>
          <table:table-cell table:formula="of:=[.A1285]-[.$A$446]" office:value-type="float" office:value="18.41" calcext:value-type="float">
            <text:p>18.41</text:p>
          </table:table-cell>
        </table:table-row>
        <table:table-row table:style-name="ro1">
          <table:table-cell office:value-type="float" office:value="28.48" calcext:value-type="float">
            <text:p>28.48</text:p>
          </table:table-cell>
          <table:table-cell office:value-type="float" office:value="0.0397878" calcext:value-type="float">
            <text:p>0.0397878</text:p>
          </table:table-cell>
          <table:table-cell table:formula="of:=[.A1286]-[.$A$446]" office:value-type="float" office:value="18.45" calcext:value-type="float">
            <text:p>18.45</text:p>
          </table:table-cell>
        </table:table-row>
        <table:table-row table:style-name="ro1">
          <table:table-cell office:value-type="float" office:value="28.48" calcext:value-type="float">
            <text:p>28.48</text:p>
          </table:table-cell>
          <table:table-cell office:value-type="float" office:value="0.0397878" calcext:value-type="float">
            <text:p>0.0397878</text:p>
          </table:table-cell>
          <table:table-cell table:formula="of:=[.A1287]-[.$A$446]" office:value-type="float" office:value="18.45" calcext:value-type="float">
            <text:p>18.45</text:p>
          </table:table-cell>
        </table:table-row>
        <table:table-row table:style-name="ro1">
          <table:table-cell office:value-type="float" office:value="28.49" calcext:value-type="float">
            <text:p>28.49</text:p>
          </table:table-cell>
          <table:table-cell office:value-type="float" office:value="0.0397878" calcext:value-type="float">
            <text:p>0.0397878</text:p>
          </table:table-cell>
          <table:table-cell table:formula="of:=[.A1288]-[.$A$446]" office:value-type="float" office:value="18.46" calcext:value-type="float">
            <text:p>18.46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0.0397878" calcext:value-type="float">
            <text:p>0.0397878</text:p>
          </table:table-cell>
          <table:table-cell table:formula="of:=[.A1289]-[.$A$446]" office:value-type="float" office:value="18.47" calcext:value-type="float">
            <text:p>18.47</text:p>
          </table:table-cell>
        </table:table-row>
        <table:table-row table:style-name="ro1">
          <table:table-cell office:value-type="float" office:value="28.54" calcext:value-type="float">
            <text:p>28.54</text:p>
          </table:table-cell>
          <table:table-cell office:value-type="float" office:value="0.0397877" calcext:value-type="float">
            <text:p>0.0397877</text:p>
          </table:table-cell>
          <table:table-cell table:formula="of:=[.A1290]-[.$A$446]" office:value-type="float" office:value="18.51" calcext:value-type="float">
            <text:p>18.51</text:p>
          </table:table-cell>
        </table:table-row>
        <table:table-row table:style-name="ro1">
          <table:table-cell office:value-type="float" office:value="28.58" calcext:value-type="float">
            <text:p>28.58</text:p>
          </table:table-cell>
          <table:table-cell office:value-type="float" office:value="0.0397877" calcext:value-type="float">
            <text:p>0.0397877</text:p>
          </table:table-cell>
          <table:table-cell table:formula="of:=[.A1291]-[.$A$446]" office:value-type="float" office:value="18.55" calcext:value-type="float">
            <text:p>18.55</text:p>
          </table:table-cell>
        </table:table-row>
        <table:table-row table:style-name="ro1">
          <table:table-cell office:value-type="float" office:value="28.59" calcext:value-type="float">
            <text:p>28.59</text:p>
          </table:table-cell>
          <table:table-cell office:value-type="float" office:value="0.0397877" calcext:value-type="float">
            <text:p>0.0397877</text:p>
          </table:table-cell>
          <table:table-cell table:formula="of:=[.A1292]-[.$A$446]" office:value-type="float" office:value="18.56" calcext:value-type="float">
            <text:p>18.56</text:p>
          </table:table-cell>
        </table:table-row>
        <table:table-row table:style-name="ro1">
          <table:table-cell office:value-type="float" office:value="28.63" calcext:value-type="float">
            <text:p>28.63</text:p>
          </table:table-cell>
          <table:table-cell office:value-type="float" office:value="0.0397877" calcext:value-type="float">
            <text:p>0.0397877</text:p>
          </table:table-cell>
          <table:table-cell table:formula="of:=[.A1293]-[.$A$446]"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28.63" calcext:value-type="float">
            <text:p>28.63</text:p>
          </table:table-cell>
          <table:table-cell office:value-type="float" office:value="0.0397877" calcext:value-type="float">
            <text:p>0.0397877</text:p>
          </table:table-cell>
          <table:table-cell table:formula="of:=[.A1294]-[.$A$446]"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28.67" calcext:value-type="float">
            <text:p>28.67</text:p>
          </table:table-cell>
          <table:table-cell office:value-type="float" office:value="0.0397877" calcext:value-type="float">
            <text:p>0.0397877</text:p>
          </table:table-cell>
          <table:table-cell table:formula="of:=[.A1295]-[.$A$446]" office:value-type="float" office:value="18.64" calcext:value-type="float">
            <text:p>18.64</text:p>
          </table:table-cell>
        </table:table-row>
        <table:table-row table:style-name="ro1">
          <table:table-cell office:value-type="float" office:value="28.67" calcext:value-type="float">
            <text:p>28.67</text:p>
          </table:table-cell>
          <table:table-cell office:value-type="float" office:value="0.0397877" calcext:value-type="float">
            <text:p>0.0397877</text:p>
          </table:table-cell>
          <table:table-cell table:formula="of:=[.A1296]-[.$A$446]" office:value-type="float" office:value="18.64" calcext:value-type="float">
            <text:p>18.64</text:p>
          </table:table-cell>
        </table:table-row>
        <table:table-row table:style-name="ro1">
          <table:table-cell office:value-type="float" office:value="28.68" calcext:value-type="float">
            <text:p>28.68</text:p>
          </table:table-cell>
          <table:table-cell office:value-type="float" office:value="0.0397877" calcext:value-type="float">
            <text:p>0.0397877</text:p>
          </table:table-cell>
          <table:table-cell table:formula="of:=[.A1297]-[.$A$446]" office:value-type="float" office:value="18.65" calcext:value-type="float">
            <text:p>18.65</text:p>
          </table:table-cell>
        </table:table-row>
        <table:table-row table:style-name="ro1">
          <table:table-cell office:value-type="float" office:value="28.69" calcext:value-type="float">
            <text:p>28.69</text:p>
          </table:table-cell>
          <table:table-cell office:value-type="float" office:value="0.0397877" calcext:value-type="float">
            <text:p>0.0397877</text:p>
          </table:table-cell>
          <table:table-cell table:formula="of:=[.A1298]-[.$A$446]" office:value-type="float" office:value="18.66" calcext:value-type="float">
            <text:p>18.66</text:p>
          </table:table-cell>
        </table:table-row>
        <table:table-row table:style-name="ro1">
          <table:table-cell office:value-type="float" office:value="28.73" calcext:value-type="float">
            <text:p>28.73</text:p>
          </table:table-cell>
          <table:table-cell office:value-type="float" office:value="0.0397877" calcext:value-type="float">
            <text:p>0.0397877</text:p>
          </table:table-cell>
          <table:table-cell table:formula="of:=[.A1299]-[.$A$446]"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28.73" calcext:value-type="float">
            <text:p>28.73</text:p>
          </table:table-cell>
          <table:table-cell office:value-type="float" office:value="0.0397877" calcext:value-type="float">
            <text:p>0.0397877</text:p>
          </table:table-cell>
          <table:table-cell table:formula="of:=[.A1300]-[.$A$446]"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28.77" calcext:value-type="float">
            <text:p>28.77</text:p>
          </table:table-cell>
          <table:table-cell office:value-type="float" office:value="0.0397877" calcext:value-type="float">
            <text:p>0.0397877</text:p>
          </table:table-cell>
          <table:table-cell table:formula="of:=[.A1301]-[.$A$446]" office:value-type="float" office:value="18.74" calcext:value-type="float">
            <text:p>18.74</text:p>
          </table:table-cell>
        </table:table-row>
        <table:table-row table:style-name="ro1">
          <table:table-cell office:value-type="float" office:value="28.77" calcext:value-type="float">
            <text:p>28.77</text:p>
          </table:table-cell>
          <table:table-cell office:value-type="float" office:value="0.0397877" calcext:value-type="float">
            <text:p>0.0397877</text:p>
          </table:table-cell>
          <table:table-cell table:formula="of:=[.A1302]-[.$A$446]" office:value-type="float" office:value="18.74" calcext:value-type="float">
            <text:p>18.74</text:p>
          </table:table-cell>
        </table:table-row>
        <table:table-row table:style-name="ro1">
          <table:table-cell office:value-type="float" office:value="28.82" calcext:value-type="float">
            <text:p>28.82</text:p>
          </table:table-cell>
          <table:table-cell office:value-type="float" office:value="0.0397877" calcext:value-type="float">
            <text:p>0.0397877</text:p>
          </table:table-cell>
          <table:table-cell table:formula="of:=[.A1303]-[.$A$446]" office:value-type="float" office:value="18.79" calcext:value-type="float">
            <text:p>18.79</text:p>
          </table:table-cell>
        </table:table-row>
        <table:table-row table:style-name="ro1">
          <table:table-cell office:value-type="float" office:value="28.82" calcext:value-type="float">
            <text:p>28.82</text:p>
          </table:table-cell>
          <table:table-cell office:value-type="float" office:value="0.0397877" calcext:value-type="float">
            <text:p>0.0397877</text:p>
          </table:table-cell>
          <table:table-cell table:formula="of:=[.A1304]-[.$A$446]" office:value-type="float" office:value="18.79" calcext:value-type="float">
            <text:p>18.79</text:p>
          </table:table-cell>
        </table:table-row>
        <table:table-row table:style-name="ro1">
          <table:table-cell office:value-type="float" office:value="28.86" calcext:value-type="float">
            <text:p>28.86</text:p>
          </table:table-cell>
          <table:table-cell office:value-type="float" office:value="0.0397877" calcext:value-type="float">
            <text:p>0.0397877</text:p>
          </table:table-cell>
          <table:table-cell table:formula="of:=[.A1305]-[.$A$446]"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28.86" calcext:value-type="float">
            <text:p>28.86</text:p>
          </table:table-cell>
          <table:table-cell office:value-type="float" office:value="0.0397877" calcext:value-type="float">
            <text:p>0.0397877</text:p>
          </table:table-cell>
          <table:table-cell table:formula="of:=[.A1306]-[.$A$446]"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0.0397877" calcext:value-type="float">
            <text:p>0.0397877</text:p>
          </table:table-cell>
          <table:table-cell table:formula="of:=[.A1307]-[.$A$446]" office:value-type="float" office:value="18.87" calcext:value-type="float">
            <text:p>18.87</text:p>
          </table:table-cell>
        </table:table-row>
        <table:table-row table:style-name="ro1">
          <table:table-cell office:value-type="float" office:value="28.91" calcext:value-type="float">
            <text:p>28.91</text:p>
          </table:table-cell>
          <table:table-cell office:value-type="float" office:value="0.0397877" calcext:value-type="float">
            <text:p>0.0397877</text:p>
          </table:table-cell>
          <table:table-cell table:formula="of:=[.A1308]-[.$A$446]" office:value-type="float" office:value="18.88" calcext:value-type="float">
            <text:p>18.88</text:p>
          </table:table-cell>
        </table:table-row>
        <table:table-row table:style-name="ro1">
          <table:table-cell office:value-type="float" office:value="28.91" calcext:value-type="float">
            <text:p>28.91</text:p>
          </table:table-cell>
          <table:table-cell office:value-type="float" office:value="0.0397877" calcext:value-type="float">
            <text:p>0.0397877</text:p>
          </table:table-cell>
          <table:table-cell table:formula="of:=[.A1309]-[.$A$446]" office:value-type="float" office:value="18.88" calcext:value-type="float">
            <text:p>18.88</text:p>
          </table:table-cell>
        </table:table-row>
        <table:table-row table:style-name="ro1">
          <table:table-cell office:value-type="float" office:value="28.92" calcext:value-type="float">
            <text:p>28.92</text:p>
          </table:table-cell>
          <table:table-cell office:value-type="float" office:value="0.0397877" calcext:value-type="float">
            <text:p>0.0397877</text:p>
          </table:table-cell>
          <table:table-cell table:formula="of:=[.A1310]-[.$A$446]" office:value-type="float" office:value="18.89" calcext:value-type="float">
            <text:p>18.89</text:p>
          </table:table-cell>
        </table:table-row>
        <table:table-row table:style-name="ro1">
          <table:table-cell office:value-type="float" office:value="28.96" calcext:value-type="float">
            <text:p>28.96</text:p>
          </table:table-cell>
          <table:table-cell office:value-type="float" office:value="0.0397877" calcext:value-type="float">
            <text:p>0.0397877</text:p>
          </table:table-cell>
          <table:table-cell table:formula="of:=[.A1311]-[.$A$446]" office:value-type="float" office:value="18.93" calcext:value-type="float">
            <text:p>18.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97877" calcext:value-type="float">
            <text:p>0.0397877</text:p>
          </table:table-cell>
          <table:table-cell table:formula="of:=[.A1312]-[.$A$446]" office:value-type="float" office:value="18.97" calcext:value-type="float">
            <text:p>18.97</text:p>
          </table:table-cell>
        </table:table-row>
        <table:table-row table:style-name="ro1">
          <table:table-cell office:value-type="float" office:value="29.05" calcext:value-type="float">
            <text:p>29.05</text:p>
          </table:table-cell>
          <table:table-cell office:value-type="float" office:value="0.0397877" calcext:value-type="float">
            <text:p>0.0397877</text:p>
          </table:table-cell>
          <table:table-cell table:formula="of:=[.A1313]-[.$A$446]" office:value-type="float" office:value="19.02" calcext:value-type="float">
            <text:p>19.02</text:p>
          </table:table-cell>
        </table:table-row>
        <table:table-row table:style-name="ro1">
          <table:table-cell office:value-type="float" office:value="29.09" calcext:value-type="float">
            <text:p>29.09</text:p>
          </table:table-cell>
          <table:table-cell office:value-type="float" office:value="0.0397877" calcext:value-type="float">
            <text:p>0.0397877</text:p>
          </table:table-cell>
          <table:table-cell table:formula="of:=[.A1314]-[.$A$446]" office:value-type="float" office:value="19.06" calcext:value-type="float">
            <text:p>19.06</text:p>
          </table:table-cell>
        </table:table-row>
        <table:table-row table:style-name="ro1">
          <table:table-cell office:value-type="float" office:value="29.14" calcext:value-type="float">
            <text:p>29.14</text:p>
          </table:table-cell>
          <table:table-cell office:value-type="float" office:value="0.0397877" calcext:value-type="float">
            <text:p>0.0397877</text:p>
          </table:table-cell>
          <table:table-cell table:formula="of:=[.A1315]-[.$A$446]" office:value-type="float" office:value="19.11" calcext:value-type="float">
            <text:p>19.11</text:p>
          </table:table-cell>
        </table:table-row>
        <table:table-row table:style-name="ro1">
          <table:table-cell office:value-type="float" office:value="29.14" calcext:value-type="float">
            <text:p>29.14</text:p>
          </table:table-cell>
          <table:table-cell office:value-type="float" office:value="0.0397877" calcext:value-type="float">
            <text:p>0.0397877</text:p>
          </table:table-cell>
          <table:table-cell table:formula="of:=[.A1316]-[.$A$446]" office:value-type="float" office:value="19.11" calcext:value-type="float">
            <text:p>19.11</text:p>
          </table:table-cell>
        </table:table-row>
        <table:table-row table:style-name="ro1">
          <table:table-cell office:value-type="float" office:value="29.15" calcext:value-type="float">
            <text:p>29.15</text:p>
          </table:table-cell>
          <table:table-cell office:value-type="float" office:value="0.0397877" calcext:value-type="float">
            <text:p>0.0397877</text:p>
          </table:table-cell>
          <table:table-cell table:formula="of:=[.A1317]-[.$A$446]" office:value-type="float" office:value="19.12" calcext:value-type="float">
            <text:p>19.12</text:p>
          </table:table-cell>
        </table:table-row>
        <table:table-row table:style-name="ro1">
          <table:table-cell office:value-type="float" office:value="29.19" calcext:value-type="float">
            <text:p>29.19</text:p>
          </table:table-cell>
          <table:table-cell office:value-type="float" office:value="0.0397877" calcext:value-type="float">
            <text:p>0.0397877</text:p>
          </table:table-cell>
          <table:table-cell table:formula="of:=[.A1318]-[.$A$446]" office:value-type="float" office:value="19.16" calcext:value-type="float">
            <text:p>19.16</text:p>
          </table:table-cell>
        </table:table-row>
        <table:table-row table:style-name="ro1">
          <table:table-cell office:value-type="float" office:value="29.23" calcext:value-type="float">
            <text:p>29.23</text:p>
          </table:table-cell>
          <table:table-cell office:value-type="float" office:value="0.0397877" calcext:value-type="float">
            <text:p>0.0397877</text:p>
          </table:table-cell>
          <table:table-cell table:formula="of:=[.A1319]-[.$A$446]"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0.0397877" calcext:value-type="float">
            <text:p>0.0397877</text:p>
          </table:table-cell>
          <table:table-cell table:formula="of:=[.A1320]-[.$A$446]" office:value-type="float" office:value="19.25" calcext:value-type="float">
            <text:p>19.25</text:p>
          </table:table-cell>
        </table:table-row>
        <table:table-row table:style-name="ro1">
          <table:table-cell office:value-type="float" office:value="29.32" calcext:value-type="float">
            <text:p>29.32</text:p>
          </table:table-cell>
          <table:table-cell office:value-type="float" office:value="0.0397877" calcext:value-type="float">
            <text:p>0.0397877</text:p>
          </table:table-cell>
          <table:table-cell table:formula="of:=[.A1321]-[.$A$446]"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29.36" calcext:value-type="float">
            <text:p>29.36</text:p>
          </table:table-cell>
          <table:table-cell office:value-type="float" office:value="0.0397877" calcext:value-type="float">
            <text:p>0.0397877</text:p>
          </table:table-cell>
          <table:table-cell table:formula="of:=[.A1322]-[.$A$446]" office:value-type="float" office:value="19.33" calcext:value-type="float">
            <text:p>19.33</text:p>
          </table:table-cell>
        </table:table-row>
        <table:table-row table:style-name="ro1">
          <table:table-cell office:value-type="float" office:value="29.37" calcext:value-type="float">
            <text:p>29.37</text:p>
          </table:table-cell>
          <table:table-cell office:value-type="float" office:value="0.0397877" calcext:value-type="float">
            <text:p>0.0397877</text:p>
          </table:table-cell>
          <table:table-cell table:formula="of:=[.A1323]-[.$A$446]" office:value-type="float" office:value="19.34" calcext:value-type="float">
            <text:p>19.34</text:p>
          </table:table-cell>
        </table:table-row>
        <table:table-row table:style-name="ro1">
          <table:table-cell office:value-type="float" office:value="29.38" calcext:value-type="float">
            <text:p>29.38</text:p>
          </table:table-cell>
          <table:table-cell office:value-type="float" office:value="0.0397877" calcext:value-type="float">
            <text:p>0.0397877</text:p>
          </table:table-cell>
          <table:table-cell table:formula="of:=[.A1324]-[.$A$446]" office:value-type="float" office:value="19.35" calcext:value-type="float">
            <text:p>19.35</text:p>
          </table:table-cell>
        </table:table-row>
        <table:table-row table:style-name="ro1">
          <table:table-cell office:value-type="float" office:value="29.42" calcext:value-type="float">
            <text:p>29.42</text:p>
          </table:table-cell>
          <table:table-cell office:value-type="float" office:value="0.0397877" calcext:value-type="float">
            <text:p>0.0397877</text:p>
          </table:table-cell>
          <table:table-cell table:formula="of:=[.A1325]-[.$A$446]" office:value-type="float" office:value="19.39" calcext:value-type="float">
            <text:p>19.39</text:p>
          </table:table-cell>
        </table:table-row>
        <table:table-row table:style-name="ro1">
          <table:table-cell office:value-type="float" office:value="29.42" calcext:value-type="float">
            <text:p>29.42</text:p>
          </table:table-cell>
          <table:table-cell office:value-type="float" office:value="0.0397877" calcext:value-type="float">
            <text:p>0.0397877</text:p>
          </table:table-cell>
          <table:table-cell table:formula="of:=[.A1326]-[.$A$446]" office:value-type="float" office:value="19.39" calcext:value-type="float">
            <text:p>19.39</text:p>
          </table:table-cell>
        </table:table-row>
        <table:table-row table:style-name="ro1">
          <table:table-cell office:value-type="float" office:value="29.46" calcext:value-type="float">
            <text:p>29.46</text:p>
          </table:table-cell>
          <table:table-cell office:value-type="float" office:value="0.0397877" calcext:value-type="float">
            <text:p>0.0397877</text:p>
          </table:table-cell>
          <table:table-cell table:formula="of:=[.A1327]-[.$A$446]" office:value-type="float" office:value="19.43" calcext:value-type="float">
            <text:p>19.43</text:p>
          </table:table-cell>
        </table:table-row>
        <table:table-row table:style-name="ro1">
          <table:table-cell office:value-type="float" office:value="29.51" calcext:value-type="float">
            <text:p>29.51</text:p>
          </table:table-cell>
          <table:table-cell office:value-type="float" office:value="0.0397877" calcext:value-type="float">
            <text:p>0.0397877</text:p>
          </table:table-cell>
          <table:table-cell table:formula="of:=[.A1328]-[.$A$446]" office:value-type="float" office:value="19.48" calcext:value-type="float">
            <text:p>19.48</text:p>
          </table:table-cell>
        </table:table-row>
        <table:table-row table:style-name="ro1">
          <table:table-cell office:value-type="float" office:value="29.51" calcext:value-type="float">
            <text:p>29.51</text:p>
          </table:table-cell>
          <table:table-cell office:value-type="float" office:value="0.0397877" calcext:value-type="float">
            <text:p>0.0397877</text:p>
          </table:table-cell>
          <table:table-cell table:formula="of:=[.A1329]-[.$A$446]" office:value-type="float" office:value="19.48" calcext:value-type="float">
            <text:p>19.48</text:p>
          </table:table-cell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0.0397877" calcext:value-type="float">
            <text:p>0.0397877</text:p>
          </table:table-cell>
          <table:table-cell table:formula="of:=[.A1330]-[.$A$446]" office:value-type="float" office:value="19.52" calcext:value-type="float">
            <text:p>19.52</text:p>
          </table:table-cell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0.0397877" calcext:value-type="float">
            <text:p>0.0397877</text:p>
          </table:table-cell>
          <table:table-cell table:formula="of:=[.A1331]-[.$A$446]" office:value-type="float" office:value="19.52" calcext:value-type="float">
            <text:p>19.52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0.0397877" calcext:value-type="float">
            <text:p>0.0397877</text:p>
          </table:table-cell>
          <table:table-cell table:formula="of:=[.A1332]-[.$A$446]" office:value-type="float" office:value="19.57" calcext:value-type="float">
            <text:p>19.57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0.0397877" calcext:value-type="float">
            <text:p>0.0397877</text:p>
          </table:table-cell>
          <table:table-cell table:formula="of:=[.A1333]-[.$A$446]" office:value-type="float" office:value="19.57" calcext:value-type="float">
            <text:p>19.57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0.0397877" calcext:value-type="float">
            <text:p>0.0397877</text:p>
          </table:table-cell>
          <table:table-cell table:formula="of:=[.A1334]-[.$A$446]" office:value-type="float" office:value="19.57" calcext:value-type="float">
            <text:p>19.57</text:p>
          </table:table-cell>
        </table:table-row>
        <table:table-row table:style-name="ro1">
          <table:table-cell office:value-type="float" office:value="29.61" calcext:value-type="float">
            <text:p>29.61</text:p>
          </table:table-cell>
          <table:table-cell office:value-type="float" office:value="0.0397877" calcext:value-type="float">
            <text:p>0.0397877</text:p>
          </table:table-cell>
          <table:table-cell table:formula="of:=[.A1335]-[.$A$446]" office:value-type="float" office:value="19.58" calcext:value-type="float">
            <text:p>19.58</text:p>
          </table:table-cell>
        </table:table-row>
        <table:table-row table:style-name="ro1">
          <table:table-cell office:value-type="float" office:value="29.65" calcext:value-type="float">
            <text:p>29.65</text:p>
          </table:table-cell>
          <table:table-cell office:value-type="float" office:value="0.0397877" calcext:value-type="float">
            <text:p>0.0397877</text:p>
          </table:table-cell>
          <table:table-cell table:formula="of:=[.A1336]-[.$A$446]" office:value-type="float" office:value="19.62" calcext:value-type="float">
            <text:p>19.62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0.0397877" calcext:value-type="float">
            <text:p>0.0397877</text:p>
          </table:table-cell>
          <table:table-cell table:formula="of:=[.A1337]-[.$A$446]" office:value-type="float" office:value="19.67" calcext:value-type="float">
            <text:p>19.67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0.0397877" calcext:value-type="float">
            <text:p>0.0397877</text:p>
          </table:table-cell>
          <table:table-cell table:formula="of:=[.A1338]-[.$A$446]" office:value-type="float" office:value="19.67" calcext:value-type="float">
            <text:p>19.67</text:p>
          </table:table-cell>
        </table:table-row>
        <table:table-row table:style-name="ro1">
          <table:table-cell office:value-type="float" office:value="29.74" calcext:value-type="float">
            <text:p>29.74</text:p>
          </table:table-cell>
          <table:table-cell office:value-type="float" office:value="0.0397877" calcext:value-type="float">
            <text:p>0.0397877</text:p>
          </table:table-cell>
          <table:table-cell table:formula="of:=[.A1339]-[.$A$446]" office:value-type="float" office:value="19.71" calcext:value-type="float">
            <text:p>19.71</text:p>
          </table:table-cell>
        </table:table-row>
        <table:table-row table:style-name="ro1">
          <table:table-cell office:value-type="float" office:value="29.78" calcext:value-type="float">
            <text:p>29.78</text:p>
          </table:table-cell>
          <table:table-cell office:value-type="float" office:value="0.0397877" calcext:value-type="float">
            <text:p>0.0397877</text:p>
          </table:table-cell>
          <table:table-cell table:formula="of:=[.A1340]-[.$A$446]" office:value-type="float" office:value="19.75" calcext:value-type="float">
            <text:p>19.75</text:p>
          </table:table-cell>
        </table:table-row>
        <table:table-row table:style-name="ro1">
          <table:table-cell office:value-type="float" office:value="29.78" calcext:value-type="float">
            <text:p>29.78</text:p>
          </table:table-cell>
          <table:table-cell office:value-type="float" office:value="0.0397877" calcext:value-type="float">
            <text:p>0.0397877</text:p>
          </table:table-cell>
          <table:table-cell table:formula="of:=[.A1341]-[.$A$446]" office:value-type="float" office:value="19.75" calcext:value-type="float">
            <text:p>19.75</text:p>
          </table:table-cell>
        </table:table-row>
        <table:table-row table:style-name="ro1">
          <table:table-cell office:value-type="float" office:value="29.79" calcext:value-type="float">
            <text:p>29.79</text:p>
          </table:table-cell>
          <table:table-cell office:value-type="float" office:value="0.0397877" calcext:value-type="float">
            <text:p>0.0397877</text:p>
          </table:table-cell>
          <table:table-cell table:formula="of:=[.A1342]-[.$A$446]" office:value-type="float" office:value="19.76" calcext:value-type="float">
            <text:p>19.76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0.0397877" calcext:value-type="float">
            <text:p>0.0397877</text:p>
          </table:table-cell>
          <table:table-cell table:formula="of:=[.A1343]-[.$A$446]" office:value-type="float" office:value="19.77" calcext:value-type="float">
            <text:p>19.77</text:p>
          </table:table-cell>
        </table:table-row>
        <table:table-row table:style-name="ro1">
          <table:table-cell office:value-type="float" office:value="29.84" calcext:value-type="float">
            <text:p>29.84</text:p>
          </table:table-cell>
          <table:table-cell office:value-type="float" office:value="0.0397877" calcext:value-type="float">
            <text:p>0.0397877</text:p>
          </table:table-cell>
          <table:table-cell table:formula="of:=[.A1344]-[.$A$446]" office:value-type="float" office:value="19.81" calcext:value-type="float">
            <text:p>19.81</text:p>
          </table:table-cell>
        </table:table-row>
        <table:table-row table:style-name="ro1">
          <table:table-cell office:value-type="float" office:value="29.84" calcext:value-type="float">
            <text:p>29.84</text:p>
          </table:table-cell>
          <table:table-cell office:value-type="float" office:value="0.0397877" calcext:value-type="float">
            <text:p>0.0397877</text:p>
          </table:table-cell>
          <table:table-cell table:formula="of:=[.A1345]-[.$A$446]" office:value-type="float" office:value="19.81" calcext:value-type="float">
            <text:p>19.81</text:p>
          </table:table-cell>
        </table:table-row>
        <table:table-row table:style-name="ro1">
          <table:table-cell office:value-type="float" office:value="29.88" calcext:value-type="float">
            <text:p>29.88</text:p>
          </table:table-cell>
          <table:table-cell office:value-type="float" office:value="0.0397877" calcext:value-type="float">
            <text:p>0.0397877</text:p>
          </table:table-cell>
          <table:table-cell table:formula="of:=[.A1346]-[.$A$446]" office:value-type="float" office:value="19.85" calcext:value-type="float">
            <text:p>19.85</text:p>
          </table:table-cell>
        </table:table-row>
        <table:table-row table:style-name="ro1">
          <table:table-cell office:value-type="float" office:value="29.88" calcext:value-type="float">
            <text:p>29.88</text:p>
          </table:table-cell>
          <table:table-cell office:value-type="float" office:value="0.0397877" calcext:value-type="float">
            <text:p>0.0397877</text:p>
          </table:table-cell>
          <table:table-cell table:formula="of:=[.A1347]-[.$A$446]" office:value-type="float" office:value="19.85" calcext:value-type="float">
            <text:p>19.85</text:p>
          </table:table-cell>
        </table:table-row>
        <table:table-row table:style-name="ro1">
          <table:table-cell office:value-type="float" office:value="29.92" calcext:value-type="float">
            <text:p>29.92</text:p>
          </table:table-cell>
          <table:table-cell office:value-type="float" office:value="0.0397877" calcext:value-type="float">
            <text:p>0.0397877</text:p>
          </table:table-cell>
          <table:table-cell table:formula="of:=[.A1348]-[.$A$446]" office:value-type="float" office:value="19.89" calcext:value-type="float">
            <text:p>19.89</text:p>
          </table:table-cell>
        </table:table-row>
        <table:table-row table:style-name="ro1">
          <table:table-cell office:value-type="float" office:value="29.97" calcext:value-type="float">
            <text:p>29.97</text:p>
          </table:table-cell>
          <table:table-cell office:value-type="float" office:value="0.0397877" calcext:value-type="float">
            <text:p>0.0397877</text:p>
          </table:table-cell>
          <table:table-cell table:formula="of:=[.A1349]-[.$A$446]" office:value-type="float" office:value="19.94" calcext:value-type="float">
            <text:p>19.94</text:p>
          </table:table-cell>
        </table:table-row>
        <table:table-row table:style-name="ro1">
          <table:table-cell office:value-type="float" office:value="29.97" calcext:value-type="float">
            <text:p>29.97</text:p>
          </table:table-cell>
          <table:table-cell office:value-type="float" office:value="0.0397877" calcext:value-type="float">
            <text:p>0.0397877</text:p>
          </table:table-cell>
          <table:table-cell table:formula="of:=[.A1350]-[.$A$446]" office:value-type="float" office:value="19.94" calcext:value-type="float">
            <text:p>19.94</text:p>
          </table:table-cell>
        </table:table-row>
        <table:table-row table:style-name="ro1">
          <table:table-cell office:value-type="float" office:value="30.01" calcext:value-type="float">
            <text:p>30.01</text:p>
          </table:table-cell>
          <table:table-cell office:value-type="float" office:value="0.0397877" calcext:value-type="float">
            <text:p>0.0397877</text:p>
          </table:table-cell>
          <table:table-cell table:formula="of:=[.A1351]-[.$A$446]" office:value-type="float" office:value="19.98" calcext:value-type="float">
            <text:p>19.98</text:p>
          </table:table-cell>
        </table:table-row>
        <table:table-row table:style-name="ro1">
          <table:table-cell office:value-type="float" office:value="30.01" calcext:value-type="float">
            <text:p>30.01</text:p>
          </table:table-cell>
          <table:table-cell office:value-type="float" office:value="0.0397877" calcext:value-type="float">
            <text:p>0.0397877</text:p>
          </table:table-cell>
          <table:table-cell table:formula="of:=[.A1352]-[.$A$446]" office:value-type="float" office:value="19.98" calcext:value-type="float">
            <text:p>19.98</text:p>
          </table:table-cell>
        </table:table-row>
        <table:table-row table:style-name="ro1">
          <table:table-cell office:value-type="float" office:value="30.06" calcext:value-type="float">
            <text:p>30.06</text:p>
          </table:table-cell>
          <table:table-cell office:value-type="float" office:value="0.0397877" calcext:value-type="float">
            <text:p>0.0397877</text:p>
          </table:table-cell>
          <table:table-cell table:formula="of:=[.A1353]-[.$A$446]" office:value-type="float" office:value="20.03" calcext:value-type="float">
            <text:p>20.03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0.0397877" calcext:value-type="float">
            <text:p>0.0397877</text:p>
          </table:table-cell>
          <table:table-cell table:formula="of:=[.A1354]-[.$A$446]" office:value-type="float" office:value="20.07" calcext:value-type="float">
            <text:p>20.07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0.0397877" calcext:value-type="float">
            <text:p>0.0397877</text:p>
          </table:table-cell>
          <table:table-cell table:formula="of:=[.A1355]-[.$A$446]" office:value-type="float" office:value="20.07" calcext:value-type="float">
            <text:p>20.07</text:p>
          </table:table-cell>
        </table:table-row>
        <table:table-row table:style-name="ro1">
          <table:table-cell office:value-type="float" office:value="30.11" calcext:value-type="float">
            <text:p>30.11</text:p>
          </table:table-cell>
          <table:table-cell office:value-type="float" office:value="0.0397877" calcext:value-type="float">
            <text:p>0.0397877</text:p>
          </table:table-cell>
          <table:table-cell table:formula="of:=[.A1356]-[.$A$446]" office:value-type="float" office:value="20.08" calcext:value-type="float">
            <text:p>20.08</text:p>
          </table:table-cell>
        </table:table-row>
        <table:table-row table:style-name="ro1">
          <table:table-cell office:value-type="float" office:value="30.12" calcext:value-type="float">
            <text:p>30.12</text:p>
          </table:table-cell>
          <table:table-cell office:value-type="float" office:value="0.0397877" calcext:value-type="float">
            <text:p>0.0397877</text:p>
          </table:table-cell>
          <table:table-cell table:formula="of:=[.A1357]-[.$A$446]" office:value-type="float" office:value="20.09" calcext:value-type="float">
            <text:p>20.09</text:p>
          </table:table-cell>
        </table:table-row>
        <table:table-row table:style-name="ro1">
          <table:table-cell office:value-type="float" office:value="30.16" calcext:value-type="float">
            <text:p>30.16</text:p>
          </table:table-cell>
          <table:table-cell office:value-type="float" office:value="0.0397877" calcext:value-type="float">
            <text:p>0.0397877</text:p>
          </table:table-cell>
          <table:table-cell table:formula="of:=[.A1358]-[.$A$446]" office:value-type="float" office:value="20.13" calcext:value-type="float">
            <text:p>20.13</text:p>
          </table:table-cell>
        </table:table-row>
        <table:table-row table:style-name="ro1">
          <table:table-cell office:value-type="float" office:value="30.16" calcext:value-type="float">
            <text:p>30.16</text:p>
          </table:table-cell>
          <table:table-cell office:value-type="float" office:value="0.0397877" calcext:value-type="float">
            <text:p>0.0397877</text:p>
          </table:table-cell>
          <table:table-cell table:formula="of:=[.A1359]-[.$A$446]" office:value-type="float" office:value="20.13" calcext:value-type="float">
            <text:p>20.13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0.0397877" calcext:value-type="float">
            <text:p>0.0397877</text:p>
          </table:table-cell>
          <table:table-cell table:formula="of:=[.A1360]-[.$A$446]" office:value-type="float" office:value="20.17" calcext:value-type="float">
            <text:p>20.17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0.0397877" calcext:value-type="float">
            <text:p>0.0397877</text:p>
          </table:table-cell>
          <table:table-cell table:formula="of:=[.A1361]-[.$A$446]" office:value-type="float" office:value="20.17" calcext:value-type="float">
            <text:p>20.17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0.0397877" calcext:value-type="float">
            <text:p>0.0397877</text:p>
          </table:table-cell>
          <table:table-cell table:formula="of:=[.A1362]-[.$A$446]" office:value-type="float" office:value="20.22" calcext:value-type="float">
            <text:p>20.22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0.0397877" calcext:value-type="float">
            <text:p>0.0397877</text:p>
          </table:table-cell>
          <table:table-cell table:formula="of:=[.A1363]-[.$A$446]" office:value-type="float" office:value="20.22" calcext:value-type="float">
            <text:p>20.22</text:p>
          </table:table-cell>
        </table:table-row>
        <table:table-row table:style-name="ro1">
          <table:table-cell office:value-type="float" office:value="30.29" calcext:value-type="float">
            <text:p>30.29</text:p>
          </table:table-cell>
          <table:table-cell office:value-type="float" office:value="0.0397877" calcext:value-type="float">
            <text:p>0.0397877</text:p>
          </table:table-cell>
          <table:table-cell table:formula="of:=[.A1364]-[.$A$446]" office:value-type="float" office:value="20.26" calcext:value-type="float">
            <text:p>20.26</text:p>
          </table:table-cell>
        </table:table-row>
        <table:table-row table:style-name="ro1">
          <table:table-cell office:value-type="float" office:value="30.29" calcext:value-type="float">
            <text:p>30.29</text:p>
          </table:table-cell>
          <table:table-cell office:value-type="float" office:value="0.0397877" calcext:value-type="float">
            <text:p>0.0397877</text:p>
          </table:table-cell>
          <table:table-cell table:formula="of:=[.A1365]-[.$A$446]" office:value-type="float" office:value="20.26" calcext:value-type="float">
            <text:p>20.26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0.0397877" calcext:value-type="float">
            <text:p>0.0397877</text:p>
          </table:table-cell>
          <table:table-cell table:formula="of:=[.A1366]-[.$A$446]" office:value-type="float" office:value="20.27" calcext:value-type="float">
            <text:p>20.27</text:p>
          </table:table-cell>
        </table:table-row>
        <table:table-row table:style-name="ro1">
          <table:table-cell office:value-type="float" office:value="30.31" calcext:value-type="float">
            <text:p>30.31</text:p>
          </table:table-cell>
          <table:table-cell office:value-type="float" office:value="0.0397877" calcext:value-type="float">
            <text:p>0.0397877</text:p>
          </table:table-cell>
          <table:table-cell table:formula="of:=[.A1367]-[.$A$446]" office:value-type="float" office:value="20.28" calcext:value-type="float">
            <text:p>20.28</text:p>
          </table:table-cell>
        </table:table-row>
        <table:table-row table:style-name="ro1">
          <table:table-cell office:value-type="float" office:value="30.35" calcext:value-type="float">
            <text:p>30.35</text:p>
          </table:table-cell>
          <table:table-cell office:value-type="float" office:value="0.0397877" calcext:value-type="float">
            <text:p>0.0397877</text:p>
          </table:table-cell>
          <table:table-cell table:formula="of:=[.A1368]-[.$A$446]" office:value-type="float" office:value="20.32" calcext:value-type="float">
            <text:p>20.32</text:p>
          </table:table-cell>
        </table:table-row>
        <table:table-row table:style-name="ro1">
          <table:table-cell office:value-type="float" office:value="30.39" calcext:value-type="float">
            <text:p>30.39</text:p>
          </table:table-cell>
          <table:table-cell office:value-type="float" office:value="0.0397877" calcext:value-type="float">
            <text:p>0.0397877</text:p>
          </table:table-cell>
          <table:table-cell table:formula="of:=[.A1369]-[.$A$446]" office:value-type="float" office:value="20.36" calcext:value-type="float">
            <text:p>20.36</text:p>
          </table:table-cell>
        </table:table-row>
        <table:table-row table:style-name="ro1">
          <table:table-cell office:value-type="float" office:value="30.44" calcext:value-type="float">
            <text:p>30.44</text:p>
          </table:table-cell>
          <table:table-cell office:value-type="float" office:value="0.0397877" calcext:value-type="float">
            <text:p>0.0397877</text:p>
          </table:table-cell>
          <table:table-cell table:formula="of:=[.A1370]-[.$A$446]" office:value-type="float" office:value="20.41" calcext:value-type="float">
            <text:p>20.41</text:p>
          </table:table-cell>
        </table:table-row>
        <table:table-row table:style-name="ro1">
          <table:table-cell office:value-type="float" office:value="30.44" calcext:value-type="float">
            <text:p>30.44</text:p>
          </table:table-cell>
          <table:table-cell office:value-type="float" office:value="0.0397877" calcext:value-type="float">
            <text:p>0.0397877</text:p>
          </table:table-cell>
          <table:table-cell table:formula="of:=[.A1371]-[.$A$446]" office:value-type="float" office:value="20.41" calcext:value-type="float">
            <text:p>20.41</text:p>
          </table:table-cell>
        </table:table-row>
        <table:table-row table:style-name="ro1">
          <table:table-cell office:value-type="float" office:value="30.48" calcext:value-type="float">
            <text:p>30.48</text:p>
          </table:table-cell>
          <table:table-cell office:value-type="float" office:value="0.0397877" calcext:value-type="float">
            <text:p>0.0397877</text:p>
          </table:table-cell>
          <table:table-cell table:formula="of:=[.A1372]-[.$A$446]" office:value-type="float" office:value="20.45" calcext:value-type="float">
            <text:p>20.45</text:p>
          </table:table-cell>
        </table:table-row>
        <table:table-row table:style-name="ro1">
          <table:table-cell office:value-type="float" office:value="30.48" calcext:value-type="float">
            <text:p>30.48</text:p>
          </table:table-cell>
          <table:table-cell office:value-type="float" office:value="0.0397877" calcext:value-type="float">
            <text:p>0.0397877</text:p>
          </table:table-cell>
          <table:table-cell table:formula="of:=[.A1373]-[.$A$446]" office:value-type="float" office:value="20.45" calcext:value-type="float">
            <text:p>20.45</text:p>
          </table:table-cell>
        </table:table-row>
        <table:table-row table:style-name="ro1">
          <table:table-cell office:value-type="float" office:value="30.49" calcext:value-type="float">
            <text:p>30.49</text:p>
          </table:table-cell>
          <table:table-cell office:value-type="float" office:value="0.0397877" calcext:value-type="float">
            <text:p>0.0397877</text:p>
          </table:table-cell>
          <table:table-cell table:formula="of:=[.A1374]-[.$A$446]" office:value-type="float" office:value="20.46" calcext:value-type="float">
            <text:p>20.46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0.0397877" calcext:value-type="float">
            <text:p>0.0397877</text:p>
          </table:table-cell>
          <table:table-cell table:formula="of:=[.A1375]-[.$A$446]" office:value-type="float" office:value="20.47" calcext:value-type="float">
            <text:p>20.47</text:p>
          </table:table-cell>
        </table:table-row>
        <table:table-row table:style-name="ro1">
          <table:table-cell office:value-type="float" office:value="30.54" calcext:value-type="float">
            <text:p>30.54</text:p>
          </table:table-cell>
          <table:table-cell office:value-type="float" office:value="0.0397877" calcext:value-type="float">
            <text:p>0.0397877</text:p>
          </table:table-cell>
          <table:table-cell table:formula="of:=[.A1376]-[.$A$446]" office:value-type="float" office:value="20.51" calcext:value-type="float">
            <text:p>20.51</text:p>
          </table:table-cell>
        </table:table-row>
        <table:table-row table:style-name="ro1">
          <table:table-cell office:value-type="float" office:value="30.54" calcext:value-type="float">
            <text:p>30.54</text:p>
          </table:table-cell>
          <table:table-cell office:value-type="float" office:value="0.0397877" calcext:value-type="float">
            <text:p>0.0397877</text:p>
          </table:table-cell>
          <table:table-cell table:formula="of:=[.A1377]-[.$A$446]" office:value-type="float" office:value="20.51" calcext:value-type="float">
            <text:p>20.51</text:p>
          </table:table-cell>
        </table:table-row>
        <table:table-row table:style-name="ro1">
          <table:table-cell office:value-type="float" office:value="30.58" calcext:value-type="float">
            <text:p>30.58</text:p>
          </table:table-cell>
          <table:table-cell office:value-type="float" office:value="0.0397877" calcext:value-type="float">
            <text:p>0.0397877</text:p>
          </table:table-cell>
          <table:table-cell table:formula="of:=[.A1378]-[.$A$446]" office:value-type="float" office:value="20.55" calcext:value-type="float">
            <text:p>20.55</text:p>
          </table:table-cell>
        </table:table-row>
        <table:table-row table:style-name="ro1">
          <table:table-cell office:value-type="float" office:value="30.58" calcext:value-type="float">
            <text:p>30.58</text:p>
          </table:table-cell>
          <table:table-cell office:value-type="float" office:value="0.0397877" calcext:value-type="float">
            <text:p>0.0397877</text:p>
          </table:table-cell>
          <table:table-cell table:formula="of:=[.A1379]-[.$A$446]" office:value-type="float" office:value="20.55" calcext:value-type="float">
            <text:p>20.55</text:p>
          </table:table-cell>
        </table:table-row>
        <table:table-row table:style-name="ro1">
          <table:table-cell office:value-type="float" office:value="30.62" calcext:value-type="float">
            <text:p>30.62</text:p>
          </table:table-cell>
          <table:table-cell office:value-type="float" office:value="0.0397877" calcext:value-type="float">
            <text:p>0.0397877</text:p>
          </table:table-cell>
          <table:table-cell table:formula="of:=[.A1380]-[.$A$446]" office:value-type="float" office:value="20.59" calcext:value-type="float">
            <text:p>20.59</text:p>
          </table:table-cell>
        </table:table-row>
        <table:table-row table:style-name="ro1">
          <table:table-cell office:value-type="float" office:value="30.62" calcext:value-type="float">
            <text:p>30.62</text:p>
          </table:table-cell>
          <table:table-cell office:value-type="float" office:value="0.0397877" calcext:value-type="float">
            <text:p>0.0397877</text:p>
          </table:table-cell>
          <table:table-cell table:formula="of:=[.A1381]-[.$A$446]" office:value-type="float" office:value="20.59" calcext:value-type="float">
            <text:p>20.59</text:p>
          </table:table-cell>
        </table:table-row>
        <table:table-row table:style-name="ro1">
          <table:table-cell office:value-type="float" office:value="30.67" calcext:value-type="float">
            <text:p>30.67</text:p>
          </table:table-cell>
          <table:table-cell office:value-type="float" office:value="0.0397877" calcext:value-type="float">
            <text:p>0.0397877</text:p>
          </table:table-cell>
          <table:table-cell table:formula="of:=[.A1382]-[.$A$446]" office:value-type="float" office:value="20.64" calcext:value-type="float">
            <text:p>20.64</text:p>
          </table:table-cell>
        </table:table-row>
        <table:table-row table:style-name="ro1">
          <table:table-cell office:value-type="float" office:value="30.67" calcext:value-type="float">
            <text:p>30.67</text:p>
          </table:table-cell>
          <table:table-cell office:value-type="float" office:value="0.0397877" calcext:value-type="float">
            <text:p>0.0397877</text:p>
          </table:table-cell>
          <table:table-cell table:formula="of:=[.A1383]-[.$A$446]" office:value-type="float" office:value="20.64" calcext:value-type="float">
            <text:p>20.64</text:p>
          </table:table-cell>
        </table:table-row>
        <table:table-row table:style-name="ro1">
          <table:table-cell office:value-type="float" office:value="30.71" calcext:value-type="float">
            <text:p>30.71</text:p>
          </table:table-cell>
          <table:table-cell office:value-type="float" office:value="0.0397877" calcext:value-type="float">
            <text:p>0.0397877</text:p>
          </table:table-cell>
          <table:table-cell table:formula="of:=[.A1384]-[.$A$446]" office:value-type="float" office:value="20.68" calcext:value-type="float">
            <text:p>20.68</text:p>
          </table:table-cell>
        </table:table-row>
        <table:table-row table:style-name="ro1">
          <table:table-cell office:value-type="float" office:value="30.71" calcext:value-type="float">
            <text:p>30.71</text:p>
          </table:table-cell>
          <table:table-cell office:value-type="float" office:value="0.0397877" calcext:value-type="float">
            <text:p>0.0397877</text:p>
          </table:table-cell>
          <table:table-cell table:formula="of:=[.A1385]-[.$A$446]" office:value-type="float" office:value="20.68" calcext:value-type="float">
            <text:p>20.68</text:p>
          </table:table-cell>
        </table:table-row>
        <table:table-row table:style-name="ro1">
          <table:table-cell office:value-type="float" office:value="30.72" calcext:value-type="float">
            <text:p>30.72</text:p>
          </table:table-cell>
          <table:table-cell office:value-type="float" office:value="0.0397877" calcext:value-type="float">
            <text:p>0.0397877</text:p>
          </table:table-cell>
          <table:table-cell table:formula="of:=[.A1386]-[.$A$446]" office:value-type="float" office:value="20.69" calcext:value-type="float">
            <text:p>20.69</text:p>
          </table:table-cell>
        </table:table-row>
        <table:table-row table:style-name="ro1">
          <table:table-cell office:value-type="float" office:value="30.73" calcext:value-type="float">
            <text:p>30.73</text:p>
          </table:table-cell>
          <table:table-cell office:value-type="float" office:value="0.0397877" calcext:value-type="float">
            <text:p>0.0397877</text:p>
          </table:table-cell>
          <table:table-cell table:formula="of:=[.A1387]-[.$A$446]"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30.77" calcext:value-type="float">
            <text:p>30.77</text:p>
          </table:table-cell>
          <table:table-cell office:value-type="float" office:value="0.0397877" calcext:value-type="float">
            <text:p>0.0397877</text:p>
          </table:table-cell>
          <table:table-cell table:formula="of:=[.A1388]-[.$A$446]" office:value-type="float" office:value="20.74" calcext:value-type="float">
            <text:p>20.74</text:p>
          </table:table-cell>
        </table:table-row>
        <table:table-row table:style-name="ro1">
          <table:table-cell office:value-type="float" office:value="30.81" calcext:value-type="float">
            <text:p>30.81</text:p>
          </table:table-cell>
          <table:table-cell office:value-type="float" office:value="0.0397877" calcext:value-type="float">
            <text:p>0.0397877</text:p>
          </table:table-cell>
          <table:table-cell table:formula="of:=[.A1389]-[.$A$446]" office:value-type="float" office:value="20.78" calcext:value-type="float">
            <text:p>20.78</text:p>
          </table:table-cell>
        </table:table-row>
        <table:table-row table:style-name="ro1">
          <table:table-cell office:value-type="float" office:value="30.81" calcext:value-type="float">
            <text:p>30.81</text:p>
          </table:table-cell>
          <table:table-cell office:value-type="float" office:value="0.0397877" calcext:value-type="float">
            <text:p>0.0397877</text:p>
          </table:table-cell>
          <table:table-cell table:formula="of:=[.A1390]-[.$A$446]" office:value-type="float" office:value="20.78" calcext:value-type="float">
            <text:p>20.78</text:p>
          </table:table-cell>
        </table:table-row>
        <table:table-row table:style-name="ro1">
          <table:table-cell office:value-type="float" office:value="30.86" calcext:value-type="float">
            <text:p>30.86</text:p>
          </table:table-cell>
          <table:table-cell office:value-type="float" office:value="0.0397877" calcext:value-type="float">
            <text:p>0.0397877</text:p>
          </table:table-cell>
          <table:table-cell table:formula="of:=[.A1391]-[.$A$446]" office:value-type="float" office:value="20.83" calcext:value-type="float">
            <text:p>20.83</text:p>
          </table:table-cell>
        </table:table-row>
        <table:table-row table:style-name="ro1">
          <table:table-cell office:value-type="float" office:value="30.86" calcext:value-type="float">
            <text:p>30.86</text:p>
          </table:table-cell>
          <table:table-cell office:value-type="float" office:value="0.0397877" calcext:value-type="float">
            <text:p>0.0397877</text:p>
          </table:table-cell>
          <table:table-cell table:formula="of:=[.A1392]-[.$A$446]" office:value-type="float" office:value="20.83" calcext:value-type="float">
            <text:p>20.83</text:p>
          </table:table-cell>
        </table:table-row>
        <table:table-row table:style-name="ro1">
          <table:table-cell office:value-type="float" office:value="30.86" calcext:value-type="float">
            <text:p>30.86</text:p>
          </table:table-cell>
          <table:table-cell office:value-type="float" office:value="0.0397877" calcext:value-type="float">
            <text:p>0.0397877</text:p>
          </table:table-cell>
          <table:table-cell table:formula="of:=[.A1393]-[.$A$446]" office:value-type="float" office:value="20.83" calcext:value-type="float">
            <text:p>20.83</text:p>
          </table:table-cell>
        </table:table-row>
        <table:table-row table:style-name="ro1">
          <table:table-cell office:value-type="float" office:value="30.87" calcext:value-type="float">
            <text:p>30.87</text:p>
          </table:table-cell>
          <table:table-cell office:value-type="float" office:value="0.0397877" calcext:value-type="float">
            <text:p>0.0397877</text:p>
          </table:table-cell>
          <table:table-cell table:formula="of:=[.A1394]-[.$A$446]" office:value-type="float" office:value="20.84" calcext:value-type="float">
            <text:p>20.84</text:p>
          </table:table-cell>
        </table:table-row>
        <table:table-row table:style-name="ro1">
          <table:table-cell office:value-type="float" office:value="30.91" calcext:value-type="float">
            <text:p>30.91</text:p>
          </table:table-cell>
          <table:table-cell office:value-type="float" office:value="0.0397877" calcext:value-type="float">
            <text:p>0.0397877</text:p>
          </table:table-cell>
          <table:table-cell table:formula="of:=[.A1395]-[.$A$446]" office:value-type="float" office:value="20.88" calcext:value-type="float">
            <text:p>20.88</text:p>
          </table:table-cell>
        </table:table-row>
        <table:table-row table:style-name="ro1">
          <table:table-cell office:value-type="float" office:value="30.91" calcext:value-type="float">
            <text:p>30.91</text:p>
          </table:table-cell>
          <table:table-cell office:value-type="float" office:value="0.0397877" calcext:value-type="float">
            <text:p>0.0397877</text:p>
          </table:table-cell>
          <table:table-cell table:formula="of:=[.A1396]-[.$A$446]" office:value-type="float" office:value="20.88" calcext:value-type="float">
            <text:p>20.88</text:p>
          </table:table-cell>
        </table:table-row>
        <table:table-row table:style-name="ro1">
          <table:table-cell office:value-type="float" office:value="30.95" calcext:value-type="float">
            <text:p>30.95</text:p>
          </table:table-cell>
          <table:table-cell office:value-type="float" office:value="0.0397877" calcext:value-type="float">
            <text:p>0.0397877</text:p>
          </table:table-cell>
          <table:table-cell table:formula="of:=[.A1397]-[.$A$446]" office:value-type="float" office:value="20.92" calcext:value-type="float">
            <text:p>20.92</text:p>
          </table:table-cell>
        </table:table-row>
        <table:table-row table:style-name="ro1">
          <table:table-cell office:value-type="float" office:value="30.95" calcext:value-type="float">
            <text:p>30.95</text:p>
          </table:table-cell>
          <table:table-cell office:value-type="float" office:value="0.0397877" calcext:value-type="float">
            <text:p>0.0397877</text:p>
          </table:table-cell>
          <table:table-cell table:formula="of:=[.A1398]-[.$A$446]" office:value-type="float" office:value="20.92" calcext:value-type="float">
            <text:p>20.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97877" calcext:value-type="float">
            <text:p>0.0397877</text:p>
          </table:table-cell>
          <table:table-cell table:formula="of:=[.A1399]-[.$A$446]" office:value-type="float" office:value="20.97" calcext:value-type="float">
            <text:p>20.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97877" calcext:value-type="float">
            <text:p>0.0397877</text:p>
          </table:table-cell>
          <table:table-cell table:formula="of:=[.A1400]-[.$A$446]" office:value-type="float" office:value="20.97" calcext:value-type="float">
            <text:p>20.97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0.0397877" calcext:value-type="float">
            <text:p>0.0397877</text:p>
          </table:table-cell>
          <table:table-cell table:formula="of:=[.A1401]-[.$A$446]" office:value-type="float" office:value="21.01" calcext:value-type="float">
            <text:p>21.01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0.0397877" calcext:value-type="float">
            <text:p>0.0397877</text:p>
          </table:table-cell>
          <table:table-cell table:formula="of:=[.A1402]-[.$A$446]" office:value-type="float" office:value="21.01" calcext:value-type="float">
            <text:p>21.01</text:p>
          </table:table-cell>
        </table:table-row>
        <table:table-row table:style-name="ro1">
          <table:table-cell office:value-type="float" office:value="31.05" calcext:value-type="float">
            <text:p>31.05</text:p>
          </table:table-cell>
          <table:table-cell office:value-type="float" office:value="0.0397877" calcext:value-type="float">
            <text:p>0.0397877</text:p>
          </table:table-cell>
          <table:table-cell table:formula="of:=[.A1403]-[.$A$446]" office:value-type="float" office:value="21.02" calcext:value-type="float">
            <text:p>21.02</text:p>
          </table:table-cell>
        </table:table-row>
        <table:table-row table:style-name="ro1">
          <table:table-cell office:value-type="float" office:value="31.06" calcext:value-type="float">
            <text:p>31.06</text:p>
          </table:table-cell>
          <table:table-cell office:value-type="float" office:value="0.0397877" calcext:value-type="float">
            <text:p>0.0397877</text:p>
          </table:table-cell>
          <table:table-cell table:formula="of:=[.A1404]-[.$A$446]" office:value-type="float" office:value="21.03" calcext:value-type="float">
            <text:p>21.03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0.0397876" calcext:value-type="float">
            <text:p>0.0397876</text:p>
          </table:table-cell>
          <table:table-cell table:formula="of:=[.A1405]-[.$A$446]" office:value-type="float" office:value="21.07" calcext:value-type="float">
            <text:p>21.07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0.0397876" calcext:value-type="float">
            <text:p>0.0397876</text:p>
          </table:table-cell>
          <table:table-cell table:formula="of:=[.A1406]-[.$A$446]" office:value-type="float" office:value="21.07" calcext:value-type="float">
            <text:p>21.07</text:p>
          </table:table-cell>
        </table:table-row>
        <table:table-row table:style-name="ro1">
          <table:table-cell office:value-type="float" office:value="31.14" calcext:value-type="float">
            <text:p>31.14</text:p>
          </table:table-cell>
          <table:table-cell office:value-type="float" office:value="0.0397876" calcext:value-type="float">
            <text:p>0.0397876</text:p>
          </table:table-cell>
          <table:table-cell table:formula="of:=[.A1407]-[.$A$446]" office:value-type="float" office:value="21.11" calcext:value-type="float">
            <text:p>21.11</text:p>
          </table:table-cell>
        </table:table-row>
        <table:table-row table:style-name="ro1">
          <table:table-cell office:value-type="float" office:value="31.14" calcext:value-type="float">
            <text:p>31.14</text:p>
          </table:table-cell>
          <table:table-cell office:value-type="float" office:value="0.0397876" calcext:value-type="float">
            <text:p>0.0397876</text:p>
          </table:table-cell>
          <table:table-cell table:formula="of:=[.A1408]-[.$A$446]" office:value-type="float" office:value="21.11" calcext:value-type="float">
            <text:p>21.11</text:p>
          </table:table-cell>
        </table:table-row>
        <table:table-row table:style-name="ro1">
          <table:table-cell office:value-type="float" office:value="31.19" calcext:value-type="float">
            <text:p>31.19</text:p>
          </table:table-cell>
          <table:table-cell office:value-type="float" office:value="0.0397876" calcext:value-type="float">
            <text:p>0.0397876</text:p>
          </table:table-cell>
          <table:table-cell table:formula="of:=[.A1409]-[.$A$446]" office:value-type="float" office:value="21.16" calcext:value-type="float">
            <text:p>21.16</text:p>
          </table:table-cell>
        </table:table-row>
        <table:table-row table:style-name="ro1">
          <table:table-cell office:value-type="float" office:value="31.19" calcext:value-type="float">
            <text:p>31.19</text:p>
          </table:table-cell>
          <table:table-cell office:value-type="float" office:value="0.0397876" calcext:value-type="float">
            <text:p>0.0397876</text:p>
          </table:table-cell>
          <table:table-cell table:formula="of:=[.A1410]-[.$A$446]" office:value-type="float" office:value="21.16" calcext:value-type="float">
            <text:p>21.16</text:p>
          </table:table-cell>
        </table:table-row>
        <table:table-row table:style-name="ro1">
          <table:table-cell office:value-type="float" office:value="31.23" calcext:value-type="float">
            <text:p>31.23</text:p>
          </table:table-cell>
          <table:table-cell office:value-type="float" office:value="0.0397876" calcext:value-type="float">
            <text:p>0.0397876</text:p>
          </table:table-cell>
          <table:table-cell table:formula="of:=[.A1411]-[.$A$446]"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31.23" calcext:value-type="float">
            <text:p>31.23</text:p>
          </table:table-cell>
          <table:table-cell office:value-type="float" office:value="0.0397876" calcext:value-type="float">
            <text:p>0.0397876</text:p>
          </table:table-cell>
          <table:table-cell table:formula="of:=[.A1412]-[.$A$446]"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31.24" calcext:value-type="float">
            <text:p>31.24</text:p>
          </table:table-cell>
          <table:table-cell office:value-type="float" office:value="0.0397876" calcext:value-type="float">
            <text:p>0.0397876</text:p>
          </table:table-cell>
          <table:table-cell table:formula="of:=[.A1413]-[.$A$446]" office:value-type="float" office:value="21.21" calcext:value-type="float">
            <text:p>21.21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0.0397876" calcext:value-type="float">
            <text:p>0.0397876</text:p>
          </table:table-cell>
          <table:table-cell table:formula="of:=[.A1414]-[.$A$446]" office:value-type="float" office:value="21.22" calcext:value-type="float">
            <text:p>21.22</text:p>
          </table:table-cell>
        </table:table-row>
        <table:table-row table:style-name="ro1">
          <table:table-cell office:value-type="float" office:value="31.29" calcext:value-type="float">
            <text:p>31.29</text:p>
          </table:table-cell>
          <table:table-cell office:value-type="float" office:value="0.0397876" calcext:value-type="float">
            <text:p>0.0397876</text:p>
          </table:table-cell>
          <table:table-cell table:formula="of:=[.A1415]-[.$A$446]" office:value-type="float" office:value="21.26" calcext:value-type="float">
            <text:p>21.26</text:p>
          </table:table-cell>
        </table:table-row>
        <table:table-row table:style-name="ro1">
          <table:table-cell office:value-type="float" office:value="31.33" calcext:value-type="float">
            <text:p>31.33</text:p>
          </table:table-cell>
          <table:table-cell office:value-type="float" office:value="0.0397876" calcext:value-type="float">
            <text:p>0.0397876</text:p>
          </table:table-cell>
          <table:table-cell table:formula="of:=[.A1416]-[.$A$446]"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31.38" calcext:value-type="float">
            <text:p>31.38</text:p>
          </table:table-cell>
          <table:table-cell office:value-type="float" office:value="0.0397877" calcext:value-type="float">
            <text:p>0.0397877</text:p>
          </table:table-cell>
          <table:table-cell table:formula="of:=[.A1417]-[.$A$446]" office:value-type="float" office:value="21.35" calcext:value-type="float">
            <text:p>21.35</text:p>
          </table:table-cell>
        </table:table-row>
        <table:table-row table:style-name="ro1">
          <table:table-cell office:value-type="float" office:value="31.42" calcext:value-type="float">
            <text:p>31.42</text:p>
          </table:table-cell>
          <table:table-cell office:value-type="float" office:value="0.0397877" calcext:value-type="float">
            <text:p>0.0397877</text:p>
          </table:table-cell>
          <table:table-cell table:formula="of:=[.A1418]-[.$A$446]" office:value-type="float" office:value="21.39" calcext:value-type="float">
            <text:p>21.39</text:p>
          </table:table-cell>
        </table:table-row>
        <table:table-row table:style-name="ro1">
          <table:table-cell office:value-type="float" office:value="31.42" calcext:value-type="float">
            <text:p>31.42</text:p>
          </table:table-cell>
          <table:table-cell office:value-type="float" office:value="0.0397877" calcext:value-type="float">
            <text:p>0.0397877</text:p>
          </table:table-cell>
          <table:table-cell table:formula="of:=[.A1419]-[.$A$446]" office:value-type="float" office:value="21.39" calcext:value-type="float">
            <text:p>21.39</text:p>
          </table:table-cell>
        </table:table-row>
        <table:table-row table:style-name="ro1">
          <table:table-cell office:value-type="float" office:value="31.46" calcext:value-type="float">
            <text:p>31.46</text:p>
          </table:table-cell>
          <table:table-cell office:value-type="float" office:value="0.0397877" calcext:value-type="float">
            <text:p>0.0397877</text:p>
          </table:table-cell>
          <table:table-cell table:formula="of:=[.A1420]-[.$A$446]" office:value-type="float" office:value="21.43" calcext:value-type="float">
            <text:p>21.43</text:p>
          </table:table-cell>
        </table:table-row>
        <table:table-row table:style-name="ro1">
          <table:table-cell office:value-type="float" office:value="31.46" calcext:value-type="float">
            <text:p>31.46</text:p>
          </table:table-cell>
          <table:table-cell office:value-type="float" office:value="0.0397877" calcext:value-type="float">
            <text:p>0.0397877</text:p>
          </table:table-cell>
          <table:table-cell table:formula="of:=[.A1421]-[.$A$446]" office:value-type="float" office:value="21.43" calcext:value-type="float">
            <text:p>21.43</text:p>
          </table:table-cell>
        </table:table-row>
        <table:table-row table:style-name="ro1">
          <table:table-cell office:value-type="float" office:value="31.47" calcext:value-type="float">
            <text:p>31.47</text:p>
          </table:table-cell>
          <table:table-cell office:value-type="float" office:value="0.0397877" calcext:value-type="float">
            <text:p>0.0397877</text:p>
          </table:table-cell>
          <table:table-cell table:formula="of:=[.A1422]-[.$A$446]" office:value-type="float" office:value="21.44" calcext:value-type="float">
            <text:p>21.44</text:p>
          </table:table-cell>
        </table:table-row>
        <table:table-row table:style-name="ro1">
          <table:table-cell office:value-type="float" office:value="31.48" calcext:value-type="float">
            <text:p>31.48</text:p>
          </table:table-cell>
          <table:table-cell office:value-type="float" office:value="0.0397877" calcext:value-type="float">
            <text:p>0.0397877</text:p>
          </table:table-cell>
          <table:table-cell table:formula="of:=[.A1423]-[.$A$446]" office:value-type="float" office:value="21.45" calcext:value-type="float">
            <text:p>21.45</text:p>
          </table:table-cell>
        </table:table-row>
        <table:table-row table:style-name="ro1">
          <table:table-cell office:value-type="float" office:value="31.52" calcext:value-type="float">
            <text:p>31.52</text:p>
          </table:table-cell>
          <table:table-cell office:value-type="float" office:value="0.0397877" calcext:value-type="float">
            <text:p>0.0397877</text:p>
          </table:table-cell>
          <table:table-cell table:formula="of:=[.A1424]-[.$A$446]" office:value-type="float" office:value="21.49" calcext:value-type="float">
            <text:p>21.49</text:p>
          </table:table-cell>
        </table:table-row>
        <table:table-row table:style-name="ro1">
          <table:table-cell office:value-type="float" office:value="31.56" calcext:value-type="float">
            <text:p>31.56</text:p>
          </table:table-cell>
          <table:table-cell office:value-type="float" office:value="0.0397877" calcext:value-type="float">
            <text:p>0.0397877</text:p>
          </table:table-cell>
          <table:table-cell table:formula="of:=[.A1425]-[.$A$446]" office:value-type="float" office:value="21.53" calcext:value-type="float">
            <text:p>21.53</text:p>
          </table:table-cell>
        </table:table-row>
        <table:table-row table:style-name="ro1">
          <table:table-cell office:value-type="float" office:value="31.56" calcext:value-type="float">
            <text:p>31.56</text:p>
          </table:table-cell>
          <table:table-cell office:value-type="float" office:value="0.0397877" calcext:value-type="float">
            <text:p>0.0397877</text:p>
          </table:table-cell>
          <table:table-cell table:formula="of:=[.A1426]-[.$A$446]" office:value-type="float" office:value="21.53" calcext:value-type="float">
            <text:p>21.53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0.0397877" calcext:value-type="float">
            <text:p>0.0397877</text:p>
          </table:table-cell>
          <table:table-cell table:formula="of:=[.A1427]-[.$A$446]" office:value-type="float" office:value="21.57" calcext:value-type="float">
            <text:p>21.57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0.0397877" calcext:value-type="float">
            <text:p>0.0397877</text:p>
          </table:table-cell>
          <table:table-cell table:formula="of:=[.A1428]-[.$A$446]" office:value-type="float" office:value="21.57" calcext:value-type="float">
            <text:p>21.57</text:p>
          </table:table-cell>
        </table:table-row>
        <table:table-row table:style-name="ro1">
          <table:table-cell office:value-type="float" office:value="31.61" calcext:value-type="float">
            <text:p>31.61</text:p>
          </table:table-cell>
          <table:table-cell office:value-type="float" office:value="0.0397877" calcext:value-type="float">
            <text:p>0.0397877</text:p>
          </table:table-cell>
          <table:table-cell table:formula="of:=[.A1429]-[.$A$446]"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31.62" calcext:value-type="float">
            <text:p>31.62</text:p>
          </table:table-cell>
          <table:table-cell office:value-type="float" office:value="0.0397877" calcext:value-type="float">
            <text:p>0.0397877</text:p>
          </table:table-cell>
          <table:table-cell table:formula="of:=[.A1430]-[.$A$446]" office:value-type="float" office:value="21.59" calcext:value-type="float">
            <text:p>21.59</text:p>
          </table:table-cell>
        </table:table-row>
        <table:table-row table:style-name="ro1">
          <table:table-cell office:value-type="float" office:value="31.66" calcext:value-type="float">
            <text:p>31.66</text:p>
          </table:table-cell>
          <table:table-cell office:value-type="float" office:value="0.0397877" calcext:value-type="float">
            <text:p>0.0397877</text:p>
          </table:table-cell>
          <table:table-cell table:formula="of:=[.A1431]-[.$A$446]" office:value-type="float" office:value="21.63" calcext:value-type="float">
            <text:p>21.63</text:p>
          </table:table-cell>
        </table:table-row>
        <table:table-row table:style-name="ro1">
          <table:table-cell office:value-type="float" office:value="31.66" calcext:value-type="float">
            <text:p>31.66</text:p>
          </table:table-cell>
          <table:table-cell office:value-type="float" office:value="0.0397877" calcext:value-type="float">
            <text:p>0.0397877</text:p>
          </table:table-cell>
          <table:table-cell table:formula="of:=[.A1432]-[.$A$446]" office:value-type="float" office:value="21.63" calcext:value-type="float">
            <text:p>21.63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0.0397877" calcext:value-type="float">
            <text:p>0.0397877</text:p>
          </table:table-cell>
          <table:table-cell table:formula="of:=[.A1433]-[.$A$446]" office:value-type="float" office:value="21.67" calcext:value-type="float">
            <text:p>21.67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0.0397877" calcext:value-type="float">
            <text:p>0.0397877</text:p>
          </table:table-cell>
          <table:table-cell table:formula="of:=[.A1434]-[.$A$446]" office:value-type="float" office:value="21.67" calcext:value-type="float">
            <text:p>21.67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0.0397877" calcext:value-type="float">
            <text:p>0.0397877</text:p>
          </table:table-cell>
          <table:table-cell table:formula="of:=[.A1435]-[.$A$446]" office:value-type="float" office:value="21.72" calcext:value-type="float">
            <text:p>21.72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0.0397877" calcext:value-type="float">
            <text:p>0.0397877</text:p>
          </table:table-cell>
          <table:table-cell table:formula="of:=[.A1436]-[.$A$446]" office:value-type="float" office:value="21.72" calcext:value-type="float">
            <text:p>21.72</text:p>
          </table:table-cell>
        </table:table-row>
        <table:table-row table:style-name="ro1">
          <table:table-cell office:value-type="float" office:value="31.79" calcext:value-type="float">
            <text:p>31.79</text:p>
          </table:table-cell>
          <table:table-cell office:value-type="float" office:value="0.0397877" calcext:value-type="float">
            <text:p>0.0397877</text:p>
          </table:table-cell>
          <table:table-cell table:formula="of:=[.A1437]-[.$A$446]" office:value-type="float" office:value="21.76" calcext:value-type="float">
            <text:p>21.76</text:p>
          </table:table-cell>
        </table:table-row>
        <table:table-row table:style-name="ro1">
          <table:table-cell office:value-type="float" office:value="31.79" calcext:value-type="float">
            <text:p>31.79</text:p>
          </table:table-cell>
          <table:table-cell office:value-type="float" office:value="0.0397877" calcext:value-type="float">
            <text:p>0.0397877</text:p>
          </table:table-cell>
          <table:table-cell table:formula="of:=[.A1438]-[.$A$446]" office:value-type="float" office:value="21.76" calcext:value-type="float">
            <text:p>21.76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0.0397877" calcext:value-type="float">
            <text:p>0.0397877</text:p>
          </table:table-cell>
          <table:table-cell table:formula="of:=[.A1439]-[.$A$446]" office:value-type="float" office:value="21.77" calcext:value-type="float">
            <text:p>21.77</text:p>
          </table:table-cell>
        </table:table-row>
        <table:table-row table:style-name="ro1">
          <table:table-cell office:value-type="float" office:value="31.81" calcext:value-type="float">
            <text:p>31.81</text:p>
          </table:table-cell>
          <table:table-cell office:value-type="float" office:value="0.0397877" calcext:value-type="float">
            <text:p>0.0397877</text:p>
          </table:table-cell>
          <table:table-cell table:formula="of:=[.A1440]-[.$A$446]" office:value-type="float" office:value="21.78" calcext:value-type="float">
            <text:p>21.78</text:p>
          </table:table-cell>
        </table:table-row>
        <table:table-row table:style-name="ro1">
          <table:table-cell office:value-type="float" office:value="31.85" calcext:value-type="float">
            <text:p>31.85</text:p>
          </table:table-cell>
          <table:table-cell office:value-type="float" office:value="0.0397877" calcext:value-type="float">
            <text:p>0.0397877</text:p>
          </table:table-cell>
          <table:table-cell table:formula="of:=[.A1441]-[.$A$446]" office:value-type="float" office:value="21.82" calcext:value-type="float">
            <text:p>21.82</text:p>
          </table:table-cell>
        </table:table-row>
        <table:table-row table:style-name="ro1">
          <table:table-cell office:value-type="float" office:value="31.85" calcext:value-type="float">
            <text:p>31.85</text:p>
          </table:table-cell>
          <table:table-cell office:value-type="float" office:value="0.0397877" calcext:value-type="float">
            <text:p>0.0397877</text:p>
          </table:table-cell>
          <table:table-cell table:formula="of:=[.A1442]-[.$A$446]" office:value-type="float" office:value="21.82" calcext:value-type="float">
            <text:p>21.82</text:p>
          </table:table-cell>
        </table:table-row>
        <table:table-row table:style-name="ro1">
          <table:table-cell office:value-type="float" office:value="31.89" calcext:value-type="float">
            <text:p>31.89</text:p>
          </table:table-cell>
          <table:table-cell office:value-type="float" office:value="0.0397877" calcext:value-type="float">
            <text:p>0.0397877</text:p>
          </table:table-cell>
          <table:table-cell table:formula="of:=[.A1443]-[.$A$446]" office:value-type="float" office:value="21.86" calcext:value-type="float">
            <text:p>21.86</text:p>
          </table:table-cell>
        </table:table-row>
        <table:table-row table:style-name="ro1">
          <table:table-cell office:value-type="float" office:value="31.94" calcext:value-type="float">
            <text:p>31.94</text:p>
          </table:table-cell>
          <table:table-cell office:value-type="float" office:value="0.0397877" calcext:value-type="float">
            <text:p>0.0397877</text:p>
          </table:table-cell>
          <table:table-cell table:formula="of:=[.A1444]-[.$A$446]" office:value-type="float" office:value="21.91" calcext:value-type="float">
            <text:p>21.91</text:p>
          </table:table-cell>
        </table:table-row>
        <table:table-row table:style-name="ro1">
          <table:table-cell office:value-type="float" office:value="31.94" calcext:value-type="float">
            <text:p>31.94</text:p>
          </table:table-cell>
          <table:table-cell office:value-type="float" office:value="0.0397877" calcext:value-type="float">
            <text:p>0.0397877</text:p>
          </table:table-cell>
          <table:table-cell table:formula="of:=[.A1445]-[.$A$446]" office:value-type="float" office:value="21.91" calcext:value-type="float">
            <text:p>21.91</text:p>
          </table:table-cell>
        </table:table-row>
        <table:table-row table:style-name="ro1">
          <table:table-cell office:value-type="float" office:value="31.98" calcext:value-type="float">
            <text:p>31.98</text:p>
          </table:table-cell>
          <table:table-cell office:value-type="float" office:value="0.0397877" calcext:value-type="float">
            <text:p>0.0397877</text:p>
          </table:table-cell>
          <table:table-cell table:formula="of:=[.A1446]-[.$A$446]"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31.98" calcext:value-type="float">
            <text:p>31.98</text:p>
          </table:table-cell>
          <table:table-cell office:value-type="float" office:value="0.0397877" calcext:value-type="float">
            <text:p>0.0397877</text:p>
          </table:table-cell>
          <table:table-cell table:formula="of:=[.A1447]-[.$A$446]"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31.99" calcext:value-type="float">
            <text:p>31.99</text:p>
          </table:table-cell>
          <table:table-cell office:value-type="float" office:value="0.0397877" calcext:value-type="float">
            <text:p>0.0397877</text:p>
          </table:table-cell>
          <table:table-cell table:formula="of:=[.A1448]-[.$A$446]" office:value-type="float" office:value="21.96" calcext:value-type="float">
            <text:p>21.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97877" calcext:value-type="float">
            <text:p>0.0397877</text:p>
          </table:table-cell>
          <table:table-cell table:formula="of:=[.A1449]-[.$A$446]" office:value-type="float" office:value="21.97" calcext:value-type="float">
            <text:p>21.97</text:p>
          </table:table-cell>
        </table:table-row>
        <table:table-row table:style-name="ro1">
          <table:table-cell office:value-type="float" office:value="32.04" calcext:value-type="float">
            <text:p>32.04</text:p>
          </table:table-cell>
          <table:table-cell office:value-type="float" office:value="0.0397877" calcext:value-type="float">
            <text:p>0.0397877</text:p>
          </table:table-cell>
          <table:table-cell table:formula="of:=[.A1450]-[.$A$446]" office:value-type="float" office:value="22.01" calcext:value-type="float">
            <text:p>22.01</text:p>
          </table:table-cell>
        </table:table-row>
        <table:table-row table:style-name="ro1">
          <table:table-cell office:value-type="float" office:value="32.04" calcext:value-type="float">
            <text:p>32.04</text:p>
          </table:table-cell>
          <table:table-cell office:value-type="float" office:value="0.0397877" calcext:value-type="float">
            <text:p>0.0397877</text:p>
          </table:table-cell>
          <table:table-cell table:formula="of:=[.A1451]-[.$A$446]" office:value-type="float" office:value="22.01" calcext:value-type="float">
            <text:p>22.01</text:p>
          </table:table-cell>
        </table:table-row>
        <table:table-row table:style-name="ro1">
          <table:table-cell office:value-type="float" office:value="32.08" calcext:value-type="float">
            <text:p>32.08</text:p>
          </table:table-cell>
          <table:table-cell office:value-type="float" office:value="0.0397877" calcext:value-type="float">
            <text:p>0.0397877</text:p>
          </table:table-cell>
          <table:table-cell table:formula="of:=[.A1452]-[.$A$446]" office:value-type="float" office:value="22.05" calcext:value-type="float">
            <text:p>22.05</text:p>
          </table:table-cell>
        </table:table-row>
        <table:table-row table:style-name="ro1">
          <table:table-cell office:value-type="float" office:value="32.08" calcext:value-type="float">
            <text:p>32.08</text:p>
          </table:table-cell>
          <table:table-cell office:value-type="float" office:value="0.0397877" calcext:value-type="float">
            <text:p>0.0397877</text:p>
          </table:table-cell>
          <table:table-cell table:formula="of:=[.A1453]-[.$A$446]" office:value-type="float" office:value="22.05" calcext:value-type="float">
            <text:p>22.05</text:p>
          </table:table-cell>
        </table:table-row>
        <table:table-row table:style-name="ro1">
          <table:table-cell office:value-type="float" office:value="32.12" calcext:value-type="float">
            <text:p>32.12</text:p>
          </table:table-cell>
          <table:table-cell office:value-type="float" office:value="0.0397877" calcext:value-type="float">
            <text:p>0.0397877</text:p>
          </table:table-cell>
          <table:table-cell table:formula="of:=[.A1454]-[.$A$446]" office:value-type="float" office:value="22.09" calcext:value-type="float">
            <text:p>22.09</text:p>
          </table:table-cell>
        </table:table-row>
        <table:table-row table:style-name="ro1">
          <table:table-cell office:value-type="float" office:value="32.12" calcext:value-type="float">
            <text:p>32.12</text:p>
          </table:table-cell>
          <table:table-cell office:value-type="float" office:value="0.0397877" calcext:value-type="float">
            <text:p>0.0397877</text:p>
          </table:table-cell>
          <table:table-cell table:formula="of:=[.A1455]-[.$A$446]" office:value-type="float" office:value="22.09" calcext:value-type="float">
            <text:p>22.09</text:p>
          </table:table-cell>
        </table:table-row>
        <table:table-row table:style-name="ro1">
          <table:table-cell office:value-type="float" office:value="32.13" calcext:value-type="float">
            <text:p>32.13</text:p>
          </table:table-cell>
          <table:table-cell office:value-type="float" office:value="0.0397877" calcext:value-type="float">
            <text:p>0.0397877</text:p>
          </table:table-cell>
          <table:table-cell table:formula="of:=[.A1456]-[.$A$446]"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32.14" calcext:value-type="float">
            <text:p>32.14</text:p>
          </table:table-cell>
          <table:table-cell office:value-type="float" office:value="0.0397877" calcext:value-type="float">
            <text:p>0.0397877</text:p>
          </table:table-cell>
          <table:table-cell table:formula="of:=[.A1457]-[.$A$446]" office:value-type="float" office:value="22.11" calcext:value-type="float">
            <text:p>22.11</text:p>
          </table:table-cell>
        </table:table-row>
        <table:table-row table:style-name="ro1">
          <table:table-cell office:value-type="float" office:value="32.18" calcext:value-type="float">
            <text:p>32.18</text:p>
          </table:table-cell>
          <table:table-cell office:value-type="float" office:value="0.0397877" calcext:value-type="float">
            <text:p>0.0397877</text:p>
          </table:table-cell>
          <table:table-cell table:formula="of:=[.A1458]-[.$A$446]" office:value-type="float" office:value="22.15" calcext:value-type="float">
            <text:p>22.15</text:p>
          </table:table-cell>
        </table:table-row>
        <table:table-row table:style-name="ro1">
          <table:table-cell office:value-type="float" office:value="32.18" calcext:value-type="float">
            <text:p>32.18</text:p>
          </table:table-cell>
          <table:table-cell office:value-type="float" office:value="0.0397877" calcext:value-type="float">
            <text:p>0.0397877</text:p>
          </table:table-cell>
          <table:table-cell table:formula="of:=[.A1459]-[.$A$446]" office:value-type="float" office:value="22.15" calcext:value-type="float">
            <text:p>22.15</text:p>
          </table:table-cell>
        </table:table-row>
        <table:table-row table:style-name="ro1">
          <table:table-cell office:value-type="float" office:value="32.22" calcext:value-type="float">
            <text:p>32.22</text:p>
          </table:table-cell>
          <table:table-cell office:value-type="float" office:value="0.0397877" calcext:value-type="float">
            <text:p>0.0397877</text:p>
          </table:table-cell>
          <table:table-cell table:formula="of:=[.A1460]-[.$A$446]" office:value-type="float" office:value="22.19" calcext:value-type="float">
            <text:p>22.19</text:p>
          </table:table-cell>
        </table:table-row>
        <table:table-row table:style-name="ro1">
          <table:table-cell office:value-type="float" office:value="32.22" calcext:value-type="float">
            <text:p>32.22</text:p>
          </table:table-cell>
          <table:table-cell office:value-type="float" office:value="0.0397877" calcext:value-type="float">
            <text:p>0.0397877</text:p>
          </table:table-cell>
          <table:table-cell table:formula="of:=[.A1461]-[.$A$446]" office:value-type="float" office:value="22.19" calcext:value-type="float">
            <text:p>22.19</text:p>
          </table:table-cell>
        </table:table-row>
        <table:table-row table:style-name="ro1">
          <table:table-cell office:value-type="float" office:value="32.27" calcext:value-type="float">
            <text:p>32.27</text:p>
          </table:table-cell>
          <table:table-cell office:value-type="float" office:value="0.0397877" calcext:value-type="float">
            <text:p>0.0397877</text:p>
          </table:table-cell>
          <table:table-cell table:formula="of:=[.A1462]-[.$A$446]" office:value-type="float" office:value="22.24" calcext:value-type="float">
            <text:p>22.24</text:p>
          </table:table-cell>
        </table:table-row>
        <table:table-row table:style-name="ro1">
          <table:table-cell office:value-type="float" office:value="32.27" calcext:value-type="float">
            <text:p>32.27</text:p>
          </table:table-cell>
          <table:table-cell office:value-type="float" office:value="0.0397877" calcext:value-type="float">
            <text:p>0.0397877</text:p>
          </table:table-cell>
          <table:table-cell table:formula="of:=[.A1463]-[.$A$446]" office:value-type="float" office:value="22.24" calcext:value-type="float">
            <text:p>22.24</text:p>
          </table:table-cell>
        </table:table-row>
        <table:table-row table:style-name="ro1">
          <table:table-cell office:value-type="float" office:value="32.32" calcext:value-type="float">
            <text:p>32.32</text:p>
          </table:table-cell>
          <table:table-cell office:value-type="float" office:value="0.0397877" calcext:value-type="float">
            <text:p>0.0397877</text:p>
          </table:table-cell>
          <table:table-cell table:formula="of:=[.A1464]-[.$A$446]" office:value-type="float" office:value="22.29" calcext:value-type="float">
            <text:p>22.29</text:p>
          </table:table-cell>
        </table:table-row>
        <table:table-row table:style-name="ro1">
          <table:table-cell office:value-type="float" office:value="32.32" calcext:value-type="float">
            <text:p>32.32</text:p>
          </table:table-cell>
          <table:table-cell office:value-type="float" office:value="0.0397877" calcext:value-type="float">
            <text:p>0.0397877</text:p>
          </table:table-cell>
          <table:table-cell table:formula="of:=[.A1465]-[.$A$446]" office:value-type="float" office:value="22.29" calcext:value-type="float">
            <text:p>22.29</text:p>
          </table:table-cell>
        </table:table-row>
        <table:table-row table:style-name="ro1">
          <table:table-cell office:value-type="float" office:value="32.32" calcext:value-type="float">
            <text:p>32.32</text:p>
          </table:table-cell>
          <table:table-cell office:value-type="float" office:value="0.0397877" calcext:value-type="float">
            <text:p>0.0397877</text:p>
          </table:table-cell>
          <table:table-cell table:formula="of:=[.A1466]-[.$A$446]" office:value-type="float" office:value="22.29" calcext:value-type="float">
            <text:p>22.29</text:p>
          </table:table-cell>
        </table:table-row>
        <table:table-row table:style-name="ro1">
          <table:table-cell office:value-type="float" office:value="32.33" calcext:value-type="float">
            <text:p>32.33</text:p>
          </table:table-cell>
          <table:table-cell office:value-type="float" office:value="0.0397877" calcext:value-type="float">
            <text:p>0.0397877</text:p>
          </table:table-cell>
          <table:table-cell table:formula="of:=[.A1467]-[.$A$446]" office:value-type="float" office:value="22.3" calcext:value-type="float">
            <text:p>22.3</text:p>
          </table:table-cell>
        </table:table-row>
      </table:table>
      <table:table table:name="Sheet2" table:style-name="ta1">
        <table:shapes>
          <draw:frame draw:z-index="0" draw:style-name="gr1" draw:text-style-name="P1" svg:width="225.26mm" svg:height="133.87mm" svg:x="67.73mm" svg:y="18.59mm">
            <draw:object draw:notify-on-update-of-ranges="Sheet2.A1:Sheet2.A1022 Sheet2.B1:Sheet2.B10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14.02mm" svg:height="134.67mm" svg:x="316.36mm" svg:y="18.59mm">
            <draw:object draw:notify-on-update-of-ranges="Sheet2.H37:Sheet2.H100 Sheet2.I37:Sheet2.I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5657" calcext:value-type="float">
            <text:p>0.0395657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5678" calcext:value-type="float">
            <text:p>0.0395678</text:p>
          </table:table-cell>
          <table:table-cell table:number-columns-repeated="7"/>
        </table:table-row>
        <table:table-row table:style-name="ro1">
          <table:table-cell office:value-type="float" office:value="0.00999999999999979" calcext:value-type="float">
            <text:p>0.01</text:p>
          </table:table-cell>
          <table:table-cell office:value-type="float" office:value="0.03957" calcext:value-type="float">
            <text:p>0.03957</text:p>
          </table:table-cell>
          <table:table-cell table:number-columns-repeated="7"/>
        </table:table-row>
        <table:table-row table:style-name="ro1">
          <table:table-cell office:value-type="float" office:value="0.0200000000000013" calcext:value-type="float">
            <text:p>0.020000000000001</text:p>
          </table:table-cell>
          <table:table-cell office:value-type="float" office:value="0.0395722" calcext:value-type="float">
            <text:p>0.0395722</text:p>
          </table:table-cell>
          <table:table-cell table:number-columns-repeated="7"/>
        </table:table-row>
        <table:table-row table:style-name="ro1">
          <table:table-cell office:value-type="float" office:value="0.0600000000000005" calcext:value-type="float">
            <text:p>0.060000000000001</text:p>
          </table:table-cell>
          <table:table-cell office:value-type="float" office:value="0.039579" calcext:value-type="float">
            <text:p>0.039579</text:p>
          </table:table-cell>
          <table:table-cell table:number-columns-repeated="7"/>
        </table:table-row>
        <table:table-row table:style-name="ro1">
          <table:table-cell office:value-type="float" office:value="0.110000000000001" calcext:value-type="float">
            <text:p>0.110000000000001</text:p>
          </table:table-cell>
          <table:table-cell office:value-type="float" office:value="0.0395907" calcext:value-type="float">
            <text:p>0.0395907</text:p>
          </table:table-cell>
          <table:table-cell table:number-columns-repeated="7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395979" calcext:value-type="float">
            <text:p>0.0395979</text:p>
          </table:table-cell>
          <table:table-cell table:number-columns-repeated="7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396028" calcext:value-type="float">
            <text:p>0.0396028</text:p>
          </table:table-cell>
          <table:table-cell table:number-columns-repeated="7"/>
        </table:table-row>
        <table:table-row table:style-name="ro1">
          <table:table-cell office:value-type="float" office:value="0.190000000000001" calcext:value-type="float">
            <text:p>0.190000000000001</text:p>
          </table:table-cell>
          <table:table-cell office:value-type="float" office:value="0.0396101" calcext:value-type="float">
            <text:p>0.0396101</text:p>
          </table:table-cell>
          <table:table-cell table:number-columns-repeated="7"/>
        </table:table-row>
        <table:table-row table:style-name="ro1">
          <table:table-cell office:value-type="float" office:value="0.190000000000001" calcext:value-type="float">
            <text:p>0.190000000000001</text:p>
          </table:table-cell>
          <table:table-cell office:value-type="float" office:value="0.0396126" calcext:value-type="float">
            <text:p>0.0396126</text:p>
          </table:table-cell>
          <table:table-cell table:number-columns-repeated="7"/>
        </table:table-row>
        <table:table-row table:style-name="ro1">
          <table:table-cell office:value-type="float" office:value="0.200000000000001" calcext:value-type="float">
            <text:p>0.200000000000001</text:p>
          </table:table-cell>
          <table:table-cell office:value-type="float" office:value="0.0396151" calcext:value-type="float">
            <text:p>0.0396151</text:p>
          </table:table-cell>
          <table:table-cell table:number-columns-repeated="7"/>
        </table:table-row>
        <table:table-row table:style-name="ro1">
          <table:table-cell office:value-type="float" office:value="0.210000000000001" calcext:value-type="float">
            <text:p>0.210000000000001</text:p>
          </table:table-cell>
          <table:table-cell office:value-type="float" office:value="0.0396175" calcext:value-type="float">
            <text:p>0.0396175</text:p>
          </table:table-cell>
          <table:table-cell table:number-columns-repeated="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396249" calcext:value-type="float">
            <text:p>0.0396249</text:p>
          </table:table-cell>
          <table:table-cell table:number-columns-repeated="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396274" calcext:value-type="float">
            <text:p>0.0396274</text:p>
          </table:table-cell>
          <table:table-cell table:number-columns-repeated="7"/>
        </table:table-row>
        <table:table-row table:style-name="ro1">
          <table:table-cell office:value-type="float" office:value="0.290000000000001" calcext:value-type="float">
            <text:p>0.290000000000001</text:p>
          </table:table-cell>
          <table:table-cell office:value-type="float" office:value="0.0396371" calcext:value-type="float">
            <text:p>0.0396371</text:p>
          </table:table-cell>
          <table:table-cell table:number-columns-repeated="7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396395" calcext:value-type="float">
            <text:p>0.0396395</text:p>
          </table:table-cell>
          <table:table-cell table:number-columns-repeated="7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39649" calcext:value-type="float">
            <text:p>0.039649</text:p>
          </table:table-cell>
          <table:table-cell table:number-columns-repeated="7"/>
        </table:table-row>
        <table:table-row table:style-name="ro1">
          <table:table-cell office:value-type="float" office:value="0.390000000000001" calcext:value-type="float">
            <text:p>0.390000000000001</text:p>
          </table:table-cell>
          <table:table-cell office:value-type="float" office:value="0.0396606" calcext:value-type="float">
            <text:p>0.0396606</text:p>
          </table:table-cell>
          <table:table-cell table:number-columns-repeated="7"/>
        </table:table-row>
        <table:table-row table:style-name="ro1">
          <table:table-cell office:value-type="float" office:value="0.430000000000002" calcext:value-type="float">
            <text:p>0.430000000000002</text:p>
          </table:table-cell>
          <table:table-cell office:value-type="float" office:value="0.0396696" calcext:value-type="float">
            <text:p>0.0396696</text:p>
          </table:table-cell>
          <table:table-cell table:number-columns-repeated="7"/>
        </table:table-row>
        <table:table-row table:style-name="ro1">
          <table:table-cell office:value-type="float" office:value="0.440000000000001" calcext:value-type="float">
            <text:p>0.440000000000001</text:p>
          </table:table-cell>
          <table:table-cell office:value-type="float" office:value="0.0396718" calcext:value-type="float">
            <text:p>0.0396718</text:p>
          </table:table-cell>
          <table:table-cell table:number-columns-repeated="7"/>
        </table:table-row>
        <table:table-row table:style-name="ro1">
          <table:table-cell office:value-type="float" office:value="0.450000000000001" calcext:value-type="float">
            <text:p>0.450000000000001</text:p>
          </table:table-cell>
          <table:table-cell office:value-type="float" office:value="0.0396739" calcext:value-type="float">
            <text:p>0.0396739</text:p>
          </table:table-cell>
          <table:table-cell table:number-columns-repeated="7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396804" calcext:value-type="float">
            <text:p>0.0396804</text:p>
          </table:table-cell>
          <table:table-cell table:number-columns-repeated="7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396824" calcext:value-type="float">
            <text:p>0.0396824</text:p>
          </table:table-cell>
          <table:table-cell table:number-columns-repeated="7"/>
        </table:table-row>
        <table:table-row table:style-name="ro1">
          <table:table-cell office:value-type="float" office:value="0.540000000000001" calcext:value-type="float">
            <text:p>0.540000000000001</text:p>
          </table:table-cell>
          <table:table-cell office:value-type="float" office:value="0.0396866" calcext:value-type="float">
            <text:p>0.0396866</text:p>
          </table:table-cell>
          <table:table-cell table:number-columns-repeated="7"/>
        </table:table-row>
        <table:table-row table:style-name="ro1">
          <table:table-cell office:value-type="float" office:value="0.540000000000001" calcext:value-type="float">
            <text:p>0.540000000000001</text:p>
          </table:table-cell>
          <table:table-cell office:value-type="float" office:value="0.0396926" calcext:value-type="float">
            <text:p>0.0396926</text:p>
          </table:table-cell>
          <table:table-cell table:number-columns-repeated="7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396965" calcext:value-type="float">
            <text:p>0.0396965</text:p>
          </table:table-cell>
          <table:table-cell table:number-columns-repeated="7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397003" calcext:value-type="float">
            <text:p>0.0397003</text:p>
          </table:table-cell>
          <table:table-cell table:number-columns-repeated="7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397022" calcext:value-type="float">
            <text:p>0.0397022</text:p>
          </table:table-cell>
          <table:table-cell table:number-columns-repeated="7"/>
        </table:table-row>
        <table:table-row table:style-name="ro1">
          <table:table-cell office:value-type="float" office:value="0.600000000000001" calcext:value-type="float">
            <text:p>0.600000000000001</text:p>
          </table:table-cell>
          <table:table-cell office:value-type="float" office:value="0.039704" calcext:value-type="float">
            <text:p>0.039704</text:p>
          </table:table-cell>
          <table:table-cell table:number-columns-repeated="7"/>
        </table:table-row>
        <table:table-row table:style-name="ro1">
          <table:table-cell office:value-type="float" office:value="0.640000000000001" calcext:value-type="float">
            <text:p>0.640000000000001</text:p>
          </table:table-cell>
          <table:table-cell office:value-type="float" office:value="0.0397077" calcext:value-type="float">
            <text:p>0.0397077</text:p>
          </table:table-cell>
          <table:table-cell table:number-columns-repeated="7"/>
        </table:table-row>
        <table:table-row table:style-name="ro1">
          <table:table-cell office:value-type="float" office:value="0.640000000000001" calcext:value-type="float">
            <text:p>0.640000000000001</text:p>
          </table:table-cell>
          <table:table-cell office:value-type="float" office:value="0.0397112" calcext:value-type="float">
            <text:p>0.0397112</text:p>
          </table:table-cell>
          <table:table-cell table:number-columns-repeated="7"/>
        </table:table-row>
        <table:table-row table:style-name="ro1">
          <table:table-cell office:value-type="float" office:value="0.690000000000001" calcext:value-type="float">
            <text:p>0.690000000000001</text:p>
          </table:table-cell>
          <table:table-cell office:value-type="float" office:value="0.039718" calcext:value-type="float">
            <text:p>0.039718</text:p>
          </table:table-cell>
          <table:table-cell table:number-columns-repeated="7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0397212" calcext:value-type="float">
            <text:p>0.0397212</text:p>
          </table:table-cell>
          <table:table-cell table:number-columns-repeated="7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0397259" calcext:value-type="float">
            <text:p>0.0397259</text:p>
          </table:table-cell>
          <table:table-cell table:number-columns-repeated="7"/>
        </table:table-row>
        <table:table-row table:style-name="ro1">
          <table:table-cell office:value-type="float" office:value="0.780000000000001" calcext:value-type="float">
            <text:p>0.780000000000001</text:p>
          </table:table-cell>
          <table:table-cell office:value-type="float" office:value="0.0397304" calcext:value-type="float">
            <text:p>0.0397304</text:p>
          </table:table-cell>
          <table:table-cell table:number-columns-repeated="5"/>
          <table:table-cell office:value-type="string" calcext:value-type="string">
            <text:p>Error bound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.780000000000001" calcext:value-type="float">
            <text:p>0.780000000000001</text:p>
          </table:table-cell>
          <table:table-cell office:value-type="float" office:value="0.0397333" calcext:value-type="float">
            <text:p>0.0397333</text:p>
          </table:table-cell>
          <table:table-cell table:number-columns-repeated="7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397374" calcext:value-type="float">
            <text:p>0.039737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COUNTIF([.$B$1:.$B$1000]; &quot;&lt;&quot;&amp;[.H38])-COUNTIF([.$B$1:.$B$1000]; &quot;&lt;&quot;&amp;[.H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397387" calcext:value-type="float">
            <text:p>0.0397387</text:p>
          </table:table-cell>
          <table:table-cell table:number-columns-repeated="5"/>
          <table:table-cell office:value-type="float" office:value="0.02" calcext:value-type="float">
            <text:p>0.02</text:p>
          </table:table-cell>
          <table:table-cell table:formula="of:=COUNTIF([.$B$1:.$B$1000]; &quot;&lt;&quot;&amp;[.H39])-COUNTIF([.$B$1:.$B$1000]; &quot;&lt;&quot;&amp;[.H38]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397401" calcext:value-type="float">
            <text:p>0.0397401</text:p>
          </table:table-cell>
          <table:table-cell table:number-columns-repeated="5"/>
          <table:table-cell office:value-type="float" office:value="0.04" calcext:value-type="float">
            <text:p>0.04</text:p>
          </table:table-cell>
          <table:table-cell table:formula="of:=COUNTIF([.$B$1:.$B$1000]; &quot;&lt;&quot;&amp;[.H40])-COUNTIF([.$B$1:.$B$1000]; &quot;&lt;&quot;&amp;[.H39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397413" calcext:value-type="float">
            <text:p>0.0397413</text:p>
          </table:table-cell>
          <table:table-cell table:number-columns-repeated="5"/>
          <table:table-cell office:value-type="float" office:value="0.06" calcext:value-type="float">
            <text:p>0.06</text:p>
          </table:table-cell>
          <table:table-cell table:formula="of:=COUNTIF([.$B$1:.$B$1000]; &quot;&lt;&quot;&amp;[.H41])-COUNTIF([.$B$1:.$B$1000]; &quot;&lt;&quot;&amp;[.H4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880000000000001" calcext:value-type="float">
            <text:p>0.880000000000001</text:p>
          </table:table-cell>
          <table:table-cell office:value-type="float" office:value="0.0397439" calcext:value-type="float">
            <text:p>0.0397439</text:p>
          </table:table-cell>
          <table:table-cell table:number-columns-repeated="5"/>
          <table:table-cell office:value-type="float" office:value="0.08" calcext:value-type="float">
            <text:p>0.08</text:p>
          </table:table-cell>
          <table:table-cell table:formula="of:=COUNTIF([.$B$1:.$B$1000]; &quot;&lt;&quot;&amp;[.H42])-COUNTIF([.$B$1:.$B$1000]; &quot;&lt;&quot;&amp;[.H4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880000000000001" calcext:value-type="float">
            <text:p>0.880000000000001</text:p>
          </table:table-cell>
          <table:table-cell office:value-type="float" office:value="0.0397463" calcext:value-type="float">
            <text:p>0.0397463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table:formula="of:=COUNTIF([.$B$1:.$B$1000]; &quot;&lt;&quot;&amp;[.H43])-COUNTIF([.$B$1:.$B$1000]; &quot;&lt;&quot;&amp;[.H4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397498" calcext:value-type="float">
            <text:p>0.0397498</text:p>
          </table:table-cell>
          <table:table-cell table:number-columns-repeated="5"/>
          <table:table-cell office:value-type="float" office:value="0.12" calcext:value-type="float">
            <text:p>0.12</text:p>
          </table:table-cell>
          <table:table-cell table:formula="of:=COUNTIF([.$B$1:.$B$1000]; &quot;&lt;&quot;&amp;[.H44])-COUNTIF([.$B$1:.$B$1000]; &quot;&lt;&quot;&amp;[.H4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397509" calcext:value-type="float">
            <text:p>0.0397509</text:p>
          </table:table-cell>
          <table:table-cell table:number-columns-repeated="5"/>
          <table:table-cell office:value-type="float" office:value="0.14" calcext:value-type="float">
            <text:p>0.14</text:p>
          </table:table-cell>
          <table:table-cell table:formula="of:=COUNTIF([.$B$1:.$B$1000]; &quot;&lt;&quot;&amp;[.H45])-COUNTIF([.$B$1:.$B$1000]; &quot;&lt;&quot;&amp;[.H44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970000000000001" calcext:value-type="float">
            <text:p>0.970000000000001</text:p>
          </table:table-cell>
          <table:table-cell office:value-type="float" office:value="0.039753" calcext:value-type="float">
            <text:p>0.039753</text:p>
          </table:table-cell>
          <table:table-cell table:number-columns-repeated="5"/>
          <table:table-cell office:value-type="float" office:value="0.16" calcext:value-type="float">
            <text:p>0.16</text:p>
          </table:table-cell>
          <table:table-cell table:formula="of:=COUNTIF([.$B$1:.$B$1000]; &quot;&lt;&quot;&amp;[.H46])-COUNTIF([.$B$1:.$B$1000]; &quot;&lt;&quot;&amp;[.H4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70000000000001" calcext:value-type="float">
            <text:p>0.970000000000001</text:p>
          </table:table-cell>
          <table:table-cell office:value-type="float" office:value="0.0397551" calcext:value-type="float">
            <text:p>0.0397551</text:p>
          </table:table-cell>
          <table:table-cell table:number-columns-repeated="5"/>
          <table:table-cell office:value-type="float" office:value="0.18" calcext:value-type="float">
            <text:p>0.18</text:p>
          </table:table-cell>
          <table:table-cell table:formula="of:=COUNTIF([.$B$1:.$B$1000]; &quot;&lt;&quot;&amp;[.H47])-COUNTIF([.$B$1:.$B$1000]; &quot;&lt;&quot;&amp;[.H4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0397571" calcext:value-type="float">
            <text:p>0.0397571</text:p>
          </table:table-cell>
          <table:table-cell table:number-columns-repeated="5"/>
          <table:table-cell office:value-type="float" office:value="0.2" calcext:value-type="float">
            <text:p>0.2</text:p>
          </table:table-cell>
          <table:table-cell table:formula="of:=COUNTIF([.$B$1:.$B$1000]; &quot;&lt;&quot;&amp;[.H48])-COUNTIF([.$B$1:.$B$1000]; &quot;&lt;&quot;&amp;[.H4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03976" calcext:value-type="float">
            <text:p>0.03976</text:p>
          </table:table-cell>
          <table:table-cell table:number-columns-repeated="5"/>
          <table:table-cell office:value-type="float" office:value="0.22" calcext:value-type="float">
            <text:p>0.22</text:p>
          </table:table-cell>
          <table:table-cell table:formula="of:=COUNTIF([.$B$1:.$B$1000]; &quot;&lt;&quot;&amp;[.H49])-COUNTIF([.$B$1:.$B$1000]; &quot;&lt;&quot;&amp;[.H48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0397627" calcext:value-type="float">
            <text:p>0.0397627</text:p>
          </table:table-cell>
          <table:table-cell table:number-columns-repeated="5"/>
          <table:table-cell office:value-type="float" office:value="0.24" calcext:value-type="float">
            <text:p>0.24</text:p>
          </table:table-cell>
          <table:table-cell table:formula="of:=COUNTIF([.$B$1:.$B$1000]; &quot;&lt;&quot;&amp;[.H50])-COUNTIF([.$B$1:.$B$1000]; &quot;&lt;&quot;&amp;[.H49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0397644" calcext:value-type="float">
            <text:p>0.0397644</text:p>
          </table:table-cell>
          <table:table-cell table:number-columns-repeated="5"/>
          <table:table-cell office:value-type="float" office:value="0.26" calcext:value-type="float">
            <text:p>0.26</text:p>
          </table:table-cell>
          <table:table-cell table:formula="of:=COUNTIF([.$B$1:.$B$1000]; &quot;&lt;&quot;&amp;[.H51])-COUNTIF([.$B$1:.$B$1000]; &quot;&lt;&quot;&amp;[.H50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397668" calcext:value-type="float">
            <text:p>0.0397668</text:p>
          </table:table-cell>
          <table:table-cell table:number-columns-repeated="5"/>
          <table:table-cell office:value-type="float" office:value="0.28" calcext:value-type="float">
            <text:p>0.28</text:p>
          </table:table-cell>
          <table:table-cell table:formula="of:=COUNTIF([.$B$1:.$B$1000]; &quot;&lt;&quot;&amp;[.H52])-COUNTIF([.$B$1:.$B$1000]; &quot;&lt;&quot;&amp;[.H51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397676" calcext:value-type="float">
            <text:p>0.0397676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table:formula="of:=COUNTIF([.$B$1:.$B$1000]; &quot;&lt;&quot;&amp;[.H53])-COUNTIF([.$B$1:.$B$1000]; &quot;&lt;&quot;&amp;[.H52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397684" calcext:value-type="float">
            <text:p>0.0397684</text:p>
          </table:table-cell>
          <table:table-cell table:number-columns-repeated="5"/>
          <table:table-cell office:value-type="float" office:value="0.32" calcext:value-type="float">
            <text:p>0.32</text:p>
          </table:table-cell>
          <table:table-cell table:formula="of:=COUNTIF([.$B$1:.$B$1000]; &quot;&lt;&quot;&amp;[.H54])-COUNTIF([.$B$1:.$B$1000]; &quot;&lt;&quot;&amp;[.H53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0397691" calcext:value-type="float">
            <text:p>0.0397691</text:p>
          </table:table-cell>
          <table:table-cell table:number-columns-repeated="5"/>
          <table:table-cell office:value-type="float" office:value="0.34" calcext:value-type="float">
            <text:p>0.34</text:p>
          </table:table-cell>
          <table:table-cell table:formula="of:=COUNTIF([.$B$1:.$B$1000]; &quot;&lt;&quot;&amp;[.H55])-COUNTIF([.$B$1:.$B$1000]; &quot;&lt;&quot;&amp;[.H54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397705" calcext:value-type="float">
            <text:p>0.0397705</text:p>
          </table:table-cell>
          <table:table-cell table:number-columns-repeated="5"/>
          <table:table-cell office:value-type="float" office:value="0.36" calcext:value-type="float">
            <text:p>0.36</text:p>
          </table:table-cell>
          <table:table-cell table:formula="of:=COUNTIF([.$B$1:.$B$1000]; &quot;&lt;&quot;&amp;[.H56])-COUNTIF([.$B$1:.$B$1000]; &quot;&lt;&quot;&amp;[.H55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397719" calcext:value-type="float">
            <text:p>0.0397719</text:p>
          </table:table-cell>
          <table:table-cell table:number-columns-repeated="5"/>
          <table:table-cell office:value-type="float" office:value="0.38" calcext:value-type="float">
            <text:p>0.38</text:p>
          </table:table-cell>
          <table:table-cell table:formula="of:=COUNTIF([.$B$1:.$B$1000]; &quot;&lt;&quot;&amp;[.H57])-COUNTIF([.$B$1:.$B$1000]; &quot;&lt;&quot;&amp;[.H56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0397732" calcext:value-type="float">
            <text:p>0.0397732</text:p>
          </table:table-cell>
          <table:table-cell table:number-columns-repeated="5"/>
          <table:table-cell office:value-type="float" office:value="0.4" calcext:value-type="float">
            <text:p>0.4</text:p>
          </table:table-cell>
          <table:table-cell table:formula="of:=COUNTIF([.$B$1:.$B$1000]; &quot;&lt;&quot;&amp;[.H58])-COUNTIF([.$B$1:.$B$1000]; &quot;&lt;&quot;&amp;[.H57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0397745" calcext:value-type="float">
            <text:p>0.0397745</text:p>
          </table:table-cell>
          <table:table-cell table:number-columns-repeated="5"/>
          <table:table-cell office:value-type="float" office:value="0.42" calcext:value-type="float">
            <text:p>0.42</text:p>
          </table:table-cell>
          <table:table-cell table:formula="of:=COUNTIF([.$B$1:.$B$1000]; &quot;&lt;&quot;&amp;[.H59])-COUNTIF([.$B$1:.$B$1000]; &quot;&lt;&quot;&amp;[.H58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397762" calcext:value-type="float">
            <text:p>0.0397762</text:p>
          </table:table-cell>
          <table:table-cell table:number-columns-repeated="5"/>
          <table:table-cell office:value-type="float" office:value="0.44" calcext:value-type="float">
            <text:p>0.44</text:p>
          </table:table-cell>
          <table:table-cell table:formula="of:=COUNTIF([.$B$1:.$B$1000]; &quot;&lt;&quot;&amp;[.H60])-COUNTIF([.$B$1:.$B$1000]; &quot;&lt;&quot;&amp;[.H59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397773" calcext:value-type="float">
            <text:p>0.0397773</text:p>
          </table:table-cell>
          <table:table-cell table:number-columns-repeated="5"/>
          <table:table-cell office:value-type="float" office:value="0.46" calcext:value-type="float">
            <text:p>0.46</text:p>
          </table:table-cell>
          <table:table-cell table:formula="of:=COUNTIF([.$B$1:.$B$1000]; &quot;&lt;&quot;&amp;[.H61])-COUNTIF([.$B$1:.$B$1000]; &quot;&lt;&quot;&amp;[.H60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0397788" calcext:value-type="float">
            <text:p>0.0397788</text:p>
          </table:table-cell>
          <table:table-cell table:number-columns-repeated="5"/>
          <table:table-cell office:value-type="float" office:value="0.48" calcext:value-type="float">
            <text:p>0.48</text:p>
          </table:table-cell>
          <table:table-cell table:formula="of:=COUNTIF([.$B$1:.$B$1000]; &quot;&lt;&quot;&amp;[.H62])-COUNTIF([.$B$1:.$B$1000]; &quot;&lt;&quot;&amp;[.H6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0397793" calcext:value-type="float">
            <text:p>0.0397793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formula="of:=COUNTIF([.$B$1:.$B$1000]; &quot;&lt;&quot;&amp;[.H63])-COUNTIF([.$B$1:.$B$1000]; &quot;&lt;&quot;&amp;[.H6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397798" calcext:value-type="float">
            <text:p>0.0397798</text:p>
          </table:table-cell>
          <table:table-cell table:number-columns-repeated="5"/>
          <table:table-cell office:value-type="float" office:value="0.52" calcext:value-type="float">
            <text:p>0.52</text:p>
          </table:table-cell>
          <table:table-cell table:formula="of:=COUNTIF([.$B$1:.$B$1000]; &quot;&lt;&quot;&amp;[.H64])-COUNTIF([.$B$1:.$B$1000]; &quot;&lt;&quot;&amp;[.H6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0397803" calcext:value-type="float">
            <text:p>0.0397803</text:p>
          </table:table-cell>
          <table:table-cell table:number-columns-repeated="5"/>
          <table:table-cell office:value-type="float" office:value="0.54" calcext:value-type="float">
            <text:p>0.54</text:p>
          </table:table-cell>
          <table:table-cell table:formula="of:=COUNTIF([.$B$1:.$B$1000]; &quot;&lt;&quot;&amp;[.H65])-COUNTIF([.$B$1:.$B$1000]; &quot;&lt;&quot;&amp;[.H6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039782" calcext:value-type="float">
            <text:p>0.039782</text:p>
          </table:table-cell>
          <table:table-cell table:number-columns-repeated="5"/>
          <table:table-cell office:value-type="float" office:value="0.56" calcext:value-type="float">
            <text:p>0.56</text:p>
          </table:table-cell>
          <table:table-cell table:formula="of:=COUNTIF([.$B$1:.$B$1000]; &quot;&lt;&quot;&amp;[.H66])-COUNTIF([.$B$1:.$B$1000]; &quot;&lt;&quot;&amp;[.H6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397832" calcext:value-type="float">
            <text:p>0.0397832</text:p>
          </table:table-cell>
          <table:table-cell table:number-columns-repeated="5"/>
          <table:table-cell office:value-type="float" office:value="0.58" calcext:value-type="float">
            <text:p>0.58</text:p>
          </table:table-cell>
          <table:table-cell table:formula="of:=COUNTIF([.$B$1:.$B$1000]; &quot;&lt;&quot;&amp;[.H67])-COUNTIF([.$B$1:.$B$1000]; &quot;&lt;&quot;&amp;[.H6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397839" calcext:value-type="float">
            <text:p>0.0397839</text:p>
          </table:table-cell>
          <table:table-cell table:number-columns-repeated="5"/>
          <table:table-cell office:value-type="float" office:value="0.6" calcext:value-type="float">
            <text:p>0.6</text:p>
          </table:table-cell>
          <table:table-cell table:formula="of:=COUNTIF([.$B$1:.$B$1000]; &quot;&lt;&quot;&amp;[.H68])-COUNTIF([.$B$1:.$B$1000]; &quot;&lt;&quot;&amp;[.H6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0397846" calcext:value-type="float">
            <text:p>0.0397846</text:p>
          </table:table-cell>
          <table:table-cell table:number-columns-repeated="5"/>
          <table:table-cell office:value-type="float" office:value="0.62" calcext:value-type="float">
            <text:p>0.62</text:p>
          </table:table-cell>
          <table:table-cell table:formula="of:=COUNTIF([.$B$1:.$B$1000]; &quot;&lt;&quot;&amp;[.H69])-COUNTIF([.$B$1:.$B$1000]; &quot;&lt;&quot;&amp;[.H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0397856" calcext:value-type="float">
            <text:p>0.0397856</text:p>
          </table:table-cell>
          <table:table-cell table:number-columns-repeated="5"/>
          <table:table-cell office:value-type="float" office:value="0.64" calcext:value-type="float">
            <text:p>0.64</text:p>
          </table:table-cell>
          <table:table-cell table:formula="of:=COUNTIF([.$B$1:.$B$1000]; &quot;&lt;&quot;&amp;[.H70])-COUNTIF([.$B$1:.$B$1000]; &quot;&lt;&quot;&amp;[.H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0397859" calcext:value-type="float">
            <text:p>0.0397859</text:p>
          </table:table-cell>
          <table:table-cell table:number-columns-repeated="5"/>
          <table:table-cell office:value-type="float" office:value="0.66" calcext:value-type="float">
            <text:p>0.66</text:p>
          </table:table-cell>
          <table:table-cell table:formula="of:=COUNTIF([.$B$1:.$B$1000]; &quot;&lt;&quot;&amp;[.H71])-COUNTIF([.$B$1:.$B$1000]; &quot;&lt;&quot;&amp;[.H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397864" calcext:value-type="float">
            <text:p>0.0397864</text:p>
          </table:table-cell>
          <table:table-cell table:number-columns-repeated="5"/>
          <table:table-cell office:value-type="float" office:value="0.68" calcext:value-type="float">
            <text:p>0.68</text:p>
          </table:table-cell>
          <table:table-cell table:formula="of:=COUNTIF([.$B$1:.$B$1000]; &quot;&lt;&quot;&amp;[.H72])-COUNTIF([.$B$1:.$B$1000]; &quot;&lt;&quot;&amp;[.H7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39787" calcext:value-type="float">
            <text:p>0.039787</text:p>
          </table:table-cell>
          <table:table-cell table:number-columns-repeated="5"/>
          <table:table-cell office:value-type="float" office:value="0.7" calcext:value-type="float">
            <text:p>0.7</text:p>
          </table:table-cell>
          <table:table-cell table:formula="of:=COUNTIF([.$B$1:.$B$1000]; &quot;&lt;&quot;&amp;[.H73])-COUNTIF([.$B$1:.$B$1000]; &quot;&lt;&quot;&amp;[.H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397877" calcext:value-type="float">
            <text:p>0.0397877</text:p>
          </table:table-cell>
          <table:table-cell table:number-columns-repeated="5"/>
          <table:table-cell office:value-type="float" office:value="0.72" calcext:value-type="float">
            <text:p>0.72</text:p>
          </table:table-cell>
          <table:table-cell table:formula="of:=COUNTIF([.$B$1:.$B$1000]; &quot;&lt;&quot;&amp;[.H74])-COUNTIF([.$B$1:.$B$1000]; &quot;&lt;&quot;&amp;[.H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397879" calcext:value-type="float">
            <text:p>0.0397879</text:p>
          </table:table-cell>
          <table:table-cell table:number-columns-repeated="5"/>
          <table:table-cell office:value-type="float" office:value="0.74" calcext:value-type="float">
            <text:p>0.74</text:p>
          </table:table-cell>
          <table:table-cell table:formula="of:=COUNTIF([.$B$1:.$B$1000]; &quot;&lt;&quot;&amp;[.H75])-COUNTIF([.$B$1:.$B$1000]; &quot;&lt;&quot;&amp;[.H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0397888" calcext:value-type="float">
            <text:p>0.0397888</text:p>
          </table:table-cell>
          <table:table-cell table:number-columns-repeated="5"/>
          <table:table-cell office:value-type="float" office:value="0.76" calcext:value-type="float">
            <text:p>0.76</text:p>
          </table:table-cell>
          <table:table-cell table:formula="of:=COUNTIF([.$B$1:.$B$1000]; &quot;&lt;&quot;&amp;[.H76])-COUNTIF([.$B$1:.$B$1000]; &quot;&lt;&quot;&amp;[.H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0397889" calcext:value-type="float">
            <text:p>0.0397889</text:p>
          </table:table-cell>
          <table:table-cell table:number-columns-repeated="5"/>
          <table:table-cell office:value-type="float" office:value="0.78" calcext:value-type="float">
            <text:p>0.78</text:p>
          </table:table-cell>
          <table:table-cell table:formula="of:=COUNTIF([.$B$1:.$B$1000]; &quot;&lt;&quot;&amp;[.H77])-COUNTIF([.$B$1:.$B$1000]; &quot;&lt;&quot;&amp;[.H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0408114" calcext:value-type="float">
            <text:p>0.0408114</text:p>
          </table:table-cell>
          <table:table-cell table:number-columns-repeated="5"/>
          <table:table-cell office:value-type="float" office:value="0.8" calcext:value-type="float">
            <text:p>0.8</text:p>
          </table:table-cell>
          <table:table-cell table:formula="of:=COUNTIF([.$B$1:.$B$1000]; &quot;&lt;&quot;&amp;[.H78])-COUNTIF([.$B$1:.$B$1000]; &quot;&lt;&quot;&amp;[.H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0408119" calcext:value-type="float">
            <text:p>0.0408119</text:p>
          </table:table-cell>
          <table:table-cell table:number-columns-repeated="5"/>
          <table:table-cell office:value-type="float" office:value="0.82" calcext:value-type="float">
            <text:p>0.82</text:p>
          </table:table-cell>
          <table:table-cell table:formula="of:=COUNTIF([.$B$1:.$B$1000]; &quot;&lt;&quot;&amp;[.H79])-COUNTIF([.$B$1:.$B$1000]; &quot;&lt;&quot;&amp;[.H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0417607" calcext:value-type="float">
            <text:p>0.0417607</text:p>
          </table:table-cell>
          <table:table-cell table:number-columns-repeated="5"/>
          <table:table-cell office:value-type="float" office:value="0.84" calcext:value-type="float">
            <text:p>0.84</text:p>
          </table:table-cell>
          <table:table-cell table:formula="of:=COUNTIF([.$B$1:.$B$1000]; &quot;&lt;&quot;&amp;[.H80])-COUNTIF([.$B$1:.$B$1000]; &quot;&lt;&quot;&amp;[.H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044137" calcext:value-type="float">
            <text:p>0.044137</text:p>
          </table:table-cell>
          <table:table-cell table:number-columns-repeated="5"/>
          <table:table-cell office:value-type="float" office:value="0.86" calcext:value-type="float">
            <text:p>0.86</text:p>
          </table:table-cell>
          <table:table-cell table:formula="of:=COUNTIF([.$B$1:.$B$1000]; &quot;&lt;&quot;&amp;[.H81])-COUNTIF([.$B$1:.$B$1000]; &quot;&lt;&quot;&amp;[.H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0587449" calcext:value-type="float">
            <text:p>0.0587449</text:p>
          </table:table-cell>
          <table:table-cell table:number-columns-repeated="5"/>
          <table:table-cell office:value-type="float" office:value="0.88" calcext:value-type="float">
            <text:p>0.88</text:p>
          </table:table-cell>
          <table:table-cell table:formula="of:=COUNTIF([.$B$1:.$B$1000]; &quot;&lt;&quot;&amp;[.H82])-COUNTIF([.$B$1:.$B$1000]; &quot;&lt;&quot;&amp;[.H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106205" calcext:value-type="float">
            <text:p>0.106205</text:p>
          </table:table-cell>
          <table:table-cell table:number-columns-repeated="5"/>
          <table:table-cell office:value-type="float" office:value="0.9" calcext:value-type="float">
            <text:p>0.9</text:p>
          </table:table-cell>
          <table:table-cell table:formula="of:=COUNTIF([.$B$1:.$B$1000]; &quot;&lt;&quot;&amp;[.H83])-COUNTIF([.$B$1:.$B$1000]; &quot;&lt;&quot;&amp;[.H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106165" calcext:value-type="float">
            <text:p>0.106165</text:p>
          </table:table-cell>
          <table:table-cell table:number-columns-repeated="5"/>
          <table:table-cell office:value-type="float" office:value="0.92" calcext:value-type="float">
            <text:p>0.92</text:p>
          </table:table-cell>
          <table:table-cell table:formula="of:=COUNTIF([.$B$1:.$B$1000]; &quot;&lt;&quot;&amp;[.H84])-COUNTIF([.$B$1:.$B$1000]; &quot;&lt;&quot;&amp;[.H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141304" calcext:value-type="float">
            <text:p>0.141304</text:p>
          </table:table-cell>
          <table:table-cell table:number-columns-repeated="5"/>
          <table:table-cell office:value-type="float" office:value="0.94" calcext:value-type="float">
            <text:p>0.94</text:p>
          </table:table-cell>
          <table:table-cell table:formula="of:=COUNTIF([.$B$1:.$B$1000]; &quot;&lt;&quot;&amp;[.H85])-COUNTIF([.$B$1:.$B$1000]; &quot;&lt;&quot;&amp;[.H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140601" calcext:value-type="float">
            <text:p>0.140601</text:p>
          </table:table-cell>
          <table:table-cell table:number-columns-repeated="5"/>
          <table:table-cell office:value-type="float" office:value="0.96" calcext:value-type="float">
            <text:p>0.96</text:p>
          </table:table-cell>
          <table:table-cell table:formula="of:=COUNTIF([.$B$1:.$B$1000]; &quot;&lt;&quot;&amp;[.H86])-COUNTIF([.$B$1:.$B$1000]; &quot;&lt;&quot;&amp;[.H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209506" calcext:value-type="float">
            <text:p>0.209506</text:p>
          </table:table-cell>
          <table:table-cell table:number-columns-repeated="5"/>
          <table:table-cell office:value-type="float" office:value="0.98" calcext:value-type="float">
            <text:p>0.98</text:p>
          </table:table-cell>
          <table:table-cell table:formula="of:=COUNTIF([.$B$1:.$B$1000]; &quot;&lt;&quot;&amp;[.H87])-COUNTIF([.$B$1:.$B$1000]; &quot;&lt;&quot;&amp;[.H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20704" calcext:value-type="float">
            <text:p>0.2070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COUNTIF([.$B$1:.$B$1000]; &quot;&lt;&quot;&amp;[.H88])-COUNTIF([.$B$1:.$B$1000]; &quot;&lt;&quot;&amp;[.H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220015" calcext:value-type="float">
            <text:p>0.220015</text:p>
          </table:table-cell>
          <table:table-cell table:number-columns-repeated="5"/>
          <table:table-cell office:value-type="float" office:value="1.02" calcext:value-type="float">
            <text:p>1.02</text:p>
          </table:table-cell>
          <table:table-cell table:formula="of:=COUNTIF([.$B$1:.$B$1000]; &quot;&lt;&quot;&amp;[.H89])-COUNTIF([.$B$1:.$B$1000]; &quot;&lt;&quot;&amp;[.H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275378" calcext:value-type="float">
            <text:p>0.275378</text:p>
          </table:table-cell>
          <table:table-cell table:number-columns-repeated="5"/>
          <table:table-cell office:value-type="float" office:value="1.04" calcext:value-type="float">
            <text:p>1.04</text:p>
          </table:table-cell>
          <table:table-cell table:formula="of:=COUNTIF([.$B$1:.$B$1000]; &quot;&lt;&quot;&amp;[.H90])-COUNTIF([.$B$1:.$B$1000]; &quot;&lt;&quot;&amp;[.H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269675" calcext:value-type="float">
            <text:p>0.269675</text:p>
          </table:table-cell>
          <table:table-cell table:number-columns-repeated="5"/>
          <table:table-cell office:value-type="float" office:value="1.06" calcext:value-type="float">
            <text:p>1.06</text:p>
          </table:table-cell>
          <table:table-cell table:formula="of:=COUNTIF([.$B$1:.$B$1000]; &quot;&lt;&quot;&amp;[.H91])-COUNTIF([.$B$1:.$B$1000]; &quot;&lt;&quot;&amp;[.H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329074" calcext:value-type="float">
            <text:p>0.329074</text:p>
          </table:table-cell>
          <table:table-cell table:number-columns-repeated="5"/>
          <table:table-cell office:value-type="float" office:value="1.08" calcext:value-type="float">
            <text:p>1.08</text:p>
          </table:table-cell>
          <table:table-cell table:formula="of:=COUNTIF([.$B$1:.$B$1000]; &quot;&lt;&quot;&amp;[.H92])-COUNTIF([.$B$1:.$B$1000]; &quot;&lt;&quot;&amp;[.H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319757" calcext:value-type="float">
            <text:p>0.319757</text:p>
          </table:table-cell>
          <table:table-cell table:number-columns-repeated="5"/>
          <table:table-cell office:value-type="float" office:value="1.1" calcext:value-type="float">
            <text:p>1.1</text:p>
          </table:table-cell>
          <table:table-cell table:formula="of:=COUNTIF([.$B$1:.$B$1000]; &quot;&lt;&quot;&amp;[.H93])-COUNTIF([.$B$1:.$B$1000]; &quot;&lt;&quot;&amp;[.H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346986" calcext:value-type="float">
            <text:p>0.346986</text:p>
          </table:table-cell>
          <table:table-cell table:number-columns-repeated="5"/>
          <table:table-cell office:value-type="float" office:value="1.12" calcext:value-type="float">
            <text:p>1.12</text:p>
          </table:table-cell>
          <table:table-cell table:formula="of:=COUNTIF([.$B$1:.$B$1000]; &quot;&lt;&quot;&amp;[.H94])-COUNTIF([.$B$1:.$B$1000]; &quot;&lt;&quot;&amp;[.H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412059" calcext:value-type="float">
            <text:p>0.412059</text:p>
          </table:table-cell>
          <table:table-cell table:number-columns-repeated="5"/>
          <table:table-cell office:value-type="float" office:value="1.14" calcext:value-type="float">
            <text:p>1.14</text:p>
          </table:table-cell>
          <table:table-cell table:formula="of:=COUNTIF([.$B$1:.$B$1000]; &quot;&lt;&quot;&amp;[.H95])-COUNTIF([.$B$1:.$B$1000]; &quot;&lt;&quot;&amp;[.H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393044" calcext:value-type="float">
            <text:p>0.393044</text:p>
          </table:table-cell>
          <table:table-cell table:number-columns-repeated="5"/>
          <table:table-cell office:value-type="float" office:value="1.16" calcext:value-type="float">
            <text:p>1.16</text:p>
          </table:table-cell>
          <table:table-cell table:formula="of:=COUNTIF([.$B$1:.$B$1000]; &quot;&lt;&quot;&amp;[.H96])-COUNTIF([.$B$1:.$B$1000]; &quot;&lt;&quot;&amp;[.H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399441" calcext:value-type="float">
            <text:p>0.399441</text:p>
          </table:table-cell>
          <table:table-cell table:number-columns-repeated="5"/>
          <table:table-cell office:value-type="float" office:value="1.18" calcext:value-type="float">
            <text:p>1.18</text:p>
          </table:table-cell>
          <table:table-cell table:formula="of:=COUNTIF([.$B$1:.$B$1000]; &quot;&lt;&quot;&amp;[.H97])-COUNTIF([.$B$1:.$B$1000]; &quot;&lt;&quot;&amp;[.H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462477" calcext:value-type="float">
            <text:p>0.462477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table:formula="of:=COUNTIF([.$B$1:.$B$1000]; &quot;&lt;&quot;&amp;[.H98])-COUNTIF([.$B$1:.$B$1000]; &quot;&lt;&quot;&amp;[.H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511468" calcext:value-type="float">
            <text:p>0.511468</text:p>
          </table:table-cell>
          <table:table-cell table:number-columns-repeated="5"/>
          <table:table-cell office:value-type="float" office:value="1.22" calcext:value-type="float">
            <text:p>1.22</text:p>
          </table:table-cell>
          <table:table-cell table:formula="of:=COUNTIF([.$B$1:.$B$1000]; &quot;&lt;&quot;&amp;[.H99])-COUNTIF([.$B$1:.$B$1000]; &quot;&lt;&quot;&amp;[.H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485798" calcext:value-type="float">
            <text:p>0.485798</text:p>
          </table:table-cell>
          <table:table-cell table:number-columns-repeated="5"/>
          <table:table-cell office:value-type="float" office:value="1.24" calcext:value-type="float">
            <text:p>1.24</text:p>
          </table:table-cell>
          <table:table-cell table:formula="of:=COUNTIF([.$B$1:.$B$1000]; &quot;&lt;&quot;&amp;[.H100])-COUNTIF([.$B$1:.$B$1000]; &quot;&lt;&quot;&amp;[.H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469585" calcext:value-type="float">
            <text:p>0.469585</text:p>
          </table:table-cell>
          <table:table-cell table:number-columns-repeated="5"/>
          <table:table-cell office:value-type="float" office:value="1.26" calcext:value-type="float">
            <text:p>1.26</text:p>
          </table:table-cell>
          <table:table-cell table:formula="of:=COUNTIF([.$B$1:.$B$1000]; &quot;&lt;&quot;&amp;[.H101])-COUNTIF([.$B$1:.$B$1000]; &quot;&lt;&quot;&amp;[.H1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409153" calcext:value-type="float">
            <text:p>0.409153</text:p>
          </table:table-cell>
          <table:table-cell table:number-columns-repeated="5"/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524481" calcext:value-type="float">
            <text:p>0.524481</text:p>
          </table:table-cell>
          <table:table-cell table:number-columns-repeated="7"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456114" calcext:value-type="float">
            <text:p>0.456114</text:p>
          </table:table-cell>
          <table:table-cell table:number-columns-repeated="7"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42067" calcext:value-type="float">
            <text:p>0.42067</text:p>
          </table:table-cell>
          <table:table-cell table:number-columns-repeated="7"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419963" calcext:value-type="float">
            <text:p>0.419963</text:p>
          </table:table-cell>
          <table:table-cell table:number-columns-repeated="7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513849" calcext:value-type="float">
            <text:p>0.513849</text:p>
          </table:table-cell>
          <table:table-cell table:number-columns-repeated="7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435103" calcext:value-type="float">
            <text:p>0.435103</text:p>
          </table:table-cell>
          <table:table-cell table:number-columns-repeated="7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520396" calcext:value-type="float">
            <text:p>0.520396</text:p>
          </table:table-cell>
          <table:table-cell table:number-columns-repeated="7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435193" calcext:value-type="float">
            <text:p>0.435193</text:p>
          </table:table-cell>
          <table:table-cell table:number-columns-repeated="7"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47363" calcext:value-type="float">
            <text:p>0.47363</text:p>
          </table:table-cell>
          <table:table-cell table:number-columns-repeated="7"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381008" calcext:value-type="float">
            <text:p>0.381008</text:p>
          </table:table-cell>
          <table:table-cell table:number-columns-repeated="7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521075" calcext:value-type="float">
            <text:p>0.521075</text:p>
          </table:table-cell>
          <table:table-cell table:number-columns-repeated="7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47143" calcext:value-type="float">
            <text:p>0.47143</text:p>
          </table:table-cell>
          <table:table-cell table:number-columns-repeated="7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421184" calcext:value-type="float">
            <text:p>0.421184</text:p>
          </table:table-cell>
          <table:table-cell table:number-columns-repeated="7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0.417959" calcext:value-type="float">
            <text:p>0.417959</text:p>
          </table:table-cell>
          <table:table-cell table:number-columns-repeated="7"/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469125" calcext:value-type="float">
            <text:p>0.469125</text:p>
          </table:table-cell>
          <table:table-cell table:number-columns-repeated="7"/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362892" calcext:value-type="float">
            <text:p>0.362892</text:p>
          </table:table-cell>
          <table:table-cell table:number-columns-repeated="7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34968" calcext:value-type="float">
            <text:p>0.34968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391495" calcext:value-type="float">
            <text:p>0.391495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332895" calcext:value-type="float">
            <text:p>0.332895</text:p>
          </table:table-cell>
          <table:table-cell table:number-columns-repeated="7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560133" calcext:value-type="float">
            <text:p>0.560133</text:p>
          </table:table-cell>
          <table:table-cell table:number-columns-repeated="7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378771" calcext:value-type="float">
            <text:p>0.378771</text:p>
          </table:table-cell>
          <table:table-cell table:number-columns-repeated="7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317558" calcext:value-type="float">
            <text:p>0.317558</text:p>
          </table:table-cell>
          <table:table-cell table:number-columns-repeated="7"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314184" calcext:value-type="float">
            <text:p>0.314184</text:p>
          </table:table-cell>
          <table:table-cell table:number-columns-repeated="7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370324" calcext:value-type="float">
            <text:p>0.370324</text:p>
          </table:table-cell>
          <table:table-cell table:number-columns-repeated="7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306662" calcext:value-type="float">
            <text:p>0.306662</text:p>
          </table:table-cell>
          <table:table-cell table:number-columns-repeated="7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501131" calcext:value-type="float">
            <text:p>0.501131</text:p>
          </table:table-cell>
          <table:table-cell table:number-columns-repeated="7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369698" calcext:value-type="float">
            <text:p>0.369698</text:p>
          </table:table-cell>
          <table:table-cell table:number-columns-repeated="7"/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0.362572" calcext:value-type="float">
            <text:p>0.362572</text:p>
          </table:table-cell>
          <table:table-cell table:number-columns-repeated="7"/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0.294891" calcext:value-type="float">
            <text:p>0.294891</text:p>
          </table:table-cell>
          <table:table-cell table:number-columns-repeated="7"/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0.362531" calcext:value-type="float">
            <text:p>0.362531</text:p>
          </table:table-cell>
          <table:table-cell table:number-columns-repeated="7"/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0.293217" calcext:value-type="float">
            <text:p>0.293217</text:p>
          </table:table-cell>
          <table:table-cell table:number-columns-repeated="7"/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0.291586" calcext:value-type="float">
            <text:p>0.291586</text:p>
          </table:table-cell>
          <table:table-cell table:number-columns-repeated="7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228466" calcext:value-type="float">
            <text:p>0.228466</text:p>
          </table:table-cell>
          <table:table-cell table:number-columns-repeated="7"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291871" calcext:value-type="float">
            <text:p>0.291871</text:p>
          </table:table-cell>
          <table:table-cell table:number-columns-repeated="7"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222101" calcext:value-type="float">
            <text:p>0.222101</text:p>
          </table:table-cell>
          <table:table-cell table:number-columns-repeated="7"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437433" calcext:value-type="float">
            <text:p>0.437433</text:p>
          </table:table-cell>
          <table:table-cell table:number-columns-repeated="7"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290996" calcext:value-type="float">
            <text:p>0.290996</text:p>
          </table:table-cell>
          <table:table-cell table:number-columns-repeated="7"/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0.595952" calcext:value-type="float">
            <text:p>0.595952</text:p>
          </table:table-cell>
          <table:table-cell table:number-columns-repeated="7"/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0.367311" calcext:value-type="float">
            <text:p>0.367311</text:p>
          </table:table-cell>
          <table:table-cell table:number-columns-repeated="7"/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0.371766" calcext:value-type="float">
            <text:p>0.371766</text:p>
          </table:table-cell>
          <table:table-cell table:number-columns-repeated="7"/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0.296104" calcext:value-type="float">
            <text:p>0.296104</text:p>
          </table:table-cell>
          <table:table-cell table:number-columns-repeated="7"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0.383187" calcext:value-type="float">
            <text:p>0.383187</text:p>
          </table:table-cell>
          <table:table-cell table:number-columns-repeated="7"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0.30641" calcext:value-type="float">
            <text:p>0.30641</text:p>
          </table:table-cell>
          <table:table-cell table:number-columns-repeated="7"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0.234031" calcext:value-type="float">
            <text:p>0.234031</text:p>
          </table:table-cell>
          <table:table-cell table:number-columns-repeated="7"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0.234546" calcext:value-type="float">
            <text:p>0.234546</text:p>
          </table:table-cell>
          <table:table-cell table:number-columns-repeated="7"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0.313499" calcext:value-type="float">
            <text:p>0.313499</text:p>
          </table:table-cell>
          <table:table-cell table:number-columns-repeated="7"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0.241289" calcext:value-type="float">
            <text:p>0.241289</text:p>
          </table:table-cell>
          <table:table-cell table:number-columns-repeated="7"/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0.40931" calcext:value-type="float">
            <text:p>0.40931</text:p>
          </table:table-cell>
          <table:table-cell table:number-columns-repeated="7"/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0.257403" calcext:value-type="float">
            <text:p>0.257403</text:p>
          </table:table-cell>
          <table:table-cell table:number-columns-repeated="7"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0.42842" calcext:value-type="float">
            <text:p>0.42842</text:p>
          </table:table-cell>
          <table:table-cell table:number-columns-repeated="7"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0.348025" calcext:value-type="float">
            <text:p>0.348025</text:p>
          </table:table-cell>
          <table:table-cell table:number-columns-repeated="7"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0.273998" calcext:value-type="float">
            <text:p>0.273998</text:p>
          </table:table-cell>
          <table:table-cell table:number-columns-repeated="7"/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0.275305" calcext:value-type="float">
            <text:p>0.275305</text:p>
          </table:table-cell>
          <table:table-cell table:number-columns-repeated="7"/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0.282718" calcext:value-type="float">
            <text:p>0.282718</text:p>
          </table:table-cell>
          <table:table-cell table:number-columns-repeated="7"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0.363649" calcext:value-type="float">
            <text:p>0.363649</text:p>
          </table:table-cell>
          <table:table-cell table:number-columns-repeated="7"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0.29107" calcext:value-type="float">
            <text:p>0.29107</text:p>
          </table:table-cell>
          <table:table-cell table:number-columns-repeated="7"/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0.371006" calcext:value-type="float">
            <text:p>0.371006</text:p>
          </table:table-cell>
          <table:table-cell table:number-columns-repeated="7"/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0.299298" calcext:value-type="float">
            <text:p>0.299298</text:p>
          </table:table-cell>
          <table:table-cell table:number-columns-repeated="7"/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0.300559" calcext:value-type="float">
            <text:p>0.300559</text:p>
          </table:table-cell>
          <table:table-cell table:number-columns-repeated="7"/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0.301871" calcext:value-type="float">
            <text:p>0.301871</text:p>
          </table:table-cell>
          <table:table-cell table:number-columns-repeated="7"/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0.380639" calcext:value-type="float">
            <text:p>0.380639</text:p>
          </table:table-cell>
          <table:table-cell table:number-columns-repeated="7"/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0.310863" calcext:value-type="float">
            <text:p>0.310863</text:p>
          </table:table-cell>
          <table:table-cell table:number-columns-repeated="7"/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0.553265" calcext:value-type="float">
            <text:p>0.553265</text:p>
          </table:table-cell>
          <table:table-cell table:number-columns-repeated="7"/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0.320058" calcext:value-type="float">
            <text:p>0.320058</text:p>
          </table:table-cell>
          <table:table-cell table:number-columns-repeated="7"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0.392197" calcext:value-type="float">
            <text:p>0.392197</text:p>
          </table:table-cell>
          <table:table-cell table:number-columns-repeated="7"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0.32736" calcext:value-type="float">
            <text:p>0.32736</text:p>
          </table:table-cell>
          <table:table-cell table:number-columns-repeated="7"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0.328429" calcext:value-type="float">
            <text:p>0.328429</text:p>
          </table:table-cell>
          <table:table-cell table:number-columns-repeated="7"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0.329493" calcext:value-type="float">
            <text:p>0.329493</text:p>
          </table:table-cell>
          <table:table-cell table:number-columns-repeated="7"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.471993" calcext:value-type="float">
            <text:p>0.471993</text:p>
          </table:table-cell>
          <table:table-cell table:number-columns-repeated="7"/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0.396591" calcext:value-type="float">
            <text:p>0.396591</text:p>
          </table:table-cell>
          <table:table-cell table:number-columns-repeated="7"/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0.400066" calcext:value-type="float">
            <text:p>0.400066</text:p>
          </table:table-cell>
          <table:table-cell table:number-columns-repeated="7"/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0.343522" calcext:value-type="float">
            <text:p>0.343522</text:p>
          </table:table-cell>
          <table:table-cell table:number-columns-repeated="7"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0.320965" calcext:value-type="float">
            <text:p>0.320965</text:p>
          </table:table-cell>
          <table:table-cell table:number-columns-repeated="7"/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0.405021" calcext:value-type="float">
            <text:p>0.405021</text:p>
          </table:table-cell>
          <table:table-cell table:number-columns-repeated="7"/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0.353695" calcext:value-type="float">
            <text:p>0.353695</text:p>
          </table:table-cell>
          <table:table-cell table:number-columns-repeated="7"/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0.328476" calcext:value-type="float">
            <text:p>0.328476</text:p>
          </table:table-cell>
          <table:table-cell table:number-columns-repeated="7"/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0.329451" calcext:value-type="float">
            <text:p>0.329451</text:p>
          </table:table-cell>
          <table:table-cell table:number-columns-repeated="7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0.332345" calcext:value-type="float">
            <text:p>0.332345</text:p>
          </table:table-cell>
          <table:table-cell table:number-columns-repeated="7"/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0.332594" calcext:value-type="float">
            <text:p>0.332594</text:p>
          </table:table-cell>
          <table:table-cell table:number-columns-repeated="7"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0.462178" calcext:value-type="float">
            <text:p>0.462178</text:p>
          </table:table-cell>
          <table:table-cell table:number-columns-repeated="7"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0.328814" calcext:value-type="float">
            <text:p>0.328814</text:p>
          </table:table-cell>
          <table:table-cell table:number-columns-repeated="7"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0.340474" calcext:value-type="float">
            <text:p>0.340474</text:p>
          </table:table-cell>
          <table:table-cell table:number-columns-repeated="7"/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0.338681" calcext:value-type="float">
            <text:p>0.338681</text:p>
          </table:table-cell>
          <table:table-cell table:number-columns-repeated="7"/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0.336795" calcext:value-type="float">
            <text:p>0.336795</text:p>
          </table:table-cell>
          <table:table-cell table:number-columns-repeated="7"/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0.453669" calcext:value-type="float">
            <text:p>0.453669</text:p>
          </table:table-cell>
          <table:table-cell table:number-columns-repeated="7"/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0.334265" calcext:value-type="float">
            <text:p>0.334265</text:p>
          </table:table-cell>
          <table:table-cell table:number-columns-repeated="7"/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0.389202" calcext:value-type="float">
            <text:p>0.389202</text:p>
          </table:table-cell>
          <table:table-cell table:number-columns-repeated="7"/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0.331848" calcext:value-type="float">
            <text:p>0.331848</text:p>
          </table:table-cell>
          <table:table-cell table:number-columns-repeated="7"/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0.457049" calcext:value-type="float">
            <text:p>0.457049</text:p>
          </table:table-cell>
          <table:table-cell table:number-columns-repeated="7"/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0.28293" calcext:value-type="float">
            <text:p>0.28293</text:p>
          </table:table-cell>
          <table:table-cell table:number-columns-repeated="7"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0.547437" calcext:value-type="float">
            <text:p>0.547437</text:p>
          </table:table-cell>
          <table:table-cell table:number-columns-repeated="7"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0.462529" calcext:value-type="float">
            <text:p>0.462529</text:p>
          </table:table-cell>
          <table:table-cell table:number-columns-repeated="7"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0.462436" calcext:value-type="float">
            <text:p>0.462436</text:p>
          </table:table-cell>
          <table:table-cell table:number-columns-repeated="7"/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0.265599" calcext:value-type="float">
            <text:p>0.265599</text:p>
          </table:table-cell>
          <table:table-cell table:number-columns-repeated="7"/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0.381483" calcext:value-type="float">
            <text:p>0.381483</text:p>
          </table:table-cell>
          <table:table-cell table:number-columns-repeated="7"/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0.251028" calcext:value-type="float">
            <text:p>0.251028</text:p>
          </table:table-cell>
          <table:table-cell table:number-columns-repeated="7"/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0.301214" calcext:value-type="float">
            <text:p>0.301214</text:p>
          </table:table-cell>
          <table:table-cell table:number-columns-repeated="7"/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0.47455" calcext:value-type="float">
            <text:p>0.47455</text:p>
          </table:table-cell>
          <table:table-cell table:number-columns-repeated="7"/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0.30233" calcext:value-type="float">
            <text:p>0.30233</text:p>
          </table:table-cell>
          <table:table-cell table:number-columns-repeated="7"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0.390871" calcext:value-type="float">
            <text:p>0.390871</text:p>
          </table:table-cell>
          <table:table-cell table:number-columns-repeated="7"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0.223227" calcext:value-type="float">
            <text:p>0.223227</text:p>
          </table:table-cell>
          <table:table-cell table:number-columns-repeated="7"/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0.221752" calcext:value-type="float">
            <text:p>0.221752</text:p>
          </table:table-cell>
          <table:table-cell table:number-columns-repeated="7"/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0.243724" calcext:value-type="float">
            <text:p>0.243724</text:p>
          </table:table-cell>
          <table:table-cell table:number-columns-repeated="7"/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0.337977" calcext:value-type="float">
            <text:p>0.337977</text:p>
          </table:table-cell>
          <table:table-cell table:number-columns-repeated="7"/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0.163744" calcext:value-type="float">
            <text:p>0.163744</text:p>
          </table:table-cell>
          <table:table-cell table:number-columns-repeated="7"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0.440384" calcext:value-type="float">
            <text:p>0.440384</text:p>
          </table:table-cell>
          <table:table-cell table:number-columns-repeated="7"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0.167744" calcext:value-type="float">
            <text:p>0.167744</text:p>
          </table:table-cell>
          <table:table-cell table:number-columns-repeated="7"/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0.362503" calcext:value-type="float">
            <text:p>0.362503</text:p>
          </table:table-cell>
          <table:table-cell table:number-columns-repeated="7"/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0.270267" calcext:value-type="float">
            <text:p>0.270267</text:p>
          </table:table-cell>
          <table:table-cell table:number-columns-repeated="7"/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0.272238" calcext:value-type="float">
            <text:p>0.272238</text:p>
          </table:table-cell>
          <table:table-cell table:number-columns-repeated="7"/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0.5703" calcext:value-type="float">
            <text:p>0.5703</text:p>
          </table:table-cell>
          <table:table-cell table:number-columns-repeated="7"/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0.383789" calcext:value-type="float">
            <text:p>0.383789</text:p>
          </table:table-cell>
          <table:table-cell table:number-columns-repeated="7"/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0.313712" calcext:value-type="float">
            <text:p>0.313712</text:p>
          </table:table-cell>
          <table:table-cell table:number-columns-repeated="7"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0.327266" calcext:value-type="float">
            <text:p>0.327266</text:p>
          </table:table-cell>
          <table:table-cell table:number-columns-repeated="7"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0.238744" calcext:value-type="float">
            <text:p>0.238744</text:p>
          </table:table-cell>
          <table:table-cell table:number-columns-repeated="7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48395" calcext:value-type="float">
            <text:p>0.448395</text:p>
          </table:table-cell>
          <table:table-cell table:number-columns-repeated="7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357894" calcext:value-type="float">
            <text:p>0.357894</text:p>
          </table:table-cell>
          <table:table-cell table:number-columns-repeated="7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270005" calcext:value-type="float">
            <text:p>0.270005</text:p>
          </table:table-cell>
          <table:table-cell table:number-columns-repeated="7"/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0.272732" calcext:value-type="float">
            <text:p>0.272732</text:p>
          </table:table-cell>
          <table:table-cell table:number-columns-repeated="7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0.288195" calcext:value-type="float">
            <text:p>0.288195</text:p>
          </table:table-cell>
          <table:table-cell table:number-columns-repeated="7"/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0.386983" calcext:value-type="float">
            <text:p>0.386983</text:p>
          </table:table-cell>
          <table:table-cell table:number-columns-repeated="7"/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0.220748" calcext:value-type="float">
            <text:p>0.220748</text:p>
          </table:table-cell>
          <table:table-cell table:number-columns-repeated="7"/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0.311741" calcext:value-type="float">
            <text:p>0.311741</text:p>
          </table:table-cell>
          <table:table-cell table:number-columns-repeated="7"/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0.339468" calcext:value-type="float">
            <text:p>0.339468</text:p>
          </table:table-cell>
          <table:table-cell table:number-columns-repeated="7"/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0.260255" calcext:value-type="float">
            <text:p>0.260255</text:p>
          </table:table-cell>
          <table:table-cell table:number-columns-repeated="7"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0.448816" calcext:value-type="float">
            <text:p>0.448816</text:p>
          </table:table-cell>
          <table:table-cell table:number-columns-repeated="7"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0.36316" calcext:value-type="float">
            <text:p>0.36316</text:p>
          </table:table-cell>
          <table:table-cell table:number-columns-repeated="7"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0.283659" calcext:value-type="float">
            <text:p>0.283659</text:p>
          </table:table-cell>
          <table:table-cell table:number-columns-repeated="7"/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0.285578" calcext:value-type="float">
            <text:p>0.285578</text:p>
          </table:table-cell>
          <table:table-cell table:number-columns-repeated="7"/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0.460144" calcext:value-type="float">
            <text:p>0.460144</text:p>
          </table:table-cell>
          <table:table-cell table:number-columns-repeated="7"/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0.296206" calcext:value-type="float">
            <text:p>0.296206</text:p>
          </table:table-cell>
          <table:table-cell table:number-columns-repeated="7"/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.273391" calcext:value-type="float">
            <text:p>0.273391</text:p>
          </table:table-cell>
          <table:table-cell table:number-columns-repeated="7"/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0.479934" calcext:value-type="float">
            <text:p>0.479934</text:p>
          </table:table-cell>
          <table:table-cell table:number-columns-repeated="7"/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0.317375" calcext:value-type="float">
            <text:p>0.317375</text:p>
          </table:table-cell>
          <table:table-cell table:number-columns-repeated="7"/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0.526541" calcext:value-type="float">
            <text:p>0.526541</text:p>
          </table:table-cell>
          <table:table-cell table:number-columns-repeated="7"/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0.359363" calcext:value-type="float">
            <text:p>0.359363</text:p>
          </table:table-cell>
          <table:table-cell table:number-columns-repeated="7"/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0.287048" calcext:value-type="float">
            <text:p>0.287048</text:p>
          </table:table-cell>
          <table:table-cell table:number-columns-repeated="7"/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0.288631" calcext:value-type="float">
            <text:p>0.288631</text:p>
          </table:table-cell>
          <table:table-cell table:number-columns-repeated="7"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0.472993" calcext:value-type="float">
            <text:p>0.472993</text:p>
          </table:table-cell>
          <table:table-cell table:number-columns-repeated="7"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0.390349" calcext:value-type="float">
            <text:p>0.390349</text:p>
          </table:table-cell>
          <table:table-cell table:number-columns-repeated="7"/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0.573581" calcext:value-type="float">
            <text:p>0.573581</text:p>
          </table:table-cell>
          <table:table-cell table:number-columns-repeated="7"/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0.326992" calcext:value-type="float">
            <text:p>0.326992</text:p>
          </table:table-cell>
          <table:table-cell table:number-columns-repeated="7"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580202" calcext:value-type="float">
            <text:p>0.580202</text:p>
          </table:table-cell>
          <table:table-cell table:number-columns-repeated="7"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33347" calcext:value-type="float">
            <text:p>0.33347</text:p>
          </table:table-cell>
          <table:table-cell table:number-columns-repeated="7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680648" calcext:value-type="float">
            <text:p>0.680648</text:p>
          </table:table-cell>
          <table:table-cell table:number-columns-repeated="7"/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0.591972" calcext:value-type="float">
            <text:p>0.591972</text:p>
          </table:table-cell>
          <table:table-cell table:number-columns-repeated="7"/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0.50444" calcext:value-type="float">
            <text:p>0.50444</text:p>
          </table:table-cell>
          <table:table-cell table:number-columns-repeated="7"/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0.349203" calcext:value-type="float">
            <text:p>0.349203</text:p>
          </table:table-cell>
          <table:table-cell table:number-columns-repeated="7"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0.609461" calcext:value-type="float">
            <text:p>0.609461</text:p>
          </table:table-cell>
          <table:table-cell table:number-columns-repeated="7"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0.436979" calcext:value-type="float">
            <text:p>0.436979</text:p>
          </table:table-cell>
          <table:table-cell table:number-columns-repeated="7"/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0.715704" calcext:value-type="float">
            <text:p>0.715704</text:p>
          </table:table-cell>
          <table:table-cell table:number-columns-repeated="7"/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0.372293" calcext:value-type="float">
            <text:p>0.372293</text:p>
          </table:table-cell>
          <table:table-cell table:number-columns-repeated="7"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0.630874" calcext:value-type="float">
            <text:p>0.630874</text:p>
          </table:table-cell>
          <table:table-cell table:number-columns-repeated="7"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0.377795" calcext:value-type="float">
            <text:p>0.377795</text:p>
          </table:table-cell>
          <table:table-cell table:number-columns-repeated="7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566878" calcext:value-type="float">
            <text:p>0.566878</text:p>
          </table:table-cell>
          <table:table-cell table:number-columns-repeated="7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399571" calcext:value-type="float">
            <text:p>0.399571</text:p>
          </table:table-cell>
          <table:table-cell table:number-columns-repeated="7"/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0.400462" calcext:value-type="float">
            <text:p>0.400462</text:p>
          </table:table-cell>
          <table:table-cell table:number-columns-repeated="7"/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0.401322" calcext:value-type="float">
            <text:p>0.401322</text:p>
          </table:table-cell>
          <table:table-cell table:number-columns-repeated="7"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0.491326" calcext:value-type="float">
            <text:p>0.491326</text:p>
          </table:table-cell>
          <table:table-cell table:number-columns-repeated="7"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0.409667" calcext:value-type="float">
            <text:p>0.409667</text:p>
          </table:table-cell>
          <table:table-cell table:number-columns-repeated="7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600777" calcext:value-type="float">
            <text:p>0.600777</text:p>
          </table:table-cell>
          <table:table-cell table:number-columns-repeated="7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429679" calcext:value-type="float">
            <text:p>0.429679</text:p>
          </table:table-cell>
          <table:table-cell table:number-columns-repeated="7"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0.650864" calcext:value-type="float">
            <text:p>0.650864</text:p>
          </table:table-cell>
          <table:table-cell table:number-columns-repeated="7"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0.474855" calcext:value-type="float">
            <text:p>0.474855</text:p>
          </table:table-cell>
          <table:table-cell table:number-columns-repeated="7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398577" calcext:value-type="float">
            <text:p>0.398577</text:p>
          </table:table-cell>
          <table:table-cell table:number-columns-repeated="7"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.498687" calcext:value-type="float">
            <text:p>0.498687</text:p>
          </table:table-cell>
          <table:table-cell table:number-columns-repeated="7"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.416972" calcext:value-type="float">
            <text:p>0.416972</text:p>
          </table:table-cell>
          <table:table-cell table:number-columns-repeated="7"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.34525" calcext:value-type="float">
            <text:p>0.34525</text:p>
          </table:table-cell>
          <table:table-cell table:number-columns-repeated="7"/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0.344957" calcext:value-type="float">
            <text:p>0.344957</text:p>
          </table:table-cell>
          <table:table-cell table:number-columns-repeated="7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358107" calcext:value-type="float">
            <text:p>0.358107</text:p>
          </table:table-cell>
          <table:table-cell table:number-columns-repeated="7"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0.360961" calcext:value-type="float">
            <text:p>0.360961</text:p>
          </table:table-cell>
          <table:table-cell table:number-columns-repeated="7"/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0.614403" calcext:value-type="float">
            <text:p>0.614403</text:p>
          </table:table-cell>
          <table:table-cell table:number-columns-repeated="7"/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0.441022" calcext:value-type="float">
            <text:p>0.441022</text:p>
          </table:table-cell>
          <table:table-cell table:number-columns-repeated="7"/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0.699866" calcext:value-type="float">
            <text:p>0.699866</text:p>
          </table:table-cell>
          <table:table-cell table:number-columns-repeated="7"/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0.43494" calcext:value-type="float">
            <text:p>0.43494</text:p>
          </table:table-cell>
          <table:table-cell table:number-columns-repeated="7"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0.68421" calcext:value-type="float">
            <text:p>0.68421</text:p>
          </table:table-cell>
          <table:table-cell table:number-columns-repeated="7"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0.504081" calcext:value-type="float">
            <text:p>0.504081</text:p>
          </table:table-cell>
          <table:table-cell table:number-columns-repeated="7"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0.421632" calcext:value-type="float">
            <text:p>0.421632</text:p>
          </table:table-cell>
          <table:table-cell table:number-columns-repeated="7"/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0.36961" calcext:value-type="float">
            <text:p>0.36961</text:p>
          </table:table-cell>
          <table:table-cell table:number-columns-repeated="7"/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0.433292" calcext:value-type="float">
            <text:p>0.433292</text:p>
          </table:table-cell>
          <table:table-cell table:number-columns-repeated="7"/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0.358613" calcext:value-type="float">
            <text:p>0.358613</text:p>
          </table:table-cell>
          <table:table-cell table:number-columns-repeated="7"/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0.505545" calcext:value-type="float">
            <text:p>0.505545</text:p>
          </table:table-cell>
          <table:table-cell table:number-columns-repeated="7"/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0.349181" calcext:value-type="float">
            <text:p>0.349181</text:p>
          </table:table-cell>
          <table:table-cell table:number-columns-repeated="7"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0.406755" calcext:value-type="float">
            <text:p>0.406755</text:p>
          </table:table-cell>
          <table:table-cell table:number-columns-repeated="7"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0.335856" calcext:value-type="float">
            <text:p>0.335856</text:p>
          </table:table-cell>
          <table:table-cell table:number-columns-repeated="7"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0.393642" calcext:value-type="float">
            <text:p>0.393642</text:p>
          </table:table-cell>
          <table:table-cell table:number-columns-repeated="7"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0.325346" calcext:value-type="float">
            <text:p>0.325346</text:p>
          </table:table-cell>
          <table:table-cell table:number-columns-repeated="7"/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0.321725" calcext:value-type="float">
            <text:p>0.321725</text:p>
          </table:table-cell>
          <table:table-cell table:number-columns-repeated="7"/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0.318093" calcext:value-type="float">
            <text:p>0.318093</text:p>
          </table:table-cell>
          <table:table-cell table:number-columns-repeated="7"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0.308853" calcext:value-type="float">
            <text:p>0.308853</text:p>
          </table:table-cell>
          <table:table-cell table:number-columns-repeated="7"/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0.265949" calcext:value-type="float">
            <text:p>0.265949</text:p>
          </table:table-cell>
          <table:table-cell table:number-columns-repeated="7"/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0.349498" calcext:value-type="float">
            <text:p>0.349498</text:p>
          </table:table-cell>
          <table:table-cell table:number-columns-repeated="7"/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0.257245" calcext:value-type="float">
            <text:p>0.257245</text:p>
          </table:table-cell>
          <table:table-cell table:number-columns-repeated="7"/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0.404142" calcext:value-type="float">
            <text:p>0.404142</text:p>
          </table:table-cell>
          <table:table-cell table:number-columns-repeated="7"/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0.28471" calcext:value-type="float">
            <text:p>0.28471</text:p>
          </table:table-cell>
          <table:table-cell table:number-columns-repeated="7"/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0.255707" calcext:value-type="float">
            <text:p>0.255707</text:p>
          </table:table-cell>
          <table:table-cell table:number-columns-repeated="7"/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0.255213" calcext:value-type="float">
            <text:p>0.255213</text:p>
          </table:table-cell>
          <table:table-cell table:number-columns-repeated="7"/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0.260914" calcext:value-type="float">
            <text:p>0.260914</text:p>
          </table:table-cell>
          <table:table-cell table:number-columns-repeated="7"/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0.257236" calcext:value-type="float">
            <text:p>0.257236</text:p>
          </table:table-cell>
          <table:table-cell table:number-columns-repeated="7"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0.346815" calcext:value-type="float">
            <text:p>0.346815</text:p>
          </table:table-cell>
          <table:table-cell table:number-columns-repeated="7"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0.26531" calcext:value-type="float">
            <text:p>0.26531</text:p>
          </table:table-cell>
          <table:table-cell table:number-columns-repeated="7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329606" calcext:value-type="float">
            <text:p>0.329606</text:p>
          </table:table-cell>
          <table:table-cell table:number-columns-repeated="7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265532" calcext:value-type="float">
            <text:p>0.265532</text:p>
          </table:table-cell>
          <table:table-cell table:number-columns-repeated="7"/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0.265584" calcext:value-type="float">
            <text:p>0.265584</text:p>
          </table:table-cell>
          <table:table-cell table:number-columns-repeated="7"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0.267001" calcext:value-type="float">
            <text:p>0.267001</text:p>
          </table:table-cell>
          <table:table-cell table:number-columns-repeated="7"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0.287653" calcext:value-type="float">
            <text:p>0.287653</text:p>
          </table:table-cell>
          <table:table-cell table:number-columns-repeated="7"/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0.289861" calcext:value-type="float">
            <text:p>0.289861</text:p>
          </table:table-cell>
          <table:table-cell table:number-columns-repeated="7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272525" calcext:value-type="float">
            <text:p>0.272525</text:p>
          </table:table-cell>
          <table:table-cell table:number-columns-repeated="7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29236" calcext:value-type="float">
            <text:p>0.29236</text:p>
          </table:table-cell>
          <table:table-cell table:number-columns-repeated="7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28842" calcext:value-type="float">
            <text:p>0.28842</text:p>
          </table:table-cell>
          <table:table-cell table:number-columns-repeated="7"/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0.307345" calcext:value-type="float">
            <text:p>0.307345</text:p>
          </table:table-cell>
          <table:table-cell table:number-columns-repeated="7"/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0.288448" calcext:value-type="float">
            <text:p>0.288448</text:p>
          </table:table-cell>
          <table:table-cell table:number-columns-repeated="7"/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0.280932" calcext:value-type="float">
            <text:p>0.280932</text:p>
          </table:table-cell>
          <table:table-cell table:number-columns-repeated="7"/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0.311896" calcext:value-type="float">
            <text:p>0.311896</text:p>
          </table:table-cell>
          <table:table-cell table:number-columns-repeated="7"/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0.312419" calcext:value-type="float">
            <text:p>0.312419</text:p>
          </table:table-cell>
          <table:table-cell table:number-columns-repeated="7"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0.312898" calcext:value-type="float">
            <text:p>0.312898</text:p>
          </table:table-cell>
          <table:table-cell table:number-columns-repeated="7"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0.292822" calcext:value-type="float">
            <text:p>0.292822</text:p>
          </table:table-cell>
          <table:table-cell table:number-columns-repeated="7"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0.293419" calcext:value-type="float">
            <text:p>0.293419</text:p>
          </table:table-cell>
          <table:table-cell table:number-columns-repeated="7"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0.305835" calcext:value-type="float">
            <text:p>0.305835</text:p>
          </table:table-cell>
          <table:table-cell table:number-columns-repeated="7"/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0.295831" calcext:value-type="float">
            <text:p>0.295831</text:p>
          </table:table-cell>
          <table:table-cell table:number-columns-repeated="7"/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0.305591" calcext:value-type="float">
            <text:p>0.305591</text:p>
          </table:table-cell>
          <table:table-cell table:number-columns-repeated="7"/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0.310519" calcext:value-type="float">
            <text:p>0.310519</text:p>
          </table:table-cell>
          <table:table-cell table:number-columns-repeated="7"/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0.30313" calcext:value-type="float">
            <text:p>0.30313</text:p>
          </table:table-cell>
          <table:table-cell table:number-columns-repeated="7"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0.302894" calcext:value-type="float">
            <text:p>0.302894</text:p>
          </table:table-cell>
          <table:table-cell table:number-columns-repeated="7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0.302578" calcext:value-type="float">
            <text:p>0.302578</text:p>
          </table:table-cell>
          <table:table-cell table:number-columns-repeated="7"/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0.299151" calcext:value-type="float">
            <text:p>0.299151</text:p>
          </table:table-cell>
          <table:table-cell table:number-columns-repeated="7"/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0.309111" calcext:value-type="float">
            <text:p>0.309111</text:p>
          </table:table-cell>
          <table:table-cell table:number-columns-repeated="7"/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0.299622" calcext:value-type="float">
            <text:p>0.299622</text:p>
          </table:table-cell>
          <table:table-cell table:number-columns-repeated="7"/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0.304479" calcext:value-type="float">
            <text:p>0.304479</text:p>
          </table:table-cell>
          <table:table-cell table:number-columns-repeated="7"/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0.301907" calcext:value-type="float">
            <text:p>0.301907</text:p>
          </table:table-cell>
          <table:table-cell table:number-columns-repeated="7"/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0.300497" calcext:value-type="float">
            <text:p>0.300497</text:p>
          </table:table-cell>
          <table:table-cell table:number-columns-repeated="7"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0.297751" calcext:value-type="float">
            <text:p>0.297751</text:p>
          </table:table-cell>
          <table:table-cell table:number-columns-repeated="7"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0.296838" calcext:value-type="float">
            <text:p>0.296838</text:p>
          </table:table-cell>
          <table:table-cell table:number-columns-repeated="7"/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0.296098" calcext:value-type="float">
            <text:p>0.296098</text:p>
          </table:table-cell>
          <table:table-cell table:number-columns-repeated="7"/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0.295259" calcext:value-type="float">
            <text:p>0.295259</text:p>
          </table:table-cell>
          <table:table-cell table:number-columns-repeated="7"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0.292757" calcext:value-type="float">
            <text:p>0.292757</text:p>
          </table:table-cell>
          <table:table-cell table:number-columns-repeated="7"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0.308775" calcext:value-type="float">
            <text:p>0.308775</text:p>
          </table:table-cell>
          <table:table-cell table:number-columns-repeated="7"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0.29202" calcext:value-type="float">
            <text:p>0.29202</text:p>
          </table:table-cell>
          <table:table-cell table:number-columns-repeated="7"/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0.298928" calcext:value-type="float">
            <text:p>0.298928</text:p>
          </table:table-cell>
          <table:table-cell table:number-columns-repeated="7"/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0.290766" calcext:value-type="float">
            <text:p>0.290766</text:p>
          </table:table-cell>
          <table:table-cell table:number-columns-repeated="7"/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0.289279" calcext:value-type="float">
            <text:p>0.289279</text:p>
          </table:table-cell>
          <table:table-cell table:number-columns-repeated="7"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0.297772" calcext:value-type="float">
            <text:p>0.297772</text:p>
          </table:table-cell>
          <table:table-cell table:number-columns-repeated="7"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0.288219" calcext:value-type="float">
            <text:p>0.288219</text:p>
          </table:table-cell>
          <table:table-cell table:number-columns-repeated="7"/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0.287675" calcext:value-type="float">
            <text:p>0.287675</text:p>
          </table:table-cell>
          <table:table-cell table:number-columns-repeated="7"/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0.28709" calcext:value-type="float">
            <text:p>0.28709</text:p>
          </table:table-cell>
          <table:table-cell table:number-columns-repeated="7"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0.278873" calcext:value-type="float">
            <text:p>0.278873</text:p>
          </table:table-cell>
          <table:table-cell table:number-columns-repeated="7"/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0.285334" calcext:value-type="float">
            <text:p>0.285334</text:p>
          </table:table-cell>
          <table:table-cell table:number-columns-repeated="7"/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0.276619" calcext:value-type="float">
            <text:p>0.276619</text:p>
          </table:table-cell>
          <table:table-cell table:number-columns-repeated="7"/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0.301459" calcext:value-type="float">
            <text:p>0.301459</text:p>
          </table:table-cell>
          <table:table-cell table:number-columns-repeated="7"/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0.273233" calcext:value-type="float">
            <text:p>0.273233</text:p>
          </table:table-cell>
          <table:table-cell table:number-columns-repeated="7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0.277834" calcext:value-type="float">
            <text:p>0.277834</text:p>
          </table:table-cell>
          <table:table-cell table:number-columns-repeated="7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0.269696" calcext:value-type="float">
            <text:p>0.269696</text:p>
          </table:table-cell>
          <table:table-cell table:number-columns-repeated="7"/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0.268569" calcext:value-type="float">
            <text:p>0.268569</text:p>
          </table:table-cell>
          <table:table-cell table:number-columns-repeated="7"/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0.267396" calcext:value-type="float">
            <text:p>0.267396</text:p>
          </table:table-cell>
          <table:table-cell table:number-columns-repeated="7"/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0.262682" calcext:value-type="float">
            <text:p>0.262682</text:p>
          </table:table-cell>
          <table:table-cell table:number-columns-repeated="7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0.270424" calcext:value-type="float">
            <text:p>0.270424</text:p>
          </table:table-cell>
          <table:table-cell table:number-columns-repeated="7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0.257217" calcext:value-type="float">
            <text:p>0.257217</text:p>
          </table:table-cell>
          <table:table-cell table:number-columns-repeated="7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254444" calcext:value-type="float">
            <text:p>0.254444</text:p>
          </table:table-cell>
          <table:table-cell table:number-columns-repeated="7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249231" calcext:value-type="float">
            <text:p>0.249231</text:p>
          </table:table-cell>
          <table:table-cell table:number-columns-repeated="7"/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0.24621" calcext:value-type="float">
            <text:p>0.24621</text:p>
          </table:table-cell>
          <table:table-cell table:number-columns-repeated="7"/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0.242066" calcext:value-type="float">
            <text:p>0.242066</text:p>
          </table:table-cell>
          <table:table-cell table:number-columns-repeated="7"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0.240109" calcext:value-type="float">
            <text:p>0.240109</text:p>
          </table:table-cell>
          <table:table-cell table:number-columns-repeated="7"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0.238109" calcext:value-type="float">
            <text:p>0.238109</text:p>
          </table:table-cell>
          <table:table-cell table:number-columns-repeated="7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234742" calcext:value-type="float">
            <text:p>0.234742</text:p>
          </table:table-cell>
          <table:table-cell table:number-columns-repeated="7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2297" calcext:value-type="float">
            <text:p>0.2297</text:p>
          </table:table-cell>
          <table:table-cell table:number-columns-repeated="7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0.223497" calcext:value-type="float">
            <text:p>0.223497</text:p>
          </table:table-cell>
          <table:table-cell table:number-columns-repeated="7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0.222833" calcext:value-type="float">
            <text:p>0.222833</text:p>
          </table:table-cell>
          <table:table-cell table:number-columns-repeated="7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223287" calcext:value-type="float">
            <text:p>0.223287</text:p>
          </table:table-cell>
          <table:table-cell table:number-columns-repeated="7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225814" calcext:value-type="float">
            <text:p>0.225814</text:p>
          </table:table-cell>
          <table:table-cell table:number-columns-repeated="7"/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0.227779" calcext:value-type="float">
            <text:p>0.227779</text:p>
          </table:table-cell>
          <table:table-cell table:number-columns-repeated="7"/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0.236564" calcext:value-type="float">
            <text:p>0.236564</text:p>
          </table:table-cell>
          <table:table-cell table:number-columns-repeated="7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0.240455" calcext:value-type="float">
            <text:p>0.240455</text:p>
          </table:table-cell>
          <table:table-cell table:number-columns-repeated="7"/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0.244818" calcext:value-type="float">
            <text:p>0.244818</text:p>
          </table:table-cell>
          <table:table-cell table:number-columns-repeated="7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260597" calcext:value-type="float">
            <text:p>0.260597</text:p>
          </table:table-cell>
          <table:table-cell table:number-columns-repeated="7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266685" calcext:value-type="float">
            <text:p>0.266685</text:p>
          </table:table-cell>
          <table:table-cell table:number-columns-repeated="7"/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0.279941" calcext:value-type="float">
            <text:p>0.279941</text:p>
          </table:table-cell>
          <table:table-cell table:number-columns-repeated="7"/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0.294412" calcext:value-type="float">
            <text:p>0.294412</text:p>
          </table:table-cell>
          <table:table-cell table:number-columns-repeated="7"/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0.333743" calcext:value-type="float">
            <text:p>0.333743</text:p>
          </table:table-cell>
          <table:table-cell table:number-columns-repeated="7"/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0.357655" calcext:value-type="float">
            <text:p>0.357655</text:p>
          </table:table-cell>
          <table:table-cell table:number-columns-repeated="7"/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0.365407" calcext:value-type="float">
            <text:p>0.365407</text:p>
          </table:table-cell>
          <table:table-cell table:number-columns-repeated="7"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0.372971" calcext:value-type="float">
            <text:p>0.372971</text:p>
          </table:table-cell>
          <table:table-cell table:number-columns-repeated="7"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0.380309" calcext:value-type="float">
            <text:p>0.380309</text:p>
          </table:table-cell>
          <table:table-cell table:number-columns-repeated="7"/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0.394182" calcext:value-type="float">
            <text:p>0.394182</text:p>
          </table:table-cell>
          <table:table-cell table:number-columns-repeated="7"/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0.406778" calcext:value-type="float">
            <text:p>0.406778</text:p>
          </table:table-cell>
          <table:table-cell table:number-columns-repeated="7"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.417925" calcext:value-type="float">
            <text:p>0.417925</text:p>
          </table:table-cell>
          <table:table-cell table:number-columns-repeated="7"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.427515" calcext:value-type="float">
            <text:p>0.427515</text:p>
          </table:table-cell>
          <table:table-cell table:number-columns-repeated="7"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0.441812" calcext:value-type="float">
            <text:p>0.441812</text:p>
          </table:table-cell>
          <table:table-cell table:number-columns-repeated="7"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0.444366" calcext:value-type="float">
            <text:p>0.444366</text:p>
          </table:table-cell>
          <table:table-cell table:number-columns-repeated="7"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448276" calcext:value-type="float">
            <text:p>0.448276</text:p>
          </table:table-cell>
          <table:table-cell table:number-columns-repeated="7"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450648" calcext:value-type="float">
            <text:p>0.450648</text:p>
          </table:table-cell>
          <table:table-cell table:number-columns-repeated="7"/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0.451283" calcext:value-type="float">
            <text:p>0.451283</text:p>
          </table:table-cell>
          <table:table-cell table:number-columns-repeated="7"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0.451567" calcext:value-type="float">
            <text:p>0.451567</text:p>
          </table:table-cell>
          <table:table-cell table:number-columns-repeated="7"/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0.449457" calcext:value-type="float">
            <text:p>0.449457</text:p>
          </table:table-cell>
          <table:table-cell table:number-columns-repeated="7"/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0.444835" calcext:value-type="float">
            <text:p>0.444835</text:p>
          </table:table-cell>
          <table:table-cell table:number-columns-repeated="7"/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0.440488" calcext:value-type="float">
            <text:p>0.440488</text:p>
          </table:table-cell>
          <table:table-cell table:number-columns-repeated="7"/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0.432289" calcext:value-type="float">
            <text:p>0.432289</text:p>
          </table:table-cell>
          <table:table-cell table:number-columns-repeated="7"/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0.425818" calcext:value-type="float">
            <text:p>0.425818</text:p>
          </table:table-cell>
          <table:table-cell table:number-columns-repeated="7"/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0.414781" calcext:value-type="float">
            <text:p>0.414781</text:p>
          </table:table-cell>
          <table:table-cell table:number-columns-repeated="7"/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0.41078" calcext:value-type="float">
            <text:p>0.41078</text:p>
          </table:table-cell>
          <table:table-cell table:number-columns-repeated="7"/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0.406632" calcext:value-type="float">
            <text:p>0.406632</text:p>
          </table:table-cell>
          <table:table-cell table:number-columns-repeated="7"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0.402343" calcext:value-type="float">
            <text:p>0.402343</text:p>
          </table:table-cell>
          <table:table-cell table:number-columns-repeated="7"/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0.383932" calcext:value-type="float">
            <text:p>0.383932</text:p>
          </table:table-cell>
          <table:table-cell table:number-columns-repeated="7"/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0.363853" calcext:value-type="float">
            <text:p>0.363853</text:p>
          </table:table-cell>
          <table:table-cell table:number-columns-repeated="7"/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0.34254" calcext:value-type="float">
            <text:p>0.34254</text:p>
          </table:table-cell>
          <table:table-cell table:number-columns-repeated="7"/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0.337069" calcext:value-type="float">
            <text:p>0.337069</text:p>
          </table:table-cell>
          <table:table-cell table:number-columns-repeated="7"/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0.314806" calcext:value-type="float">
            <text:p>0.314806</text:p>
          </table:table-cell>
          <table:table-cell table:number-columns-repeated="7"/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0.309177" calcext:value-type="float">
            <text:p>0.309177</text:p>
          </table:table-cell>
          <table:table-cell table:number-columns-repeated="7"/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0.292234" calcext:value-type="float">
            <text:p>0.292234</text:p>
          </table:table-cell>
          <table:table-cell table:number-columns-repeated="7"/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0.286586" calcext:value-type="float">
            <text:p>0.286586</text:p>
          </table:table-cell>
          <table:table-cell table:number-columns-repeated="7"/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0.280948" calcext:value-type="float">
            <text:p>0.280948</text:p>
          </table:table-cell>
          <table:table-cell table:number-columns-repeated="7"/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0.275324" calcext:value-type="float">
            <text:p>0.275324</text:p>
          </table:table-cell>
          <table:table-cell table:number-columns-repeated="7"/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0.253062" calcext:value-type="float">
            <text:p>0.253062</text:p>
          </table:table-cell>
          <table:table-cell table:number-columns-repeated="7"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0.23673" calcext:value-type="float">
            <text:p>0.23673</text:p>
          </table:table-cell>
          <table:table-cell table:number-columns-repeated="7"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0.231374" calcext:value-type="float">
            <text:p>0.231374</text:p>
          </table:table-cell>
          <table:table-cell table:number-columns-repeated="7"/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0.220813" calcext:value-type="float">
            <text:p>0.220813</text:p>
          </table:table-cell>
          <table:table-cell table:number-columns-repeated="7"/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0.205388" calcext:value-type="float">
            <text:p>0.205388</text:p>
          </table:table-cell>
          <table:table-cell table:number-columns-repeated="7"/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0.190516" calcext:value-type="float">
            <text:p>0.190516</text:p>
          </table:table-cell>
          <table:table-cell table:number-columns-repeated="7"/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0.180932" calcext:value-type="float">
            <text:p>0.180932</text:p>
          </table:table-cell>
          <table:table-cell table:number-columns-repeated="7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167083" calcext:value-type="float">
            <text:p>0.167083</text:p>
          </table:table-cell>
          <table:table-cell table:number-columns-repeated="7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162611" calcext:value-type="float">
            <text:p>0.162611</text:p>
          </table:table-cell>
          <table:table-cell table:number-columns-repeated="7"/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0.158214" calcext:value-type="float">
            <text:p>0.158214</text:p>
          </table:table-cell>
          <table:table-cell table:number-columns-repeated="7"/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0.153892" calcext:value-type="float">
            <text:p>0.153892</text:p>
          </table:table-cell>
          <table:table-cell table:number-columns-repeated="7"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0.145477" calcext:value-type="float">
            <text:p>0.145477</text:p>
          </table:table-cell>
          <table:table-cell table:number-columns-repeated="7"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0.137371" calcext:value-type="float">
            <text:p>0.13737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25799" calcext:value-type="float">
            <text:p>0.12579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221" calcext:value-type="float">
            <text:p>0.1221</text:p>
          </table:table-cell>
          <table:table-cell table:number-columns-repeated="7"/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0.111477" calcext:value-type="float">
            <text:p>0.111477</text:p>
          </table:table-cell>
          <table:table-cell table:number-columns-repeated="7"/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0.104791" calcext:value-type="float">
            <text:p>0.104791</text:p>
          </table:table-cell>
          <table:table-cell table:number-columns-repeated="7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0953535" calcext:value-type="float">
            <text:p>0.0953535</text:p>
          </table:table-cell>
          <table:table-cell table:number-columns-repeated="7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089452" calcext:value-type="float">
            <text:p>0.089452</text:p>
          </table:table-cell>
          <table:table-cell table:number-columns-repeated="7"/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0.0811759" calcext:value-type="float">
            <text:p>0.0811759</text:p>
          </table:table-cell>
          <table:table-cell table:number-columns-repeated="7"/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0.0785686" calcext:value-type="float">
            <text:p>0.0785686</text:p>
          </table:table-cell>
          <table:table-cell table:number-columns-repeated="7"/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0.0760359" calcext:value-type="float">
            <text:p>0.0760359</text:p>
          </table:table-cell>
          <table:table-cell table:number-columns-repeated="7"/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0.0735771" calcext:value-type="float">
            <text:p>0.0735771</text:p>
          </table:table-cell>
          <table:table-cell table:number-columns-repeated="7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0644677" calcext:value-type="float">
            <text:p>0.0644677</text:p>
          </table:table-cell>
          <table:table-cell table:number-columns-repeated="7"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0.0564865" calcext:value-type="float">
            <text:p>0.0564865</text:p>
          </table:table-cell>
          <table:table-cell table:number-columns-repeated="7"/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0.0495941" calcext:value-type="float">
            <text:p>0.0495941</text:p>
          </table:table-cell>
          <table:table-cell table:number-columns-repeated="7"/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0.0480373" calcext:value-type="float">
            <text:p>0.0480373</text:p>
          </table:table-cell>
          <table:table-cell table:number-columns-repeated="7"/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043759" calcext:value-type="float">
            <text:p>0.043759</text:p>
          </table:table-cell>
          <table:table-cell table:number-columns-repeated="7"/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0424624" calcext:value-type="float">
            <text:p>0.0424624</text:p>
          </table:table-cell>
          <table:table-cell table:number-columns-repeated="7"/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0412299" calcext:value-type="float">
            <text:p>0.0412299</text:p>
          </table:table-cell>
          <table:table-cell table:number-columns-repeated="7"/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0.0400612" calcext:value-type="float">
            <text:p>0.0400612</text:p>
          </table:table-cell>
          <table:table-cell table:number-columns-repeated="7"/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0.0360153" calcext:value-type="float">
            <text:p>0.0360153</text:p>
          </table:table-cell>
          <table:table-cell table:number-columns-repeated="7"/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0.0329486" calcext:value-type="float">
            <text:p>0.0329486</text:p>
          </table:table-cell>
          <table:table-cell table:number-columns-repeated="7"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.0317654" calcext:value-type="float">
            <text:p>0.0317654</text:p>
          </table:table-cell>
          <table:table-cell table:number-columns-repeated="7"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.0308024" calcext:value-type="float">
            <text:p>0.0308024</text:p>
          </table:table-cell>
          <table:table-cell table:number-columns-repeated="7"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0300467" calcext:value-type="float">
            <text:p>0.0300467</text:p>
          </table:table-cell>
          <table:table-cell table:number-columns-repeated="7"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029268" calcext:value-type="float">
            <text:p>0.029268</text:p>
          </table:table-cell>
          <table:table-cell table:number-columns-repeated="7"/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0.0288001" calcext:value-type="float">
            <text:p>0.0288001</text:p>
          </table:table-cell>
          <table:table-cell table:number-columns-repeated="7"/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0.0287696" calcext:value-type="float">
            <text:p>0.0287696</text:p>
          </table:table-cell>
          <table:table-cell table:number-columns-repeated="7"/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0.028769" calcext:value-type="float">
            <text:p>0.028769</text:p>
          </table:table-cell>
          <table:table-cell table:number-columns-repeated="7"/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0.0289243" calcext:value-type="float">
            <text:p>0.0289243</text:p>
          </table:table-cell>
          <table:table-cell table:number-columns-repeated="7"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0.0292721" calcext:value-type="float">
            <text:p>0.0292721</text:p>
          </table:table-cell>
          <table:table-cell table:number-columns-repeated="7"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0.0295849" calcext:value-type="float">
            <text:p>0.0295849</text:p>
          </table:table-cell>
          <table:table-cell table:number-columns-repeated="7"/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0.0303475" calcext:value-type="float">
            <text:p>0.0303475</text:p>
          </table:table-cell>
          <table:table-cell table:number-columns-repeated="7"/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0.030559" calcext:value-type="float">
            <text:p>0.030559</text:p>
          </table:table-cell>
          <table:table-cell table:number-columns-repeated="7"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.0314553" calcext:value-type="float">
            <text:p>0.0314553</text:p>
          </table:table-cell>
          <table:table-cell table:number-columns-repeated="7"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.0316878" calcext:value-type="float">
            <text:p>0.0316878</text:p>
          </table:table-cell>
          <table:table-cell table:number-columns-repeated="7"/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0.0319221" calcext:value-type="float">
            <text:p>0.0319221</text:p>
          </table:table-cell>
          <table:table-cell table:number-columns-repeated="7"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328657" calcext:value-type="float">
            <text:p>0.0328657</text:p>
          </table:table-cell>
          <table:table-cell table:number-columns-repeated="7"/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0.0335677" calcext:value-type="float">
            <text:p>0.0335677</text:p>
          </table:table-cell>
          <table:table-cell table:number-columns-repeated="7"/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0.0337986" calcext:value-type="float">
            <text:p>0.0337986</text:p>
          </table:table-cell>
          <table:table-cell table:number-columns-repeated="7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0342538" calcext:value-type="float">
            <text:p>0.0342538</text:p>
          </table:table-cell>
          <table:table-cell table:number-columns-repeated="7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0346986" calcext:value-type="float">
            <text:p>0.0346986</text:p>
          </table:table-cell>
          <table:table-cell table:number-columns-repeated="7"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0.0353433" calcext:value-type="float">
            <text:p>0.0353433</text:p>
          </table:table-cell>
          <table:table-cell table:number-columns-repeated="7"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0.0357558" calcext:value-type="float">
            <text:p>0.0357558</text:p>
          </table:table-cell>
          <table:table-cell table:number-columns-repeated="7"/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0365363" calcext:value-type="float">
            <text:p>0.0365363</text:p>
          </table:table-cell>
          <table:table-cell table:number-columns-repeated="7"/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0.0367219" calcext:value-type="float">
            <text:p>0.036721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69037" calcext:value-type="float">
            <text:p>0.0369037</text:p>
          </table:table-cell>
          <table:table-cell table:number-columns-repeated="7"/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0.0370815" calcext:value-type="float">
            <text:p>0.0370815</text:p>
          </table:table-cell>
          <table:table-cell table:number-columns-repeated="7"/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0.0374255" calcext:value-type="float">
            <text:p>0.0374255</text:p>
          </table:table-cell>
          <table:table-cell table:number-columns-repeated="7"/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0.0377544" calcext:value-type="float">
            <text:p>0.0377544</text:p>
          </table:table-cell>
          <table:table-cell table:number-columns-repeated="7"/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0.0382185" calcext:value-type="float">
            <text:p>0.0382185</text:p>
          </table:table-cell>
          <table:table-cell table:number-columns-repeated="7"/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0.0387827" calcext:value-type="float">
            <text:p>0.0387827</text:p>
          </table:table-cell>
          <table:table-cell table:number-columns-repeated="7"/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0.0389143" calcext:value-type="float">
            <text:p>0.0389143</text:p>
          </table:table-cell>
          <table:table-cell table:number-columns-repeated="7"/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0.0391665" calcext:value-type="float">
            <text:p>0.0391665</text:p>
          </table:table-cell>
          <table:table-cell table:number-columns-repeated="7"/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0.0394039" calcext:value-type="float">
            <text:p>0.0394039</text:p>
          </table:table-cell>
          <table:table-cell table:number-columns-repeated="7"/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0.0395174" calcext:value-type="float">
            <text:p>0.0395174</text:p>
          </table:table-cell>
          <table:table-cell table:number-columns-repeated="7"/>
        </table:table-row>
        <table:table-row table:style-name="ro1">
          <table:table-cell office:value-type="float" office:value="10.19" calcext:value-type="float">
            <text:p>10.19</text:p>
          </table:table-cell>
          <table:table-cell office:value-type="float" office:value="0.0396274" calcext:value-type="float">
            <text:p>0.0396274</text:p>
          </table:table-cell>
          <table:table-cell table:number-columns-repeated="7"/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0.0400342" calcext:value-type="float">
            <text:p>0.0400342</text:p>
          </table:table-cell>
          <table:table-cell table:number-columns-repeated="7"/>
        </table:table-row>
        <table:table-row table:style-name="ro1">
          <table:table-cell office:value-type="float" office:value="10.27" calcext:value-type="float">
            <text:p>10.27</text:p>
          </table:table-cell>
          <table:table-cell office:value-type="float" office:value="0.0403909" calcext:value-type="float">
            <text:p>0.0403909</text:p>
          </table:table-cell>
          <table:table-cell table:number-columns-repeated="7"/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0.0407001" calcext:value-type="float">
            <text:p>0.0407001</text:p>
          </table:table-cell>
          <table:table-cell table:number-columns-repeated="7"/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0.0410248" calcext:value-type="float">
            <text:p>0.0410248</text:p>
          </table:table-cell>
          <table:table-cell table:number-columns-repeated="7"/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0.0412384" calcext:value-type="float">
            <text:p>0.0412384</text:p>
          </table:table-cell>
          <table:table-cell table:number-columns-repeated="7"/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0.0412859" calcext:value-type="float">
            <text:p>0.0412859</text:p>
          </table:table-cell>
          <table:table-cell table:number-columns-repeated="7"/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0.041454" calcext:value-type="float">
            <text:p>0.041454</text:p>
          </table:table-cell>
          <table:table-cell table:number-columns-repeated="7"/>
        </table:table-row>
        <table:table-row table:style-name="ro1">
          <table:table-cell office:value-type="float" office:value="10.46" calcext:value-type="float">
            <text:p>10.46</text:p>
          </table:table-cell>
          <table:table-cell office:value-type="float" office:value="0.0414908" calcext:value-type="float">
            <text:p>0.0414908</text:p>
          </table:table-cell>
          <table:table-cell table:number-columns-repeated="7"/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0.0415256" calcext:value-type="float">
            <text:p>0.0415256</text:p>
          </table:table-cell>
          <table:table-cell table:number-columns-repeated="7"/>
        </table:table-row>
        <table:table-row table:style-name="ro1">
          <table:table-cell office:value-type="float" office:value="10.51" calcext:value-type="float">
            <text:p>10.51</text:p>
          </table:table-cell>
          <table:table-cell office:value-type="float" office:value="0.0416462" calcext:value-type="float">
            <text:p>0.0416462</text:p>
          </table:table-cell>
          <table:table-cell table:number-columns-repeated="7"/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0.0417188" calcext:value-type="float">
            <text:p>0.0417188</text:p>
          </table:table-cell>
          <table:table-cell table:number-columns-repeated="7"/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0.0417591" calcext:value-type="float">
            <text:p>0.0417591</text:p>
          </table:table-cell>
          <table:table-cell table:number-columns-repeated="7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0417933" calcext:value-type="float">
            <text:p>0.0417933</text:p>
          </table:table-cell>
          <table:table-cell table:number-columns-repeated="7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0418216" calcext:value-type="float">
            <text:p>0.0418216</text:p>
          </table:table-cell>
          <table:table-cell table:number-columns-repeated="7"/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0.0418337" calcext:value-type="float">
            <text:p>0.0418337</text:p>
          </table:table-cell>
          <table:table-cell table:number-columns-repeated="7"/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0.0418445" calcext:value-type="float">
            <text:p>0.0418445</text:p>
          </table:table-cell>
          <table:table-cell table:number-columns-repeated="7"/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0.0418752" calcext:value-type="float">
            <text:p>0.0418752</text:p>
          </table:table-cell>
          <table:table-cell table:number-columns-repeated="7"/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0.041889" calcext:value-type="float">
            <text:p>0.041889</text:p>
          </table:table-cell>
          <table:table-cell table:number-columns-repeated="7"/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0.0418822" calcext:value-type="float">
            <text:p>0.0418822</text:p>
          </table:table-cell>
          <table:table-cell table:number-columns-repeated="7"/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0.0418783" calcext:value-type="float">
            <text:p>0.0418783</text:p>
          </table:table-cell>
          <table:table-cell table:number-columns-repeated="7"/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0.0418736" calcext:value-type="float">
            <text:p>0.0418736</text:p>
          </table:table-cell>
          <table:table-cell table:number-columns-repeated="7"/>
        </table:table-row>
        <table:table-row table:style-name="ro1">
          <table:table-cell office:value-type="float" office:value="10.81" calcext:value-type="float">
            <text:p>10.81</text:p>
          </table:table-cell>
          <table:table-cell office:value-type="float" office:value="0.0418472" calcext:value-type="float">
            <text:p>0.0418472</text:p>
          </table:table-cell>
          <table:table-cell table:number-columns-repeated="7"/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0.0417996" calcext:value-type="float">
            <text:p>0.0417996</text:p>
          </table:table-cell>
          <table:table-cell table:number-columns-repeated="7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0417641" calcext:value-type="float">
            <text:p>0.0417641</text:p>
          </table:table-cell>
          <table:table-cell table:number-columns-repeated="7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0417512" calcext:value-type="float">
            <text:p>0.0417512</text:p>
          </table:table-cell>
          <table:table-cell table:number-columns-repeated="7"/>
        </table:table-row>
        <table:table-row table:style-name="ro1">
          <table:table-cell office:value-type="float" office:value="10.91" calcext:value-type="float">
            <text:p>10.91</text:p>
          </table:table-cell>
          <table:table-cell office:value-type="float" office:value="0.0417379" calcext:value-type="float">
            <text:p>0.0417379</text:p>
          </table:table-cell>
          <table:table-cell table:number-columns-repeated="7"/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0.0417241" calcext:value-type="float">
            <text:p>0.0417241</text:p>
          </table:table-cell>
          <table:table-cell table:number-columns-repeated="7"/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0.0416803" calcext:value-type="float">
            <text:p>0.0416803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16494" calcext:value-type="float">
            <text:p>0.0416494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16006" calcext:value-type="float">
            <text:p>0.0416006</text:p>
          </table:table-cell>
          <table:table-cell table:number-columns-repeated="7"/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0.0415317" calcext:value-type="float">
            <text:p>0.0415317</text:p>
          </table:table-cell>
          <table:table-cell table:number-columns-repeated="7"/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0.0415139" calcext:value-type="float">
            <text:p>0.0415139</text:p>
          </table:table-cell>
          <table:table-cell table:number-columns-repeated="7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.041422" calcext:value-type="float">
            <text:p>0.041422</text:p>
          </table:table-cell>
          <table:table-cell table:number-columns-repeated="7"/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0.041346" calcext:value-type="float">
            <text:p>0.041346</text:p>
          </table:table-cell>
          <table:table-cell table:number-columns-repeated="7"/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0.0413268" calcext:value-type="float">
            <text:p>0.0413268</text:p>
          </table:table-cell>
          <table:table-cell table:number-columns-repeated="7"/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0.0413075" calcext:value-type="float">
            <text:p>0.0413075</text:p>
          </table:table-cell>
          <table:table-cell table:number-columns-repeated="7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0412688" calcext:value-type="float">
            <text:p>0.0412688</text:p>
          </table:table-cell>
          <table:table-cell table:number-columns-repeated="7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0412299" calcext:value-type="float">
            <text:p>0.0412299</text:p>
          </table:table-cell>
          <table:table-cell table:number-columns-repeated="7"/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0.0411523" calcext:value-type="float">
            <text:p>0.0411523</text:p>
          </table:table-cell>
          <table:table-cell table:number-columns-repeated="7"/>
        </table:table-row>
        <table:table-row table:style-name="ro1">
          <table:table-cell office:value-type="float" office:value="11.29" calcext:value-type="float">
            <text:p>11.29</text:p>
          </table:table-cell>
          <table:table-cell office:value-type="float" office:value="0.041075" calcext:value-type="float">
            <text:p>0.041075</text:p>
          </table:table-cell>
          <table:table-cell table:number-columns-repeated="7"/>
        </table:table-row>
        <table:table-row table:style-name="ro1">
          <table:table-cell office:value-type="float" office:value="11.33" calcext:value-type="float">
            <text:p>11.33</text:p>
          </table:table-cell>
          <table:table-cell office:value-type="float" office:value="0.0409796" calcext:value-type="float">
            <text:p>0.0409796</text:p>
          </table:table-cell>
          <table:table-cell table:number-columns-repeated="7"/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0.0409232" calcext:value-type="float">
            <text:p>0.0409232</text:p>
          </table:table-cell>
          <table:table-cell table:number-columns-repeated="7"/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0.0409047" calcext:value-type="float">
            <text:p>0.0409047</text:p>
          </table:table-cell>
          <table:table-cell table:number-columns-repeated="7"/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0.0408862" calcext:value-type="float">
            <text:p>0.0408862</text:p>
          </table:table-cell>
          <table:table-cell table:number-columns-repeated="7"/>
        </table:table-row>
        <table:table-row table:style-name="ro1">
          <table:table-cell office:value-type="float" office:value="11.39" calcext:value-type="float">
            <text:p>11.39</text:p>
          </table:table-cell>
          <table:table-cell office:value-type="float" office:value="0.0408678" calcext:value-type="float">
            <text:p>0.0408678</text:p>
          </table:table-cell>
          <table:table-cell table:number-columns-repeated="7"/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0.0408134" calcext:value-type="float">
            <text:p>0.0408134</text:p>
          </table:table-cell>
          <table:table-cell table:number-columns-repeated="7"/>
        </table:table-row>
        <table:table-row table:style-name="ro1">
          <table:table-cell office:value-type="float" office:value="11.47" calcext:value-type="float">
            <text:p>11.47</text:p>
          </table:table-cell>
          <table:table-cell office:value-type="float" office:value="0.0407602" calcext:value-type="float">
            <text:p>0.0407602</text:p>
          </table:table-cell>
          <table:table-cell table:number-columns-repeated="7"/>
        </table:table-row>
        <table:table-row table:style-name="ro1">
          <table:table-cell office:value-type="float" office:value="11.47" calcext:value-type="float">
            <text:p>11.47</text:p>
          </table:table-cell>
          <table:table-cell office:value-type="float" office:value="0.0407255" calcext:value-type="float">
            <text:p>0.0407255</text:p>
          </table:table-cell>
          <table:table-cell table:number-columns-repeated="7"/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0.0406745" calcext:value-type="float">
            <text:p>0.0406745</text:p>
          </table:table-cell>
          <table:table-cell table:number-columns-repeated="7"/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0.0406412" calcext:value-type="float">
            <text:p>0.0406412</text:p>
          </table:table-cell>
          <table:table-cell table:number-columns-repeated="7"/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0.0405926" calcext:value-type="float">
            <text:p>0.0405926</text:p>
          </table:table-cell>
          <table:table-cell table:number-columns-repeated="7"/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0.0405767" calcext:value-type="float">
            <text:p>0.0405767</text:p>
          </table:table-cell>
          <table:table-cell table:number-columns-repeated="7"/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0.040561" calcext:value-type="float">
            <text:p>0.040561</text:p>
          </table:table-cell>
          <table:table-cell table:number-columns-repeated="7"/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0.0405455" calcext:value-type="float">
            <text:p>0.0405455</text:p>
          </table:table-cell>
          <table:table-cell table:number-columns-repeated="7"/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0.0404852" calcext:value-type="float">
            <text:p>0.0404852</text:p>
          </table:table-cell>
          <table:table-cell table:number-columns-repeated="7"/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0.0404278" calcext:value-type="float">
            <text:p>0.0404278</text:p>
          </table:table-cell>
          <table:table-cell table:number-columns-repeated="7"/>
        </table:table-row>
        <table:table-row table:style-name="ro1">
          <table:table-cell office:value-type="float" office:value="11.71" calcext:value-type="float">
            <text:p>11.71</text:p>
          </table:table-cell>
          <table:table-cell office:value-type="float" office:value="0.0403602" calcext:value-type="float">
            <text:p>0.0403602</text:p>
          </table:table-cell>
          <table:table-cell table:number-columns-repeated="7"/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0.0403094" calcext:value-type="float">
            <text:p>0.0403094</text:p>
          </table:table-cell>
          <table:table-cell table:number-columns-repeated="7"/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0.0402972" calcext:value-type="float">
            <text:p>0.0402972</text:p>
          </table:table-cell>
          <table:table-cell table:number-columns-repeated="7"/>
        </table:table-row>
        <table:table-row table:style-name="ro1">
          <table:table-cell office:value-type="float" office:value="11.77" calcext:value-type="float">
            <text:p>11.77</text:p>
          </table:table-cell>
          <table:table-cell office:value-type="float" office:value="0.0402851" calcext:value-type="float">
            <text:p>0.0402851</text:p>
          </table:table-cell>
          <table:table-cell table:number-columns-repeated="7"/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0.0402501" calcext:value-type="float">
            <text:p>0.0402501</text:p>
          </table:table-cell>
          <table:table-cell table:number-columns-repeated="7"/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0.0402388" calcext:value-type="float">
            <text:p>0.0402388</text:p>
          </table:table-cell>
          <table:table-cell table:number-columns-repeated="7"/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0.040206" calcext:value-type="float">
            <text:p>0.040206</text:p>
          </table:table-cell>
          <table:table-cell table:number-columns-repeated="7"/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0.0401954" calcext:value-type="float">
            <text:p>0.0401954</text:p>
          </table:table-cell>
          <table:table-cell table:number-columns-repeated="7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.0401648" calcext:value-type="float">
            <text:p>0.0401648</text:p>
          </table:table-cell>
          <table:table-cell table:number-columns-repeated="7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.0401549" calcext:value-type="float">
            <text:p>0.0401549</text:p>
          </table:table-cell>
          <table:table-cell table:number-columns-repeated="7"/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0.0401357" calcext:value-type="float">
            <text:p>0.0401357</text:p>
          </table:table-cell>
          <table:table-cell table:number-columns-repeated="7"/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0.0401081" calcext:value-type="float">
            <text:p>0.0401081</text:p>
          </table:table-cell>
          <table:table-cell table:number-columns-repeated="7"/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0.040082" calcext:value-type="float">
            <text:p>0.040082</text:p>
          </table:table-cell>
          <table:table-cell table:number-columns-repeated="7"/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0.0400737" calcext:value-type="float">
            <text:p>0.0400737</text:p>
          </table:table-cell>
          <table:table-cell table:number-columns-repeated="7"/>
        </table:table-row>
        <table:table-row table:style-name="ro1">
          <table:table-cell office:value-type="float" office:value="11.99" calcext:value-type="float">
            <text:p>11.99</text:p>
          </table:table-cell>
          <table:table-cell office:value-type="float" office:value="0.0400655" calcext:value-type="float">
            <text:p>0.0400655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00574" calcext:value-type="float">
            <text:p>0.0400574</text:p>
          </table:table-cell>
          <table:table-cell table:number-columns-repeated="7"/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0.0400269" calcext:value-type="float">
            <text:p>0.0400269</text:p>
          </table:table-cell>
          <table:table-cell table:number-columns-repeated="7"/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0.0400125" calcext:value-type="float">
            <text:p>0.0400125</text:p>
          </table:table-cell>
          <table:table-cell table:number-columns-repeated="7"/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0.0399987" calcext:value-type="float">
            <text:p>0.0399987</text:p>
          </table:table-cell>
          <table:table-cell table:number-columns-repeated="7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float" office:value="0.0399855" calcext:value-type="float">
            <text:p>0.0399855</text:p>
          </table:table-cell>
          <table:table-cell table:number-columns-repeated="7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float" office:value="0.0399668" calcext:value-type="float">
            <text:p>0.0399668</text:p>
          </table:table-cell>
          <table:table-cell table:number-columns-repeated="7"/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0.0399382" calcext:value-type="float">
            <text:p>0.0399382</text:p>
          </table:table-cell>
          <table:table-cell table:number-columns-repeated="7"/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0.0399226" calcext:value-type="float">
            <text:p>0.0399226</text:p>
          </table:table-cell>
          <table:table-cell table:number-columns-repeated="7"/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0.0399177" calcext:value-type="float">
            <text:p>0.0399177</text:p>
          </table:table-cell>
          <table:table-cell table:number-columns-repeated="7"/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0.0399129" calcext:value-type="float">
            <text:p>0.0399129</text:p>
          </table:table-cell>
          <table:table-cell table:number-columns-repeated="7"/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0.0399082" calcext:value-type="float">
            <text:p>0.0399082</text:p>
          </table:table-cell>
          <table:table-cell table:number-columns-repeated="7"/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0.0398905" calcext:value-type="float">
            <text:p>0.0398905</text:p>
          </table:table-cell>
          <table:table-cell table:number-columns-repeated="7"/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0.0398823" calcext:value-type="float">
            <text:p>0.0398823</text:p>
          </table:table-cell>
          <table:table-cell table:number-columns-repeated="7"/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0.0398745" calcext:value-type="float">
            <text:p>0.0398745</text:p>
          </table:table-cell>
          <table:table-cell table:number-columns-repeated="7"/>
        </table:table-row>
        <table:table-row table:style-name="ro1">
          <table:table-cell office:value-type="float" office:value="12.37" calcext:value-type="float">
            <text:p>12.37</text:p>
          </table:table-cell>
          <table:table-cell office:value-type="float" office:value="0.0398636" calcext:value-type="float">
            <text:p>0.0398636</text:p>
          </table:table-cell>
          <table:table-cell table:number-columns-repeated="7"/>
        </table:table-row>
        <table:table-row table:style-name="ro1">
          <table:table-cell office:value-type="float" office:value="12.37" calcext:value-type="float">
            <text:p>12.37</text:p>
          </table:table-cell>
          <table:table-cell office:value-type="float" office:value="0.0398568" calcext:value-type="float">
            <text:p>0.0398568</text:p>
          </table:table-cell>
          <table:table-cell table:number-columns-repeated="7"/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float" office:value="0.0398473" calcext:value-type="float">
            <text:p>0.0398473</text:p>
          </table:table-cell>
          <table:table-cell table:number-columns-repeated="7"/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float" office:value="0.0398444" calcext:value-type="float">
            <text:p>0.0398444</text:p>
          </table:table-cell>
          <table:table-cell table:number-columns-repeated="7"/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0.0398415" calcext:value-type="float">
            <text:p>0.0398415</text:p>
          </table:table-cell>
          <table:table-cell table:number-columns-repeated="7"/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0.0398386" calcext:value-type="float">
            <text:p>0.0398386</text:p>
          </table:table-cell>
          <table:table-cell table:number-columns-repeated="7"/>
        </table:table-row>
        <table:table-row table:style-name="ro1">
          <table:table-cell office:value-type="float" office:value="12.47" calcext:value-type="float">
            <text:p>12.47</text:p>
          </table:table-cell>
          <table:table-cell office:value-type="float" office:value="0.0398333" calcext:value-type="float">
            <text:p>0.0398333</text:p>
          </table:table-cell>
          <table:table-cell table:number-columns-repeated="7"/>
        </table:table-row>
        <table:table-row table:style-name="ro1">
          <table:table-cell office:value-type="float" office:value="12.47" calcext:value-type="float">
            <text:p>12.47</text:p>
          </table:table-cell>
          <table:table-cell office:value-type="float" office:value="0.0398282" calcext:value-type="float">
            <text:p>0.0398282</text:p>
          </table:table-cell>
          <table:table-cell table:number-columns-repeated="7"/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0.0398235" calcext:value-type="float">
            <text:p>0.0398235</text:p>
          </table:table-cell>
          <table:table-cell table:number-columns-repeated="7"/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0.039819" calcext:value-type="float">
            <text:p>0.039819</text:p>
          </table:table-cell>
          <table:table-cell table:number-columns-repeated="7"/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0.0398128" calcext:value-type="float">
            <text:p>0.0398128</text:p>
          </table:table-cell>
          <table:table-cell table:number-columns-repeated="7"/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0.0398109" calcext:value-type="float">
            <text:p>0.0398109</text:p>
          </table:table-cell>
          <table:table-cell table:number-columns-repeated="7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0398055" calcext:value-type="float">
            <text:p>0.0398055</text:p>
          </table:table-cell>
          <table:table-cell table:number-columns-repeated="7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0398022" calcext:value-type="float">
            <text:p>0.039802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00-00-00</text:date>, <text:time style:data-style-name="N2" text:time-value="14:33:09.048156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9T15:00:30.800286977</dc:date>
    <meta:editing-duration>PT26M50S</meta:editing-duration>
    <meta:editing-cycles>3</meta:editing-cycles>
    <meta:generator>LibreOffice/6.0.7.3$Linux_X86_64 LibreOffice_project/00m0$Build-3</meta:generator>
    <meta:document-statistic meta:table-count="2" meta:cell-count="52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Position Error Along Time</text:p>
        </chart:title>
        <chart:legend chart:legend-position="end" svg:x="13.148cm" svg:y="4.201cm" style:legend-expansion="high" chart:style-name="ch3"/>
        <chart:plot-area chart:style-name="ch4" table:cell-range-address="posError.A1:posError.B1467" svg:x="1.331cm" svg:y="1.275cm" svg:width="11.497cm" svg:height="6.564cm">
          <chartooo:coordinate-region svg:x="2.058cm" svg:y="1.474cm" svg:width="10.583cm" svg:height="5.718cm"/>
          <chart:axis chart:dimension="x" chart:name="primary-x" chart:style-name="ch5">
            <chart:title svg:x="5.91cm" svg:y="8.019cm" chart:style-name="ch6">
              <text:p>Time (seconds)</text:p>
            </chart:title>
          </chart:axis>
          <chart:axis chart:dimension="y" chart:name="primary-y" chart:style-name="ch5">
            <chart:title svg:x="0.451cm" svg:y="5.567cm" chart:style-name="ch7">
              <text:p>Error(meters)</text:p>
            </chart:title>
            <chart:grid chart:style-name="ch8" chart:class="major"/>
          </chart:axis>
          <chart:series chart:style-name="ch9" chart:values-cell-range-address="posError.B1:posError.B1467" chart:class="chart:scatter">
            <chart:domain table:cell-range-address="posError.A1:posError.A1467"/>
            <chart:data-point chart:repeated="146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posError.A1:posError.A1467</svg:desc>
                </draw:g>
              </table:table-cell>
              <table:table-cell office:value-type="float" office:value="0.08">
                <text:p>0.08</text:p>
                <draw:g>
                  <svg:desc>posError.B1:posError.B14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">
                <text:p>0.3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">
                <text:p>0.3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">
                <text:p>0.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">
                <text:p>0.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">
                <text:p>0.3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">
                <text:p>0.3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">
                <text:p>0.4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">
                <text:p>0.4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">
                <text:p>0.4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1">
                <text:p>0.5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5">
                <text:p>0.5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">
                <text:p>0.5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">
                <text:p>0.5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">
                <text:p>0.5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">
                <text:p>0.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">
                <text:p>0.6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">
                <text:p>0.6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">
                <text:p>0.6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">
                <text:p>0.6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">
                <text:p>0.7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8">
                <text:p>0.7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9">
                <text:p>0.7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">
                <text:p>0.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4">
                <text:p>0.8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4">
                <text:p>0.8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9">
                <text:p>0.8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9">
                <text:p>0.8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">
                <text:p>0.9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">
                <text:p>0.9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4">
                <text:p>0.9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5">
                <text:p>0.9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">
                <text:p>0.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">
                <text:p>0.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3">
                <text:p>1.0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3">
                <text:p>1.0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">
                <text:p>1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8">
                <text:p>1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2">
                <text:p>1.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2">
                <text:p>1.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3">
                <text:p>1.1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4">
                <text:p>1.1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8">
                <text:p>1.1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8">
                <text:p>1.1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2">
                <text:p>1.2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2">
                <text:p>1.2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7">
                <text:p>1.2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7">
                <text:p>1.2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7">
                <text:p>1.2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8">
                <text:p>1.2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2">
                <text:p>1.3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6">
                <text:p>1.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6">
                <text:p>1.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1">
                <text:p>1.4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1">
                <text:p>1.4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1">
                <text:p>1.4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2">
                <text:p>1.4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6">
                <text:p>1.4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1">
                <text:p>1.5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5">
                <text:p>1.5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9">
                <text:p>1.5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9">
                <text:p>1.5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">
                <text:p>1.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1">
                <text:p>1.6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5">
                <text:p>1.6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">
                <text:p>1.6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4">
                <text:p>1.7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8">
                <text:p>1.7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3">
                <text:p>1.8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83">
                <text:p>1.8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3">
                <text:p>1.8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4">
                <text:p>1.8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8">
                <text:p>1.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3">
                <text:p>1.9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3">
                <text:p>1.9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7">
                <text:p>1.9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7">
                <text:p>1.9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1">
                <text:p>2.0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1">
                <text:p>2.0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2">
                <text:p>2.0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3">
                <text:p>2.0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7">
                <text:p>2.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2">
                <text:p>2.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2">
                <text:p>2.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6">
                <text:p>2.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6">
                <text:p>2.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">
                <text:p>2.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">
                <text:p>2.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1">
                <text:p>2.2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2">
                <text:p>2.2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6">
                <text:p>2.2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1">
                <text:p>2.3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1">
                <text:p>2.3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5">
                <text:p>2.3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5">
                <text:p>2.3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36">
                <text:p>2.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37">
                <text:p>2.3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41">
                <text:p>2.4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46">
                <text:p>2.4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">
                <text:p>2.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">
                <text:p>2.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4">
                <text:p>2.5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54">
                <text:p>2.5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55">
                <text:p>2.5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56">
                <text:p>2.5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">
                <text:p>2.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6">
                <text:p>2.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5">
                <text:p>2.6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5">
                <text:p>2.6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9">
                <text:p>2.6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9">
                <text:p>2.6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7">
                <text:p>2.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71">
                <text:p>2.7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75">
                <text:p>2.7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75">
                <text:p>2.7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79">
                <text:p>2.7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79">
                <text:p>2.7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84">
                <text:p>2.8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84">
                <text:p>2.8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88">
                <text:p>2.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88">
                <text:p>2.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92">
                <text:p>2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92">
                <text:p>2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93">
                <text:p>2.9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94">
                <text:p>2.9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98">
                <text:p>2.9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8">
                <text:p>2.9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02">
                <text:p>3.0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07">
                <text:p>3.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07">
                <text:p>3.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11">
                <text:p>3.1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11">
                <text:p>3.1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16">
                <text:p>3.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16">
                <text:p>3.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16">
                <text:p>3.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17">
                <text:p>3.1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21">
                <text:p>3.2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21">
                <text:p>3.2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25">
                <text:p>3.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3">
                <text:p>3.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3">
                <text:p>3.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34">
                <text:p>3.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34">
                <text:p>3.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35">
                <text:p>3.3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36">
                <text:p>3.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4">
                <text:p>3.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4">
                <text:p>3.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44">
                <text:p>3.4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44">
                <text:p>3.4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49">
                <text:p>3.4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49">
                <text:p>3.4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53">
                <text:p>3.5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53">
                <text:p>3.5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54">
                <text:p>3.5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55">
                <text:p>3.5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59">
                <text:p>3.5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59">
                <text:p>3.5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64">
                <text:p>3.6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64">
                <text:p>3.6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68">
                <text:p>3.6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68">
                <text:p>3.6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73">
                <text:p>3.7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73">
                <text:p>3.7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78">
                <text:p>3.7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78">
                <text:p>3.7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82">
                <text:p>3.8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82">
                <text:p>3.8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83">
                <text:p>3.8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84">
                <text:p>3.8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88">
                <text:p>3.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88">
                <text:p>3.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93">
                <text:p>3.9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93">
                <text:p>3.9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98">
                <text:p>3.9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98">
                <text:p>3.9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02">
                <text:p>4.0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02">
                <text:p>4.0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03">
                <text:p>4.0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04">
                <text:p>4.0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08">
                <text:p>4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08">
                <text:p>4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13">
                <text:p>4.1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13">
                <text:p>4.1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18">
                <text:p>4.1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18">
                <text:p>4.1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18">
                <text:p>4.1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19">
                <text:p>4.1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24">
                <text:p>4.2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24">
                <text:p>4.2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28">
                <text:p>4.2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29">
                <text:p>4.2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3">
                <text:p>4.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34">
                <text:p>4.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34">
                <text:p>4.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39">
                <text:p>4.3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39">
                <text:p>4.3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43">
                <text:p>4.4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43">
                <text:p>4.4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44">
                <text:p>4.4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45">
                <text:p>4.4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49">
                <text:p>4.4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54">
                <text:p>4.5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54">
                <text:p>4.5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58">
                <text:p>4.5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58">
                <text:p>4.5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62">
                <text:p>4.6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62">
                <text:p>4.6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63">
                <text:p>4.6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64">
                <text:p>4.6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68">
                <text:p>4.6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68">
                <text:p>4.6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72">
                <text:p>4.7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72">
                <text:p>4.7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77">
                <text:p>4.7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77">
                <text:p>4.7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81">
                <text:p>4.8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81">
                <text:p>4.8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82">
                <text:p>4.8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83">
                <text:p>4.8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87">
                <text:p>4.8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87">
                <text:p>4.8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91">
                <text:p>4.9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91">
                <text:p>4.9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96">
                <text:p>4.9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96">
                <text:p>4.9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">
                <text:p>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">
                <text:p>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05">
                <text:p>5.0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05">
                <text:p>5.0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06">
                <text:p>5.0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1">
                <text:p>5.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1">
                <text:p>5.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14">
                <text:p>5.14</text:p>
              </table:table-cell>
              <table:table-cell office:value-type="float" office:value="0.917654">
                <text:p>0.9176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18">
                <text:p>5.18</text:p>
              </table:table-cell>
              <table:table-cell office:value-type="float" office:value="0.912227">
                <text:p>0.9122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18">
                <text:p>5.18</text:p>
              </table:table-cell>
              <table:table-cell office:value-type="float" office:value="0.909688">
                <text:p>0.9096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19">
                <text:p>5.19</text:p>
              </table:table-cell>
              <table:table-cell office:value-type="float" office:value="0.906795">
                <text:p>0.9067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2">
                <text:p>5.2</text:p>
              </table:table-cell>
              <table:table-cell office:value-type="float" office:value="0.903555">
                <text:p>0.9035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24">
                <text:p>5.24</text:p>
              </table:table-cell>
              <table:table-cell office:value-type="float" office:value="0.896054">
                <text:p>0.8960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24">
                <text:p>5.24</text:p>
              </table:table-cell>
              <table:table-cell office:value-type="float" office:value="0.891829">
                <text:p>0.8918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28">
                <text:p>5.28</text:p>
              </table:table-cell>
              <table:table-cell office:value-type="float" office:value="0.882496">
                <text:p>0.8824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28">
                <text:p>5.28</text:p>
              </table:table-cell>
              <table:table-cell office:value-type="float" office:value="0.866409">
                <text:p>0.8664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33">
                <text:p>5.33</text:p>
              </table:table-cell>
              <table:table-cell office:value-type="float" office:value="0.854398">
                <text:p>0.8543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33">
                <text:p>5.33</text:p>
              </table:table-cell>
              <table:table-cell office:value-type="float" office:value="0.834636">
                <text:p>0.8346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38">
                <text:p>5.38</text:p>
              </table:table-cell>
              <table:table-cell office:value-type="float" office:value="0.813065">
                <text:p>0.8130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38">
                <text:p>5.38</text:p>
              </table:table-cell>
              <table:table-cell office:value-type="float" office:value="0.805514">
                <text:p>0.8055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38">
                <text:p>5.38</text:p>
              </table:table-cell>
              <table:table-cell office:value-type="float" office:value="0.797806">
                <text:p>0.7978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39">
                <text:p>5.39</text:p>
              </table:table-cell>
              <table:table-cell office:value-type="float" office:value="0.789948">
                <text:p>0.7899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43">
                <text:p>5.43</text:p>
              </table:table-cell>
              <table:table-cell office:value-type="float" office:value="0.765538">
                <text:p>0.7655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43">
                <text:p>5.43</text:p>
              </table:table-cell>
              <table:table-cell office:value-type="float" office:value="0.757161">
                <text:p>0.7571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48">
                <text:p>5.48</text:p>
              </table:table-cell>
              <table:table-cell office:value-type="float" office:value="0.731446">
                <text:p>0.7314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48">
                <text:p>5.48</text:p>
              </table:table-cell>
              <table:table-cell office:value-type="float" office:value="0.722703">
                <text:p>0.7227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52">
                <text:p>5.52</text:p>
              </table:table-cell>
              <table:table-cell office:value-type="float" office:value="0.705008">
                <text:p>0.7050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52">
                <text:p>5.52</text:p>
              </table:table-cell>
              <table:table-cell office:value-type="float" office:value="0.678012">
                <text:p>0.6780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57">
                <text:p>5.57</text:p>
              </table:table-cell>
              <table:table-cell office:value-type="float" office:value="0.650613">
                <text:p>0.6506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57">
                <text:p>5.57</text:p>
              </table:table-cell>
              <table:table-cell office:value-type="float" office:value="0.632205">
                <text:p>0.6322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62">
                <text:p>5.62</text:p>
              </table:table-cell>
              <table:table-cell office:value-type="float" office:value="0.613742">
                <text:p>0.6137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62">
                <text:p>5.62</text:p>
              </table:table-cell>
              <table:table-cell office:value-type="float" office:value="0.586019">
                <text:p>0.5860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66">
                <text:p>5.66</text:p>
              </table:table-cell>
              <table:table-cell office:value-type="float" office:value="0.567584">
                <text:p>0.5675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66">
                <text:p>5.66</text:p>
              </table:table-cell>
              <table:table-cell office:value-type="float" office:value="0.549217">
                <text:p>0.5492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67">
                <text:p>5.67</text:p>
              </table:table-cell>
              <table:table-cell office:value-type="float" office:value="0.540073">
                <text:p>0.5400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68">
                <text:p>5.68</text:p>
              </table:table-cell>
              <table:table-cell office:value-type="float" office:value="0.53096">
                <text:p>0.530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72">
                <text:p>5.72</text:p>
              </table:table-cell>
              <table:table-cell office:value-type="float" office:value="0.494894">
                <text:p>0.4948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77">
                <text:p>5.77</text:p>
              </table:table-cell>
              <table:table-cell office:value-type="float" office:value="0.459617">
                <text:p>0.4596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82">
                <text:p>5.82</text:p>
              </table:table-cell>
              <table:table-cell office:value-type="float" office:value="0.416854">
                <text:p>0.4168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86">
                <text:p>5.86</text:p>
              </table:table-cell>
              <table:table-cell office:value-type="float" office:value="0.383844">
                <text:p>0.3838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86">
                <text:p>5.86</text:p>
              </table:table-cell>
              <table:table-cell office:value-type="float" office:value="0.375771">
                <text:p>0.3757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91">
                <text:p>5.91</text:p>
              </table:table-cell>
              <table:table-cell office:value-type="float" office:value="0.336556">
                <text:p>0.3365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96">
                <text:p>5.96</text:p>
              </table:table-cell>
              <table:table-cell office:value-type="float" office:value="0.306648">
                <text:p>0.3066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96">
                <text:p>5.96</text:p>
              </table:table-cell>
              <table:table-cell office:value-type="float" office:value="0.299382">
                <text:p>0.2993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">
                <text:p>6</text:p>
              </table:table-cell>
              <table:table-cell office:value-type="float" office:value="0.278105">
                <text:p>0.2781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">
                <text:p>6</text:p>
              </table:table-cell>
              <table:table-cell office:value-type="float" office:value="0.271188">
                <text:p>0.2711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01">
                <text:p>6.01</text:p>
              </table:table-cell>
              <table:table-cell office:value-type="float" office:value="0.264358">
                <text:p>0.2643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02">
                <text:p>6.02</text:p>
              </table:table-cell>
              <table:table-cell office:value-type="float" office:value="0.257618">
                <text:p>0.2576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06">
                <text:p>6.06</text:p>
              </table:table-cell>
              <table:table-cell office:value-type="float" office:value="0.231545">
                <text:p>0.2315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11">
                <text:p>6.11</text:p>
              </table:table-cell>
              <table:table-cell office:value-type="float" office:value="0.200966">
                <text:p>0.2009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16">
                <text:p>6.16</text:p>
              </table:table-cell>
              <table:table-cell office:value-type="float" office:value="0.172607">
                <text:p>0.1726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2">
                <text:p>6.2</text:p>
              </table:table-cell>
              <table:table-cell office:value-type="float" office:value="0.156644">
                <text:p>0.1566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2">
                <text:p>6.2</text:p>
              </table:table-cell>
              <table:table-cell office:value-type="float" office:value="0.151496">
                <text:p>0.1514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21">
                <text:p>6.21</text:p>
              </table:table-cell>
              <table:table-cell office:value-type="float" office:value="0.146433">
                <text:p>0.1464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22">
                <text:p>6.22</text:p>
              </table:table-cell>
              <table:table-cell office:value-type="float" office:value="0.141455">
                <text:p>0.1414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26">
                <text:p>6.26</text:p>
              </table:table-cell>
              <table:table-cell office:value-type="float" office:value="0.122378">
                <text:p>0.1223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3">
                <text:p>6.3</text:p>
              </table:table-cell>
              <table:table-cell office:value-type="float" office:value="0.104607">
                <text:p>0.1046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35">
                <text:p>6.35</text:p>
              </table:table-cell>
              <table:table-cell office:value-type="float" office:value="0.0841682">
                <text:p>0.08416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4">
                <text:p>6.4</text:p>
              </table:table-cell>
              <table:table-cell office:value-type="float" office:value="0.0728208">
                <text:p>0.07282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4">
                <text:p>6.4</text:p>
              </table:table-cell>
              <table:table-cell office:value-type="float" office:value="0.0691871">
                <text:p>0.069187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4">
                <text:p>6.4</text:p>
              </table:table-cell>
              <table:table-cell office:value-type="float" office:value="0.0656258">
                <text:p>0.06562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41">
                <text:p>6.41</text:p>
              </table:table-cell>
              <table:table-cell office:value-type="float" office:value="0.0621363">
                <text:p>0.06213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46">
                <text:p>6.46</text:p>
              </table:table-cell>
              <table:table-cell office:value-type="float" office:value="0.0457443">
                <text:p>0.04574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5">
                <text:p>6.5</text:p>
              </table:table-cell>
              <table:table-cell office:value-type="float" office:value="0.0367188">
                <text:p>0.03671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5">
                <text:p>6.5</text:p>
              </table:table-cell>
              <table:table-cell office:value-type="float" office:value="0.0338412">
                <text:p>0.03384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51">
                <text:p>6.51</text:p>
              </table:table-cell>
              <table:table-cell office:value-type="float" office:value="0.0310268">
                <text:p>0.03102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52">
                <text:p>6.52</text:p>
              </table:table-cell>
              <table:table-cell office:value-type="float" office:value="0.0282752">
                <text:p>0.02827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56">
                <text:p>6.56</text:p>
              </table:table-cell>
              <table:table-cell office:value-type="float" office:value="0.0178771">
                <text:p>0.01787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6">
                <text:p>6.6</text:p>
              </table:table-cell>
              <table:table-cell office:value-type="float" office:value="0.0106889">
                <text:p>0.01068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6">
                <text:p>6.6</text:p>
              </table:table-cell>
              <table:table-cell office:value-type="float" office:value="0.00840567">
                <text:p>0.008405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65">
                <text:p>6.65</text:p>
              </table:table-cell>
              <table:table-cell office:value-type="float" office:value="0.00220138">
                <text:p>0.002201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69">
                <text:p>6.69</text:p>
              </table:table-cell>
              <table:table-cell office:value-type="float" office:value="0.00794487">
                <text:p>0.007944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69">
                <text:p>6.69</text:p>
              </table:table-cell>
              <table:table-cell office:value-type="float" office:value="0.00975997">
                <text:p>0.009759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7">
                <text:p>6.7</text:p>
              </table:table-cell>
              <table:table-cell office:value-type="float" office:value="0.0115275">
                <text:p>0.01152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71">
                <text:p>6.71</text:p>
              </table:table-cell>
              <table:table-cell office:value-type="float" office:value="0.0132479">
                <text:p>0.01324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75">
                <text:p>6.75</text:p>
              </table:table-cell>
              <table:table-cell office:value-type="float" office:value="0.0196764">
                <text:p>0.01967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8">
                <text:p>6.8</text:p>
              </table:table-cell>
              <table:table-cell office:value-type="float" office:value="0.0267578">
                <text:p>0.02675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84">
                <text:p>6.84</text:p>
              </table:table-cell>
              <table:table-cell office:value-type="float" office:value="0.0305271">
                <text:p>0.03052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84">
                <text:p>6.84</text:p>
              </table:table-cell>
              <table:table-cell office:value-type="float" office:value="0.0317072">
                <text:p>0.03170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85">
                <text:p>6.85</text:p>
              </table:table-cell>
              <table:table-cell office:value-type="float" office:value="0.032851">
                <text:p>0.03285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86">
                <text:p>6.86</text:p>
              </table:table-cell>
              <table:table-cell office:value-type="float" office:value="0.0339589">
                <text:p>0.03395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9">
                <text:p>6.9</text:p>
              </table:table-cell>
              <table:table-cell office:value-type="float" office:value="0.0380475">
                <text:p>0.03804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94">
                <text:p>6.94</text:p>
              </table:table-cell>
              <table:table-cell office:value-type="float" office:value="0.0416248">
                <text:p>0.04162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98">
                <text:p>6.98</text:p>
              </table:table-cell>
              <table:table-cell office:value-type="float" office:value="0.0447263">
                <text:p>0.04472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03">
                <text:p>7.03</text:p>
              </table:table-cell>
              <table:table-cell office:value-type="float" office:value="0.0479933">
                <text:p>0.04799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08">
                <text:p>7.08</text:p>
              </table:table-cell>
              <table:table-cell office:value-type="float" office:value="0.0496545">
                <text:p>0.04965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08">
                <text:p>7.08</text:p>
              </table:table-cell>
              <table:table-cell office:value-type="float" office:value="0.0501612">
                <text:p>0.05016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08">
                <text:p>7.08</text:p>
              </table:table-cell>
              <table:table-cell office:value-type="float" office:value="0.0506459">
                <text:p>0.05064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09">
                <text:p>7.09</text:p>
              </table:table-cell>
              <table:table-cell office:value-type="float" office:value="0.0511088">
                <text:p>0.05110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13">
                <text:p>7.13</text:p>
              </table:table-cell>
              <table:table-cell office:value-type="float" office:value="0.0527497">
                <text:p>0.052749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17">
                <text:p>7.17</text:p>
              </table:table-cell>
              <table:table-cell office:value-type="float" office:value="0.0540844">
                <text:p>0.05408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22">
                <text:p>7.22</text:p>
              </table:table-cell>
              <table:table-cell office:value-type="float" office:value="0.0553615">
                <text:p>0.05536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26">
                <text:p>7.26</text:p>
              </table:table-cell>
              <table:table-cell office:value-type="float" office:value="0.0559426">
                <text:p>0.05594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26">
                <text:p>7.26</text:p>
              </table:table-cell>
              <table:table-cell office:value-type="float" office:value="0.0561077">
                <text:p>0.05610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27">
                <text:p>7.27</text:p>
              </table:table-cell>
              <table:table-cell office:value-type="float" office:value="0.0562595">
                <text:p>0.05625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28">
                <text:p>7.28</text:p>
              </table:table-cell>
              <table:table-cell office:value-type="float" office:value="0.0563982">
                <text:p>0.05639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32">
                <text:p>7.32</text:p>
              </table:table-cell>
              <table:table-cell office:value-type="float" office:value="0.05674">
                <text:p>0.056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32">
                <text:p>7.32</text:p>
              </table:table-cell>
              <table:table-cell office:value-type="float" office:value="0.0568312">
                <text:p>0.05683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37">
                <text:p>7.37</text:p>
              </table:table-cell>
              <table:table-cell office:value-type="float" office:value="0.0570402">
                <text:p>0.05704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37">
                <text:p>7.37</text:p>
              </table:table-cell>
              <table:table-cell office:value-type="float" office:value="0.0571284">
                <text:p>0.05712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42">
                <text:p>7.42</text:p>
              </table:table-cell>
              <table:table-cell office:value-type="float" office:value="0.0571785">
                <text:p>0.05717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42">
                <text:p>7.42</text:p>
              </table:table-cell>
              <table:table-cell office:value-type="float" office:value="0.0571859">
                <text:p>0.05718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46">
                <text:p>7.46</text:p>
              </table:table-cell>
              <table:table-cell office:value-type="float" office:value="0.05712">
                <text:p>0.057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46">
                <text:p>7.46</text:p>
              </table:table-cell>
              <table:table-cell office:value-type="float" office:value="0.0570829">
                <text:p>0.05708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47">
                <text:p>7.47</text:p>
              </table:table-cell>
              <table:table-cell office:value-type="float" office:value="0.0570389">
                <text:p>0.05703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48">
                <text:p>7.48</text:p>
              </table:table-cell>
              <table:table-cell office:value-type="float" office:value="0.0569882">
                <text:p>0.056988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52">
                <text:p>7.52</text:p>
              </table:table-cell>
              <table:table-cell office:value-type="float" office:value="0.0567241">
                <text:p>0.056724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56">
                <text:p>7.56</text:p>
              </table:table-cell>
              <table:table-cell office:value-type="float" office:value="0.0563748">
                <text:p>0.05637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61">
                <text:p>7.61</text:p>
              </table:table-cell>
              <table:table-cell office:value-type="float" office:value="0.0561721">
                <text:p>0.05617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61">
                <text:p>7.61</text:p>
              </table:table-cell>
              <table:table-cell office:value-type="float" office:value="0.0558367">
                <text:p>0.05583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66">
                <text:p>7.66</text:p>
              </table:table-cell>
              <table:table-cell office:value-type="float" office:value="0.0555947">
                <text:p>0.05559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66">
                <text:p>7.66</text:p>
              </table:table-cell>
              <table:table-cell office:value-type="float" office:value="0.0553389">
                <text:p>0.05533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66">
                <text:p>7.66</text:p>
              </table:table-cell>
              <table:table-cell office:value-type="float" office:value="0.0552066">
                <text:p>0.05520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67">
                <text:p>7.67</text:p>
              </table:table-cell>
              <table:table-cell office:value-type="float" office:value="0.0550714">
                <text:p>0.05507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71">
                <text:p>7.71</text:p>
              </table:table-cell>
              <table:table-cell office:value-type="float" office:value="0.0545049">
                <text:p>0.05450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76">
                <text:p>7.76</text:p>
              </table:table-cell>
              <table:table-cell office:value-type="float" office:value="0.0539065">
                <text:p>0.05390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76">
                <text:p>7.76</text:p>
              </table:table-cell>
              <table:table-cell office:value-type="float" office:value="0.0537529">
                <text:p>0.05375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81">
                <text:p>7.81</text:p>
              </table:table-cell>
              <table:table-cell office:value-type="float" office:value="0.0532841">
                <text:p>0.05328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81">
                <text:p>7.81</text:p>
              </table:table-cell>
              <table:table-cell office:value-type="float" office:value="0.0531255">
                <text:p>0.05312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81">
                <text:p>7.81</text:p>
              </table:table-cell>
              <table:table-cell office:value-type="float" office:value="0.0529661">
                <text:p>0.052966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82">
                <text:p>7.82</text:p>
              </table:table-cell>
              <table:table-cell office:value-type="float" office:value="0.0528059">
                <text:p>0.05280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86">
                <text:p>7.86</text:p>
              </table:table-cell>
              <table:table-cell office:value-type="float" office:value="0.0521582">
                <text:p>0.05215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9">
                <text:p>7.9</text:p>
              </table:table-cell>
              <table:table-cell office:value-type="float" office:value="0.0516691">
                <text:p>0.05166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9">
                <text:p>7.9</text:p>
              </table:table-cell>
              <table:table-cell office:value-type="float" office:value="0.0515058">
                <text:p>0.05150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95">
                <text:p>7.95</text:p>
              </table:table-cell>
              <table:table-cell office:value-type="float" office:value="0.0510167">
                <text:p>0.05101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95">
                <text:p>7.95</text:p>
              </table:table-cell>
              <table:table-cell office:value-type="float" office:value="0.0506917">
                <text:p>0.05069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">
                <text:p>8</text:p>
              </table:table-cell>
              <table:table-cell office:value-type="float" office:value="0.0500467">
                <text:p>0.05004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">
                <text:p>8</text:p>
              </table:table-cell>
              <table:table-cell office:value-type="float" office:value="0.0498869">
                <text:p>0.04988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04">
                <text:p>8.04</text:p>
              </table:table-cell>
              <table:table-cell office:value-type="float" office:value="0.0494114">
                <text:p>0.04941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.04">
                <text:p>8.04</text:p>
              </table:table-cell>
              <table:table-cell office:value-type="float" office:value="0.0492544">
                <text:p>0.04925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05">
                <text:p>8.05</text:p>
              </table:table-cell>
              <table:table-cell office:value-type="float" office:value="0.0490983">
                <text:p>0.04909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.06">
                <text:p>8.06</text:p>
              </table:table-cell>
              <table:table-cell office:value-type="float" office:value="0.0489431">
                <text:p>0.048943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1">
                <text:p>8.1</text:p>
              </table:table-cell>
              <table:table-cell office:value-type="float" office:value="0.0483326">
                <text:p>0.04833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.14">
                <text:p>8.14</text:p>
              </table:table-cell>
              <table:table-cell office:value-type="float" office:value="0.0477402">
                <text:p>0.04774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19">
                <text:p>8.19</text:p>
              </table:table-cell>
              <table:table-cell office:value-type="float" office:value="0.0471676">
                <text:p>0.04716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19">
                <text:p>8.19</text:p>
              </table:table-cell>
              <table:table-cell office:value-type="float" office:value="0.0470278">
                <text:p>0.04702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24">
                <text:p>8.24</text:p>
              </table:table-cell>
              <table:table-cell office:value-type="float" office:value="0.046349">
                <text:p>0.0463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.28">
                <text:p>8.28</text:p>
              </table:table-cell>
              <table:table-cell office:value-type="float" office:value="0.0459588">
                <text:p>0.04595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.28">
                <text:p>8.28</text:p>
              </table:table-cell>
              <table:table-cell office:value-type="float" office:value="0.0458316">
                <text:p>0.04583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29">
                <text:p>8.29</text:p>
              </table:table-cell>
              <table:table-cell office:value-type="float" office:value="0.0457059">
                <text:p>0.04570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.3">
                <text:p>8.3</text:p>
              </table:table-cell>
              <table:table-cell office:value-type="float" office:value="0.0455818">
                <text:p>0.04558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34">
                <text:p>8.34</text:p>
              </table:table-cell>
              <table:table-cell office:value-type="float" office:value="0.0451001">
                <text:p>0.04510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.39">
                <text:p>8.39</text:p>
              </table:table-cell>
              <table:table-cell office:value-type="float" office:value="0.0447548">
                <text:p>0.04475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39">
                <text:p>8.39</text:p>
              </table:table-cell>
              <table:table-cell office:value-type="float" office:value="0.0446428">
                <text:p>0.04464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44">
                <text:p>8.44</text:p>
              </table:table-cell>
              <table:table-cell office:value-type="float" office:value="0.0443159">
                <text:p>0.04431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44">
                <text:p>8.44</text:p>
              </table:table-cell>
              <table:table-cell office:value-type="float" office:value="0.0441056">
                <text:p>0.04410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48">
                <text:p>8.48</text:p>
              </table:table-cell>
              <table:table-cell office:value-type="float" office:value="0.0438016">
                <text:p>0.04380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.48">
                <text:p>8.48</text:p>
              </table:table-cell>
              <table:table-cell office:value-type="float" office:value="0.0436065">
                <text:p>0.04360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.53">
                <text:p>8.53</text:p>
              </table:table-cell>
              <table:table-cell office:value-type="float" office:value="0.0433253">
                <text:p>0.04332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53">
                <text:p>8.53</text:p>
              </table:table-cell>
              <table:table-cell office:value-type="float" office:value="0.0432345">
                <text:p>0.04323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.53">
                <text:p>8.53</text:p>
              </table:table-cell>
              <table:table-cell office:value-type="float" office:value="0.0431452">
                <text:p>0.04314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.54">
                <text:p>8.54</text:p>
              </table:table-cell>
              <table:table-cell office:value-type="float" office:value="0.0430574">
                <text:p>0.04305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58">
                <text:p>8.58</text:p>
              </table:table-cell>
              <table:table-cell office:value-type="float" office:value="0.0428862">
                <text:p>0.04288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.58">
                <text:p>8.58</text:p>
              </table:table-cell>
              <table:table-cell office:value-type="float" office:value="0.0427208">
                <text:p>0.04272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62">
                <text:p>8.62</text:p>
              </table:table-cell>
              <table:table-cell office:value-type="float" office:value="0.0424833">
                <text:p>0.04248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62">
                <text:p>8.62</text:p>
              </table:table-cell>
              <table:table-cell office:value-type="float" office:value="0.042407">
                <text:p>0.0424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67">
                <text:p>8.67</text:p>
              </table:table-cell>
              <table:table-cell office:value-type="float" office:value="0.0421153">
                <text:p>0.04211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72">
                <text:p>8.72</text:p>
              </table:table-cell>
              <table:table-cell office:value-type="float" office:value="0.0419106">
                <text:p>0.04191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72">
                <text:p>8.72</text:p>
              </table:table-cell>
              <table:table-cell office:value-type="float" office:value="0.0417807">
                <text:p>0.04178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76">
                <text:p>8.76</text:p>
              </table:table-cell>
              <table:table-cell office:value-type="float" office:value="0.0415955">
                <text:p>0.04159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76">
                <text:p>8.76</text:p>
              </table:table-cell>
              <table:table-cell office:value-type="float" office:value="0.0414783">
                <text:p>0.04147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81">
                <text:p>8.81</text:p>
              </table:table-cell>
              <table:table-cell office:value-type="float" office:value="0.0413659">
                <text:p>0.04136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81">
                <text:p>8.81</text:p>
              </table:table-cell>
              <table:table-cell office:value-type="float" office:value="0.0412063">
                <text:p>0.04120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86">
                <text:p>8.86</text:p>
              </table:table-cell>
              <table:table-cell office:value-type="float" office:value="0.0411056">
                <text:p>0.04110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86">
                <text:p>8.86</text:p>
              </table:table-cell>
              <table:table-cell office:value-type="float" office:value="0.0410093">
                <text:p>0.04100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86">
                <text:p>8.86</text:p>
              </table:table-cell>
              <table:table-cell office:value-type="float" office:value="0.0409628">
                <text:p>0.04096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87">
                <text:p>8.87</text:p>
              </table:table-cell>
              <table:table-cell office:value-type="float" office:value="0.0409174">
                <text:p>0.04091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91">
                <text:p>8.91</text:p>
              </table:table-cell>
              <table:table-cell office:value-type="float" office:value="0.0407873">
                <text:p>0.040787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91">
                <text:p>8.91</text:p>
              </table:table-cell>
              <table:table-cell office:value-type="float" office:value="0.0407459">
                <text:p>0.04074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96">
                <text:p>8.96</text:p>
              </table:table-cell>
              <table:table-cell office:value-type="float" office:value="0.0406277">
                <text:p>0.04062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96">
                <text:p>8.96</text:p>
              </table:table-cell>
              <table:table-cell office:value-type="float" office:value="0.0405902">
                <text:p>0.04059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">
                <text:p>9</text:p>
              </table:table-cell>
              <table:table-cell office:value-type="float" office:value="0.0404492">
                <text:p>0.04044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">
                <text:p>9</text:p>
              </table:table-cell>
              <table:table-cell office:value-type="float" office:value="0.0404162">
                <text:p>0.04041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.05">
                <text:p>9.05</text:p>
              </table:table-cell>
              <table:table-cell office:value-type="float" office:value="0.0402926">
                <text:p>0.04029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.05">
                <text:p>9.05</text:p>
              </table:table-cell>
              <table:table-cell office:value-type="float" office:value="0.0402637">
                <text:p>0.04026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.09">
                <text:p>9.09</text:p>
              </table:table-cell>
              <table:table-cell office:value-type="float" office:value="0.0401819">
                <text:p>0.04018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.09">
                <text:p>9.09</text:p>
              </table:table-cell>
              <table:table-cell office:value-type="float" office:value="0.0401561">
                <text:p>0.04015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.1">
                <text:p>9.1</text:p>
              </table:table-cell>
              <table:table-cell office:value-type="float" office:value="0.040131">
                <text:p>0.0401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.11">
                <text:p>9.11</text:p>
              </table:table-cell>
              <table:table-cell office:value-type="float" office:value="0.0401067">
                <text:p>0.040106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.15">
                <text:p>9.15</text:p>
              </table:table-cell>
              <table:table-cell office:value-type="float" office:value="0.0400379">
                <text:p>0.040037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.2">
                <text:p>9.2</text:p>
              </table:table-cell>
              <table:table-cell office:value-type="float" office:value="0.0399552">
                <text:p>0.039955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.2">
                <text:p>9.2</text:p>
              </table:table-cell>
              <table:table-cell office:value-type="float" office:value="0.0399361">
                <text:p>0.03993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.24">
                <text:p>9.24</text:p>
              </table:table-cell>
              <table:table-cell office:value-type="float" office:value="0.0398824">
                <text:p>0.03988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.24">
                <text:p>9.24</text:p>
              </table:table-cell>
              <table:table-cell office:value-type="float" office:value="0.0398495">
                <text:p>0.03984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.29">
                <text:p>9.29</text:p>
              </table:table-cell>
              <table:table-cell office:value-type="float" office:value="0.0398188">
                <text:p>0.039818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.29">
                <text:p>9.29</text:p>
              </table:table-cell>
              <table:table-cell office:value-type="float" office:value="0.0397902">
                <text:p>0.03979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.29">
                <text:p>9.29</text:p>
              </table:table-cell>
              <table:table-cell office:value-type="float" office:value="0.0397767">
                <text:p>0.03977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.3">
                <text:p>9.3</text:p>
              </table:table-cell>
              <table:table-cell office:value-type="float" office:value="0.0397636">
                <text:p>0.03976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.34">
                <text:p>9.34</text:p>
              </table:table-cell>
              <table:table-cell office:value-type="float" office:value="0.0397274">
                <text:p>0.03972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.34">
                <text:p>9.34</text:p>
              </table:table-cell>
              <table:table-cell office:value-type="float" office:value="0.0397162">
                <text:p>0.03971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.38">
                <text:p>9.38</text:p>
              </table:table-cell>
              <table:table-cell office:value-type="float" office:value="0.0396951">
                <text:p>0.039695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.38">
                <text:p>9.38</text:p>
              </table:table-cell>
              <table:table-cell office:value-type="float" office:value="0.0396757">
                <text:p>0.03967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.43">
                <text:p>9.43</text:p>
              </table:table-cell>
              <table:table-cell office:value-type="float" office:value="0.0396414">
                <text:p>0.03964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.47">
                <text:p>9.47</text:p>
              </table:table-cell>
              <table:table-cell office:value-type="float" office:value="0.0396129">
                <text:p>0.039612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.47">
                <text:p>9.47</text:p>
              </table:table-cell>
              <table:table-cell office:value-type="float" office:value="0.0396066">
                <text:p>0.03960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.52">
                <text:p>9.52</text:p>
              </table:table-cell>
              <table:table-cell office:value-type="float" office:value="0.0395845">
                <text:p>0.03958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.52">
                <text:p>9.52</text:p>
              </table:table-cell>
              <table:table-cell office:value-type="float" office:value="0.0395797">
                <text:p>0.039579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.53">
                <text:p>9.53</text:p>
              </table:table-cell>
              <table:table-cell office:value-type="float" office:value="0.0395752">
                <text:p>0.03957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.57">
                <text:p>9.57</text:p>
              </table:table-cell>
              <table:table-cell office:value-type="float" office:value="0.0395633">
                <text:p>0.03956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.61">
                <text:p>9.61</text:p>
              </table:table-cell>
              <table:table-cell office:value-type="float" office:value="0.0395482">
                <text:p>0.039548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.66">
                <text:p>9.66</text:p>
              </table:table-cell>
              <table:table-cell office:value-type="float" office:value="0.0395401">
                <text:p>0.03954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.66">
                <text:p>9.66</text:p>
              </table:table-cell>
              <table:table-cell office:value-type="float" office:value="0.0395385">
                <text:p>0.039538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.67">
                <text:p>9.67</text:p>
              </table:table-cell>
              <table:table-cell office:value-type="float" office:value="0.0395371">
                <text:p>0.03953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.71">
                <text:p>9.71</text:p>
              </table:table-cell>
              <table:table-cell office:value-type="float" office:value="0.0395349">
                <text:p>0.03953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.71">
                <text:p>9.71</text:p>
              </table:table-cell>
              <table:table-cell office:value-type="float" office:value="0.0395334">
                <text:p>0.03953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.76">
                <text:p>9.76</text:p>
              </table:table-cell>
              <table:table-cell office:value-type="float" office:value="0.0395324">
                <text:p>0.03953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.76">
                <text:p>9.76</text:p>
              </table:table-cell>
              <table:table-cell office:value-type="float" office:value="0.039532">
                <text:p>0.0395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.8">
                <text:p>9.8</text:p>
              </table:table-cell>
              <table:table-cell office:value-type="float" office:value="0.0395325">
                <text:p>0.03953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.8">
                <text:p>9.8</text:p>
              </table:table-cell>
              <table:table-cell office:value-type="float" office:value="0.0395333">
                <text:p>0.03953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.84">
                <text:p>9.84</text:p>
              </table:table-cell>
              <table:table-cell office:value-type="float" office:value="0.0395364">
                <text:p>0.03953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.85">
                <text:p>9.85</text:p>
              </table:table-cell>
              <table:table-cell office:value-type="float" office:value="0.0395375">
                <text:p>0.03953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.86">
                <text:p>9.86</text:p>
              </table:table-cell>
              <table:table-cell office:value-type="float" office:value="0.0395386">
                <text:p>0.039538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.9">
                <text:p>9.9</text:p>
              </table:table-cell>
              <table:table-cell office:value-type="float" office:value="0.0395424">
                <text:p>0.03954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.9">
                <text:p>9.9</text:p>
              </table:table-cell>
              <table:table-cell office:value-type="float" office:value="0.0395439">
                <text:p>0.039543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.94">
                <text:p>9.94</text:p>
              </table:table-cell>
              <table:table-cell office:value-type="float" office:value="0.0395486">
                <text:p>0.03954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.94">
                <text:p>9.94</text:p>
              </table:table-cell>
              <table:table-cell office:value-type="float" office:value="0.0395503">
                <text:p>0.039550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.99">
                <text:p>9.99</text:p>
              </table:table-cell>
              <table:table-cell office:value-type="float" office:value="0.0395538">
                <text:p>0.039553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.99">
                <text:p>9.99</text:p>
              </table:table-cell>
              <table:table-cell office:value-type="float" office:value="0.0395596">
                <text:p>0.03955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.03">
                <text:p>10.03</text:p>
              </table:table-cell>
              <table:table-cell office:value-type="float" office:value="0.0395657">
                <text:p>0.039565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.03">
                <text:p>10.03</text:p>
              </table:table-cell>
              <table:table-cell office:value-type="float" office:value="0.0395678">
                <text:p>0.03956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.04">
                <text:p>10.04</text:p>
              </table:table-cell>
              <table:table-cell office:value-type="float" office:value="0.03957">
                <text:p>0.0395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.05">
                <text:p>10.05</text:p>
              </table:table-cell>
              <table:table-cell office:value-type="float" office:value="0.0395722">
                <text:p>0.03957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.09">
                <text:p>10.09</text:p>
              </table:table-cell>
              <table:table-cell office:value-type="float" office:value="0.039579">
                <text:p>0.0395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.14">
                <text:p>10.14</text:p>
              </table:table-cell>
              <table:table-cell office:value-type="float" office:value="0.0395907">
                <text:p>0.039590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.18">
                <text:p>10.18</text:p>
              </table:table-cell>
              <table:table-cell office:value-type="float" office:value="0.0395979">
                <text:p>0.03959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.18">
                <text:p>10.18</text:p>
              </table:table-cell>
              <table:table-cell office:value-type="float" office:value="0.0396028">
                <text:p>0.03960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22">
                <text:p>10.22</text:p>
              </table:table-cell>
              <table:table-cell office:value-type="float" office:value="0.0396101">
                <text:p>0.03961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.22">
                <text:p>10.22</text:p>
              </table:table-cell>
              <table:table-cell office:value-type="float" office:value="0.0396126">
                <text:p>0.03961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.23">
                <text:p>10.23</text:p>
              </table:table-cell>
              <table:table-cell office:value-type="float" office:value="0.0396151">
                <text:p>0.03961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.24">
                <text:p>10.24</text:p>
              </table:table-cell>
              <table:table-cell office:value-type="float" office:value="0.0396175">
                <text:p>0.03961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.28">
                <text:p>10.28</text:p>
              </table:table-cell>
              <table:table-cell office:value-type="float" office:value="0.0396249">
                <text:p>0.039624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.28">
                <text:p>10.28</text:p>
              </table:table-cell>
              <table:table-cell office:value-type="float" office:value="0.0396274">
                <text:p>0.039627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.32">
                <text:p>10.32</text:p>
              </table:table-cell>
              <table:table-cell office:value-type="float" office:value="0.0396371">
                <text:p>0.03963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.37">
                <text:p>10.37</text:p>
              </table:table-cell>
              <table:table-cell office:value-type="float" office:value="0.0396395">
                <text:p>0.03963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.37">
                <text:p>10.37</text:p>
              </table:table-cell>
              <table:table-cell office:value-type="float" office:value="0.039649">
                <text:p>0.0396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.42">
                <text:p>10.42</text:p>
              </table:table-cell>
              <table:table-cell office:value-type="float" office:value="0.0396606">
                <text:p>0.03966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46">
                <text:p>10.46</text:p>
              </table:table-cell>
              <table:table-cell office:value-type="float" office:value="0.0396696">
                <text:p>0.03966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.47">
                <text:p>10.47</text:p>
              </table:table-cell>
              <table:table-cell office:value-type="float" office:value="0.0396718">
                <text:p>0.03967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48">
                <text:p>10.48</text:p>
              </table:table-cell>
              <table:table-cell office:value-type="float" office:value="0.0396739">
                <text:p>0.03967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.52">
                <text:p>10.52</text:p>
              </table:table-cell>
              <table:table-cell office:value-type="float" office:value="0.0396804">
                <text:p>0.03968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52">
                <text:p>10.52</text:p>
              </table:table-cell>
              <table:table-cell office:value-type="float" office:value="0.0396824">
                <text:p>0.03968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.57">
                <text:p>10.57</text:p>
              </table:table-cell>
              <table:table-cell office:value-type="float" office:value="0.0396866">
                <text:p>0.039686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.57">
                <text:p>10.57</text:p>
              </table:table-cell>
              <table:table-cell office:value-type="float" office:value="0.0396926">
                <text:p>0.03969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.62">
                <text:p>10.62</text:p>
              </table:table-cell>
              <table:table-cell office:value-type="float" office:value="0.0396965">
                <text:p>0.03969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.62">
                <text:p>10.62</text:p>
              </table:table-cell>
              <table:table-cell office:value-type="float" office:value="0.0397003">
                <text:p>0.03970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.62">
                <text:p>10.62</text:p>
              </table:table-cell>
              <table:table-cell office:value-type="float" office:value="0.0397022">
                <text:p>0.03970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.63">
                <text:p>10.63</text:p>
              </table:table-cell>
              <table:table-cell office:value-type="float" office:value="0.039704">
                <text:p>0.0397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.67">
                <text:p>10.67</text:p>
              </table:table-cell>
              <table:table-cell office:value-type="float" office:value="0.0397077">
                <text:p>0.03970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.67">
                <text:p>10.67</text:p>
              </table:table-cell>
              <table:table-cell office:value-type="float" office:value="0.0397112">
                <text:p>0.03971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.72">
                <text:p>10.72</text:p>
              </table:table-cell>
              <table:table-cell office:value-type="float" office:value="0.039718">
                <text:p>0.0397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.76">
                <text:p>10.76</text:p>
              </table:table-cell>
              <table:table-cell office:value-type="float" office:value="0.0397212">
                <text:p>0.03972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.76">
                <text:p>10.76</text:p>
              </table:table-cell>
              <table:table-cell office:value-type="float" office:value="0.0397259">
                <text:p>0.039725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.81">
                <text:p>10.81</text:p>
              </table:table-cell>
              <table:table-cell office:value-type="float" office:value="0.0397304">
                <text:p>0.03973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.81">
                <text:p>10.81</text:p>
              </table:table-cell>
              <table:table-cell office:value-type="float" office:value="0.0397333">
                <text:p>0.03973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.85">
                <text:p>10.85</text:p>
              </table:table-cell>
              <table:table-cell office:value-type="float" office:value="0.0397374">
                <text:p>0.03973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.85">
                <text:p>10.85</text:p>
              </table:table-cell>
              <table:table-cell office:value-type="float" office:value="0.0397387">
                <text:p>0.039738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.86">
                <text:p>10.86</text:p>
              </table:table-cell>
              <table:table-cell office:value-type="float" office:value="0.0397401">
                <text:p>0.03974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.87">
                <text:p>10.87</text:p>
              </table:table-cell>
              <table:table-cell office:value-type="float" office:value="0.0397413">
                <text:p>0.03974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.91">
                <text:p>10.91</text:p>
              </table:table-cell>
              <table:table-cell office:value-type="float" office:value="0.0397439">
                <text:p>0.039743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.91">
                <text:p>10.91</text:p>
              </table:table-cell>
              <table:table-cell office:value-type="float" office:value="0.0397463">
                <text:p>0.03974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.95">
                <text:p>10.95</text:p>
              </table:table-cell>
              <table:table-cell office:value-type="float" office:value="0.0397498">
                <text:p>0.03974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.95">
                <text:p>10.95</text:p>
              </table:table-cell>
              <table:table-cell office:value-type="float" office:value="0.0397509">
                <text:p>0.039750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">
                <text:p>11</text:p>
              </table:table-cell>
              <table:table-cell office:value-type="float" office:value="0.039753">
                <text:p>0.03975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">
                <text:p>11</text:p>
              </table:table-cell>
              <table:table-cell office:value-type="float" office:value="0.0397551">
                <text:p>0.039755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.04">
                <text:p>11.04</text:p>
              </table:table-cell>
              <table:table-cell office:value-type="float" office:value="0.0397571">
                <text:p>0.039757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.04">
                <text:p>11.04</text:p>
              </table:table-cell>
              <table:table-cell office:value-type="float" office:value="0.03976">
                <text:p>0.039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.09">
                <text:p>11.09</text:p>
              </table:table-cell>
              <table:table-cell office:value-type="float" office:value="0.0397627">
                <text:p>0.039762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.09">
                <text:p>11.09</text:p>
              </table:table-cell>
              <table:table-cell office:value-type="float" office:value="0.0397644">
                <text:p>0.03976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.14">
                <text:p>11.14</text:p>
              </table:table-cell>
              <table:table-cell office:value-type="float" office:value="0.0397668">
                <text:p>0.03976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.14">
                <text:p>11.14</text:p>
              </table:table-cell>
              <table:table-cell office:value-type="float" office:value="0.0397676">
                <text:p>0.03976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.14">
                <text:p>11.14</text:p>
              </table:table-cell>
              <table:table-cell office:value-type="float" office:value="0.0397684">
                <text:p>0.039768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.15">
                <text:p>11.15</text:p>
              </table:table-cell>
              <table:table-cell office:value-type="float" office:value="0.0397691">
                <text:p>0.039769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.19">
                <text:p>11.19</text:p>
              </table:table-cell>
              <table:table-cell office:value-type="float" office:value="0.0397705">
                <text:p>0.03977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.19">
                <text:p>11.19</text:p>
              </table:table-cell>
              <table:table-cell office:value-type="float" office:value="0.0397719">
                <text:p>0.03977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.24">
                <text:p>11.24</text:p>
              </table:table-cell>
              <table:table-cell office:value-type="float" office:value="0.0397732">
                <text:p>0.03977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.24">
                <text:p>11.24</text:p>
              </table:table-cell>
              <table:table-cell office:value-type="float" office:value="0.0397745">
                <text:p>0.039774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.28">
                <text:p>11.28</text:p>
              </table:table-cell>
              <table:table-cell office:value-type="float" office:value="0.0397762">
                <text:p>0.039776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.28">
                <text:p>11.28</text:p>
              </table:table-cell>
              <table:table-cell office:value-type="float" office:value="0.0397773">
                <text:p>0.039777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.32">
                <text:p>11.32</text:p>
              </table:table-cell>
              <table:table-cell office:value-type="float" office:value="0.0397788">
                <text:p>0.03977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.32">
                <text:p>11.32</text:p>
              </table:table-cell>
              <table:table-cell office:value-type="float" office:value="0.0397793">
                <text:p>0.039779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.33">
                <text:p>11.33</text:p>
              </table:table-cell>
              <table:table-cell office:value-type="float" office:value="0.0397798">
                <text:p>0.039779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.34">
                <text:p>11.34</text:p>
              </table:table-cell>
              <table:table-cell office:value-type="float" office:value="0.0397803">
                <text:p>0.03978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.38">
                <text:p>11.38</text:p>
              </table:table-cell>
              <table:table-cell office:value-type="float" office:value="0.039782">
                <text:p>0.03978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.43">
                <text:p>11.43</text:p>
              </table:table-cell>
              <table:table-cell office:value-type="float" office:value="0.0397832">
                <text:p>0.039783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.43">
                <text:p>11.43</text:p>
              </table:table-cell>
              <table:table-cell office:value-type="float" office:value="0.0397839">
                <text:p>0.03978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.48">
                <text:p>11.48</text:p>
              </table:table-cell>
              <table:table-cell office:value-type="float" office:value="0.0397846">
                <text:p>0.039784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.48">
                <text:p>11.48</text:p>
              </table:table-cell>
              <table:table-cell office:value-type="float" office:value="0.0397856">
                <text:p>0.03978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.49">
                <text:p>11.49</text:p>
              </table:table-cell>
              <table:table-cell office:value-type="float" office:value="0.0397859">
                <text:p>0.039785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.53">
                <text:p>11.53</text:p>
              </table:table-cell>
              <table:table-cell office:value-type="float" office:value="0.0397864">
                <text:p>0.039786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.53">
                <text:p>11.53</text:p>
              </table:table-cell>
              <table:table-cell office:value-type="float" office:value="0.039787">
                <text:p>0.03978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.58">
                <text:p>11.5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.58">
                <text:p>11.58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.62">
                <text:p>11.62</text:p>
              </table:table-cell>
              <table:table-cell office:value-type="float" office:value="0.0397888">
                <text:p>0.039788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.62">
                <text:p>11.62</text:p>
              </table:table-cell>
              <table:table-cell office:value-type="float" office:value="0.0397889">
                <text:p>0.039788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.66">
                <text:p>11.66</text:p>
              </table:table-cell>
              <table:table-cell office:value-type="float" office:value="0.0408114">
                <text:p>0.04081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.66">
                <text:p>11.66</text:p>
              </table:table-cell>
              <table:table-cell office:value-type="float" office:value="0.0408119">
                <text:p>0.040811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.67">
                <text:p>11.67</text:p>
              </table:table-cell>
              <table:table-cell office:value-type="float" office:value="0.0417607">
                <text:p>0.041760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.68">
                <text:p>11.68</text:p>
              </table:table-cell>
              <table:table-cell office:value-type="float" office:value="0.044137">
                <text:p>0.04413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.72">
                <text:p>11.72</text:p>
              </table:table-cell>
              <table:table-cell office:value-type="float" office:value="0.0587449">
                <text:p>0.058744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.77">
                <text:p>11.77</text:p>
              </table:table-cell>
              <table:table-cell office:value-type="float" office:value="0.106205">
                <text:p>0.1062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.77">
                <text:p>11.77</text:p>
              </table:table-cell>
              <table:table-cell office:value-type="float" office:value="0.106165">
                <text:p>0.10616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.81">
                <text:p>11.81</text:p>
              </table:table-cell>
              <table:table-cell office:value-type="float" office:value="0.141304">
                <text:p>0.14130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.81">
                <text:p>11.81</text:p>
              </table:table-cell>
              <table:table-cell office:value-type="float" office:value="0.140601">
                <text:p>0.14060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.86">
                <text:p>11.86</text:p>
              </table:table-cell>
              <table:table-cell office:value-type="float" office:value="0.209506">
                <text:p>0.20950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.86">
                <text:p>11.86</text:p>
              </table:table-cell>
              <table:table-cell office:value-type="float" office:value="0.20704">
                <text:p>0.207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.87">
                <text:p>11.87</text:p>
              </table:table-cell>
              <table:table-cell office:value-type="float" office:value="0.220015">
                <text:p>0.2200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.91">
                <text:p>11.91</text:p>
              </table:table-cell>
              <table:table-cell office:value-type="float" office:value="0.275378">
                <text:p>0.27537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.91">
                <text:p>11.91</text:p>
              </table:table-cell>
              <table:table-cell office:value-type="float" office:value="0.269675">
                <text:p>0.26967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.96">
                <text:p>11.96</text:p>
              </table:table-cell>
              <table:table-cell office:value-type="float" office:value="0.329074">
                <text:p>0.32907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.96">
                <text:p>11.96</text:p>
              </table:table-cell>
              <table:table-cell office:value-type="float" office:value="0.319757">
                <text:p>0.31975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">
                <text:p>12</text:p>
              </table:table-cell>
              <table:table-cell office:value-type="float" office:value="0.346986">
                <text:p>0.34698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.04">
                <text:p>12.04</text:p>
              </table:table-cell>
              <table:table-cell office:value-type="float" office:value="0.412059">
                <text:p>0.41205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.04">
                <text:p>12.04</text:p>
              </table:table-cell>
              <table:table-cell office:value-type="float" office:value="0.393044">
                <text:p>0.3930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.05">
                <text:p>12.05</text:p>
              </table:table-cell>
              <table:table-cell office:value-type="float" office:value="0.399441">
                <text:p>0.3994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2.06">
                <text:p>12.06</text:p>
              </table:table-cell>
              <table:table-cell office:value-type="float" office:value="0.462477">
                <text:p>0.4624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2.1">
                <text:p>12.1</text:p>
              </table:table-cell>
              <table:table-cell office:value-type="float" office:value="0.511468">
                <text:p>0.5114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.1">
                <text:p>12.1</text:p>
              </table:table-cell>
              <table:table-cell office:value-type="float" office:value="0.485798">
                <text:p>0.48579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2.15">
                <text:p>12.15</text:p>
              </table:table-cell>
              <table:table-cell office:value-type="float" office:value="0.469585">
                <text:p>0.46958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2.15">
                <text:p>12.15</text:p>
              </table:table-cell>
              <table:table-cell office:value-type="float" office:value="0.409153">
                <text:p>0.40915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2.2">
                <text:p>12.2</text:p>
              </table:table-cell>
              <table:table-cell office:value-type="float" office:value="0.524481">
                <text:p>0.52448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2.2">
                <text:p>12.2</text:p>
              </table:table-cell>
              <table:table-cell office:value-type="float" office:value="0.456114">
                <text:p>0.45611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2.2">
                <text:p>12.2</text:p>
              </table:table-cell>
              <table:table-cell office:value-type="float" office:value="0.42067">
                <text:p>0.4206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.21">
                <text:p>12.21</text:p>
              </table:table-cell>
              <table:table-cell office:value-type="float" office:value="0.419963">
                <text:p>0.4199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.25">
                <text:p>12.25</text:p>
              </table:table-cell>
              <table:table-cell office:value-type="float" office:value="0.513849">
                <text:p>0.51384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2.25">
                <text:p>12.25</text:p>
              </table:table-cell>
              <table:table-cell office:value-type="float" office:value="0.435103">
                <text:p>0.4351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.3">
                <text:p>12.3</text:p>
              </table:table-cell>
              <table:table-cell office:value-type="float" office:value="0.520396">
                <text:p>0.5203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.3">
                <text:p>12.3</text:p>
              </table:table-cell>
              <table:table-cell office:value-type="float" office:value="0.435193">
                <text:p>0.4351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.34">
                <text:p>12.34</text:p>
              </table:table-cell>
              <table:table-cell office:value-type="float" office:value="0.47363">
                <text:p>0.4736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.34">
                <text:p>12.34</text:p>
              </table:table-cell>
              <table:table-cell office:value-type="float" office:value="0.381008">
                <text:p>0.3810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.39">
                <text:p>12.39</text:p>
              </table:table-cell>
              <table:table-cell office:value-type="float" office:value="0.521075">
                <text:p>0.5210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.39">
                <text:p>12.39</text:p>
              </table:table-cell>
              <table:table-cell office:value-type="float" office:value="0.47143">
                <text:p>0.4714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.39">
                <text:p>12.39</text:p>
              </table:table-cell>
              <table:table-cell office:value-type="float" office:value="0.421184">
                <text:p>0.42118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.4">
                <text:p>12.4</text:p>
              </table:table-cell>
              <table:table-cell office:value-type="float" office:value="0.417959">
                <text:p>0.4179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.44">
                <text:p>12.44</text:p>
              </table:table-cell>
              <table:table-cell office:value-type="float" office:value="0.469125">
                <text:p>0.4691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.44">
                <text:p>12.44</text:p>
              </table:table-cell>
              <table:table-cell office:value-type="float" office:value="0.362892">
                <text:p>0.36289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.48">
                <text:p>12.48</text:p>
              </table:table-cell>
              <table:table-cell office:value-type="float" office:value="0.34968">
                <text:p>0.3496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.53">
                <text:p>12.53</text:p>
              </table:table-cell>
              <table:table-cell office:value-type="float" office:value="0.391495">
                <text:p>0.39149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.53">
                <text:p>12.53</text:p>
              </table:table-cell>
              <table:table-cell office:value-type="float" office:value="0.332895">
                <text:p>0.33289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.58">
                <text:p>12.58</text:p>
              </table:table-cell>
              <table:table-cell office:value-type="float" office:value="0.560133">
                <text:p>0.56013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.58">
                <text:p>12.58</text:p>
              </table:table-cell>
              <table:table-cell office:value-type="float" office:value="0.378771">
                <text:p>0.37877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2.58">
                <text:p>12.58</text:p>
              </table:table-cell>
              <table:table-cell office:value-type="float" office:value="0.317558">
                <text:p>0.31755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.59">
                <text:p>12.59</text:p>
              </table:table-cell>
              <table:table-cell office:value-type="float" office:value="0.314184">
                <text:p>0.31418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.63">
                <text:p>12.63</text:p>
              </table:table-cell>
              <table:table-cell office:value-type="float" office:value="0.370324">
                <text:p>0.3703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.63">
                <text:p>12.63</text:p>
              </table:table-cell>
              <table:table-cell office:value-type="float" office:value="0.306662">
                <text:p>0.30666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.68">
                <text:p>12.68</text:p>
              </table:table-cell>
              <table:table-cell office:value-type="float" office:value="0.501131">
                <text:p>0.5011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.68">
                <text:p>12.68</text:p>
              </table:table-cell>
              <table:table-cell office:value-type="float" office:value="0.369698">
                <text:p>0.36969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.72">
                <text:p>12.72</text:p>
              </table:table-cell>
              <table:table-cell office:value-type="float" office:value="0.362572">
                <text:p>0.36257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.72">
                <text:p>12.72</text:p>
              </table:table-cell>
              <table:table-cell office:value-type="float" office:value="0.294891">
                <text:p>0.29489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.76">
                <text:p>12.76</text:p>
              </table:table-cell>
              <table:table-cell office:value-type="float" office:value="0.362531">
                <text:p>0.36253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.76">
                <text:p>12.76</text:p>
              </table:table-cell>
              <table:table-cell office:value-type="float" office:value="0.293217">
                <text:p>0.29321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.77">
                <text:p>12.77</text:p>
              </table:table-cell>
              <table:table-cell office:value-type="float" office:value="0.291586">
                <text:p>0.29158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.78">
                <text:p>12.78</text:p>
              </table:table-cell>
              <table:table-cell office:value-type="float" office:value="0.228466">
                <text:p>0.22846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.82">
                <text:p>12.82</text:p>
              </table:table-cell>
              <table:table-cell office:value-type="float" office:value="0.291871">
                <text:p>0.29187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.82">
                <text:p>12.82</text:p>
              </table:table-cell>
              <table:table-cell office:value-type="float" office:value="0.222101">
                <text:p>0.2221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.87">
                <text:p>12.87</text:p>
              </table:table-cell>
              <table:table-cell office:value-type="float" office:value="0.437433">
                <text:p>0.4374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.87">
                <text:p>12.87</text:p>
              </table:table-cell>
              <table:table-cell office:value-type="float" office:value="0.290996">
                <text:p>0.29099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.92">
                <text:p>12.92</text:p>
              </table:table-cell>
              <table:table-cell office:value-type="float" office:value="0.595952">
                <text:p>0.59595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.92">
                <text:p>12.92</text:p>
              </table:table-cell>
              <table:table-cell office:value-type="float" office:value="0.367311">
                <text:p>0.36731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.96">
                <text:p>12.96</text:p>
              </table:table-cell>
              <table:table-cell office:value-type="float" office:value="0.371766">
                <text:p>0.37176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.96">
                <text:p>12.96</text:p>
              </table:table-cell>
              <table:table-cell office:value-type="float" office:value="0.296104">
                <text:p>0.29610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.01">
                <text:p>13.01</text:p>
              </table:table-cell>
              <table:table-cell office:value-type="float" office:value="0.383187">
                <text:p>0.3831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.01">
                <text:p>13.01</text:p>
              </table:table-cell>
              <table:table-cell office:value-type="float" office:value="0.30641">
                <text:p>0.3064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3.01">
                <text:p>13.01</text:p>
              </table:table-cell>
              <table:table-cell office:value-type="float" office:value="0.234031">
                <text:p>0.23403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.02">
                <text:p>13.02</text:p>
              </table:table-cell>
              <table:table-cell office:value-type="float" office:value="0.234546">
                <text:p>0.23454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.06">
                <text:p>13.06</text:p>
              </table:table-cell>
              <table:table-cell office:value-type="float" office:value="0.313499">
                <text:p>0.31349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.06">
                <text:p>13.06</text:p>
              </table:table-cell>
              <table:table-cell office:value-type="float" office:value="0.241289">
                <text:p>0.24128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.11">
                <text:p>13.11</text:p>
              </table:table-cell>
              <table:table-cell office:value-type="float" office:value="0.40931">
                <text:p>0.409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.11">
                <text:p>13.11</text:p>
              </table:table-cell>
              <table:table-cell office:value-type="float" office:value="0.257403">
                <text:p>0.25740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.16">
                <text:p>13.16</text:p>
              </table:table-cell>
              <table:table-cell office:value-type="float" office:value="0.42842">
                <text:p>0.4284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.16">
                <text:p>13.16</text:p>
              </table:table-cell>
              <table:table-cell office:value-type="float" office:value="0.348025">
                <text:p>0.3480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.16">
                <text:p>13.16</text:p>
              </table:table-cell>
              <table:table-cell office:value-type="float" office:value="0.273998">
                <text:p>0.2739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.17">
                <text:p>13.17</text:p>
              </table:table-cell>
              <table:table-cell office:value-type="float" office:value="0.275305">
                <text:p>0.2753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.21">
                <text:p>13.21</text:p>
              </table:table-cell>
              <table:table-cell office:value-type="float" office:value="0.282718">
                <text:p>0.2827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.26">
                <text:p>13.26</text:p>
              </table:table-cell>
              <table:table-cell office:value-type="float" office:value="0.363649">
                <text:p>0.3636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.26">
                <text:p>13.26</text:p>
              </table:table-cell>
              <table:table-cell office:value-type="float" office:value="0.29107">
                <text:p>0.2910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.3">
                <text:p>13.3</text:p>
              </table:table-cell>
              <table:table-cell office:value-type="float" office:value="0.371006">
                <text:p>0.37100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.3">
                <text:p>13.3</text:p>
              </table:table-cell>
              <table:table-cell office:value-type="float" office:value="0.299298">
                <text:p>0.29929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.31">
                <text:p>13.31</text:p>
              </table:table-cell>
              <table:table-cell office:value-type="float" office:value="0.300559">
                <text:p>0.30055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.32">
                <text:p>13.32</text:p>
              </table:table-cell>
              <table:table-cell office:value-type="float" office:value="0.301871">
                <text:p>0.30187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.36">
                <text:p>13.36</text:p>
              </table:table-cell>
              <table:table-cell office:value-type="float" office:value="0.380639">
                <text:p>0.38063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.36">
                <text:p>13.36</text:p>
              </table:table-cell>
              <table:table-cell office:value-type="float" office:value="0.310863">
                <text:p>0.3108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.41">
                <text:p>13.41</text:p>
              </table:table-cell>
              <table:table-cell office:value-type="float" office:value="0.553265">
                <text:p>0.55326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.41">
                <text:p>13.41</text:p>
              </table:table-cell>
              <table:table-cell office:value-type="float" office:value="0.320058">
                <text:p>0.32005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.45">
                <text:p>13.45</text:p>
              </table:table-cell>
              <table:table-cell office:value-type="float" office:value="0.392197">
                <text:p>0.39219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.45">
                <text:p>13.45</text:p>
              </table:table-cell>
              <table:table-cell office:value-type="float" office:value="0.32736">
                <text:p>0.3273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.46">
                <text:p>13.46</text:p>
              </table:table-cell>
              <table:table-cell office:value-type="float" office:value="0.328429">
                <text:p>0.32842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.47">
                <text:p>13.47</text:p>
              </table:table-cell>
              <table:table-cell office:value-type="float" office:value="0.329493">
                <text:p>0.32949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.51">
                <text:p>13.51</text:p>
              </table:table-cell>
              <table:table-cell office:value-type="float" office:value="0.471993">
                <text:p>0.4719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.52">
                <text:p>13.52</text:p>
              </table:table-cell>
              <table:table-cell office:value-type="float" office:value="0.396591">
                <text:p>0.39659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.56">
                <text:p>13.56</text:p>
              </table:table-cell>
              <table:table-cell office:value-type="float" office:value="0.400066">
                <text:p>0.40006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.56">
                <text:p>13.56</text:p>
              </table:table-cell>
              <table:table-cell office:value-type="float" office:value="0.343522">
                <text:p>0.34352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.61">
                <text:p>13.61</text:p>
              </table:table-cell>
              <table:table-cell office:value-type="float" office:value="0.320965">
                <text:p>0.32096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.66">
                <text:p>13.66</text:p>
              </table:table-cell>
              <table:table-cell office:value-type="float" office:value="0.405021">
                <text:p>0.40502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.66">
                <text:p>13.66</text:p>
              </table:table-cell>
              <table:table-cell office:value-type="float" office:value="0.353695">
                <text:p>0.35369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.66">
                <text:p>13.66</text:p>
              </table:table-cell>
              <table:table-cell office:value-type="float" office:value="0.328476">
                <text:p>0.32847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.67">
                <text:p>13.67</text:p>
              </table:table-cell>
              <table:table-cell office:value-type="float" office:value="0.329451">
                <text:p>0.32945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.71">
                <text:p>13.71</text:p>
              </table:table-cell>
              <table:table-cell office:value-type="float" office:value="0.332345">
                <text:p>0.33234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.76">
                <text:p>13.76</text:p>
              </table:table-cell>
              <table:table-cell office:value-type="float" office:value="0.332594">
                <text:p>0.33259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.81">
                <text:p>13.81</text:p>
              </table:table-cell>
              <table:table-cell office:value-type="float" office:value="0.462178">
                <text:p>0.46217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.81">
                <text:p>13.81</text:p>
              </table:table-cell>
              <table:table-cell office:value-type="float" office:value="0.328814">
                <text:p>0.3288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.85">
                <text:p>13.85</text:p>
              </table:table-cell>
              <table:table-cell office:value-type="float" office:value="0.340474">
                <text:p>0.34047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.86">
                <text:p>13.86</text:p>
              </table:table-cell>
              <table:table-cell office:value-type="float" office:value="0.338681">
                <text:p>0.33868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.87">
                <text:p>13.87</text:p>
              </table:table-cell>
              <table:table-cell office:value-type="float" office:value="0.336795">
                <text:p>0.33679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.91">
                <text:p>13.91</text:p>
              </table:table-cell>
              <table:table-cell office:value-type="float" office:value="0.453669">
                <text:p>0.45366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.91">
                <text:p>13.91</text:p>
              </table:table-cell>
              <table:table-cell office:value-type="float" office:value="0.334265">
                <text:p>0.33426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.96">
                <text:p>13.96</text:p>
              </table:table-cell>
              <table:table-cell office:value-type="float" office:value="0.389202">
                <text:p>0.38920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.96">
                <text:p>13.96</text:p>
              </table:table-cell>
              <table:table-cell office:value-type="float" office:value="0.331848">
                <text:p>0.33184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">
                <text:p>14</text:p>
              </table:table-cell>
              <table:table-cell office:value-type="float" office:value="0.457049">
                <text:p>0.45704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">
                <text:p>14</text:p>
              </table:table-cell>
              <table:table-cell office:value-type="float" office:value="0.28293">
                <text:p>0.2829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.04">
                <text:p>14.04</text:p>
              </table:table-cell>
              <table:table-cell office:value-type="float" office:value="0.547437">
                <text:p>0.54743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.04">
                <text:p>14.04</text:p>
              </table:table-cell>
              <table:table-cell office:value-type="float" office:value="0.462529">
                <text:p>0.46252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.05">
                <text:p>14.05</text:p>
              </table:table-cell>
              <table:table-cell office:value-type="float" office:value="0.462436">
                <text:p>0.46243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.06">
                <text:p>14.06</text:p>
              </table:table-cell>
              <table:table-cell office:value-type="float" office:value="0.265599">
                <text:p>0.26559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.1">
                <text:p>14.1</text:p>
              </table:table-cell>
              <table:table-cell office:value-type="float" office:value="0.381483">
                <text:p>0.3814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.1">
                <text:p>14.1</text:p>
              </table:table-cell>
              <table:table-cell office:value-type="float" office:value="0.251028">
                <text:p>0.25102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.15">
                <text:p>14.15</text:p>
              </table:table-cell>
              <table:table-cell office:value-type="float" office:value="0.301214">
                <text:p>0.3012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.2">
                <text:p>14.2</text:p>
              </table:table-cell>
              <table:table-cell office:value-type="float" office:value="0.47455">
                <text:p>0.474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.2">
                <text:p>14.2</text:p>
              </table:table-cell>
              <table:table-cell office:value-type="float" office:value="0.30233">
                <text:p>0.302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.24">
                <text:p>14.24</text:p>
              </table:table-cell>
              <table:table-cell office:value-type="float" office:value="0.390871">
                <text:p>0.39087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.24">
                <text:p>14.24</text:p>
              </table:table-cell>
              <table:table-cell office:value-type="float" office:value="0.223227">
                <text:p>0.22322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.25">
                <text:p>14.25</text:p>
              </table:table-cell>
              <table:table-cell office:value-type="float" office:value="0.221752">
                <text:p>0.22175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.3">
                <text:p>14.3</text:p>
              </table:table-cell>
              <table:table-cell office:value-type="float" office:value="0.243724">
                <text:p>0.24372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.34">
                <text:p>14.34</text:p>
              </table:table-cell>
              <table:table-cell office:value-type="float" office:value="0.337977">
                <text:p>0.33797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.34">
                <text:p>14.34</text:p>
              </table:table-cell>
              <table:table-cell office:value-type="float" office:value="0.163744">
                <text:p>0.16374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.39">
                <text:p>14.39</text:p>
              </table:table-cell>
              <table:table-cell office:value-type="float" office:value="0.440384">
                <text:p>0.44038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.39">
                <text:p>14.39</text:p>
              </table:table-cell>
              <table:table-cell office:value-type="float" office:value="0.167744">
                <text:p>0.16774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.44">
                <text:p>14.44</text:p>
              </table:table-cell>
              <table:table-cell office:value-type="float" office:value="0.362503">
                <text:p>0.36250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.44">
                <text:p>14.44</text:p>
              </table:table-cell>
              <table:table-cell office:value-type="float" office:value="0.270267">
                <text:p>0.27026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.45">
                <text:p>14.45</text:p>
              </table:table-cell>
              <table:table-cell office:value-type="float" office:value="0.272238">
                <text:p>0.27223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.49">
                <text:p>14.49</text:p>
              </table:table-cell>
              <table:table-cell office:value-type="float" office:value="0.5703">
                <text:p>0.570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.49">
                <text:p>14.49</text:p>
              </table:table-cell>
              <table:table-cell office:value-type="float" office:value="0.383789">
                <text:p>0.38378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.54">
                <text:p>14.54</text:p>
              </table:table-cell>
              <table:table-cell office:value-type="float" office:value="0.313712">
                <text:p>0.3137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.58">
                <text:p>14.58</text:p>
              </table:table-cell>
              <table:table-cell office:value-type="float" office:value="0.327266">
                <text:p>0.32726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.58">
                <text:p>14.58</text:p>
              </table:table-cell>
              <table:table-cell office:value-type="float" office:value="0.238744">
                <text:p>0.23874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.63">
                <text:p>14.63</text:p>
              </table:table-cell>
              <table:table-cell office:value-type="float" office:value="0.448395">
                <text:p>0.44839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.63">
                <text:p>14.63</text:p>
              </table:table-cell>
              <table:table-cell office:value-type="float" office:value="0.357894">
                <text:p>0.35789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.63">
                <text:p>14.63</text:p>
              </table:table-cell>
              <table:table-cell office:value-type="float" office:value="0.270005">
                <text:p>0.27000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.64">
                <text:p>14.64</text:p>
              </table:table-cell>
              <table:table-cell office:value-type="float" office:value="0.272732">
                <text:p>0.27273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.68">
                <text:p>14.68</text:p>
              </table:table-cell>
              <table:table-cell office:value-type="float" office:value="0.288195">
                <text:p>0.28819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.72">
                <text:p>14.72</text:p>
              </table:table-cell>
              <table:table-cell office:value-type="float" office:value="0.386983">
                <text:p>0.38698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.72">
                <text:p>14.72</text:p>
              </table:table-cell>
              <table:table-cell office:value-type="float" office:value="0.220748">
                <text:p>0.22074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.77">
                <text:p>14.77</text:p>
              </table:table-cell>
              <table:table-cell office:value-type="float" office:value="0.311741">
                <text:p>0.3117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.81">
                <text:p>14.81</text:p>
              </table:table-cell>
              <table:table-cell office:value-type="float" office:value="0.339468">
                <text:p>0.33946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.81">
                <text:p>14.81</text:p>
              </table:table-cell>
              <table:table-cell office:value-type="float" office:value="0.260255">
                <text:p>0.2602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.86">
                <text:p>14.86</text:p>
              </table:table-cell>
              <table:table-cell office:value-type="float" office:value="0.448816">
                <text:p>0.4488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.86">
                <text:p>14.86</text:p>
              </table:table-cell>
              <table:table-cell office:value-type="float" office:value="0.36316">
                <text:p>0.363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.86">
                <text:p>14.86</text:p>
              </table:table-cell>
              <table:table-cell office:value-type="float" office:value="0.283659">
                <text:p>0.28365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.87">
                <text:p>14.87</text:p>
              </table:table-cell>
              <table:table-cell office:value-type="float" office:value="0.285578">
                <text:p>0.28557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.91">
                <text:p>14.91</text:p>
              </table:table-cell>
              <table:table-cell office:value-type="float" office:value="0.460144">
                <text:p>0.4601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.91">
                <text:p>14.91</text:p>
              </table:table-cell>
              <table:table-cell office:value-type="float" office:value="0.296206">
                <text:p>0.29620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.95">
                <text:p>14.95</text:p>
              </table:table-cell>
              <table:table-cell office:value-type="float" office:value="0.273391">
                <text:p>0.2733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">
                <text:p>15</text:p>
              </table:table-cell>
              <table:table-cell office:value-type="float" office:value="0.479934">
                <text:p>0.47993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">
                <text:p>15</text:p>
              </table:table-cell>
              <table:table-cell office:value-type="float" office:value="0.317375">
                <text:p>0.31737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.05">
                <text:p>15.05</text:p>
              </table:table-cell>
              <table:table-cell office:value-type="float" office:value="0.526541">
                <text:p>0.52654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.05">
                <text:p>15.05</text:p>
              </table:table-cell>
              <table:table-cell office:value-type="float" office:value="0.359363">
                <text:p>0.3593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.05">
                <text:p>15.05</text:p>
              </table:table-cell>
              <table:table-cell office:value-type="float" office:value="0.287048">
                <text:p>0.28704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.06">
                <text:p>15.06</text:p>
              </table:table-cell>
              <table:table-cell office:value-type="float" office:value="0.288631">
                <text:p>0.28863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.1">
                <text:p>15.1</text:p>
              </table:table-cell>
              <table:table-cell office:value-type="float" office:value="0.472993">
                <text:p>0.47299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.1">
                <text:p>15.1</text:p>
              </table:table-cell>
              <table:table-cell office:value-type="float" office:value="0.390349">
                <text:p>0.39034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.14">
                <text:p>15.14</text:p>
              </table:table-cell>
              <table:table-cell office:value-type="float" office:value="0.573581">
                <text:p>0.57358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.14">
                <text:p>15.14</text:p>
              </table:table-cell>
              <table:table-cell office:value-type="float" office:value="0.326992">
                <text:p>0.32699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.19">
                <text:p>15.19</text:p>
              </table:table-cell>
              <table:table-cell office:value-type="float" office:value="0.580202">
                <text:p>0.58020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.19">
                <text:p>15.19</text:p>
              </table:table-cell>
              <table:table-cell office:value-type="float" office:value="0.33347">
                <text:p>0.3334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.23">
                <text:p>15.23</text:p>
              </table:table-cell>
              <table:table-cell office:value-type="float" office:value="0.680648">
                <text:p>0.68064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.24">
                <text:p>15.24</text:p>
              </table:table-cell>
              <table:table-cell office:value-type="float" office:value="0.591972">
                <text:p>0.59197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.24">
                <text:p>15.24</text:p>
              </table:table-cell>
              <table:table-cell office:value-type="float" office:value="0.50444">
                <text:p>0.5044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.25">
                <text:p>15.25</text:p>
              </table:table-cell>
              <table:table-cell office:value-type="float" office:value="0.349203">
                <text:p>0.34920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.3">
                <text:p>15.3</text:p>
              </table:table-cell>
              <table:table-cell office:value-type="float" office:value="0.609461">
                <text:p>0.60946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.3">
                <text:p>15.3</text:p>
              </table:table-cell>
              <table:table-cell office:value-type="float" office:value="0.436979">
                <text:p>0.43697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.34">
                <text:p>15.34</text:p>
              </table:table-cell>
              <table:table-cell office:value-type="float" office:value="0.715704">
                <text:p>0.7157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.34">
                <text:p>15.34</text:p>
              </table:table-cell>
              <table:table-cell office:value-type="float" office:value="0.372293">
                <text:p>0.37229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.39">
                <text:p>15.39</text:p>
              </table:table-cell>
              <table:table-cell office:value-type="float" office:value="0.630874">
                <text:p>0.63087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.39">
                <text:p>15.39</text:p>
              </table:table-cell>
              <table:table-cell office:value-type="float" office:value="0.377795">
                <text:p>0.37779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.43">
                <text:p>15.43</text:p>
              </table:table-cell>
              <table:table-cell office:value-type="float" office:value="0.566878">
                <text:p>0.56687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.43">
                <text:p>15.43</text:p>
              </table:table-cell>
              <table:table-cell office:value-type="float" office:value="0.399571">
                <text:p>0.39957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.44">
                <text:p>15.44</text:p>
              </table:table-cell>
              <table:table-cell office:value-type="float" office:value="0.400462">
                <text:p>0.40046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.45">
                <text:p>15.45</text:p>
              </table:table-cell>
              <table:table-cell office:value-type="float" office:value="0.401322">
                <text:p>0.40132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.49">
                <text:p>15.49</text:p>
              </table:table-cell>
              <table:table-cell office:value-type="float" office:value="0.491326">
                <text:p>0.49132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.49">
                <text:p>15.49</text:p>
              </table:table-cell>
              <table:table-cell office:value-type="float" office:value="0.409667">
                <text:p>0.40966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.53">
                <text:p>15.53</text:p>
              </table:table-cell>
              <table:table-cell office:value-type="float" office:value="0.600777">
                <text:p>0.60077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.53">
                <text:p>15.53</text:p>
              </table:table-cell>
              <table:table-cell office:value-type="float" office:value="0.429679">
                <text:p>0.42967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.58">
                <text:p>15.58</text:p>
              </table:table-cell>
              <table:table-cell office:value-type="float" office:value="0.650864">
                <text:p>0.65086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.58">
                <text:p>15.58</text:p>
              </table:table-cell>
              <table:table-cell office:value-type="float" office:value="0.474855">
                <text:p>0.47485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.63">
                <text:p>15.63</text:p>
              </table:table-cell>
              <table:table-cell office:value-type="float" office:value="0.398577">
                <text:p>0.39857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.68">
                <text:p>15.68</text:p>
              </table:table-cell>
              <table:table-cell office:value-type="float" office:value="0.498687">
                <text:p>0.49868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.68">
                <text:p>15.68</text:p>
              </table:table-cell>
              <table:table-cell office:value-type="float" office:value="0.416972">
                <text:p>0.41697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.68">
                <text:p>15.68</text:p>
              </table:table-cell>
              <table:table-cell office:value-type="float" office:value="0.34525">
                <text:p>0.345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.69">
                <text:p>15.69</text:p>
              </table:table-cell>
              <table:table-cell office:value-type="float" office:value="0.344957">
                <text:p>0.34495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.73">
                <text:p>15.73</text:p>
              </table:table-cell>
              <table:table-cell office:value-type="float" office:value="0.358107">
                <text:p>0.35810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.77">
                <text:p>15.77</text:p>
              </table:table-cell>
              <table:table-cell office:value-type="float" office:value="0.360961">
                <text:p>0.36096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.82">
                <text:p>15.82</text:p>
              </table:table-cell>
              <table:table-cell office:value-type="float" office:value="0.614403">
                <text:p>0.61440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.82">
                <text:p>15.82</text:p>
              </table:table-cell>
              <table:table-cell office:value-type="float" office:value="0.441022">
                <text:p>0.44102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.86">
                <text:p>15.86</text:p>
              </table:table-cell>
              <table:table-cell office:value-type="float" office:value="0.699866">
                <text:p>0.69986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.86">
                <text:p>15.86</text:p>
              </table:table-cell>
              <table:table-cell office:value-type="float" office:value="0.43494">
                <text:p>0.4349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.91">
                <text:p>15.91</text:p>
              </table:table-cell>
              <table:table-cell office:value-type="float" office:value="0.68421">
                <text:p>0.6842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.91">
                <text:p>15.91</text:p>
              </table:table-cell>
              <table:table-cell office:value-type="float" office:value="0.504081">
                <text:p>0.50408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.91">
                <text:p>15.91</text:p>
              </table:table-cell>
              <table:table-cell office:value-type="float" office:value="0.421632">
                <text:p>0.42163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.92">
                <text:p>15.92</text:p>
              </table:table-cell>
              <table:table-cell office:value-type="float" office:value="0.36961">
                <text:p>0.3696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.96">
                <text:p>15.96</text:p>
              </table:table-cell>
              <table:table-cell office:value-type="float" office:value="0.433292">
                <text:p>0.43329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.96">
                <text:p>15.96</text:p>
              </table:table-cell>
              <table:table-cell office:value-type="float" office:value="0.358613">
                <text:p>0.35861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6">
                <text:p>16</text:p>
              </table:table-cell>
              <table:table-cell office:value-type="float" office:value="0.505545">
                <text:p>0.50554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6">
                <text:p>16</text:p>
              </table:table-cell>
              <table:table-cell office:value-type="float" office:value="0.349181">
                <text:p>0.34918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6.05">
                <text:p>16.05</text:p>
              </table:table-cell>
              <table:table-cell office:value-type="float" office:value="0.406755">
                <text:p>0.4067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6.05">
                <text:p>16.05</text:p>
              </table:table-cell>
              <table:table-cell office:value-type="float" office:value="0.335856">
                <text:p>0.33585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.09">
                <text:p>16.09</text:p>
              </table:table-cell>
              <table:table-cell office:value-type="float" office:value="0.393642">
                <text:p>0.39364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6.09">
                <text:p>16.09</text:p>
              </table:table-cell>
              <table:table-cell office:value-type="float" office:value="0.325346">
                <text:p>0.32534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.1">
                <text:p>16.1</text:p>
              </table:table-cell>
              <table:table-cell office:value-type="float" office:value="0.321725">
                <text:p>0.3217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.11">
                <text:p>16.11</text:p>
              </table:table-cell>
              <table:table-cell office:value-type="float" office:value="0.318093">
                <text:p>0.31809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.15">
                <text:p>16.15</text:p>
              </table:table-cell>
              <table:table-cell office:value-type="float" office:value="0.308853">
                <text:p>0.30885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6.19">
                <text:p>16.19</text:p>
              </table:table-cell>
              <table:table-cell office:value-type="float" office:value="0.265949">
                <text:p>0.26594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6.24">
                <text:p>16.24</text:p>
              </table:table-cell>
              <table:table-cell office:value-type="float" office:value="0.349498">
                <text:p>0.34949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6.24">
                <text:p>16.24</text:p>
              </table:table-cell>
              <table:table-cell office:value-type="float" office:value="0.257245">
                <text:p>0.25724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6.29">
                <text:p>16.29</text:p>
              </table:table-cell>
              <table:table-cell office:value-type="float" office:value="0.404142">
                <text:p>0.40414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6.29">
                <text:p>16.29</text:p>
              </table:table-cell>
              <table:table-cell office:value-type="float" office:value="0.28471">
                <text:p>0.2847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6.29">
                <text:p>16.29</text:p>
              </table:table-cell>
              <table:table-cell office:value-type="float" office:value="0.255707">
                <text:p>0.25570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6.3">
                <text:p>16.3</text:p>
              </table:table-cell>
              <table:table-cell office:value-type="float" office:value="0.255213">
                <text:p>0.25521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6.34">
                <text:p>16.34</text:p>
              </table:table-cell>
              <table:table-cell office:value-type="float" office:value="0.260914">
                <text:p>0.2609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6.34">
                <text:p>16.34</text:p>
              </table:table-cell>
              <table:table-cell office:value-type="float" office:value="0.257236">
                <text:p>0.25723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6.39">
                <text:p>16.39</text:p>
              </table:table-cell>
              <table:table-cell office:value-type="float" office:value="0.346815">
                <text:p>0.3468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.39">
                <text:p>16.39</text:p>
              </table:table-cell>
              <table:table-cell office:value-type="float" office:value="0.26531">
                <text:p>0.2653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.43">
                <text:p>16.43</text:p>
              </table:table-cell>
              <table:table-cell office:value-type="float" office:value="0.329606">
                <text:p>0.32960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.43">
                <text:p>16.43</text:p>
              </table:table-cell>
              <table:table-cell office:value-type="float" office:value="0.265532">
                <text:p>0.26553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6.47">
                <text:p>16.47</text:p>
              </table:table-cell>
              <table:table-cell office:value-type="float" office:value="0.265584">
                <text:p>0.26558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.48">
                <text:p>16.48</text:p>
              </table:table-cell>
              <table:table-cell office:value-type="float" office:value="0.267001">
                <text:p>0.26700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.48">
                <text:p>16.48</text:p>
              </table:table-cell>
              <table:table-cell office:value-type="float" office:value="0.287653">
                <text:p>0.28765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.49">
                <text:p>16.49</text:p>
              </table:table-cell>
              <table:table-cell office:value-type="float" office:value="0.289861">
                <text:p>0.28986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.53">
                <text:p>16.53</text:p>
              </table:table-cell>
              <table:table-cell office:value-type="float" office:value="0.272525">
                <text:p>0.27252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.53">
                <text:p>16.53</text:p>
              </table:table-cell>
              <table:table-cell office:value-type="float" office:value="0.29236">
                <text:p>0.2923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.57">
                <text:p>16.57</text:p>
              </table:table-cell>
              <table:table-cell office:value-type="float" office:value="0.28842">
                <text:p>0.2884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.62">
                <text:p>16.62</text:p>
              </table:table-cell>
              <table:table-cell office:value-type="float" office:value="0.307345">
                <text:p>0.30734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.62">
                <text:p>16.62</text:p>
              </table:table-cell>
              <table:table-cell office:value-type="float" office:value="0.288448">
                <text:p>0.28844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.66">
                <text:p>16.66</text:p>
              </table:table-cell>
              <table:table-cell office:value-type="float" office:value="0.280932">
                <text:p>0.2809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.66">
                <text:p>16.66</text:p>
              </table:table-cell>
              <table:table-cell office:value-type="float" office:value="0.311896">
                <text:p>0.31189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.67">
                <text:p>16.67</text:p>
              </table:table-cell>
              <table:table-cell office:value-type="float" office:value="0.312419">
                <text:p>0.31241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.68">
                <text:p>16.68</text:p>
              </table:table-cell>
              <table:table-cell office:value-type="float" office:value="0.312898">
                <text:p>0.31289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.72">
                <text:p>16.72</text:p>
              </table:table-cell>
              <table:table-cell office:value-type="float" office:value="0.292822">
                <text:p>0.29282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.72">
                <text:p>16.72</text:p>
              </table:table-cell>
              <table:table-cell office:value-type="float" office:value="0.293419">
                <text:p>0.2934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.77">
                <text:p>16.77</text:p>
              </table:table-cell>
              <table:table-cell office:value-type="float" office:value="0.305835">
                <text:p>0.30583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.82">
                <text:p>16.82</text:p>
              </table:table-cell>
              <table:table-cell office:value-type="float" office:value="0.295831">
                <text:p>0.29583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.82">
                <text:p>16.82</text:p>
              </table:table-cell>
              <table:table-cell office:value-type="float" office:value="0.305591">
                <text:p>0.3055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.86">
                <text:p>16.86</text:p>
              </table:table-cell>
              <table:table-cell office:value-type="float" office:value="0.310519">
                <text:p>0.31051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.86">
                <text:p>16.86</text:p>
              </table:table-cell>
              <table:table-cell office:value-type="float" office:value="0.30313">
                <text:p>0.3031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.87">
                <text:p>16.87</text:p>
              </table:table-cell>
              <table:table-cell office:value-type="float" office:value="0.302894">
                <text:p>0.30289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.88">
                <text:p>16.88</text:p>
              </table:table-cell>
              <table:table-cell office:value-type="float" office:value="0.302578">
                <text:p>0.30257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.92">
                <text:p>16.92</text:p>
              </table:table-cell>
              <table:table-cell office:value-type="float" office:value="0.299151">
                <text:p>0.29915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.92">
                <text:p>16.92</text:p>
              </table:table-cell>
              <table:table-cell office:value-type="float" office:value="0.309111">
                <text:p>0.30911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.96">
                <text:p>16.96</text:p>
              </table:table-cell>
              <table:table-cell office:value-type="float" office:value="0.299622">
                <text:p>0.29962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.96">
                <text:p>16.96</text:p>
              </table:table-cell>
              <table:table-cell office:value-type="float" office:value="0.304479">
                <text:p>0.30447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7.01">
                <text:p>17.01</text:p>
              </table:table-cell>
              <table:table-cell office:value-type="float" office:value="0.301907">
                <text:p>0.3019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7.01">
                <text:p>17.01</text:p>
              </table:table-cell>
              <table:table-cell office:value-type="float" office:value="0.300497">
                <text:p>0.30049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7.05">
                <text:p>17.05</text:p>
              </table:table-cell>
              <table:table-cell office:value-type="float" office:value="0.297751">
                <text:p>0.29775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7.05">
                <text:p>17.05</text:p>
              </table:table-cell>
              <table:table-cell office:value-type="float" office:value="0.296838">
                <text:p>0.29683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7.06">
                <text:p>17.06</text:p>
              </table:table-cell>
              <table:table-cell office:value-type="float" office:value="0.296098">
                <text:p>0.29609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7.07">
                <text:p>17.07</text:p>
              </table:table-cell>
              <table:table-cell office:value-type="float" office:value="0.295259">
                <text:p>0.29525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7.11">
                <text:p>17.11</text:p>
              </table:table-cell>
              <table:table-cell office:value-type="float" office:value="0.292757">
                <text:p>0.29275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.15">
                <text:p>17.15</text:p>
              </table:table-cell>
              <table:table-cell office:value-type="float" office:value="0.308775">
                <text:p>0.30877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7.15">
                <text:p>17.15</text:p>
              </table:table-cell>
              <table:table-cell office:value-type="float" office:value="0.29202">
                <text:p>0.2920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.2">
                <text:p>17.2</text:p>
              </table:table-cell>
              <table:table-cell office:value-type="float" office:value="0.298928">
                <text:p>0.29892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.2">
                <text:p>17.2</text:p>
              </table:table-cell>
              <table:table-cell office:value-type="float" office:value="0.290766">
                <text:p>0.29076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7.25">
                <text:p>17.25</text:p>
              </table:table-cell>
              <table:table-cell office:value-type="float" office:value="0.289279">
                <text:p>0.28927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.29">
                <text:p>17.29</text:p>
              </table:table-cell>
              <table:table-cell office:value-type="float" office:value="0.297772">
                <text:p>0.29777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7.29">
                <text:p>17.29</text:p>
              </table:table-cell>
              <table:table-cell office:value-type="float" office:value="0.288219">
                <text:p>0.28821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7.3">
                <text:p>17.3</text:p>
              </table:table-cell>
              <table:table-cell office:value-type="float" office:value="0.287675">
                <text:p>0.28767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7.31">
                <text:p>17.31</text:p>
              </table:table-cell>
              <table:table-cell office:value-type="float" office:value="0.28709">
                <text:p>0.2870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7.35">
                <text:p>17.35</text:p>
              </table:table-cell>
              <table:table-cell office:value-type="float" office:value="0.278873">
                <text:p>0.27887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7.39">
                <text:p>17.39</text:p>
              </table:table-cell>
              <table:table-cell office:value-type="float" office:value="0.285334">
                <text:p>0.28533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7.39">
                <text:p>17.39</text:p>
              </table:table-cell>
              <table:table-cell office:value-type="float" office:value="0.276619">
                <text:p>0.27661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7.44">
                <text:p>17.44</text:p>
              </table:table-cell>
              <table:table-cell office:value-type="float" office:value="0.301459">
                <text:p>0.30145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7.44">
                <text:p>17.44</text:p>
              </table:table-cell>
              <table:table-cell office:value-type="float" office:value="0.273233">
                <text:p>0.27323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7.48">
                <text:p>17.48</text:p>
              </table:table-cell>
              <table:table-cell office:value-type="float" office:value="0.277834">
                <text:p>0.27783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7.48">
                <text:p>17.48</text:p>
              </table:table-cell>
              <table:table-cell office:value-type="float" office:value="0.269696">
                <text:p>0.26969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7.49">
                <text:p>17.49</text:p>
              </table:table-cell>
              <table:table-cell office:value-type="float" office:value="0.268569">
                <text:p>0.26856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7.5">
                <text:p>17.5</text:p>
              </table:table-cell>
              <table:table-cell office:value-type="float" office:value="0.267396">
                <text:p>0.26739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7.54">
                <text:p>17.54</text:p>
              </table:table-cell>
              <table:table-cell office:value-type="float" office:value="0.262682">
                <text:p>0.26268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.58">
                <text:p>17.58</text:p>
              </table:table-cell>
              <table:table-cell office:value-type="float" office:value="0.270424">
                <text:p>0.27042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.58">
                <text:p>17.58</text:p>
              </table:table-cell>
              <table:table-cell office:value-type="float" office:value="0.257217">
                <text:p>0.25721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7.63">
                <text:p>17.63</text:p>
              </table:table-cell>
              <table:table-cell office:value-type="float" office:value="0.254444">
                <text:p>0.25444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7.63">
                <text:p>17.63</text:p>
              </table:table-cell>
              <table:table-cell office:value-type="float" office:value="0.249231">
                <text:p>0.24923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7.67">
                <text:p>17.67</text:p>
              </table:table-cell>
              <table:table-cell office:value-type="float" office:value="0.24621">
                <text:p>0.2462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7.67">
                <text:p>17.67</text:p>
              </table:table-cell>
              <table:table-cell office:value-type="float" office:value="0.242066">
                <text:p>0.24206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7.68">
                <text:p>17.68</text:p>
              </table:table-cell>
              <table:table-cell office:value-type="float" office:value="0.240109">
                <text:p>0.2401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7.69">
                <text:p>17.69</text:p>
              </table:table-cell>
              <table:table-cell office:value-type="float" office:value="0.238109">
                <text:p>0.23810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7.73">
                <text:p>17.73</text:p>
              </table:table-cell>
              <table:table-cell office:value-type="float" office:value="0.234742">
                <text:p>0.23474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7.73">
                <text:p>17.73</text:p>
              </table:table-cell>
              <table:table-cell office:value-type="float" office:value="0.2297">
                <text:p>0.229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.78">
                <text:p>17.78</text:p>
              </table:table-cell>
              <table:table-cell office:value-type="float" office:value="0.223497">
                <text:p>0.22349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7.78">
                <text:p>17.78</text:p>
              </table:table-cell>
              <table:table-cell office:value-type="float" office:value="0.222833">
                <text:p>0.22283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7.83">
                <text:p>17.83</text:p>
              </table:table-cell>
              <table:table-cell office:value-type="float" office:value="0.223287">
                <text:p>0.22328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7.83">
                <text:p>17.83</text:p>
              </table:table-cell>
              <table:table-cell office:value-type="float" office:value="0.225814">
                <text:p>0.22581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7.87">
                <text:p>17.87</text:p>
              </table:table-cell>
              <table:table-cell office:value-type="float" office:value="0.227779">
                <text:p>0.22777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7.87">
                <text:p>17.87</text:p>
              </table:table-cell>
              <table:table-cell office:value-type="float" office:value="0.236564">
                <text:p>0.23656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7.88">
                <text:p>17.88</text:p>
              </table:table-cell>
              <table:table-cell office:value-type="float" office:value="0.240455">
                <text:p>0.24045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7.89">
                <text:p>17.89</text:p>
              </table:table-cell>
              <table:table-cell office:value-type="float" office:value="0.244818">
                <text:p>0.24481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7.93">
                <text:p>17.93</text:p>
              </table:table-cell>
              <table:table-cell office:value-type="float" office:value="0.260597">
                <text:p>0.26059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.93">
                <text:p>17.93</text:p>
              </table:table-cell>
              <table:table-cell office:value-type="float" office:value="0.266685">
                <text:p>0.26668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.97">
                <text:p>17.97</text:p>
              </table:table-cell>
              <table:table-cell office:value-type="float" office:value="0.279941">
                <text:p>0.27994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.97">
                <text:p>17.97</text:p>
              </table:table-cell>
              <table:table-cell office:value-type="float" office:value="0.294412">
                <text:p>0.29441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8.02">
                <text:p>18.02</text:p>
              </table:table-cell>
              <table:table-cell office:value-type="float" office:value="0.333743">
                <text:p>0.33374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8.06">
                <text:p>18.06</text:p>
              </table:table-cell>
              <table:table-cell office:value-type="float" office:value="0.357655">
                <text:p>0.35765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8.06">
                <text:p>18.06</text:p>
              </table:table-cell>
              <table:table-cell office:value-type="float" office:value="0.365407">
                <text:p>0.36540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8.07">
                <text:p>18.07</text:p>
              </table:table-cell>
              <table:table-cell office:value-type="float" office:value="0.372971">
                <text:p>0.37297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8.08">
                <text:p>18.08</text:p>
              </table:table-cell>
              <table:table-cell office:value-type="float" office:value="0.380309">
                <text:p>0.38030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8.12">
                <text:p>18.12</text:p>
              </table:table-cell>
              <table:table-cell office:value-type="float" office:value="0.394182">
                <text:p>0.39418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8.12">
                <text:p>18.12</text:p>
              </table:table-cell>
              <table:table-cell office:value-type="float" office:value="0.406778">
                <text:p>0.40677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8.17">
                <text:p>18.17</text:p>
              </table:table-cell>
              <table:table-cell office:value-type="float" office:value="0.417925">
                <text:p>0.41792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8.17">
                <text:p>18.17</text:p>
              </table:table-cell>
              <table:table-cell office:value-type="float" office:value="0.427515">
                <text:p>0.4275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8.21">
                <text:p>18.21</text:p>
              </table:table-cell>
              <table:table-cell office:value-type="float" office:value="0.441812">
                <text:p>0.44181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8.21">
                <text:p>18.21</text:p>
              </table:table-cell>
              <table:table-cell office:value-type="float" office:value="0.444366">
                <text:p>0.44436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8.25">
                <text:p>18.25</text:p>
              </table:table-cell>
              <table:table-cell office:value-type="float" office:value="0.448276">
                <text:p>0.44827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8.25">
                <text:p>18.25</text:p>
              </table:table-cell>
              <table:table-cell office:value-type="float" office:value="0.450648">
                <text:p>0.45064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8.26">
                <text:p>18.26</text:p>
              </table:table-cell>
              <table:table-cell office:value-type="float" office:value="0.451283">
                <text:p>0.45128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8.27">
                <text:p>18.27</text:p>
              </table:table-cell>
              <table:table-cell office:value-type="float" office:value="0.451567">
                <text:p>0.45156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8.31">
                <text:p>18.31</text:p>
              </table:table-cell>
              <table:table-cell office:value-type="float" office:value="0.449457">
                <text:p>0.44945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8.36">
                <text:p>18.36</text:p>
              </table:table-cell>
              <table:table-cell office:value-type="float" office:value="0.444835">
                <text:p>0.4448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8.36">
                <text:p>18.36</text:p>
              </table:table-cell>
              <table:table-cell office:value-type="float" office:value="0.440488">
                <text:p>0.44048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8.41">
                <text:p>18.41</text:p>
              </table:table-cell>
              <table:table-cell office:value-type="float" office:value="0.432289">
                <text:p>0.43228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8.41">
                <text:p>18.41</text:p>
              </table:table-cell>
              <table:table-cell office:value-type="float" office:value="0.425818">
                <text:p>0.42581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8.45">
                <text:p>18.45</text:p>
              </table:table-cell>
              <table:table-cell office:value-type="float" office:value="0.414781">
                <text:p>0.41478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8.45">
                <text:p>18.45</text:p>
              </table:table-cell>
              <table:table-cell office:value-type="float" office:value="0.41078">
                <text:p>0.4107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8.46">
                <text:p>18.46</text:p>
              </table:table-cell>
              <table:table-cell office:value-type="float" office:value="0.406632">
                <text:p>0.40663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8.47">
                <text:p>18.47</text:p>
              </table:table-cell>
              <table:table-cell office:value-type="float" office:value="0.402343">
                <text:p>0.40234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8.51">
                <text:p>18.51</text:p>
              </table:table-cell>
              <table:table-cell office:value-type="float" office:value="0.383932">
                <text:p>0.38393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8.55">
                <text:p>18.55</text:p>
              </table:table-cell>
              <table:table-cell office:value-type="float" office:value="0.363853">
                <text:p>0.36385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8.6">
                <text:p>18.6</text:p>
              </table:table-cell>
              <table:table-cell office:value-type="float" office:value="0.34254">
                <text:p>0.3425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8.6">
                <text:p>18.6</text:p>
              </table:table-cell>
              <table:table-cell office:value-type="float" office:value="0.337069">
                <text:p>0.33706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8.65">
                <text:p>18.65</text:p>
              </table:table-cell>
              <table:table-cell office:value-type="float" office:value="0.314806">
                <text:p>0.31480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8.65">
                <text:p>18.65</text:p>
              </table:table-cell>
              <table:table-cell office:value-type="float" office:value="0.309177">
                <text:p>0.30917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8.69">
                <text:p>18.69</text:p>
              </table:table-cell>
              <table:table-cell office:value-type="float" office:value="0.292234">
                <text:p>0.29223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8.69">
                <text:p>18.69</text:p>
              </table:table-cell>
              <table:table-cell office:value-type="float" office:value="0.286586">
                <text:p>0.28658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8.7">
                <text:p>18.7</text:p>
              </table:table-cell>
              <table:table-cell office:value-type="float" office:value="0.280948">
                <text:p>0.28094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8.71">
                <text:p>18.71</text:p>
              </table:table-cell>
              <table:table-cell office:value-type="float" office:value="0.275324">
                <text:p>0.27532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8.75">
                <text:p>18.75</text:p>
              </table:table-cell>
              <table:table-cell office:value-type="float" office:value="0.253062">
                <text:p>0.25306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8.79">
                <text:p>18.79</text:p>
              </table:table-cell>
              <table:table-cell office:value-type="float" office:value="0.23673">
                <text:p>0.2367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8.79">
                <text:p>18.79</text:p>
              </table:table-cell>
              <table:table-cell office:value-type="float" office:value="0.231374">
                <text:p>0.23137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8.84">
                <text:p>18.84</text:p>
              </table:table-cell>
              <table:table-cell office:value-type="float" office:value="0.220813">
                <text:p>0.22081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.84">
                <text:p>18.84</text:p>
              </table:table-cell>
              <table:table-cell office:value-type="float" office:value="0.205388">
                <text:p>0.20538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8.89">
                <text:p>18.89</text:p>
              </table:table-cell>
              <table:table-cell office:value-type="float" office:value="0.190516">
                <text:p>0.1905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8.89">
                <text:p>18.89</text:p>
              </table:table-cell>
              <table:table-cell office:value-type="float" office:value="0.180932">
                <text:p>0.18093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8.93">
                <text:p>18.93</text:p>
              </table:table-cell>
              <table:table-cell office:value-type="float" office:value="0.167083">
                <text:p>0.16708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8.93">
                <text:p>18.93</text:p>
              </table:table-cell>
              <table:table-cell office:value-type="float" office:value="0.162611">
                <text:p>0.16261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8.94">
                <text:p>18.94</text:p>
              </table:table-cell>
              <table:table-cell office:value-type="float" office:value="0.158214">
                <text:p>0.1582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8.95">
                <text:p>18.95</text:p>
              </table:table-cell>
              <table:table-cell office:value-type="float" office:value="0.153892">
                <text:p>0.15389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8.99">
                <text:p>18.99</text:p>
              </table:table-cell>
              <table:table-cell office:value-type="float" office:value="0.145477">
                <text:p>0.14547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8.99">
                <text:p>18.99</text:p>
              </table:table-cell>
              <table:table-cell office:value-type="float" office:value="0.137371">
                <text:p>0.13737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9.03">
                <text:p>19.03</text:p>
              </table:table-cell>
              <table:table-cell office:value-type="float" office:value="0.125799">
                <text:p>0.12579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9.03">
                <text:p>19.03</text:p>
              </table:table-cell>
              <table:table-cell office:value-type="float" office:value="0.1221">
                <text:p>0.122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9.08">
                <text:p>19.08</text:p>
              </table:table-cell>
              <table:table-cell office:value-type="float" office:value="0.111477">
                <text:p>0.11147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9.08">
                <text:p>19.08</text:p>
              </table:table-cell>
              <table:table-cell office:value-type="float" office:value="0.104791">
                <text:p>0.10479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9.13">
                <text:p>19.13</text:p>
              </table:table-cell>
              <table:table-cell office:value-type="float" office:value="0.0953535">
                <text:p>0.095353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9.13">
                <text:p>19.13</text:p>
              </table:table-cell>
              <table:table-cell office:value-type="float" office:value="0.089452">
                <text:p>0.08945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9.17">
                <text:p>19.17</text:p>
              </table:table-cell>
              <table:table-cell office:value-type="float" office:value="0.0811759">
                <text:p>0.081175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9.17">
                <text:p>19.17</text:p>
              </table:table-cell>
              <table:table-cell office:value-type="float" office:value="0.0785686">
                <text:p>0.078568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9.18">
                <text:p>19.18</text:p>
              </table:table-cell>
              <table:table-cell office:value-type="float" office:value="0.0760359">
                <text:p>0.076035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9.19">
                <text:p>19.19</text:p>
              </table:table-cell>
              <table:table-cell office:value-type="float" office:value="0.0735771">
                <text:p>0.073577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9.23">
                <text:p>19.23</text:p>
              </table:table-cell>
              <table:table-cell office:value-type="float" office:value="0.0644677">
                <text:p>0.064467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9.27">
                <text:p>19.27</text:p>
              </table:table-cell>
              <table:table-cell office:value-type="float" office:value="0.0564865">
                <text:p>0.056486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9.32">
                <text:p>19.32</text:p>
              </table:table-cell>
              <table:table-cell office:value-type="float" office:value="0.0495941">
                <text:p>0.049594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9.32">
                <text:p>19.32</text:p>
              </table:table-cell>
              <table:table-cell office:value-type="float" office:value="0.0480373">
                <text:p>0.048037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9.37">
                <text:p>19.37</text:p>
              </table:table-cell>
              <table:table-cell office:value-type="float" office:value="0.043759">
                <text:p>0.04375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9.37">
                <text:p>19.37</text:p>
              </table:table-cell>
              <table:table-cell office:value-type="float" office:value="0.0424624">
                <text:p>0.042462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9.37">
                <text:p>19.37</text:p>
              </table:table-cell>
              <table:table-cell office:value-type="float" office:value="0.0412299">
                <text:p>0.041229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9.38">
                <text:p>19.38</text:p>
              </table:table-cell>
              <table:table-cell office:value-type="float" office:value="0.0400612">
                <text:p>0.040061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9.42">
                <text:p>19.42</text:p>
              </table:table-cell>
              <table:table-cell office:value-type="float" office:value="0.0360153">
                <text:p>0.036015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9.46">
                <text:p>19.46</text:p>
              </table:table-cell>
              <table:table-cell office:value-type="float" office:value="0.0329486">
                <text:p>0.032948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9.51">
                <text:p>19.51</text:p>
              </table:table-cell>
              <table:table-cell office:value-type="float" office:value="0.0317654">
                <text:p>0.031765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9.51">
                <text:p>19.51</text:p>
              </table:table-cell>
              <table:table-cell office:value-type="float" office:value="0.0308024">
                <text:p>0.030802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9.55">
                <text:p>19.55</text:p>
              </table:table-cell>
              <table:table-cell office:value-type="float" office:value="0.0300467">
                <text:p>0.030046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9.55">
                <text:p>19.55</text:p>
              </table:table-cell>
              <table:table-cell office:value-type="float" office:value="0.029268">
                <text:p>0.02926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9.59">
                <text:p>19.59</text:p>
              </table:table-cell>
              <table:table-cell office:value-type="float" office:value="0.0288001">
                <text:p>0.028800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9.6">
                <text:p>19.6</text:p>
              </table:table-cell>
              <table:table-cell office:value-type="float" office:value="0.0287696">
                <text:p>0.028769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9.61">
                <text:p>19.61</text:p>
              </table:table-cell>
              <table:table-cell office:value-type="float" office:value="0.028769">
                <text:p>0.02876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9.65">
                <text:p>19.65</text:p>
              </table:table-cell>
              <table:table-cell office:value-type="float" office:value="0.0289243">
                <text:p>0.028924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9.69">
                <text:p>19.69</text:p>
              </table:table-cell>
              <table:table-cell office:value-type="float" office:value="0.0292721">
                <text:p>0.029272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9.69">
                <text:p>19.69</text:p>
              </table:table-cell>
              <table:table-cell office:value-type="float" office:value="0.0295849">
                <text:p>0.029584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.74">
                <text:p>19.74</text:p>
              </table:table-cell>
              <table:table-cell office:value-type="float" office:value="0.0303475">
                <text:p>0.030347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9.74">
                <text:p>19.74</text:p>
              </table:table-cell>
              <table:table-cell office:value-type="float" office:value="0.030559">
                <text:p>0.03055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9.79">
                <text:p>19.79</text:p>
              </table:table-cell>
              <table:table-cell office:value-type="float" office:value="0.0314553">
                <text:p>0.031455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9.79">
                <text:p>19.79</text:p>
              </table:table-cell>
              <table:table-cell office:value-type="float" office:value="0.0316878">
                <text:p>0.031687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9.8">
                <text:p>19.8</text:p>
              </table:table-cell>
              <table:table-cell office:value-type="float" office:value="0.0319221">
                <text:p>0.031922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.84">
                <text:p>19.84</text:p>
              </table:table-cell>
              <table:table-cell office:value-type="float" office:value="0.0328657">
                <text:p>0.032865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.88">
                <text:p>19.88</text:p>
              </table:table-cell>
              <table:table-cell office:value-type="float" office:value="0.0335677">
                <text:p>0.033567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9.88">
                <text:p>19.88</text:p>
              </table:table-cell>
              <table:table-cell office:value-type="float" office:value="0.0337986">
                <text:p>0.033798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9.93">
                <text:p>19.93</text:p>
              </table:table-cell>
              <table:table-cell office:value-type="float" office:value="0.0342538">
                <text:p>0.034253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.93">
                <text:p>19.93</text:p>
              </table:table-cell>
              <table:table-cell office:value-type="float" office:value="0.0346986">
                <text:p>0.034698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9.97">
                <text:p>19.97</text:p>
              </table:table-cell>
              <table:table-cell office:value-type="float" office:value="0.0353433">
                <text:p>0.035343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9.97">
                <text:p>19.97</text:p>
              </table:table-cell>
              <table:table-cell office:value-type="float" office:value="0.0357558">
                <text:p>0.035755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0.01">
                <text:p>20.01</text:p>
              </table:table-cell>
              <table:table-cell office:value-type="float" office:value="0.0365363">
                <text:p>0.036536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.02">
                <text:p>20.02</text:p>
              </table:table-cell>
              <table:table-cell office:value-type="float" office:value="0.0367219">
                <text:p>0.036721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0.03">
                <text:p>20.03</text:p>
              </table:table-cell>
              <table:table-cell office:value-type="float" office:value="0.0369037">
                <text:p>0.036903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.07">
                <text:p>20.07</text:p>
              </table:table-cell>
              <table:table-cell office:value-type="float" office:value="0.0370815">
                <text:p>0.03708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0.07">
                <text:p>20.07</text:p>
              </table:table-cell>
              <table:table-cell office:value-type="float" office:value="0.0374255">
                <text:p>0.037425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0.11">
                <text:p>20.11</text:p>
              </table:table-cell>
              <table:table-cell office:value-type="float" office:value="0.0377544">
                <text:p>0.03775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0.11">
                <text:p>20.11</text:p>
              </table:table-cell>
              <table:table-cell office:value-type="float" office:value="0.0382185">
                <text:p>0.038218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0.16">
                <text:p>20.16</text:p>
              </table:table-cell>
              <table:table-cell office:value-type="float" office:value="0.0387827">
                <text:p>0.038782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0.16">
                <text:p>20.16</text:p>
              </table:table-cell>
              <table:table-cell office:value-type="float" office:value="0.0389143">
                <text:p>0.038914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0.2">
                <text:p>20.2</text:p>
              </table:table-cell>
              <table:table-cell office:value-type="float" office:value="0.0391665">
                <text:p>0.039166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0.2">
                <text:p>20.2</text:p>
              </table:table-cell>
              <table:table-cell office:value-type="float" office:value="0.0394039">
                <text:p>0.039403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0.21">
                <text:p>20.21</text:p>
              </table:table-cell>
              <table:table-cell office:value-type="float" office:value="0.0395174">
                <text:p>0.039517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0.22">
                <text:p>20.22</text:p>
              </table:table-cell>
              <table:table-cell office:value-type="float" office:value="0.0396274">
                <text:p>0.039627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0.26">
                <text:p>20.26</text:p>
              </table:table-cell>
              <table:table-cell office:value-type="float" office:value="0.0400342">
                <text:p>0.040034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0.3">
                <text:p>20.3</text:p>
              </table:table-cell>
              <table:table-cell office:value-type="float" office:value="0.0403909">
                <text:p>0.040390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0.35">
                <text:p>20.35</text:p>
              </table:table-cell>
              <table:table-cell office:value-type="float" office:value="0.0407001">
                <text:p>0.04070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.39">
                <text:p>20.39</text:p>
              </table:table-cell>
              <table:table-cell office:value-type="float" office:value="0.0410248">
                <text:p>0.04102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0.44">
                <text:p>20.44</text:p>
              </table:table-cell>
              <table:table-cell office:value-type="float" office:value="0.0412384">
                <text:p>0.041238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0.44">
                <text:p>20.44</text:p>
              </table:table-cell>
              <table:table-cell office:value-type="float" office:value="0.0412859">
                <text:p>0.041285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0.48">
                <text:p>20.48</text:p>
              </table:table-cell>
              <table:table-cell office:value-type="float" office:value="0.041454">
                <text:p>0.04145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0.49">
                <text:p>20.49</text:p>
              </table:table-cell>
              <table:table-cell office:value-type="float" office:value="0.0414908">
                <text:p>0.041490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0.5">
                <text:p>20.5</text:p>
              </table:table-cell>
              <table:table-cell office:value-type="float" office:value="0.0415256">
                <text:p>0.04152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0.54">
                <text:p>20.54</text:p>
              </table:table-cell>
              <table:table-cell office:value-type="float" office:value="0.0416462">
                <text:p>0.041646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0.59">
                <text:p>20.59</text:p>
              </table:table-cell>
              <table:table-cell office:value-type="float" office:value="0.0417188">
                <text:p>0.041718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0.59">
                <text:p>20.59</text:p>
              </table:table-cell>
              <table:table-cell office:value-type="float" office:value="0.0417591">
                <text:p>0.041759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.63">
                <text:p>20.63</text:p>
              </table:table-cell>
              <table:table-cell office:value-type="float" office:value="0.0417933">
                <text:p>0.041793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0.63">
                <text:p>20.63</text:p>
              </table:table-cell>
              <table:table-cell office:value-type="float" office:value="0.0418216">
                <text:p>0.041821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0.64">
                <text:p>20.64</text:p>
              </table:table-cell>
              <table:table-cell office:value-type="float" office:value="0.0418337">
                <text:p>0.041833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0.65">
                <text:p>20.65</text:p>
              </table:table-cell>
              <table:table-cell office:value-type="float" office:value="0.0418445">
                <text:p>0.041844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.69">
                <text:p>20.69</text:p>
              </table:table-cell>
              <table:table-cell office:value-type="float" office:value="0.0418752">
                <text:p>0.041875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0.74">
                <text:p>20.74</text:p>
              </table:table-cell>
              <table:table-cell office:value-type="float" office:value="0.041889">
                <text:p>0.04188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0.78">
                <text:p>20.78</text:p>
              </table:table-cell>
              <table:table-cell office:value-type="float" office:value="0.0418822">
                <text:p>0.041882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0.79">
                <text:p>20.79</text:p>
              </table:table-cell>
              <table:table-cell office:value-type="float" office:value="0.0418783">
                <text:p>0.041878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.8">
                <text:p>20.8</text:p>
              </table:table-cell>
              <table:table-cell office:value-type="float" office:value="0.0418736">
                <text:p>0.041873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0.84">
                <text:p>20.84</text:p>
              </table:table-cell>
              <table:table-cell office:value-type="float" office:value="0.0418472">
                <text:p>0.041847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.89">
                <text:p>20.89</text:p>
              </table:table-cell>
              <table:table-cell office:value-type="float" office:value="0.0417996">
                <text:p>0.041799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0.93">
                <text:p>20.93</text:p>
              </table:table-cell>
              <table:table-cell office:value-type="float" office:value="0.0417641">
                <text:p>0.041764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.93">
                <text:p>20.93</text:p>
              </table:table-cell>
              <table:table-cell office:value-type="float" office:value="0.0417512">
                <text:p>0.041751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.94">
                <text:p>20.94</text:p>
              </table:table-cell>
              <table:table-cell office:value-type="float" office:value="0.0417379">
                <text:p>0.041737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.95">
                <text:p>20.95</text:p>
              </table:table-cell>
              <table:table-cell office:value-type="float" office:value="0.0417241">
                <text:p>0.041724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.99">
                <text:p>20.99</text:p>
              </table:table-cell>
              <table:table-cell office:value-type="float" office:value="0.0416803">
                <text:p>0.041680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1.03">
                <text:p>21.03</text:p>
              </table:table-cell>
              <table:table-cell office:value-type="float" office:value="0.0416494">
                <text:p>0.041649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1.03">
                <text:p>21.03</text:p>
              </table:table-cell>
              <table:table-cell office:value-type="float" office:value="0.0416006">
                <text:p>0.041600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1.08">
                <text:p>21.08</text:p>
              </table:table-cell>
              <table:table-cell office:value-type="float" office:value="0.0415317">
                <text:p>0.041531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1.08">
                <text:p>21.08</text:p>
              </table:table-cell>
              <table:table-cell office:value-type="float" office:value="0.0415139">
                <text:p>0.041513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1.13">
                <text:p>21.13</text:p>
              </table:table-cell>
              <table:table-cell office:value-type="float" office:value="0.041422">
                <text:p>0.04142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1.17">
                <text:p>21.17</text:p>
              </table:table-cell>
              <table:table-cell office:value-type="float" office:value="0.041346">
                <text:p>0.04134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1.18">
                <text:p>21.18</text:p>
              </table:table-cell>
              <table:table-cell office:value-type="float" office:value="0.0413268">
                <text:p>0.041326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1.19">
                <text:p>21.19</text:p>
              </table:table-cell>
              <table:table-cell office:value-type="float" office:value="0.0413075">
                <text:p>0.041307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1.23">
                <text:p>21.23</text:p>
              </table:table-cell>
              <table:table-cell office:value-type="float" office:value="0.0412688">
                <text:p>0.041268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1.23">
                <text:p>21.23</text:p>
              </table:table-cell>
              <table:table-cell office:value-type="float" office:value="0.0412299">
                <text:p>0.041229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1.27">
                <text:p>21.27</text:p>
              </table:table-cell>
              <table:table-cell office:value-type="float" office:value="0.0411523">
                <text:p>0.041152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1.32">
                <text:p>21.32</text:p>
              </table:table-cell>
              <table:table-cell office:value-type="float" office:value="0.041075">
                <text:p>0.04107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1.36">
                <text:p>21.36</text:p>
              </table:table-cell>
              <table:table-cell office:value-type="float" office:value="0.0409796">
                <text:p>0.040979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1.41">
                <text:p>21.41</text:p>
              </table:table-cell>
              <table:table-cell office:value-type="float" office:value="0.0409232">
                <text:p>0.04092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1.41">
                <text:p>21.41</text:p>
              </table:table-cell>
              <table:table-cell office:value-type="float" office:value="0.0409047">
                <text:p>0.040904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1.41">
                <text:p>21.41</text:p>
              </table:table-cell>
              <table:table-cell office:value-type="float" office:value="0.0408862">
                <text:p>0.040886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1.42">
                <text:p>21.42</text:p>
              </table:table-cell>
              <table:table-cell office:value-type="float" office:value="0.0408678">
                <text:p>0.040867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1.46">
                <text:p>21.46</text:p>
              </table:table-cell>
              <table:table-cell office:value-type="float" office:value="0.0408134">
                <text:p>0.040813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1.5">
                <text:p>21.5</text:p>
              </table:table-cell>
              <table:table-cell office:value-type="float" office:value="0.0407602">
                <text:p>0.040760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1.5">
                <text:p>21.5</text:p>
              </table:table-cell>
              <table:table-cell office:value-type="float" office:value="0.0407255">
                <text:p>0.04072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1.55">
                <text:p>21.55</text:p>
              </table:table-cell>
              <table:table-cell office:value-type="float" office:value="0.0406745">
                <text:p>0.040674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1.55">
                <text:p>21.55</text:p>
              </table:table-cell>
              <table:table-cell office:value-type="float" office:value="0.0406412">
                <text:p>0.040641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1.59">
                <text:p>21.59</text:p>
              </table:table-cell>
              <table:table-cell office:value-type="float" office:value="0.0405926">
                <text:p>0.040592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1.59">
                <text:p>21.59</text:p>
              </table:table-cell>
              <table:table-cell office:value-type="float" office:value="0.0405767">
                <text:p>0.040576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.6">
                <text:p>21.6</text:p>
              </table:table-cell>
              <table:table-cell office:value-type="float" office:value="0.040561">
                <text:p>0.04056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1.61">
                <text:p>21.61</text:p>
              </table:table-cell>
              <table:table-cell office:value-type="float" office:value="0.0405455">
                <text:p>0.040545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1.65">
                <text:p>21.65</text:p>
              </table:table-cell>
              <table:table-cell office:value-type="float" office:value="0.0404852">
                <text:p>0.040485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1.69">
                <text:p>21.69</text:p>
              </table:table-cell>
              <table:table-cell office:value-type="float" office:value="0.0404278">
                <text:p>0.040427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1.74">
                <text:p>21.74</text:p>
              </table:table-cell>
              <table:table-cell office:value-type="float" office:value="0.0403602">
                <text:p>0.040360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1.78">
                <text:p>21.78</text:p>
              </table:table-cell>
              <table:table-cell office:value-type="float" office:value="0.0403094">
                <text:p>0.040309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1.79">
                <text:p>21.79</text:p>
              </table:table-cell>
              <table:table-cell office:value-type="float" office:value="0.0402972">
                <text:p>0.040297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1.8">
                <text:p>21.8</text:p>
              </table:table-cell>
              <table:table-cell office:value-type="float" office:value="0.0402851">
                <text:p>0.040285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1.84">
                <text:p>21.84</text:p>
              </table:table-cell>
              <table:table-cell office:value-type="float" office:value="0.0402501">
                <text:p>0.040250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1.84">
                <text:p>21.84</text:p>
              </table:table-cell>
              <table:table-cell office:value-type="float" office:value="0.0402388">
                <text:p>0.040238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1.88">
                <text:p>21.88</text:p>
              </table:table-cell>
              <table:table-cell office:value-type="float" office:value="0.040206">
                <text:p>0.04020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1.88">
                <text:p>21.88</text:p>
              </table:table-cell>
              <table:table-cell office:value-type="float" office:value="0.0401954">
                <text:p>0.040195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1.93">
                <text:p>21.93</text:p>
              </table:table-cell>
              <table:table-cell office:value-type="float" office:value="0.0401648">
                <text:p>0.040164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1.93">
                <text:p>21.93</text:p>
              </table:table-cell>
              <table:table-cell office:value-type="float" office:value="0.0401549">
                <text:p>0.040154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1.97">
                <text:p>21.97</text:p>
              </table:table-cell>
              <table:table-cell office:value-type="float" office:value="0.0401357">
                <text:p>0.040135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1.97">
                <text:p>21.97</text:p>
              </table:table-cell>
              <table:table-cell office:value-type="float" office:value="0.0401081">
                <text:p>0.040108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2.01">
                <text:p>22.01</text:p>
              </table:table-cell>
              <table:table-cell office:value-type="float" office:value="0.040082">
                <text:p>0.04008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2.01">
                <text:p>22.01</text:p>
              </table:table-cell>
              <table:table-cell office:value-type="float" office:value="0.0400737">
                <text:p>0.040073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2.02">
                <text:p>22.02</text:p>
              </table:table-cell>
              <table:table-cell office:value-type="float" office:value="0.0400655">
                <text:p>0.040065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2.03">
                <text:p>22.03</text:p>
              </table:table-cell>
              <table:table-cell office:value-type="float" office:value="0.0400574">
                <text:p>0.040057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2.07">
                <text:p>22.07</text:p>
              </table:table-cell>
              <table:table-cell office:value-type="float" office:value="0.0400269">
                <text:p>0.040026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2.12">
                <text:p>22.12</text:p>
              </table:table-cell>
              <table:table-cell office:value-type="float" office:value="0.0400125">
                <text:p>0.04001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2.12">
                <text:p>22.12</text:p>
              </table:table-cell>
              <table:table-cell office:value-type="float" office:value="0.0399987">
                <text:p>0.039998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2.16">
                <text:p>22.16</text:p>
              </table:table-cell>
              <table:table-cell office:value-type="float" office:value="0.0399855">
                <text:p>0.039985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2.16">
                <text:p>22.16</text:p>
              </table:table-cell>
              <table:table-cell office:value-type="float" office:value="0.0399668">
                <text:p>0.039966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2.21">
                <text:p>22.21</text:p>
              </table:table-cell>
              <table:table-cell office:value-type="float" office:value="0.0399382">
                <text:p>0.039938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2.25">
                <text:p>22.25</text:p>
              </table:table-cell>
              <table:table-cell office:value-type="float" office:value="0.0399226">
                <text:p>0.039922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2.25">
                <text:p>22.25</text:p>
              </table:table-cell>
              <table:table-cell office:value-type="float" office:value="0.0399177">
                <text:p>0.039917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2.26">
                <text:p>22.26</text:p>
              </table:table-cell>
              <table:table-cell office:value-type="float" office:value="0.0399129">
                <text:p>0.039912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2.27">
                <text:p>22.27</text:p>
              </table:table-cell>
              <table:table-cell office:value-type="float" office:value="0.0399082">
                <text:p>0.039908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2.31">
                <text:p>22.31</text:p>
              </table:table-cell>
              <table:table-cell office:value-type="float" office:value="0.0398905">
                <text:p>0.039890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2.35">
                <text:p>22.35</text:p>
              </table:table-cell>
              <table:table-cell office:value-type="float" office:value="0.0398823">
                <text:p>0.039882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2.35">
                <text:p>22.35</text:p>
              </table:table-cell>
              <table:table-cell office:value-type="float" office:value="0.0398745">
                <text:p>0.039874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2.4">
                <text:p>22.4</text:p>
              </table:table-cell>
              <table:table-cell office:value-type="float" office:value="0.0398636">
                <text:p>0.039863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2.4">
                <text:p>22.4</text:p>
              </table:table-cell>
              <table:table-cell office:value-type="float" office:value="0.0398568">
                <text:p>0.039856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2.44">
                <text:p>22.44</text:p>
              </table:table-cell>
              <table:table-cell office:value-type="float" office:value="0.0398473">
                <text:p>0.039847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2.44">
                <text:p>22.44</text:p>
              </table:table-cell>
              <table:table-cell office:value-type="float" office:value="0.0398444">
                <text:p>0.039844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2.45">
                <text:p>22.45</text:p>
              </table:table-cell>
              <table:table-cell office:value-type="float" office:value="0.0398415">
                <text:p>0.039841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2.46">
                <text:p>22.46</text:p>
              </table:table-cell>
              <table:table-cell office:value-type="float" office:value="0.0398386">
                <text:p>0.039838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2.5">
                <text:p>22.5</text:p>
              </table:table-cell>
              <table:table-cell office:value-type="float" office:value="0.0398333">
                <text:p>0.039833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2.5">
                <text:p>22.5</text:p>
              </table:table-cell>
              <table:table-cell office:value-type="float" office:value="0.0398282">
                <text:p>0.039828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2.54">
                <text:p>22.54</text:p>
              </table:table-cell>
              <table:table-cell office:value-type="float" office:value="0.0398235">
                <text:p>0.039823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2.54">
                <text:p>22.54</text:p>
              </table:table-cell>
              <table:table-cell office:value-type="float" office:value="0.039819">
                <text:p>0.03981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2.59">
                <text:p>22.59</text:p>
              </table:table-cell>
              <table:table-cell office:value-type="float" office:value="0.0398128">
                <text:p>0.039812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2.59">
                <text:p>22.59</text:p>
              </table:table-cell>
              <table:table-cell office:value-type="float" office:value="0.0398109">
                <text:p>0.039810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2.63">
                <text:p>22.63</text:p>
              </table:table-cell>
              <table:table-cell office:value-type="float" office:value="0.0398055">
                <text:p>0.039805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2.63">
                <text:p>22.63</text:p>
              </table:table-cell>
              <table:table-cell office:value-type="float" office:value="0.0398022">
                <text:p>0.039802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2.67">
                <text:p>22.67</text:p>
              </table:table-cell>
              <table:table-cell office:value-type="float" office:value="0.0397978">
                <text:p>0.039797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2.67">
                <text:p>22.67</text:p>
              </table:table-cell>
              <table:table-cell office:value-type="float" office:value="0.0397964">
                <text:p>0.039796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2.68">
                <text:p>22.68</text:p>
              </table:table-cell>
              <table:table-cell office:value-type="float" office:value="0.039795">
                <text:p>0.03979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2.69">
                <text:p>22.69</text:p>
              </table:table-cell>
              <table:table-cell office:value-type="float" office:value="0.0397938">
                <text:p>0.039793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2.73">
                <text:p>22.73</text:p>
              </table:table-cell>
              <table:table-cell office:value-type="float" office:value="0.0397914">
                <text:p>0.039791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2.73">
                <text:p>22.73</text:p>
              </table:table-cell>
              <table:table-cell office:value-type="float" office:value="0.0397902">
                <text:p>0.039790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2.77">
                <text:p>22.77</text:p>
              </table:table-cell>
              <table:table-cell office:value-type="float" office:value="0.0397872">
                <text:p>0.039787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2.77">
                <text:p>22.77</text:p>
              </table:table-cell>
              <table:table-cell office:value-type="float" office:value="0.0397853">
                <text:p>0.039785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2.82">
                <text:p>22.82</text:p>
              </table:table-cell>
              <table:table-cell office:value-type="float" office:value="0.0397836">
                <text:p>0.039783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2.82">
                <text:p>22.82</text:p>
              </table:table-cell>
              <table:table-cell office:value-type="float" office:value="0.0397814">
                <text:p>0.039781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2.83">
                <text:p>22.83</text:p>
              </table:table-cell>
              <table:table-cell office:value-type="float" office:value="0.0397807">
                <text:p>0.039780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2.87">
                <text:p>22.87</text:p>
              </table:table-cell>
              <table:table-cell office:value-type="float" office:value="0.0397789">
                <text:p>0.039778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2.87">
                <text:p>22.87</text:p>
              </table:table-cell>
              <table:table-cell office:value-type="float" office:value="0.0397784">
                <text:p>0.039778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2.91">
                <text:p>22.91</text:p>
              </table:table-cell>
              <table:table-cell office:value-type="float" office:value="0.039777">
                <text:p>0.03977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2.91">
                <text:p>22.91</text:p>
              </table:table-cell>
              <table:table-cell office:value-type="float" office:value="0.0397765">
                <text:p>0.039776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2.96">
                <text:p>22.96</text:p>
              </table:table-cell>
              <table:table-cell office:value-type="float" office:value="0.0397758">
                <text:p>0.039775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2.96">
                <text:p>22.96</text:p>
              </table:table-cell>
              <table:table-cell office:value-type="float" office:value="0.0397752">
                <text:p>0.039775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3.01">
                <text:p>23.01</text:p>
              </table:table-cell>
              <table:table-cell office:value-type="float" office:value="0.0397744">
                <text:p>0.039774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3.01">
                <text:p>23.01</text:p>
              </table:table-cell>
              <table:table-cell office:value-type="float" office:value="0.0397738">
                <text:p>0.039773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3.05">
                <text:p>23.05</text:p>
              </table:table-cell>
              <table:table-cell office:value-type="float" office:value="0.0397735">
                <text:p>0.039773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3.05">
                <text:p>23.05</text:p>
              </table:table-cell>
              <table:table-cell office:value-type="float" office:value="0.0397733">
                <text:p>0.039773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3.06">
                <text:p>23.06</text:p>
              </table:table-cell>
              <table:table-cell office:value-type="float" office:value="0.0397732">
                <text:p>0.039773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3.07">
                <text:p>23.07</text:p>
              </table:table-cell>
              <table:table-cell office:value-type="float" office:value="0.0397732">
                <text:p>0.039773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3.11">
                <text:p>23.11</text:p>
              </table:table-cell>
              <table:table-cell office:value-type="float" office:value="0.0397731">
                <text:p>0.039773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3.11">
                <text:p>23.11</text:p>
              </table:table-cell>
              <table:table-cell office:value-type="float" office:value="0.0397731">
                <text:p>0.039773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3.15">
                <text:p>23.15</text:p>
              </table:table-cell>
              <table:table-cell office:value-type="float" office:value="0.0397732">
                <text:p>0.039773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3.15">
                <text:p>23.15</text:p>
              </table:table-cell>
              <table:table-cell office:value-type="float" office:value="0.0397733">
                <text:p>0.039773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3.2">
                <text:p>23.2</text:p>
              </table:table-cell>
              <table:table-cell office:value-type="float" office:value="0.0397735">
                <text:p>0.039773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3.2">
                <text:p>23.2</text:p>
              </table:table-cell>
              <table:table-cell office:value-type="float" office:value="0.0397737">
                <text:p>0.039773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3.24">
                <text:p>23.24</text:p>
              </table:table-cell>
              <table:table-cell office:value-type="float" office:value="0.039774">
                <text:p>0.03977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3.24">
                <text:p>23.24</text:p>
              </table:table-cell>
              <table:table-cell office:value-type="float" office:value="0.0397742">
                <text:p>0.039774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3.25">
                <text:p>23.25</text:p>
              </table:table-cell>
              <table:table-cell office:value-type="float" office:value="0.0397744">
                <text:p>0.039774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3.26">
                <text:p>23.26</text:p>
              </table:table-cell>
              <table:table-cell office:value-type="float" office:value="0.0397745">
                <text:p>0.039774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3.3">
                <text:p>23.3</text:p>
              </table:table-cell>
              <table:table-cell office:value-type="float" office:value="0.0397753">
                <text:p>0.039775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3.35">
                <text:p>23.35</text:p>
              </table:table-cell>
              <table:table-cell office:value-type="float" office:value="0.0397758">
                <text:p>0.039775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3.35">
                <text:p>23.35</text:p>
              </table:table-cell>
              <table:table-cell office:value-type="float" office:value="0.039776">
                <text:p>0.03977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3.39">
                <text:p>23.39</text:p>
              </table:table-cell>
              <table:table-cell office:value-type="float" office:value="0.0397767">
                <text:p>0.039776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3.39">
                <text:p>23.39</text:p>
              </table:table-cell>
              <table:table-cell office:value-type="float" office:value="0.0397771">
                <text:p>0.039777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3.43">
                <text:p>23.43</text:p>
              </table:table-cell>
              <table:table-cell office:value-type="float" office:value="0.0397778">
                <text:p>0.039777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3.43">
                <text:p>23.43</text:p>
              </table:table-cell>
              <table:table-cell office:value-type="float" office:value="0.039778">
                <text:p>0.03977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3.44">
                <text:p>23.44</text:p>
              </table:table-cell>
              <table:table-cell office:value-type="float" office:value="0.0397782">
                <text:p>0.039778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3.45">
                <text:p>23.45</text:p>
              </table:table-cell>
              <table:table-cell office:value-type="float" office:value="0.0397785">
                <text:p>0.039778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3.49">
                <text:p>23.49</text:p>
              </table:table-cell>
              <table:table-cell office:value-type="float" office:value="0.0397792">
                <text:p>0.039779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3.49">
                <text:p>23.49</text:p>
              </table:table-cell>
              <table:table-cell office:value-type="float" office:value="0.0397794">
                <text:p>0.039779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3.53">
                <text:p>23.53</text:p>
              </table:table-cell>
              <table:table-cell office:value-type="float" office:value="0.0397804">
                <text:p>0.039780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3.58">
                <text:p>23.58</text:p>
              </table:table-cell>
              <table:table-cell office:value-type="float" office:value="0.0397813">
                <text:p>0.039781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3.58">
                <text:p>23.58</text:p>
              </table:table-cell>
              <table:table-cell office:value-type="float" office:value="0.0397816">
                <text:p>0.039781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3.63">
                <text:p>23.63</text:p>
              </table:table-cell>
              <table:table-cell office:value-type="float" office:value="0.0397825">
                <text:p>0.039782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3.63">
                <text:p>23.63</text:p>
              </table:table-cell>
              <table:table-cell office:value-type="float" office:value="0.0397827">
                <text:p>0.039782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3.64">
                <text:p>23.64</text:p>
              </table:table-cell>
              <table:table-cell office:value-type="float" office:value="0.0397829">
                <text:p>0.039782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3.68">
                <text:p>23.68</text:p>
              </table:table-cell>
              <table:table-cell office:value-type="float" office:value="0.0397834">
                <text:p>0.039783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3.68">
                <text:p>23.68</text:p>
              </table:table-cell>
              <table:table-cell office:value-type="float" office:value="0.0397836">
                <text:p>0.039783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3.72">
                <text:p>23.72</text:p>
              </table:table-cell>
              <table:table-cell office:value-type="float" office:value="0.039784">
                <text:p>0.03978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3.72">
                <text:p>23.72</text:p>
              </table:table-cell>
              <table:table-cell office:value-type="float" office:value="0.0397847">
                <text:p>0.039784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3.77">
                <text:p>23.77</text:p>
              </table:table-cell>
              <table:table-cell office:value-type="float" office:value="0.0397851">
                <text:p>0.039785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3.77">
                <text:p>23.77</text:p>
              </table:table-cell>
              <table:table-cell office:value-type="float" office:value="0.0397857">
                <text:p>0.039785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3.82">
                <text:p>23.82</text:p>
              </table:table-cell>
              <table:table-cell office:value-type="float" office:value="0.0397863">
                <text:p>0.039786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3.82">
                <text:p>23.82</text:p>
              </table:table-cell>
              <table:table-cell office:value-type="float" office:value="0.0397865">
                <text:p>0.039786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3.82">
                <text:p>23.82</text:p>
              </table:table-cell>
              <table:table-cell office:value-type="float" office:value="0.0397867">
                <text:p>0.039786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3.83">
                <text:p>23.83</text:p>
              </table:table-cell>
              <table:table-cell office:value-type="float" office:value="0.0397868">
                <text:p>0.039786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3.87">
                <text:p>23.87</text:p>
              </table:table-cell>
              <table:table-cell office:value-type="float" office:value="0.0397874">
                <text:p>0.039787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3.87">
                <text:p>23.87</text:p>
              </table:table-cell>
              <table:table-cell office:value-type="float" office:value="0.0397875">
                <text:p>0.039787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3.92">
                <text:p>23.92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3.92">
                <text:p>23.92</text:p>
              </table:table-cell>
              <table:table-cell office:value-type="float" office:value="0.0397884">
                <text:p>0.039788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3.97">
                <text:p>23.97</text:p>
              </table:table-cell>
              <table:table-cell office:value-type="float" office:value="0.0397889">
                <text:p>0.039788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3.97">
                <text:p>23.97</text:p>
              </table:table-cell>
              <table:table-cell office:value-type="float" office:value="0.0397891">
                <text:p>0.039789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3.98">
                <text:p>23.98</text:p>
              </table:table-cell>
              <table:table-cell office:value-type="float" office:value="0.0397892">
                <text:p>0.039789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4.02">
                <text:p>24.02</text:p>
              </table:table-cell>
              <table:table-cell office:value-type="float" office:value="0.0397897">
                <text:p>0.039789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4.07">
                <text:p>24.07</text:p>
              </table:table-cell>
              <table:table-cell office:value-type="float" office:value="0.03979">
                <text:p>0.0397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4.07">
                <text:p>24.07</text:p>
              </table:table-cell>
              <table:table-cell office:value-type="float" office:value="0.0397902">
                <text:p>0.039790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4.11">
                <text:p>24.11</text:p>
              </table:table-cell>
              <table:table-cell office:value-type="float" office:value="0.0397904">
                <text:p>0.039790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4.11">
                <text:p>24.11</text:p>
              </table:table-cell>
              <table:table-cell office:value-type="float" office:value="0.0397907">
                <text:p>0.039790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4.16">
                <text:p>24.16</text:p>
              </table:table-cell>
              <table:table-cell office:value-type="float" office:value="0.0397909">
                <text:p>0.039790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4.16">
                <text:p>24.16</text:p>
              </table:table-cell>
              <table:table-cell office:value-type="float" office:value="0.0397911">
                <text:p>0.039791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4.16">
                <text:p>24.16</text:p>
              </table:table-cell>
              <table:table-cell office:value-type="float" office:value="0.0397912">
                <text:p>0.039791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4.17">
                <text:p>24.17</text:p>
              </table:table-cell>
              <table:table-cell office:value-type="float" office:value="0.0397913">
                <text:p>0.039791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4.21">
                <text:p>24.21</text:p>
              </table:table-cell>
              <table:table-cell office:value-type="float" office:value="0.0397916">
                <text:p>0.039791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4.26">
                <text:p>24.26</text:p>
              </table:table-cell>
              <table:table-cell office:value-type="float" office:value="0.0397918">
                <text:p>0.039791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4.31">
                <text:p>24.31</text:p>
              </table:table-cell>
              <table:table-cell office:value-type="float" office:value="0.0397921">
                <text:p>0.039792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4.35">
                <text:p>24.35</text:p>
              </table:table-cell>
              <table:table-cell office:value-type="float" office:value="0.0397921">
                <text:p>0.039792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4.35">
                <text:p>24.35</text:p>
              </table:table-cell>
              <table:table-cell office:value-type="float" office:value="0.0397923">
                <text:p>0.039792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4.4">
                <text:p>24.4</text:p>
              </table:table-cell>
              <table:table-cell office:value-type="float" office:value="0.0397925">
                <text:p>0.039792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4.45">
                <text:p>24.45</text:p>
              </table:table-cell>
              <table:table-cell office:value-type="float" office:value="0.0397925">
                <text:p>0.039792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4.45">
                <text:p>24.45</text:p>
              </table:table-cell>
              <table:table-cell office:value-type="float" office:value="0.0397925">
                <text:p>0.039792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4.45">
                <text:p>24.45</text:p>
              </table:table-cell>
              <table:table-cell office:value-type="float" office:value="0.0397926">
                <text:p>0.039792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4.46">
                <text:p>24.46</text:p>
              </table:table-cell>
              <table:table-cell office:value-type="float" office:value="0.0397926">
                <text:p>0.039792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4.5">
                <text:p>24.5</text:p>
              </table:table-cell>
              <table:table-cell office:value-type="float" office:value="0.0397926">
                <text:p>0.039792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4.5">
                <text:p>24.5</text:p>
              </table:table-cell>
              <table:table-cell office:value-type="float" office:value="0.0397926">
                <text:p>0.039792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4.54">
                <text:p>24.54</text:p>
              </table:table-cell>
              <table:table-cell office:value-type="float" office:value="0.0397926">
                <text:p>0.039792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4.54">
                <text:p>24.54</text:p>
              </table:table-cell>
              <table:table-cell office:value-type="float" office:value="0.0397926">
                <text:p>0.039792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4.59">
                <text:p>24.59</text:p>
              </table:table-cell>
              <table:table-cell office:value-type="float" office:value="0.0397926">
                <text:p>0.039792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4.59">
                <text:p>24.59</text:p>
              </table:table-cell>
              <table:table-cell office:value-type="float" office:value="0.0397926">
                <text:p>0.039792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4.64">
                <text:p>24.64</text:p>
              </table:table-cell>
              <table:table-cell office:value-type="float" office:value="0.0397926">
                <text:p>0.039792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4.64">
                <text:p>24.64</text:p>
              </table:table-cell>
              <table:table-cell office:value-type="float" office:value="0.0397926">
                <text:p>0.039792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4.69">
                <text:p>24.69</text:p>
              </table:table-cell>
              <table:table-cell office:value-type="float" office:value="0.0397925">
                <text:p>0.039792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4.69">
                <text:p>24.69</text:p>
              </table:table-cell>
              <table:table-cell office:value-type="float" office:value="0.0397925">
                <text:p>0.039792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4.69">
                <text:p>24.69</text:p>
              </table:table-cell>
              <table:table-cell office:value-type="float" office:value="0.0397925">
                <text:p>0.039792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4.7">
                <text:p>24.7</text:p>
              </table:table-cell>
              <table:table-cell office:value-type="float" office:value="0.0397925">
                <text:p>0.039792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4.74">
                <text:p>24.74</text:p>
              </table:table-cell>
              <table:table-cell office:value-type="float" office:value="0.0397924">
                <text:p>0.039792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4.79">
                <text:p>24.79</text:p>
              </table:table-cell>
              <table:table-cell office:value-type="float" office:value="0.0397924">
                <text:p>0.039792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4.79">
                <text:p>24.79</text:p>
              </table:table-cell>
              <table:table-cell office:value-type="float" office:value="0.0397923">
                <text:p>0.039792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4.83">
                <text:p>24.83</text:p>
              </table:table-cell>
              <table:table-cell office:value-type="float" office:value="0.0397922">
                <text:p>0.039792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4.84">
                <text:p>24.84</text:p>
              </table:table-cell>
              <table:table-cell office:value-type="float" office:value="0.0397921">
                <text:p>0.039792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4.85">
                <text:p>24.85</text:p>
              </table:table-cell>
              <table:table-cell office:value-type="float" office:value="0.0397921">
                <text:p>0.039792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4.89">
                <text:p>24.89</text:p>
              </table:table-cell>
              <table:table-cell office:value-type="float" office:value="0.039792">
                <text:p>0.03979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4.93">
                <text:p>24.93</text:p>
              </table:table-cell>
              <table:table-cell office:value-type="float" office:value="0.0397918">
                <text:p>0.039791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4.98">
                <text:p>24.98</text:p>
              </table:table-cell>
              <table:table-cell office:value-type="float" office:value="0.0397916">
                <text:p>0.039791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5.02">
                <text:p>25.02</text:p>
              </table:table-cell>
              <table:table-cell office:value-type="float" office:value="0.0397915">
                <text:p>0.039791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5.02">
                <text:p>25.02</text:p>
              </table:table-cell>
              <table:table-cell office:value-type="float" office:value="0.0397915">
                <text:p>0.039791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5.03">
                <text:p>25.03</text:p>
              </table:table-cell>
              <table:table-cell office:value-type="float" office:value="0.0397915">
                <text:p>0.039791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5.04">
                <text:p>25.04</text:p>
              </table:table-cell>
              <table:table-cell office:value-type="float" office:value="0.0397914">
                <text:p>0.039791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5.08">
                <text:p>25.08</text:p>
              </table:table-cell>
              <table:table-cell office:value-type="float" office:value="0.0397913">
                <text:p>0.039791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5.12">
                <text:p>25.12</text:p>
              </table:table-cell>
              <table:table-cell office:value-type="float" office:value="0.0397911">
                <text:p>0.039791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5.17">
                <text:p>25.17</text:p>
              </table:table-cell>
              <table:table-cell office:value-type="float" office:value="0.0397909">
                <text:p>0.039790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5.21">
                <text:p>25.21</text:p>
              </table:table-cell>
              <table:table-cell office:value-type="float" office:value="0.0397908">
                <text:p>0.039790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5.21">
                <text:p>25.21</text:p>
              </table:table-cell>
              <table:table-cell office:value-type="float" office:value="0.0397907">
                <text:p>0.039790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5.22">
                <text:p>25.22</text:p>
              </table:table-cell>
              <table:table-cell office:value-type="float" office:value="0.0397907">
                <text:p>0.039790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5.23">
                <text:p>25.23</text:p>
              </table:table-cell>
              <table:table-cell office:value-type="float" office:value="0.0397907">
                <text:p>0.039790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5.27">
                <text:p>25.27</text:p>
              </table:table-cell>
              <table:table-cell office:value-type="float" office:value="0.0397905">
                <text:p>0.039790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5.31">
                <text:p>25.31</text:p>
              </table:table-cell>
              <table:table-cell office:value-type="float" office:value="0.0397904">
                <text:p>0.039790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5.31">
                <text:p>25.31</text:p>
              </table:table-cell>
              <table:table-cell office:value-type="float" office:value="0.0397903">
                <text:p>0.039790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5.36">
                <text:p>25.36</text:p>
              </table:table-cell>
              <table:table-cell office:value-type="float" office:value="0.0397903">
                <text:p>0.039790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5.36">
                <text:p>25.36</text:p>
              </table:table-cell>
              <table:table-cell office:value-type="float" office:value="0.0397901">
                <text:p>0.039790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5.41">
                <text:p>25.41</text:p>
              </table:table-cell>
              <table:table-cell office:value-type="float" office:value="0.03979">
                <text:p>0.0397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5.41">
                <text:p>25.41</text:p>
              </table:table-cell>
              <table:table-cell office:value-type="float" office:value="0.0397899">
                <text:p>0.039789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5.42">
                <text:p>25.42</text:p>
              </table:table-cell>
              <table:table-cell office:value-type="float" office:value="0.0397899">
                <text:p>0.039789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5.47">
                <text:p>25.47</text:p>
              </table:table-cell>
              <table:table-cell office:value-type="float" office:value="0.0397898">
                <text:p>0.039789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5.47">
                <text:p>25.47</text:p>
              </table:table-cell>
              <table:table-cell office:value-type="float" office:value="0.0397898">
                <text:p>0.039789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5.51">
                <text:p>25.51</text:p>
              </table:table-cell>
              <table:table-cell office:value-type="float" office:value="0.0397896">
                <text:p>0.039789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5.51">
                <text:p>25.51</text:p>
              </table:table-cell>
              <table:table-cell office:value-type="float" office:value="0.0397896">
                <text:p>0.039789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5.55">
                <text:p>25.55</text:p>
              </table:table-cell>
              <table:table-cell office:value-type="float" office:value="0.0397895">
                <text:p>0.039789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5.55">
                <text:p>25.55</text:p>
              </table:table-cell>
              <table:table-cell office:value-type="float" office:value="0.0397894">
                <text:p>0.039789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5.56">
                <text:p>25.56</text:p>
              </table:table-cell>
              <table:table-cell office:value-type="float" office:value="0.0397894">
                <text:p>0.039789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5.57">
                <text:p>25.57</text:p>
              </table:table-cell>
              <table:table-cell office:value-type="float" office:value="0.0397894">
                <text:p>0.039789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5.61">
                <text:p>25.61</text:p>
              </table:table-cell>
              <table:table-cell office:value-type="float" office:value="0.0397892">
                <text:p>0.039789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5.65">
                <text:p>25.65</text:p>
              </table:table-cell>
              <table:table-cell office:value-type="float" office:value="0.0397892">
                <text:p>0.039789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5.65">
                <text:p>25.65</text:p>
              </table:table-cell>
              <table:table-cell office:value-type="float" office:value="0.0397891">
                <text:p>0.039789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5.7">
                <text:p>25.7</text:p>
              </table:table-cell>
              <table:table-cell office:value-type="float" office:value="0.0397891">
                <text:p>0.039789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5.7">
                <text:p>25.7</text:p>
              </table:table-cell>
              <table:table-cell office:value-type="float" office:value="0.039789">
                <text:p>0.03978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5.74">
                <text:p>25.74</text:p>
              </table:table-cell>
              <table:table-cell office:value-type="float" office:value="0.039789">
                <text:p>0.03978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5.74">
                <text:p>25.74</text:p>
              </table:table-cell>
              <table:table-cell office:value-type="float" office:value="0.0397889">
                <text:p>0.039788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5.79">
                <text:p>25.79</text:p>
              </table:table-cell>
              <table:table-cell office:value-type="float" office:value="0.0397888">
                <text:p>0.039788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5.79">
                <text:p>25.79</text:p>
              </table:table-cell>
              <table:table-cell office:value-type="float" office:value="0.0397887">
                <text:p>0.039788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5.8">
                <text:p>25.8</text:p>
              </table:table-cell>
              <table:table-cell office:value-type="float" office:value="0.0397887">
                <text:p>0.039788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5.84">
                <text:p>25.84</text:p>
              </table:table-cell>
              <table:table-cell office:value-type="float" office:value="0.0397887">
                <text:p>0.039788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5.84">
                <text:p>25.84</text:p>
              </table:table-cell>
              <table:table-cell office:value-type="float" office:value="0.0397886">
                <text:p>0.039788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5.89">
                <text:p>25.89</text:p>
              </table:table-cell>
              <table:table-cell office:value-type="float" office:value="0.0397886">
                <text:p>0.039788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5.89">
                <text:p>25.89</text:p>
              </table:table-cell>
              <table:table-cell office:value-type="float" office:value="0.0397886">
                <text:p>0.039788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5.93">
                <text:p>25.93</text:p>
              </table:table-cell>
              <table:table-cell office:value-type="float" office:value="0.0397885">
                <text:p>0.039788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5.93">
                <text:p>25.93</text:p>
              </table:table-cell>
              <table:table-cell office:value-type="float" office:value="0.0397885">
                <text:p>0.039788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5.98">
                <text:p>25.98</text:p>
              </table:table-cell>
              <table:table-cell office:value-type="float" office:value="0.0397884">
                <text:p>0.039788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5.98">
                <text:p>25.98</text:p>
              </table:table-cell>
              <table:table-cell office:value-type="float" office:value="0.0397884">
                <text:p>0.039788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6.03">
                <text:p>26.03</text:p>
              </table:table-cell>
              <table:table-cell office:value-type="float" office:value="0.0397883">
                <text:p>0.039788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6.03">
                <text:p>26.03</text:p>
              </table:table-cell>
              <table:table-cell office:value-type="float" office:value="0.0397883">
                <text:p>0.039788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6.03">
                <text:p>26.03</text:p>
              </table:table-cell>
              <table:table-cell office:value-type="float" office:value="0.0397883">
                <text:p>0.039788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6.04">
                <text:p>26.04</text:p>
              </table:table-cell>
              <table:table-cell office:value-type="float" office:value="0.0397883">
                <text:p>0.039788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6.08">
                <text:p>26.08</text:p>
              </table:table-cell>
              <table:table-cell office:value-type="float" office:value="0.0397882">
                <text:p>0.039788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6.13">
                <text:p>26.13</text:p>
              </table:table-cell>
              <table:table-cell office:value-type="float" office:value="0.0397882">
                <text:p>0.039788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6.17">
                <text:p>26.17</text:p>
              </table:table-cell>
              <table:table-cell office:value-type="float" office:value="0.0397882">
                <text:p>0.039788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6.17">
                <text:p>26.17</text:p>
              </table:table-cell>
              <table:table-cell office:value-type="float" office:value="0.0397881">
                <text:p>0.039788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6.22">
                <text:p>26.22</text:p>
              </table:table-cell>
              <table:table-cell office:value-type="float" office:value="0.0397881">
                <text:p>0.039788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6.22">
                <text:p>26.22</text:p>
              </table:table-cell>
              <table:table-cell office:value-type="float" office:value="0.0397881">
                <text:p>0.039788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6.26">
                <text:p>26.26</text:p>
              </table:table-cell>
              <table:table-cell office:value-type="float" office:value="0.0397881">
                <text:p>0.039788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6.26">
                <text:p>26.26</text:p>
              </table:table-cell>
              <table:table-cell office:value-type="float" office:value="0.0397881">
                <text:p>0.039788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6.27">
                <text:p>26.27</text:p>
              </table:table-cell>
              <table:table-cell office:value-type="float" office:value="0.039788">
                <text:p>0.03978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6.28">
                <text:p>26.28</text:p>
              </table:table-cell>
              <table:table-cell office:value-type="float" office:value="0.039788">
                <text:p>0.03978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6.33">
                <text:p>26.33</text:p>
              </table:table-cell>
              <table:table-cell office:value-type="float" office:value="0.039788">
                <text:p>0.03978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6.37">
                <text:p>26.37</text:p>
              </table:table-cell>
              <table:table-cell office:value-type="float" office:value="0.039788">
                <text:p>0.03978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6.41">
                <text:p>26.41</text:p>
              </table:table-cell>
              <table:table-cell office:value-type="float" office:value="0.039788">
                <text:p>0.03978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6.41">
                <text:p>26.41</text:p>
              </table:table-cell>
              <table:table-cell office:value-type="float" office:value="0.039788">
                <text:p>0.03978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6.46">
                <text:p>26.46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6.46">
                <text:p>26.46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6.51">
                <text:p>26.51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6.56">
                <text:p>26.56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6.61">
                <text:p>26.61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6.61">
                <text:p>26.61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6.61">
                <text:p>26.61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6.62">
                <text:p>26.62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6.66">
                <text:p>26.66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6.7">
                <text:p>26.7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6.75">
                <text:p>26.75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6.79">
                <text:p>26.79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6.79">
                <text:p>26.79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6.84">
                <text:p>26.84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6.84">
                <text:p>26.84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6.84">
                <text:p>26.84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6.85">
                <text:p>26.85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6.89">
                <text:p>26.89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6.89">
                <text:p>26.89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6.94">
                <text:p>26.94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6.94">
                <text:p>26.94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6.99">
                <text:p>26.99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7.03">
                <text:p>27.03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7.08">
                <text:p>27.08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7.08">
                <text:p>27.08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7.09">
                <text:p>27.09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7.13">
                <text:p>27.13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7.13">
                <text:p>27.13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7.17">
                <text:p>27.17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7.22">
                <text:p>27.22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7.26">
                <text:p>27.26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7.31">
                <text:p>27.31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7.31">
                <text:p>27.31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7.31">
                <text:p>27.31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7.32">
                <text:p>27.32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7.36">
                <text:p>27.36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7.36">
                <text:p>27.36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7.41">
                <text:p>27.41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7.41">
                <text:p>27.41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7.45">
                <text:p>27.45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7.45">
                <text:p>27.45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7.49">
                <text:p>27.49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7.49">
                <text:p>27.49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7.5">
                <text:p>27.5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7.51">
                <text:p>27.51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7.55">
                <text:p>27.55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7.55">
                <text:p>27.55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7.59">
                <text:p>27.59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7.59">
                <text:p>27.59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7.64">
                <text:p>27.64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7.64">
                <text:p>27.64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7.68">
                <text:p>27.68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7.68">
                <text:p>27.68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7.73">
                <text:p>27.73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7.73">
                <text:p>27.73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7.73">
                <text:p>27.73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7.74">
                <text:p>27.74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7.78">
                <text:p>27.78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7.83">
                <text:p>27.83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7.83">
                <text:p>27.83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7.87">
                <text:p>27.87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7.87">
                <text:p>27.87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7.91">
                <text:p>27.91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7.91">
                <text:p>27.91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7.92">
                <text:p>27.92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7.93">
                <text:p>27.93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7.97">
                <text:p>27.97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7.97">
                <text:p>27.97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8.01">
                <text:p>28.01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8.01">
                <text:p>28.01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8.06">
                <text:p>28.06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8.06">
                <text:p>28.06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8.1">
                <text:p>28.1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8.1">
                <text:p>28.1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8.11">
                <text:p>28.11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8.12">
                <text:p>28.12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8.16">
                <text:p>28.16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8.16">
                <text:p>28.16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8.2">
                <text:p>28.2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8.25">
                <text:p>28.25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8.25">
                <text:p>28.25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8.29">
                <text:p>28.29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8.29">
                <text:p>28.29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8.3">
                <text:p>28.3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8.31">
                <text:p>28.31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8.35">
                <text:p>28.35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8.35">
                <text:p>28.35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8.39">
                <text:p>28.39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8.39">
                <text:p>28.39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8.44">
                <text:p>28.44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8.44">
                <text:p>28.44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8.48">
                <text:p>28.48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8.48">
                <text:p>28.48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8.49">
                <text:p>28.49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8.5">
                <text:p>28.5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8.54">
                <text:p>28.54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8.58">
                <text:p>28.5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8.59">
                <text:p>28.59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8.63">
                <text:p>28.63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8.63">
                <text:p>28.63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8.67">
                <text:p>28.67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8.67">
                <text:p>28.67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8.68">
                <text:p>28.6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8.69">
                <text:p>28.69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8.73">
                <text:p>28.73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8.73">
                <text:p>28.73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8.77">
                <text:p>28.77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8.77">
                <text:p>28.77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8.82">
                <text:p>28.8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8.82">
                <text:p>28.8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8.86">
                <text:p>28.8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8.86">
                <text:p>28.8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8.9">
                <text:p>28.9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8.91">
                <text:p>28.91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8.91">
                <text:p>28.91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8.92">
                <text:p>28.9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8.96">
                <text:p>28.9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9">
                <text:p>29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9.05">
                <text:p>29.05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9.09">
                <text:p>29.09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9.14">
                <text:p>29.14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9.14">
                <text:p>29.14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9.15">
                <text:p>29.15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9.19">
                <text:p>29.19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9.23">
                <text:p>29.23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9.28">
                <text:p>29.2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9.32">
                <text:p>29.3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9.36">
                <text:p>29.3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9.37">
                <text:p>29.37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9.38">
                <text:p>29.3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9.42">
                <text:p>29.4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9.42">
                <text:p>29.4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9.46">
                <text:p>29.4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9.51">
                <text:p>29.51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9.51">
                <text:p>29.51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9.55">
                <text:p>29.55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9.55">
                <text:p>29.55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9.6">
                <text:p>29.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9.6">
                <text:p>29.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9.6">
                <text:p>29.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9.61">
                <text:p>29.61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9.65">
                <text:p>29.65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9.7">
                <text:p>29.7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9.7">
                <text:p>29.7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9.74">
                <text:p>29.74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9.78">
                <text:p>29.7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9.78">
                <text:p>29.7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9.79">
                <text:p>29.79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9.8">
                <text:p>29.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9.84">
                <text:p>29.84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9.84">
                <text:p>29.84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9.88">
                <text:p>29.8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9.88">
                <text:p>29.8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9.92">
                <text:p>29.9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9.97">
                <text:p>29.97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9.97">
                <text:p>29.97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0.01">
                <text:p>30.01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0.01">
                <text:p>30.01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0.06">
                <text:p>30.0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0.1">
                <text:p>30.1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0.1">
                <text:p>30.1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0.11">
                <text:p>30.11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0.12">
                <text:p>30.1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0.16">
                <text:p>30.1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0.16">
                <text:p>30.1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0.2">
                <text:p>30.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0.2">
                <text:p>30.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0.25">
                <text:p>30.25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0.25">
                <text:p>30.25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0.29">
                <text:p>30.29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0.29">
                <text:p>30.29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0.3">
                <text:p>30.3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0.31">
                <text:p>30.31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0.35">
                <text:p>30.35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0.39">
                <text:p>30.39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0.44">
                <text:p>30.44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0.44">
                <text:p>30.44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0.48">
                <text:p>30.4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0.48">
                <text:p>30.4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0.49">
                <text:p>30.49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0.5">
                <text:p>30.5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0.54">
                <text:p>30.54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0.54">
                <text:p>30.54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0.58">
                <text:p>30.5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0.58">
                <text:p>30.5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0.62">
                <text:p>30.6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0.62">
                <text:p>30.6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0.67">
                <text:p>30.67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0.67">
                <text:p>30.67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0.71">
                <text:p>30.71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0.71">
                <text:p>30.71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0.72">
                <text:p>30.7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0.73">
                <text:p>30.73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0.77">
                <text:p>30.77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0.81">
                <text:p>30.81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0.81">
                <text:p>30.81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0.86">
                <text:p>30.8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0.86">
                <text:p>30.8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0.86">
                <text:p>30.8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0.87">
                <text:p>30.87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0.91">
                <text:p>30.91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0.91">
                <text:p>30.91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0.95">
                <text:p>30.95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0.95">
                <text:p>30.95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1">
                <text:p>31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1">
                <text:p>31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1.04">
                <text:p>31.04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1.04">
                <text:p>31.04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1.05">
                <text:p>31.05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1.06">
                <text:p>31.0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1.1">
                <text:p>31.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1.1">
                <text:p>31.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1.14">
                <text:p>31.1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1.14">
                <text:p>31.1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1.19">
                <text:p>31.1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1.19">
                <text:p>31.1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1.23">
                <text:p>31.2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1.23">
                <text:p>31.2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1.24">
                <text:p>31.2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1.25">
                <text:p>31.2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1.29">
                <text:p>31.2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1.33">
                <text:p>31.3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1.38">
                <text:p>31.3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1.42">
                <text:p>31.4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1.42">
                <text:p>31.4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1.46">
                <text:p>31.4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1.46">
                <text:p>31.4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1.47">
                <text:p>31.47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1.48">
                <text:p>31.4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1.52">
                <text:p>31.5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1.56">
                <text:p>31.5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1.56">
                <text:p>31.5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1.6">
                <text:p>31.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1.6">
                <text:p>31.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1.61">
                <text:p>31.61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1.62">
                <text:p>31.6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1.66">
                <text:p>31.6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1.66">
                <text:p>31.66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1.7">
                <text:p>31.7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1.7">
                <text:p>31.7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1.75">
                <text:p>31.75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1.75">
                <text:p>31.75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1.79">
                <text:p>31.79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1.79">
                <text:p>31.79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1.8">
                <text:p>31.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1.81">
                <text:p>31.81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1.85">
                <text:p>31.85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1.85">
                <text:p>31.85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1.89">
                <text:p>31.89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1.94">
                <text:p>31.94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1.94">
                <text:p>31.94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1.98">
                <text:p>31.9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1.98">
                <text:p>31.9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1.99">
                <text:p>31.99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2">
                <text:p>3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2.04">
                <text:p>32.04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2.04">
                <text:p>32.04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2.08">
                <text:p>32.0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2.08">
                <text:p>32.0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2.12">
                <text:p>32.1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2.12">
                <text:p>32.1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2.13">
                <text:p>32.13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2.14">
                <text:p>32.14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2.18">
                <text:p>32.1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2.18">
                <text:p>32.18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2.22">
                <text:p>32.2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2.22">
                <text:p>32.2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2.27">
                <text:p>32.27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2.27">
                <text:p>32.27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2.32">
                <text:p>32.3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2.32">
                <text:p>32.3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2.32">
                <text:p>32.32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2.33">
                <text:p>32.33</text:p>
              </table:table-cell>
              <table:table-cell office:value-type="float" office:value="0.0397877">
                <text:p>0.03978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27cm" svg:height="13.388cm" xlink:href=".." xlink:type="simple" chart:class="chart:scatter" chart:style-name="ch1">
        <chart:title svg:x="8.64cm" svg:y="0.403cm" chart:style-name="ch2">
          <text:p>Position Error Along Time</text:p>
        </chart:title>
        <chart:plot-area chart:style-name="ch3" table:cell-range-address="Sheet2.A1:Sheet2.B1022" svg:x="1.536cm" svg:y="1.495cm" svg:width="20.532cm" svg:height="10.571cm">
          <chartooo:coordinate-region svg:x="2.263cm" svg:y="1.694cm" svg:width="19.618cm" svg:height="9.725cm"/>
          <chart:axis chart:dimension="x" chart:name="primary-x" chart:style-name="ch4">
            <chart:title svg:x="10.633cm" svg:y="12.333cm" chart:style-name="ch5">
              <text:p>Time (seconds)</text:p>
            </chart:title>
          </chart:axis>
          <chart:axis chart:dimension="y" chart:name="primary-y" chart:style-name="ch4">
            <chart:title svg:x="0.526cm" svg:y="7.829cm" chart:style-name="ch6">
              <text:p>Error (meters)</text:p>
            </chart:title>
            <chart:grid chart:style-name="ch7" chart:class="major"/>
          </chart:axis>
          <chart:series chart:style-name="ch8" chart:values-cell-range-address="Sheet2.B1:Sheet2.B1022" chart:class="chart:scatter">
            <chart:domain table:cell-range-address="Sheet2.A1:Sheet2.A1022"/>
            <chart:data-point chart:repeated="10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1022</svg:desc>
                </draw:g>
              </table:table-cell>
              <table:table-cell office:value-type="float" office:value="0.0395657">
                <text:p>0.0395657</text:p>
                <draw:g>
                  <svg:desc>Sheet2.B1:Sheet2.B10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395678">
                <text:p>0.0395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99999999999979">
                <text:p>0.00999999999999979</text:p>
              </table:table-cell>
              <table:table-cell office:value-type="float" office:value="0.03957">
                <text:p>0.03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0000000000013">
                <text:p>0.0200000000000013</text:p>
              </table:table-cell>
              <table:table-cell office:value-type="float" office:value="0.0395722">
                <text:p>0.0395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00000000000005">
                <text:p>0.0600000000000005</text:p>
              </table:table-cell>
              <table:table-cell office:value-type="float" office:value="0.039579">
                <text:p>0.039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0395907">
                <text:p>0.0395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0.0395979">
                <text:p>0.0395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">
                <text:p>0.15</text:p>
              </table:table-cell>
              <table:table-cell office:value-type="float" office:value="0.0396028">
                <text:p>0.0396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0396101">
                <text:p>0.0396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0396126">
                <text:p>0.0396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0396151">
                <text:p>0.0396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0396175">
                <text:p>0.039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">
                <text:p>0.25</text:p>
              </table:table-cell>
              <table:table-cell office:value-type="float" office:value="0.0396249">
                <text:p>0.0396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">
                <text:p>0.25</text:p>
              </table:table-cell>
              <table:table-cell office:value-type="float" office:value="0.0396274">
                <text:p>0.03962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0396371">
                <text:p>0.03963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">
                <text:p>0.34</text:p>
              </table:table-cell>
              <table:table-cell office:value-type="float" office:value="0.0396395">
                <text:p>0.03963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">
                <text:p>0.34</text:p>
              </table:table-cell>
              <table:table-cell office:value-type="float" office:value="0.039649">
                <text:p>0.0396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0396606">
                <text:p>0.03966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0000000000002">
                <text:p>0.430000000000002</text:p>
              </table:table-cell>
              <table:table-cell office:value-type="float" office:value="0.0396696">
                <text:p>0.03966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0396718">
                <text:p>0.0396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0396739">
                <text:p>0.03967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">
                <text:p>0.49</text:p>
              </table:table-cell>
              <table:table-cell office:value-type="float" office:value="0.0396804">
                <text:p>0.0396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">
                <text:p>0.49</text:p>
              </table:table-cell>
              <table:table-cell office:value-type="float" office:value="0.0396824">
                <text:p>0.03968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0396866">
                <text:p>0.03968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0396926">
                <text:p>0.03969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9">
                <text:p>0.59</text:p>
              </table:table-cell>
              <table:table-cell office:value-type="float" office:value="0.0396965">
                <text:p>0.03969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">
                <text:p>0.59</text:p>
              </table:table-cell>
              <table:table-cell office:value-type="float" office:value="0.0397003">
                <text:p>0.0397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9">
                <text:p>0.59</text:p>
              </table:table-cell>
              <table:table-cell office:value-type="float" office:value="0.0397022">
                <text:p>0.0397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039704">
                <text:p>0.0397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0397077">
                <text:p>0.03970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0397112">
                <text:p>0.0397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039718">
                <text:p>0.0397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3">
                <text:p>0.73</text:p>
              </table:table-cell>
              <table:table-cell office:value-type="float" office:value="0.0397212">
                <text:p>0.0397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3">
                <text:p>0.73</text:p>
              </table:table-cell>
              <table:table-cell office:value-type="float" office:value="0.0397259">
                <text:p>0.03972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0397304">
                <text:p>0.0397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0397333">
                <text:p>0.0397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2">
                <text:p>0.82</text:p>
              </table:table-cell>
              <table:table-cell office:value-type="float" office:value="0.0397374">
                <text:p>0.03973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2">
                <text:p>0.82</text:p>
              </table:table-cell>
              <table:table-cell office:value-type="float" office:value="0.0397387">
                <text:p>0.03973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3">
                <text:p>0.83</text:p>
              </table:table-cell>
              <table:table-cell office:value-type="float" office:value="0.0397401">
                <text:p>0.03974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4">
                <text:p>0.84</text:p>
              </table:table-cell>
              <table:table-cell office:value-type="float" office:value="0.0397413">
                <text:p>0.03974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397439">
                <text:p>0.0397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397463">
                <text:p>0.03974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">
                <text:p>0.92</text:p>
              </table:table-cell>
              <table:table-cell office:value-type="float" office:value="0.0397498">
                <text:p>0.03974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">
                <text:p>0.92</text:p>
              </table:table-cell>
              <table:table-cell office:value-type="float" office:value="0.0397509">
                <text:p>0.03975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039753">
                <text:p>0.0397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0397551">
                <text:p>0.03975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1">
                <text:p>1.01</text:p>
              </table:table-cell>
              <table:table-cell office:value-type="float" office:value="0.0397571">
                <text:p>0.03975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1">
                <text:p>1.01</text:p>
              </table:table-cell>
              <table:table-cell office:value-type="float" office:value="0.03976">
                <text:p>0.03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6">
                <text:p>1.06</text:p>
              </table:table-cell>
              <table:table-cell office:value-type="float" office:value="0.0397627">
                <text:p>0.03976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6">
                <text:p>1.06</text:p>
              </table:table-cell>
              <table:table-cell office:value-type="float" office:value="0.0397644">
                <text:p>0.03976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1">
                <text:p>1.11</text:p>
              </table:table-cell>
              <table:table-cell office:value-type="float" office:value="0.0397668">
                <text:p>0.03976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1">
                <text:p>1.11</text:p>
              </table:table-cell>
              <table:table-cell office:value-type="float" office:value="0.0397676">
                <text:p>0.03976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1">
                <text:p>1.11</text:p>
              </table:table-cell>
              <table:table-cell office:value-type="float" office:value="0.0397684">
                <text:p>0.03976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2">
                <text:p>1.12</text:p>
              </table:table-cell>
              <table:table-cell office:value-type="float" office:value="0.0397691">
                <text:p>0.03976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6">
                <text:p>1.16</text:p>
              </table:table-cell>
              <table:table-cell office:value-type="float" office:value="0.0397705">
                <text:p>0.03977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6">
                <text:p>1.16</text:p>
              </table:table-cell>
              <table:table-cell office:value-type="float" office:value="0.0397719">
                <text:p>0.03977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1">
                <text:p>1.21</text:p>
              </table:table-cell>
              <table:table-cell office:value-type="float" office:value="0.0397732">
                <text:p>0.03977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1">
                <text:p>1.21</text:p>
              </table:table-cell>
              <table:table-cell office:value-type="float" office:value="0.0397745">
                <text:p>0.03977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5">
                <text:p>1.25</text:p>
              </table:table-cell>
              <table:table-cell office:value-type="float" office:value="0.0397762">
                <text:p>0.03977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5">
                <text:p>1.25</text:p>
              </table:table-cell>
              <table:table-cell office:value-type="float" office:value="0.0397773">
                <text:p>0.03977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9">
                <text:p>1.29</text:p>
              </table:table-cell>
              <table:table-cell office:value-type="float" office:value="0.0397788">
                <text:p>0.03977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9">
                <text:p>1.29</text:p>
              </table:table-cell>
              <table:table-cell office:value-type="float" office:value="0.0397793">
                <text:p>0.03977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">
                <text:p>1.3</text:p>
              </table:table-cell>
              <table:table-cell office:value-type="float" office:value="0.0397798">
                <text:p>0.03977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1">
                <text:p>1.31</text:p>
              </table:table-cell>
              <table:table-cell office:value-type="float" office:value="0.0397803">
                <text:p>0.03978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5">
                <text:p>1.35</text:p>
              </table:table-cell>
              <table:table-cell office:value-type="float" office:value="0.039782">
                <text:p>0.0397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">
                <text:p>1.4</text:p>
              </table:table-cell>
              <table:table-cell office:value-type="float" office:value="0.0397832">
                <text:p>0.03978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">
                <text:p>1.4</text:p>
              </table:table-cell>
              <table:table-cell office:value-type="float" office:value="0.0397839">
                <text:p>0.03978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5">
                <text:p>1.45</text:p>
              </table:table-cell>
              <table:table-cell office:value-type="float" office:value="0.0397846">
                <text:p>0.03978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5">
                <text:p>1.45</text:p>
              </table:table-cell>
              <table:table-cell office:value-type="float" office:value="0.0397856">
                <text:p>0.03978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6">
                <text:p>1.46</text:p>
              </table:table-cell>
              <table:table-cell office:value-type="float" office:value="0.0397859">
                <text:p>0.03978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">
                <text:p>1.5</text:p>
              </table:table-cell>
              <table:table-cell office:value-type="float" office:value="0.0397864">
                <text:p>0.03978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">
                <text:p>1.5</text:p>
              </table:table-cell>
              <table:table-cell office:value-type="float" office:value="0.039787">
                <text:p>0.0397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5">
                <text:p>1.55</text:p>
              </table:table-cell>
              <table:table-cell office:value-type="float" office:value="0.0397877">
                <text:p>0.03978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5">
                <text:p>1.55</text:p>
              </table:table-cell>
              <table:table-cell office:value-type="float" office:value="0.0397879">
                <text:p>0.03978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9">
                <text:p>1.59</text:p>
              </table:table-cell>
              <table:table-cell office:value-type="float" office:value="0.0397888">
                <text:p>0.03978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9">
                <text:p>1.59</text:p>
              </table:table-cell>
              <table:table-cell office:value-type="float" office:value="0.0397889">
                <text:p>0.03978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3">
                <text:p>1.63</text:p>
              </table:table-cell>
              <table:table-cell office:value-type="float" office:value="0.0408114">
                <text:p>0.04081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3">
                <text:p>1.63</text:p>
              </table:table-cell>
              <table:table-cell office:value-type="float" office:value="0.0408119">
                <text:p>0.04081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4">
                <text:p>1.64</text:p>
              </table:table-cell>
              <table:table-cell office:value-type="float" office:value="0.0417607">
                <text:p>0.04176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5">
                <text:p>1.65</text:p>
              </table:table-cell>
              <table:table-cell office:value-type="float" office:value="0.044137">
                <text:p>0.0441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9">
                <text:p>1.69</text:p>
              </table:table-cell>
              <table:table-cell office:value-type="float" office:value="0.0587449">
                <text:p>0.05874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4">
                <text:p>1.74</text:p>
              </table:table-cell>
              <table:table-cell office:value-type="float" office:value="0.106205">
                <text:p>0.106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4">
                <text:p>1.74</text:p>
              </table:table-cell>
              <table:table-cell office:value-type="float" office:value="0.106165">
                <text:p>0.1061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8">
                <text:p>1.78</text:p>
              </table:table-cell>
              <table:table-cell office:value-type="float" office:value="0.141304">
                <text:p>0.1413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8">
                <text:p>1.78</text:p>
              </table:table-cell>
              <table:table-cell office:value-type="float" office:value="0.140601">
                <text:p>0.1406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3">
                <text:p>1.83</text:p>
              </table:table-cell>
              <table:table-cell office:value-type="float" office:value="0.209506">
                <text:p>0.2095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3">
                <text:p>1.83</text:p>
              </table:table-cell>
              <table:table-cell office:value-type="float" office:value="0.20704">
                <text:p>0.207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4">
                <text:p>1.84</text:p>
              </table:table-cell>
              <table:table-cell office:value-type="float" office:value="0.220015">
                <text:p>0.2200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8">
                <text:p>1.88</text:p>
              </table:table-cell>
              <table:table-cell office:value-type="float" office:value="0.275378">
                <text:p>0.2753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8">
                <text:p>1.88</text:p>
              </table:table-cell>
              <table:table-cell office:value-type="float" office:value="0.269675">
                <text:p>0.2696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3">
                <text:p>1.93</text:p>
              </table:table-cell>
              <table:table-cell office:value-type="float" office:value="0.329074">
                <text:p>0.3290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3">
                <text:p>1.93</text:p>
              </table:table-cell>
              <table:table-cell office:value-type="float" office:value="0.319757">
                <text:p>0.3197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7">
                <text:p>1.97</text:p>
              </table:table-cell>
              <table:table-cell office:value-type="float" office:value="0.346986">
                <text:p>0.3469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1">
                <text:p>2.01</text:p>
              </table:table-cell>
              <table:table-cell office:value-type="float" office:value="0.412059">
                <text:p>0.4120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1">
                <text:p>2.01</text:p>
              </table:table-cell>
              <table:table-cell office:value-type="float" office:value="0.393044">
                <text:p>0.3930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2">
                <text:p>2.02</text:p>
              </table:table-cell>
              <table:table-cell office:value-type="float" office:value="0.399441">
                <text:p>0.3994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3">
                <text:p>2.03</text:p>
              </table:table-cell>
              <table:table-cell office:value-type="float" office:value="0.462477">
                <text:p>0.4624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7">
                <text:p>2.07</text:p>
              </table:table-cell>
              <table:table-cell office:value-type="float" office:value="0.511468">
                <text:p>0.5114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7">
                <text:p>2.07</text:p>
              </table:table-cell>
              <table:table-cell office:value-type="float" office:value="0.485798">
                <text:p>0.4857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2">
                <text:p>2.12</text:p>
              </table:table-cell>
              <table:table-cell office:value-type="float" office:value="0.469585">
                <text:p>0.4695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2">
                <text:p>2.12</text:p>
              </table:table-cell>
              <table:table-cell office:value-type="float" office:value="0.409153">
                <text:p>0.4091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17">
                <text:p>2.17</text:p>
              </table:table-cell>
              <table:table-cell office:value-type="float" office:value="0.524481">
                <text:p>0.5244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17">
                <text:p>2.17</text:p>
              </table:table-cell>
              <table:table-cell office:value-type="float" office:value="0.456114">
                <text:p>0.456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7">
                <text:p>2.17</text:p>
              </table:table-cell>
              <table:table-cell office:value-type="float" office:value="0.42067">
                <text:p>0.420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8">
                <text:p>2.18</text:p>
              </table:table-cell>
              <table:table-cell office:value-type="float" office:value="0.419963">
                <text:p>0.4199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22">
                <text:p>2.22</text:p>
              </table:table-cell>
              <table:table-cell office:value-type="float" office:value="0.513849">
                <text:p>0.5138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22">
                <text:p>2.22</text:p>
              </table:table-cell>
              <table:table-cell office:value-type="float" office:value="0.435103">
                <text:p>0.4351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7">
                <text:p>2.27</text:p>
              </table:table-cell>
              <table:table-cell office:value-type="float" office:value="0.520396">
                <text:p>0.5203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7">
                <text:p>2.27</text:p>
              </table:table-cell>
              <table:table-cell office:value-type="float" office:value="0.435193">
                <text:p>0.4351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31">
                <text:p>2.31</text:p>
              </table:table-cell>
              <table:table-cell office:value-type="float" office:value="0.47363">
                <text:p>0.473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31">
                <text:p>2.31</text:p>
              </table:table-cell>
              <table:table-cell office:value-type="float" office:value="0.381008">
                <text:p>0.3810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36">
                <text:p>2.36</text:p>
              </table:table-cell>
              <table:table-cell office:value-type="float" office:value="0.521075">
                <text:p>0.5210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36">
                <text:p>2.36</text:p>
              </table:table-cell>
              <table:table-cell office:value-type="float" office:value="0.47143">
                <text:p>0.471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36">
                <text:p>2.36</text:p>
              </table:table-cell>
              <table:table-cell office:value-type="float" office:value="0.421184">
                <text:p>0.4211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37">
                <text:p>2.37</text:p>
              </table:table-cell>
              <table:table-cell office:value-type="float" office:value="0.417959">
                <text:p>0.4179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41">
                <text:p>2.41</text:p>
              </table:table-cell>
              <table:table-cell office:value-type="float" office:value="0.469125">
                <text:p>0.469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41">
                <text:p>2.41</text:p>
              </table:table-cell>
              <table:table-cell office:value-type="float" office:value="0.362892">
                <text:p>0.3628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45">
                <text:p>2.45</text:p>
              </table:table-cell>
              <table:table-cell office:value-type="float" office:value="0.34968">
                <text:p>0.349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5">
                <text:p>2.5</text:p>
              </table:table-cell>
              <table:table-cell office:value-type="float" office:value="0.391495">
                <text:p>0.3914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5">
                <text:p>2.5</text:p>
              </table:table-cell>
              <table:table-cell office:value-type="float" office:value="0.332895">
                <text:p>0.3328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55">
                <text:p>2.55</text:p>
              </table:table-cell>
              <table:table-cell office:value-type="float" office:value="0.560133">
                <text:p>0.5601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55">
                <text:p>2.55</text:p>
              </table:table-cell>
              <table:table-cell office:value-type="float" office:value="0.378771">
                <text:p>0.3787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55">
                <text:p>2.55</text:p>
              </table:table-cell>
              <table:table-cell office:value-type="float" office:value="0.317558">
                <text:p>0.3175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56">
                <text:p>2.56</text:p>
              </table:table-cell>
              <table:table-cell office:value-type="float" office:value="0.314184">
                <text:p>0.3141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6">
                <text:p>2.6</text:p>
              </table:table-cell>
              <table:table-cell office:value-type="float" office:value="0.370324">
                <text:p>0.3703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">
                <text:p>2.6</text:p>
              </table:table-cell>
              <table:table-cell office:value-type="float" office:value="0.306662">
                <text:p>0.3066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65">
                <text:p>2.65</text:p>
              </table:table-cell>
              <table:table-cell office:value-type="float" office:value="0.501131">
                <text:p>0.5011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5">
                <text:p>2.65</text:p>
              </table:table-cell>
              <table:table-cell office:value-type="float" office:value="0.369698">
                <text:p>0.3696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69">
                <text:p>2.69</text:p>
              </table:table-cell>
              <table:table-cell office:value-type="float" office:value="0.362572">
                <text:p>0.3625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69">
                <text:p>2.69</text:p>
              </table:table-cell>
              <table:table-cell office:value-type="float" office:value="0.294891">
                <text:p>0.2948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73">
                <text:p>2.73</text:p>
              </table:table-cell>
              <table:table-cell office:value-type="float" office:value="0.362531">
                <text:p>0.3625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73">
                <text:p>2.73</text:p>
              </table:table-cell>
              <table:table-cell office:value-type="float" office:value="0.293217">
                <text:p>0.2932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74">
                <text:p>2.74</text:p>
              </table:table-cell>
              <table:table-cell office:value-type="float" office:value="0.291586">
                <text:p>0.2915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75">
                <text:p>2.75</text:p>
              </table:table-cell>
              <table:table-cell office:value-type="float" office:value="0.228466">
                <text:p>0.2284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79">
                <text:p>2.79</text:p>
              </table:table-cell>
              <table:table-cell office:value-type="float" office:value="0.291871">
                <text:p>0.2918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9">
                <text:p>2.79</text:p>
              </table:table-cell>
              <table:table-cell office:value-type="float" office:value="0.222101">
                <text:p>0.2221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84">
                <text:p>2.84</text:p>
              </table:table-cell>
              <table:table-cell office:value-type="float" office:value="0.437433">
                <text:p>0.4374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84">
                <text:p>2.84</text:p>
              </table:table-cell>
              <table:table-cell office:value-type="float" office:value="0.290996">
                <text:p>0.2909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89">
                <text:p>2.89</text:p>
              </table:table-cell>
              <table:table-cell office:value-type="float" office:value="0.595952">
                <text:p>0.5959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89">
                <text:p>2.89</text:p>
              </table:table-cell>
              <table:table-cell office:value-type="float" office:value="0.367311">
                <text:p>0.3673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93">
                <text:p>2.93</text:p>
              </table:table-cell>
              <table:table-cell office:value-type="float" office:value="0.371766">
                <text:p>0.3717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93">
                <text:p>2.93</text:p>
              </table:table-cell>
              <table:table-cell office:value-type="float" office:value="0.296104">
                <text:p>0.2961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98">
                <text:p>2.98</text:p>
              </table:table-cell>
              <table:table-cell office:value-type="float" office:value="0.383187">
                <text:p>0.3831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98">
                <text:p>2.98</text:p>
              </table:table-cell>
              <table:table-cell office:value-type="float" office:value="0.30641">
                <text:p>0.306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98">
                <text:p>2.98</text:p>
              </table:table-cell>
              <table:table-cell office:value-type="float" office:value="0.234031">
                <text:p>0.2340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9">
                <text:p>2.99</text:p>
              </table:table-cell>
              <table:table-cell office:value-type="float" office:value="0.234546">
                <text:p>0.2345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03">
                <text:p>3.03</text:p>
              </table:table-cell>
              <table:table-cell office:value-type="float" office:value="0.313499">
                <text:p>0.3134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03">
                <text:p>3.03</text:p>
              </table:table-cell>
              <table:table-cell office:value-type="float" office:value="0.241289">
                <text:p>0.2412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08">
                <text:p>3.08</text:p>
              </table:table-cell>
              <table:table-cell office:value-type="float" office:value="0.40931">
                <text:p>0.409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08">
                <text:p>3.08</text:p>
              </table:table-cell>
              <table:table-cell office:value-type="float" office:value="0.257403">
                <text:p>0.2574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13">
                <text:p>3.13</text:p>
              </table:table-cell>
              <table:table-cell office:value-type="float" office:value="0.42842">
                <text:p>0.428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13">
                <text:p>3.13</text:p>
              </table:table-cell>
              <table:table-cell office:value-type="float" office:value="0.348025">
                <text:p>0.3480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13">
                <text:p>3.13</text:p>
              </table:table-cell>
              <table:table-cell office:value-type="float" office:value="0.273998">
                <text:p>0.2739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14">
                <text:p>3.14</text:p>
              </table:table-cell>
              <table:table-cell office:value-type="float" office:value="0.275305">
                <text:p>0.2753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18">
                <text:p>3.18</text:p>
              </table:table-cell>
              <table:table-cell office:value-type="float" office:value="0.282718">
                <text:p>0.2827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23">
                <text:p>3.23</text:p>
              </table:table-cell>
              <table:table-cell office:value-type="float" office:value="0.363649">
                <text:p>0.3636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23">
                <text:p>3.23</text:p>
              </table:table-cell>
              <table:table-cell office:value-type="float" office:value="0.29107">
                <text:p>0.291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27">
                <text:p>3.27</text:p>
              </table:table-cell>
              <table:table-cell office:value-type="float" office:value="0.371006">
                <text:p>0.3710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27">
                <text:p>3.27</text:p>
              </table:table-cell>
              <table:table-cell office:value-type="float" office:value="0.299298">
                <text:p>0.2992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28">
                <text:p>3.28</text:p>
              </table:table-cell>
              <table:table-cell office:value-type="float" office:value="0.300559">
                <text:p>0.3005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9">
                <text:p>3.29</text:p>
              </table:table-cell>
              <table:table-cell office:value-type="float" office:value="0.301871">
                <text:p>0.3018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33">
                <text:p>3.33</text:p>
              </table:table-cell>
              <table:table-cell office:value-type="float" office:value="0.380639">
                <text:p>0.3806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33">
                <text:p>3.33</text:p>
              </table:table-cell>
              <table:table-cell office:value-type="float" office:value="0.310863">
                <text:p>0.3108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38">
                <text:p>3.38</text:p>
              </table:table-cell>
              <table:table-cell office:value-type="float" office:value="0.553265">
                <text:p>0.5532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38">
                <text:p>3.38</text:p>
              </table:table-cell>
              <table:table-cell office:value-type="float" office:value="0.320058">
                <text:p>0.3200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42">
                <text:p>3.42</text:p>
              </table:table-cell>
              <table:table-cell office:value-type="float" office:value="0.392197">
                <text:p>0.3921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42">
                <text:p>3.42</text:p>
              </table:table-cell>
              <table:table-cell office:value-type="float" office:value="0.32736">
                <text:p>0.327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43">
                <text:p>3.43</text:p>
              </table:table-cell>
              <table:table-cell office:value-type="float" office:value="0.328429">
                <text:p>0.3284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44">
                <text:p>3.44</text:p>
              </table:table-cell>
              <table:table-cell office:value-type="float" office:value="0.329493">
                <text:p>0.3294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48">
                <text:p>3.48</text:p>
              </table:table-cell>
              <table:table-cell office:value-type="float" office:value="0.471993">
                <text:p>0.4719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9">
                <text:p>3.49</text:p>
              </table:table-cell>
              <table:table-cell office:value-type="float" office:value="0.396591">
                <text:p>0.3965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53">
                <text:p>3.53</text:p>
              </table:table-cell>
              <table:table-cell office:value-type="float" office:value="0.400066">
                <text:p>0.4000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53">
                <text:p>3.53</text:p>
              </table:table-cell>
              <table:table-cell office:value-type="float" office:value="0.343522">
                <text:p>0.3435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58">
                <text:p>3.58</text:p>
              </table:table-cell>
              <table:table-cell office:value-type="float" office:value="0.320965">
                <text:p>0.3209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63">
                <text:p>3.63</text:p>
              </table:table-cell>
              <table:table-cell office:value-type="float" office:value="0.405021">
                <text:p>0.4050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63">
                <text:p>3.63</text:p>
              </table:table-cell>
              <table:table-cell office:value-type="float" office:value="0.353695">
                <text:p>0.3536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63">
                <text:p>3.63</text:p>
              </table:table-cell>
              <table:table-cell office:value-type="float" office:value="0.328476">
                <text:p>0.3284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64">
                <text:p>3.64</text:p>
              </table:table-cell>
              <table:table-cell office:value-type="float" office:value="0.329451">
                <text:p>0.3294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68">
                <text:p>3.68</text:p>
              </table:table-cell>
              <table:table-cell office:value-type="float" office:value="0.332345">
                <text:p>0.3323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73">
                <text:p>3.73</text:p>
              </table:table-cell>
              <table:table-cell office:value-type="float" office:value="0.332594">
                <text:p>0.3325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78">
                <text:p>3.78</text:p>
              </table:table-cell>
              <table:table-cell office:value-type="float" office:value="0.462178">
                <text:p>0.4621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78">
                <text:p>3.78</text:p>
              </table:table-cell>
              <table:table-cell office:value-type="float" office:value="0.328814">
                <text:p>0.3288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82">
                <text:p>3.82</text:p>
              </table:table-cell>
              <table:table-cell office:value-type="float" office:value="0.340474">
                <text:p>0.3404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83">
                <text:p>3.83</text:p>
              </table:table-cell>
              <table:table-cell office:value-type="float" office:value="0.338681">
                <text:p>0.3386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84">
                <text:p>3.84</text:p>
              </table:table-cell>
              <table:table-cell office:value-type="float" office:value="0.336795">
                <text:p>0.3367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88">
                <text:p>3.88</text:p>
              </table:table-cell>
              <table:table-cell office:value-type="float" office:value="0.453669">
                <text:p>0.4536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88">
                <text:p>3.88</text:p>
              </table:table-cell>
              <table:table-cell office:value-type="float" office:value="0.334265">
                <text:p>0.3342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93">
                <text:p>3.93</text:p>
              </table:table-cell>
              <table:table-cell office:value-type="float" office:value="0.389202">
                <text:p>0.3892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93">
                <text:p>3.93</text:p>
              </table:table-cell>
              <table:table-cell office:value-type="float" office:value="0.331848">
                <text:p>0.3318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97">
                <text:p>3.97</text:p>
              </table:table-cell>
              <table:table-cell office:value-type="float" office:value="0.457049">
                <text:p>0.4570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97">
                <text:p>3.97</text:p>
              </table:table-cell>
              <table:table-cell office:value-type="float" office:value="0.28293">
                <text:p>0.282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01">
                <text:p>4.01</text:p>
              </table:table-cell>
              <table:table-cell office:value-type="float" office:value="0.547437">
                <text:p>0.5474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01">
                <text:p>4.01</text:p>
              </table:table-cell>
              <table:table-cell office:value-type="float" office:value="0.462529">
                <text:p>0.4625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02">
                <text:p>4.02</text:p>
              </table:table-cell>
              <table:table-cell office:value-type="float" office:value="0.462436">
                <text:p>0.4624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03">
                <text:p>4.03</text:p>
              </table:table-cell>
              <table:table-cell office:value-type="float" office:value="0.265599">
                <text:p>0.2655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07">
                <text:p>4.07</text:p>
              </table:table-cell>
              <table:table-cell office:value-type="float" office:value="0.381483">
                <text:p>0.3814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07">
                <text:p>4.07</text:p>
              </table:table-cell>
              <table:table-cell office:value-type="float" office:value="0.251028">
                <text:p>0.2510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12">
                <text:p>4.12</text:p>
              </table:table-cell>
              <table:table-cell office:value-type="float" office:value="0.301214">
                <text:p>0.3012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17">
                <text:p>4.17</text:p>
              </table:table-cell>
              <table:table-cell office:value-type="float" office:value="0.47455">
                <text:p>0.474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17">
                <text:p>4.17</text:p>
              </table:table-cell>
              <table:table-cell office:value-type="float" office:value="0.30233">
                <text:p>0.302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21">
                <text:p>4.21</text:p>
              </table:table-cell>
              <table:table-cell office:value-type="float" office:value="0.390871">
                <text:p>0.3908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21">
                <text:p>4.21</text:p>
              </table:table-cell>
              <table:table-cell office:value-type="float" office:value="0.223227">
                <text:p>0.2232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22">
                <text:p>4.22</text:p>
              </table:table-cell>
              <table:table-cell office:value-type="float" office:value="0.221752">
                <text:p>0.2217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27">
                <text:p>4.27</text:p>
              </table:table-cell>
              <table:table-cell office:value-type="float" office:value="0.243724">
                <text:p>0.2437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31">
                <text:p>4.31</text:p>
              </table:table-cell>
              <table:table-cell office:value-type="float" office:value="0.337977">
                <text:p>0.3379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31">
                <text:p>4.31</text:p>
              </table:table-cell>
              <table:table-cell office:value-type="float" office:value="0.163744">
                <text:p>0.1637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36">
                <text:p>4.36</text:p>
              </table:table-cell>
              <table:table-cell office:value-type="float" office:value="0.440384">
                <text:p>0.4403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36">
                <text:p>4.36</text:p>
              </table:table-cell>
              <table:table-cell office:value-type="float" office:value="0.167744">
                <text:p>0.1677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41">
                <text:p>4.41</text:p>
              </table:table-cell>
              <table:table-cell office:value-type="float" office:value="0.362503">
                <text:p>0.3625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41">
                <text:p>4.41</text:p>
              </table:table-cell>
              <table:table-cell office:value-type="float" office:value="0.270267">
                <text:p>0.2702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42">
                <text:p>4.42</text:p>
              </table:table-cell>
              <table:table-cell office:value-type="float" office:value="0.272238">
                <text:p>0.2722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46">
                <text:p>4.46</text:p>
              </table:table-cell>
              <table:table-cell office:value-type="float" office:value="0.5703">
                <text:p>0.57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46">
                <text:p>4.46</text:p>
              </table:table-cell>
              <table:table-cell office:value-type="float" office:value="0.383789">
                <text:p>0.3837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51">
                <text:p>4.51</text:p>
              </table:table-cell>
              <table:table-cell office:value-type="float" office:value="0.313712">
                <text:p>0.3137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55">
                <text:p>4.55</text:p>
              </table:table-cell>
              <table:table-cell office:value-type="float" office:value="0.327266">
                <text:p>0.3272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55">
                <text:p>4.55</text:p>
              </table:table-cell>
              <table:table-cell office:value-type="float" office:value="0.238744">
                <text:p>0.2387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6">
                <text:p>4.6</text:p>
              </table:table-cell>
              <table:table-cell office:value-type="float" office:value="0.448395">
                <text:p>0.4483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6">
                <text:p>4.6</text:p>
              </table:table-cell>
              <table:table-cell office:value-type="float" office:value="0.357894">
                <text:p>0.3578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6">
                <text:p>4.6</text:p>
              </table:table-cell>
              <table:table-cell office:value-type="float" office:value="0.270005">
                <text:p>0.2700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61">
                <text:p>4.61</text:p>
              </table:table-cell>
              <table:table-cell office:value-type="float" office:value="0.272732">
                <text:p>0.2727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65">
                <text:p>4.65</text:p>
              </table:table-cell>
              <table:table-cell office:value-type="float" office:value="0.288195">
                <text:p>0.2881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69">
                <text:p>4.69</text:p>
              </table:table-cell>
              <table:table-cell office:value-type="float" office:value="0.386983">
                <text:p>0.3869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69">
                <text:p>4.69</text:p>
              </table:table-cell>
              <table:table-cell office:value-type="float" office:value="0.220748">
                <text:p>0.2207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74">
                <text:p>4.74</text:p>
              </table:table-cell>
              <table:table-cell office:value-type="float" office:value="0.311741">
                <text:p>0.3117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78">
                <text:p>4.78</text:p>
              </table:table-cell>
              <table:table-cell office:value-type="float" office:value="0.339468">
                <text:p>0.3394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78">
                <text:p>4.78</text:p>
              </table:table-cell>
              <table:table-cell office:value-type="float" office:value="0.260255">
                <text:p>0.2602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83">
                <text:p>4.83</text:p>
              </table:table-cell>
              <table:table-cell office:value-type="float" office:value="0.448816">
                <text:p>0.4488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83">
                <text:p>4.83</text:p>
              </table:table-cell>
              <table:table-cell office:value-type="float" office:value="0.36316">
                <text:p>0.363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83">
                <text:p>4.83</text:p>
              </table:table-cell>
              <table:table-cell office:value-type="float" office:value="0.283659">
                <text:p>0.2836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84">
                <text:p>4.84</text:p>
              </table:table-cell>
              <table:table-cell office:value-type="float" office:value="0.285578">
                <text:p>0.2855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88">
                <text:p>4.88</text:p>
              </table:table-cell>
              <table:table-cell office:value-type="float" office:value="0.460144">
                <text:p>0.4601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88">
                <text:p>4.88</text:p>
              </table:table-cell>
              <table:table-cell office:value-type="float" office:value="0.296206">
                <text:p>0.2962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92">
                <text:p>4.92</text:p>
              </table:table-cell>
              <table:table-cell office:value-type="float" office:value="0.273391">
                <text:p>0.2733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97">
                <text:p>4.97</text:p>
              </table:table-cell>
              <table:table-cell office:value-type="float" office:value="0.479934">
                <text:p>0.4799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97">
                <text:p>4.97</text:p>
              </table:table-cell>
              <table:table-cell office:value-type="float" office:value="0.317375">
                <text:p>0.3173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02">
                <text:p>5.02</text:p>
              </table:table-cell>
              <table:table-cell office:value-type="float" office:value="0.526541">
                <text:p>0.5265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02">
                <text:p>5.02</text:p>
              </table:table-cell>
              <table:table-cell office:value-type="float" office:value="0.359363">
                <text:p>0.3593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02">
                <text:p>5.02</text:p>
              </table:table-cell>
              <table:table-cell office:value-type="float" office:value="0.287048">
                <text:p>0.2870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03">
                <text:p>5.03</text:p>
              </table:table-cell>
              <table:table-cell office:value-type="float" office:value="0.288631">
                <text:p>0.2886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07">
                <text:p>5.07</text:p>
              </table:table-cell>
              <table:table-cell office:value-type="float" office:value="0.472993">
                <text:p>0.4729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07">
                <text:p>5.07</text:p>
              </table:table-cell>
              <table:table-cell office:value-type="float" office:value="0.390349">
                <text:p>0.3903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11">
                <text:p>5.11</text:p>
              </table:table-cell>
              <table:table-cell office:value-type="float" office:value="0.573581">
                <text:p>0.5735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11">
                <text:p>5.11</text:p>
              </table:table-cell>
              <table:table-cell office:value-type="float" office:value="0.326992">
                <text:p>0.3269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16">
                <text:p>5.16</text:p>
              </table:table-cell>
              <table:table-cell office:value-type="float" office:value="0.580202">
                <text:p>0.5802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16">
                <text:p>5.16</text:p>
              </table:table-cell>
              <table:table-cell office:value-type="float" office:value="0.33347">
                <text:p>0.333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2">
                <text:p>5.2</text:p>
              </table:table-cell>
              <table:table-cell office:value-type="float" office:value="0.680648">
                <text:p>0.6806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21">
                <text:p>5.21</text:p>
              </table:table-cell>
              <table:table-cell office:value-type="float" office:value="0.591972">
                <text:p>0.5919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21">
                <text:p>5.21</text:p>
              </table:table-cell>
              <table:table-cell office:value-type="float" office:value="0.50444">
                <text:p>0.504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22">
                <text:p>5.22</text:p>
              </table:table-cell>
              <table:table-cell office:value-type="float" office:value="0.349203">
                <text:p>0.3492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27">
                <text:p>5.27</text:p>
              </table:table-cell>
              <table:table-cell office:value-type="float" office:value="0.609461">
                <text:p>0.6094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27">
                <text:p>5.27</text:p>
              </table:table-cell>
              <table:table-cell office:value-type="float" office:value="0.436979">
                <text:p>0.4369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31">
                <text:p>5.31</text:p>
              </table:table-cell>
              <table:table-cell office:value-type="float" office:value="0.715704">
                <text:p>0.7157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31">
                <text:p>5.31</text:p>
              </table:table-cell>
              <table:table-cell office:value-type="float" office:value="0.372293">
                <text:p>0.3722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36">
                <text:p>5.36</text:p>
              </table:table-cell>
              <table:table-cell office:value-type="float" office:value="0.630874">
                <text:p>0.6308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36">
                <text:p>5.36</text:p>
              </table:table-cell>
              <table:table-cell office:value-type="float" office:value="0.377795">
                <text:p>0.3777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4">
                <text:p>5.4</text:p>
              </table:table-cell>
              <table:table-cell office:value-type="float" office:value="0.566878">
                <text:p>0.5668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4">
                <text:p>5.4</text:p>
              </table:table-cell>
              <table:table-cell office:value-type="float" office:value="0.399571">
                <text:p>0.3995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41">
                <text:p>5.41</text:p>
              </table:table-cell>
              <table:table-cell office:value-type="float" office:value="0.400462">
                <text:p>0.4004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42">
                <text:p>5.42</text:p>
              </table:table-cell>
              <table:table-cell office:value-type="float" office:value="0.401322">
                <text:p>0.4013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46">
                <text:p>5.46</text:p>
              </table:table-cell>
              <table:table-cell office:value-type="float" office:value="0.491326">
                <text:p>0.4913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46">
                <text:p>5.46</text:p>
              </table:table-cell>
              <table:table-cell office:value-type="float" office:value="0.409667">
                <text:p>0.409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5">
                <text:p>5.5</text:p>
              </table:table-cell>
              <table:table-cell office:value-type="float" office:value="0.600777">
                <text:p>0.6007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5">
                <text:p>5.5</text:p>
              </table:table-cell>
              <table:table-cell office:value-type="float" office:value="0.429679">
                <text:p>0.4296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55">
                <text:p>5.55</text:p>
              </table:table-cell>
              <table:table-cell office:value-type="float" office:value="0.650864">
                <text:p>0.6508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55">
                <text:p>5.55</text:p>
              </table:table-cell>
              <table:table-cell office:value-type="float" office:value="0.474855">
                <text:p>0.4748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6">
                <text:p>5.6</text:p>
              </table:table-cell>
              <table:table-cell office:value-type="float" office:value="0.398577">
                <text:p>0.3985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65">
                <text:p>5.65</text:p>
              </table:table-cell>
              <table:table-cell office:value-type="float" office:value="0.498687">
                <text:p>0.49868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65">
                <text:p>5.65</text:p>
              </table:table-cell>
              <table:table-cell office:value-type="float" office:value="0.416972">
                <text:p>0.4169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65">
                <text:p>5.65</text:p>
              </table:table-cell>
              <table:table-cell office:value-type="float" office:value="0.34525">
                <text:p>0.345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66">
                <text:p>5.66</text:p>
              </table:table-cell>
              <table:table-cell office:value-type="float" office:value="0.344957">
                <text:p>0.3449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7">
                <text:p>5.7</text:p>
              </table:table-cell>
              <table:table-cell office:value-type="float" office:value="0.358107">
                <text:p>0.3581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74">
                <text:p>5.74</text:p>
              </table:table-cell>
              <table:table-cell office:value-type="float" office:value="0.360961">
                <text:p>0.3609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79">
                <text:p>5.79</text:p>
              </table:table-cell>
              <table:table-cell office:value-type="float" office:value="0.614403">
                <text:p>0.6144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79">
                <text:p>5.79</text:p>
              </table:table-cell>
              <table:table-cell office:value-type="float" office:value="0.441022">
                <text:p>0.4410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83">
                <text:p>5.83</text:p>
              </table:table-cell>
              <table:table-cell office:value-type="float" office:value="0.699866">
                <text:p>0.6998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83">
                <text:p>5.83</text:p>
              </table:table-cell>
              <table:table-cell office:value-type="float" office:value="0.43494">
                <text:p>0.434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88">
                <text:p>5.88</text:p>
              </table:table-cell>
              <table:table-cell office:value-type="float" office:value="0.68421">
                <text:p>0.684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88">
                <text:p>5.88</text:p>
              </table:table-cell>
              <table:table-cell office:value-type="float" office:value="0.504081">
                <text:p>0.5040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88">
                <text:p>5.88</text:p>
              </table:table-cell>
              <table:table-cell office:value-type="float" office:value="0.421632">
                <text:p>0.4216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89">
                <text:p>5.89</text:p>
              </table:table-cell>
              <table:table-cell office:value-type="float" office:value="0.36961">
                <text:p>0.369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93">
                <text:p>5.93</text:p>
              </table:table-cell>
              <table:table-cell office:value-type="float" office:value="0.433292">
                <text:p>0.4332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93">
                <text:p>5.93</text:p>
              </table:table-cell>
              <table:table-cell office:value-type="float" office:value="0.358613">
                <text:p>0.3586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97">
                <text:p>5.97</text:p>
              </table:table-cell>
              <table:table-cell office:value-type="float" office:value="0.505545">
                <text:p>0.5055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97">
                <text:p>5.97</text:p>
              </table:table-cell>
              <table:table-cell office:value-type="float" office:value="0.349181">
                <text:p>0.3491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02">
                <text:p>6.02</text:p>
              </table:table-cell>
              <table:table-cell office:value-type="float" office:value="0.406755">
                <text:p>0.4067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02">
                <text:p>6.02</text:p>
              </table:table-cell>
              <table:table-cell office:value-type="float" office:value="0.335856">
                <text:p>0.3358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06">
                <text:p>6.06</text:p>
              </table:table-cell>
              <table:table-cell office:value-type="float" office:value="0.393642">
                <text:p>0.3936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06">
                <text:p>6.06</text:p>
              </table:table-cell>
              <table:table-cell office:value-type="float" office:value="0.325346">
                <text:p>0.3253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07">
                <text:p>6.07</text:p>
              </table:table-cell>
              <table:table-cell office:value-type="float" office:value="0.321725">
                <text:p>0.3217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08">
                <text:p>6.08</text:p>
              </table:table-cell>
              <table:table-cell office:value-type="float" office:value="0.318093">
                <text:p>0.3180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12">
                <text:p>6.12</text:p>
              </table:table-cell>
              <table:table-cell office:value-type="float" office:value="0.308853">
                <text:p>0.3088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16">
                <text:p>6.16</text:p>
              </table:table-cell>
              <table:table-cell office:value-type="float" office:value="0.265949">
                <text:p>0.2659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21">
                <text:p>6.21</text:p>
              </table:table-cell>
              <table:table-cell office:value-type="float" office:value="0.349498">
                <text:p>0.3494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21">
                <text:p>6.21</text:p>
              </table:table-cell>
              <table:table-cell office:value-type="float" office:value="0.257245">
                <text:p>0.2572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26">
                <text:p>6.26</text:p>
              </table:table-cell>
              <table:table-cell office:value-type="float" office:value="0.404142">
                <text:p>0.4041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26">
                <text:p>6.26</text:p>
              </table:table-cell>
              <table:table-cell office:value-type="float" office:value="0.28471">
                <text:p>0.284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26">
                <text:p>6.26</text:p>
              </table:table-cell>
              <table:table-cell office:value-type="float" office:value="0.255707">
                <text:p>0.2557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27">
                <text:p>6.27</text:p>
              </table:table-cell>
              <table:table-cell office:value-type="float" office:value="0.255213">
                <text:p>0.2552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31">
                <text:p>6.31</text:p>
              </table:table-cell>
              <table:table-cell office:value-type="float" office:value="0.260914">
                <text:p>0.2609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31">
                <text:p>6.31</text:p>
              </table:table-cell>
              <table:table-cell office:value-type="float" office:value="0.257236">
                <text:p>0.2572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36">
                <text:p>6.36</text:p>
              </table:table-cell>
              <table:table-cell office:value-type="float" office:value="0.346815">
                <text:p>0.3468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36">
                <text:p>6.36</text:p>
              </table:table-cell>
              <table:table-cell office:value-type="float" office:value="0.26531">
                <text:p>0.265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4">
                <text:p>6.4</text:p>
              </table:table-cell>
              <table:table-cell office:value-type="float" office:value="0.329606">
                <text:p>0.3296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4">
                <text:p>6.4</text:p>
              </table:table-cell>
              <table:table-cell office:value-type="float" office:value="0.265532">
                <text:p>0.2655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44">
                <text:p>6.44</text:p>
              </table:table-cell>
              <table:table-cell office:value-type="float" office:value="0.265584">
                <text:p>0.2655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45">
                <text:p>6.45</text:p>
              </table:table-cell>
              <table:table-cell office:value-type="float" office:value="0.267001">
                <text:p>0.2670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45">
                <text:p>6.45</text:p>
              </table:table-cell>
              <table:table-cell office:value-type="float" office:value="0.287653">
                <text:p>0.2876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46">
                <text:p>6.46</text:p>
              </table:table-cell>
              <table:table-cell office:value-type="float" office:value="0.289861">
                <text:p>0.2898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5">
                <text:p>6.5</text:p>
              </table:table-cell>
              <table:table-cell office:value-type="float" office:value="0.272525">
                <text:p>0.2725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5">
                <text:p>6.5</text:p>
              </table:table-cell>
              <table:table-cell office:value-type="float" office:value="0.29236">
                <text:p>0.292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54">
                <text:p>6.54</text:p>
              </table:table-cell>
              <table:table-cell office:value-type="float" office:value="0.28842">
                <text:p>0.288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59">
                <text:p>6.59</text:p>
              </table:table-cell>
              <table:table-cell office:value-type="float" office:value="0.307345">
                <text:p>0.3073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59">
                <text:p>6.59</text:p>
              </table:table-cell>
              <table:table-cell office:value-type="float" office:value="0.288448">
                <text:p>0.2884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63">
                <text:p>6.63</text:p>
              </table:table-cell>
              <table:table-cell office:value-type="float" office:value="0.280932">
                <text:p>0.2809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63">
                <text:p>6.63</text:p>
              </table:table-cell>
              <table:table-cell office:value-type="float" office:value="0.311896">
                <text:p>0.3118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64">
                <text:p>6.64</text:p>
              </table:table-cell>
              <table:table-cell office:value-type="float" office:value="0.312419">
                <text:p>0.3124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65">
                <text:p>6.65</text:p>
              </table:table-cell>
              <table:table-cell office:value-type="float" office:value="0.312898">
                <text:p>0.3128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69">
                <text:p>6.69</text:p>
              </table:table-cell>
              <table:table-cell office:value-type="float" office:value="0.292822">
                <text:p>0.2928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69">
                <text:p>6.69</text:p>
              </table:table-cell>
              <table:table-cell office:value-type="float" office:value="0.293419">
                <text:p>0.2934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74">
                <text:p>6.74</text:p>
              </table:table-cell>
              <table:table-cell office:value-type="float" office:value="0.305835">
                <text:p>0.3058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79">
                <text:p>6.79</text:p>
              </table:table-cell>
              <table:table-cell office:value-type="float" office:value="0.295831">
                <text:p>0.2958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79">
                <text:p>6.79</text:p>
              </table:table-cell>
              <table:table-cell office:value-type="float" office:value="0.305591">
                <text:p>0.3055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83">
                <text:p>6.83</text:p>
              </table:table-cell>
              <table:table-cell office:value-type="float" office:value="0.310519">
                <text:p>0.3105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83">
                <text:p>6.83</text:p>
              </table:table-cell>
              <table:table-cell office:value-type="float" office:value="0.30313">
                <text:p>0.303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84">
                <text:p>6.84</text:p>
              </table:table-cell>
              <table:table-cell office:value-type="float" office:value="0.302894">
                <text:p>0.3028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85">
                <text:p>6.85</text:p>
              </table:table-cell>
              <table:table-cell office:value-type="float" office:value="0.302578">
                <text:p>0.3025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89">
                <text:p>6.89</text:p>
              </table:table-cell>
              <table:table-cell office:value-type="float" office:value="0.299151">
                <text:p>0.2991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89">
                <text:p>6.89</text:p>
              </table:table-cell>
              <table:table-cell office:value-type="float" office:value="0.309111">
                <text:p>0.3091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93">
                <text:p>6.93</text:p>
              </table:table-cell>
              <table:table-cell office:value-type="float" office:value="0.299622">
                <text:p>0.2996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93">
                <text:p>6.93</text:p>
              </table:table-cell>
              <table:table-cell office:value-type="float" office:value="0.304479">
                <text:p>0.3044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98">
                <text:p>6.98</text:p>
              </table:table-cell>
              <table:table-cell office:value-type="float" office:value="0.301907">
                <text:p>0.3019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98">
                <text:p>6.98</text:p>
              </table:table-cell>
              <table:table-cell office:value-type="float" office:value="0.300497">
                <text:p>0.3004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02">
                <text:p>7.02</text:p>
              </table:table-cell>
              <table:table-cell office:value-type="float" office:value="0.297751">
                <text:p>0.2977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02">
                <text:p>7.02</text:p>
              </table:table-cell>
              <table:table-cell office:value-type="float" office:value="0.296838">
                <text:p>0.2968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03">
                <text:p>7.03</text:p>
              </table:table-cell>
              <table:table-cell office:value-type="float" office:value="0.296098">
                <text:p>0.29609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04">
                <text:p>7.04</text:p>
              </table:table-cell>
              <table:table-cell office:value-type="float" office:value="0.295259">
                <text:p>0.2952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08">
                <text:p>7.08</text:p>
              </table:table-cell>
              <table:table-cell office:value-type="float" office:value="0.292757">
                <text:p>0.2927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12">
                <text:p>7.12</text:p>
              </table:table-cell>
              <table:table-cell office:value-type="float" office:value="0.308775">
                <text:p>0.3087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12">
                <text:p>7.12</text:p>
              </table:table-cell>
              <table:table-cell office:value-type="float" office:value="0.29202">
                <text:p>0.292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17">
                <text:p>7.17</text:p>
              </table:table-cell>
              <table:table-cell office:value-type="float" office:value="0.298928">
                <text:p>0.2989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17">
                <text:p>7.17</text:p>
              </table:table-cell>
              <table:table-cell office:value-type="float" office:value="0.290766">
                <text:p>0.2907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22">
                <text:p>7.22</text:p>
              </table:table-cell>
              <table:table-cell office:value-type="float" office:value="0.289279">
                <text:p>0.2892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26">
                <text:p>7.26</text:p>
              </table:table-cell>
              <table:table-cell office:value-type="float" office:value="0.297772">
                <text:p>0.2977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26">
                <text:p>7.26</text:p>
              </table:table-cell>
              <table:table-cell office:value-type="float" office:value="0.288219">
                <text:p>0.2882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27">
                <text:p>7.27</text:p>
              </table:table-cell>
              <table:table-cell office:value-type="float" office:value="0.287675">
                <text:p>0.2876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28">
                <text:p>7.28</text:p>
              </table:table-cell>
              <table:table-cell office:value-type="float" office:value="0.28709">
                <text:p>0.287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32">
                <text:p>7.32</text:p>
              </table:table-cell>
              <table:table-cell office:value-type="float" office:value="0.278873">
                <text:p>0.2788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36">
                <text:p>7.36</text:p>
              </table:table-cell>
              <table:table-cell office:value-type="float" office:value="0.285334">
                <text:p>0.2853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36">
                <text:p>7.36</text:p>
              </table:table-cell>
              <table:table-cell office:value-type="float" office:value="0.276619">
                <text:p>0.2766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41">
                <text:p>7.41</text:p>
              </table:table-cell>
              <table:table-cell office:value-type="float" office:value="0.301459">
                <text:p>0.3014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41">
                <text:p>7.41</text:p>
              </table:table-cell>
              <table:table-cell office:value-type="float" office:value="0.273233">
                <text:p>0.2732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45">
                <text:p>7.45</text:p>
              </table:table-cell>
              <table:table-cell office:value-type="float" office:value="0.277834">
                <text:p>0.2778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45">
                <text:p>7.45</text:p>
              </table:table-cell>
              <table:table-cell office:value-type="float" office:value="0.269696">
                <text:p>0.2696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46">
                <text:p>7.46</text:p>
              </table:table-cell>
              <table:table-cell office:value-type="float" office:value="0.268569">
                <text:p>0.2685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47">
                <text:p>7.47</text:p>
              </table:table-cell>
              <table:table-cell office:value-type="float" office:value="0.267396">
                <text:p>0.2673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51">
                <text:p>7.51</text:p>
              </table:table-cell>
              <table:table-cell office:value-type="float" office:value="0.262682">
                <text:p>0.2626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55">
                <text:p>7.55</text:p>
              </table:table-cell>
              <table:table-cell office:value-type="float" office:value="0.270424">
                <text:p>0.2704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55">
                <text:p>7.55</text:p>
              </table:table-cell>
              <table:table-cell office:value-type="float" office:value="0.257217">
                <text:p>0.2572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6">
                <text:p>7.6</text:p>
              </table:table-cell>
              <table:table-cell office:value-type="float" office:value="0.254444">
                <text:p>0.2544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6">
                <text:p>7.6</text:p>
              </table:table-cell>
              <table:table-cell office:value-type="float" office:value="0.249231">
                <text:p>0.2492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64">
                <text:p>7.64</text:p>
              </table:table-cell>
              <table:table-cell office:value-type="float" office:value="0.24621">
                <text:p>0.246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64">
                <text:p>7.64</text:p>
              </table:table-cell>
              <table:table-cell office:value-type="float" office:value="0.242066">
                <text:p>0.24206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65">
                <text:p>7.65</text:p>
              </table:table-cell>
              <table:table-cell office:value-type="float" office:value="0.240109">
                <text:p>0.2401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66">
                <text:p>7.66</text:p>
              </table:table-cell>
              <table:table-cell office:value-type="float" office:value="0.238109">
                <text:p>0.2381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7">
                <text:p>7.7</text:p>
              </table:table-cell>
              <table:table-cell office:value-type="float" office:value="0.234742">
                <text:p>0.2347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7">
                <text:p>7.7</text:p>
              </table:table-cell>
              <table:table-cell office:value-type="float" office:value="0.2297">
                <text:p>0.22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75">
                <text:p>7.75</text:p>
              </table:table-cell>
              <table:table-cell office:value-type="float" office:value="0.223497">
                <text:p>0.2234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75">
                <text:p>7.75</text:p>
              </table:table-cell>
              <table:table-cell office:value-type="float" office:value="0.222833">
                <text:p>0.2228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8">
                <text:p>7.8</text:p>
              </table:table-cell>
              <table:table-cell office:value-type="float" office:value="0.223287">
                <text:p>0.2232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8">
                <text:p>7.8</text:p>
              </table:table-cell>
              <table:table-cell office:value-type="float" office:value="0.225814">
                <text:p>0.2258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84">
                <text:p>7.84</text:p>
              </table:table-cell>
              <table:table-cell office:value-type="float" office:value="0.227779">
                <text:p>0.2277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84">
                <text:p>7.84</text:p>
              </table:table-cell>
              <table:table-cell office:value-type="float" office:value="0.236564">
                <text:p>0.2365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85">
                <text:p>7.85</text:p>
              </table:table-cell>
              <table:table-cell office:value-type="float" office:value="0.240455">
                <text:p>0.2404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86">
                <text:p>7.86</text:p>
              </table:table-cell>
              <table:table-cell office:value-type="float" office:value="0.244818">
                <text:p>0.2448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9">
                <text:p>7.9</text:p>
              </table:table-cell>
              <table:table-cell office:value-type="float" office:value="0.260597">
                <text:p>0.2605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9">
                <text:p>7.9</text:p>
              </table:table-cell>
              <table:table-cell office:value-type="float" office:value="0.266685">
                <text:p>0.2666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94">
                <text:p>7.94</text:p>
              </table:table-cell>
              <table:table-cell office:value-type="float" office:value="0.279941">
                <text:p>0.2799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94">
                <text:p>7.94</text:p>
              </table:table-cell>
              <table:table-cell office:value-type="float" office:value="0.294412">
                <text:p>0.2944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99">
                <text:p>7.99</text:p>
              </table:table-cell>
              <table:table-cell office:value-type="float" office:value="0.333743">
                <text:p>0.33374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03">
                <text:p>8.03</text:p>
              </table:table-cell>
              <table:table-cell office:value-type="float" office:value="0.357655">
                <text:p>0.3576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.03">
                <text:p>8.03</text:p>
              </table:table-cell>
              <table:table-cell office:value-type="float" office:value="0.365407">
                <text:p>0.3654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04">
                <text:p>8.04</text:p>
              </table:table-cell>
              <table:table-cell office:value-type="float" office:value="0.372971">
                <text:p>0.3729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05">
                <text:p>8.05</text:p>
              </table:table-cell>
              <table:table-cell office:value-type="float" office:value="0.380309">
                <text:p>0.3803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09">
                <text:p>8.09</text:p>
              </table:table-cell>
              <table:table-cell office:value-type="float" office:value="0.394182">
                <text:p>0.3941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09">
                <text:p>8.09</text:p>
              </table:table-cell>
              <table:table-cell office:value-type="float" office:value="0.406778">
                <text:p>0.4067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14">
                <text:p>8.14</text:p>
              </table:table-cell>
              <table:table-cell office:value-type="float" office:value="0.417925">
                <text:p>0.4179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14">
                <text:p>8.14</text:p>
              </table:table-cell>
              <table:table-cell office:value-type="float" office:value="0.427515">
                <text:p>0.4275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18">
                <text:p>8.18</text:p>
              </table:table-cell>
              <table:table-cell office:value-type="float" office:value="0.441812">
                <text:p>0.4418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18">
                <text:p>8.18</text:p>
              </table:table-cell>
              <table:table-cell office:value-type="float" office:value="0.444366">
                <text:p>0.4443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22">
                <text:p>8.22</text:p>
              </table:table-cell>
              <table:table-cell office:value-type="float" office:value="0.448276">
                <text:p>0.4482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22">
                <text:p>8.22</text:p>
              </table:table-cell>
              <table:table-cell office:value-type="float" office:value="0.450648">
                <text:p>0.4506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23">
                <text:p>8.23</text:p>
              </table:table-cell>
              <table:table-cell office:value-type="float" office:value="0.451283">
                <text:p>0.45128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24">
                <text:p>8.24</text:p>
              </table:table-cell>
              <table:table-cell office:value-type="float" office:value="0.451567">
                <text:p>0.4515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28">
                <text:p>8.28</text:p>
              </table:table-cell>
              <table:table-cell office:value-type="float" office:value="0.449457">
                <text:p>0.4494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33">
                <text:p>8.33</text:p>
              </table:table-cell>
              <table:table-cell office:value-type="float" office:value="0.444835">
                <text:p>0.4448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33">
                <text:p>8.33</text:p>
              </table:table-cell>
              <table:table-cell office:value-type="float" office:value="0.440488">
                <text:p>0.4404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38">
                <text:p>8.38</text:p>
              </table:table-cell>
              <table:table-cell office:value-type="float" office:value="0.432289">
                <text:p>0.4322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38">
                <text:p>8.38</text:p>
              </table:table-cell>
              <table:table-cell office:value-type="float" office:value="0.425818">
                <text:p>0.4258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.42">
                <text:p>8.42</text:p>
              </table:table-cell>
              <table:table-cell office:value-type="float" office:value="0.414781">
                <text:p>0.4147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42">
                <text:p>8.42</text:p>
              </table:table-cell>
              <table:table-cell office:value-type="float" office:value="0.41078">
                <text:p>0.410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.43">
                <text:p>8.43</text:p>
              </table:table-cell>
              <table:table-cell office:value-type="float" office:value="0.406632">
                <text:p>0.4066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44">
                <text:p>8.44</text:p>
              </table:table-cell>
              <table:table-cell office:value-type="float" office:value="0.402343">
                <text:p>0.40234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48">
                <text:p>8.48</text:p>
              </table:table-cell>
              <table:table-cell office:value-type="float" office:value="0.383932">
                <text:p>0.3839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52">
                <text:p>8.52</text:p>
              </table:table-cell>
              <table:table-cell office:value-type="float" office:value="0.363853">
                <text:p>0.36385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57">
                <text:p>8.57</text:p>
              </table:table-cell>
              <table:table-cell office:value-type="float" office:value="0.34254">
                <text:p>0.342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57">
                <text:p>8.57</text:p>
              </table:table-cell>
              <table:table-cell office:value-type="float" office:value="0.337069">
                <text:p>0.3370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62">
                <text:p>8.62</text:p>
              </table:table-cell>
              <table:table-cell office:value-type="float" office:value="0.314806">
                <text:p>0.3148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62">
                <text:p>8.62</text:p>
              </table:table-cell>
              <table:table-cell office:value-type="float" office:value="0.309177">
                <text:p>0.3091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66">
                <text:p>8.66</text:p>
              </table:table-cell>
              <table:table-cell office:value-type="float" office:value="0.292234">
                <text:p>0.2922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66">
                <text:p>8.66</text:p>
              </table:table-cell>
              <table:table-cell office:value-type="float" office:value="0.286586">
                <text:p>0.28658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67">
                <text:p>8.67</text:p>
              </table:table-cell>
              <table:table-cell office:value-type="float" office:value="0.280948">
                <text:p>0.2809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68">
                <text:p>8.68</text:p>
              </table:table-cell>
              <table:table-cell office:value-type="float" office:value="0.275324">
                <text:p>0.2753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72">
                <text:p>8.72</text:p>
              </table:table-cell>
              <table:table-cell office:value-type="float" office:value="0.253062">
                <text:p>0.25306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76">
                <text:p>8.76</text:p>
              </table:table-cell>
              <table:table-cell office:value-type="float" office:value="0.23673">
                <text:p>0.236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76">
                <text:p>8.76</text:p>
              </table:table-cell>
              <table:table-cell office:value-type="float" office:value="0.231374">
                <text:p>0.2313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81">
                <text:p>8.81</text:p>
              </table:table-cell>
              <table:table-cell office:value-type="float" office:value="0.220813">
                <text:p>0.2208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81">
                <text:p>8.81</text:p>
              </table:table-cell>
              <table:table-cell office:value-type="float" office:value="0.205388">
                <text:p>0.2053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86">
                <text:p>8.86</text:p>
              </table:table-cell>
              <table:table-cell office:value-type="float" office:value="0.190516">
                <text:p>0.1905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86">
                <text:p>8.86</text:p>
              </table:table-cell>
              <table:table-cell office:value-type="float" office:value="0.180932">
                <text:p>0.1809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9">
                <text:p>8.9</text:p>
              </table:table-cell>
              <table:table-cell office:value-type="float" office:value="0.167083">
                <text:p>0.1670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9">
                <text:p>8.9</text:p>
              </table:table-cell>
              <table:table-cell office:value-type="float" office:value="0.162611">
                <text:p>0.1626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91">
                <text:p>8.91</text:p>
              </table:table-cell>
              <table:table-cell office:value-type="float" office:value="0.158214">
                <text:p>0.1582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92">
                <text:p>8.92</text:p>
              </table:table-cell>
              <table:table-cell office:value-type="float" office:value="0.153892">
                <text:p>0.15389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96">
                <text:p>8.96</text:p>
              </table:table-cell>
              <table:table-cell office:value-type="float" office:value="0.145477">
                <text:p>0.1454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96">
                <text:p>8.96</text:p>
              </table:table-cell>
              <table:table-cell office:value-type="float" office:value="0.137371">
                <text:p>0.1373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">
                <text:p>9</text:p>
              </table:table-cell>
              <table:table-cell office:value-type="float" office:value="0.125799">
                <text:p>0.1257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">
                <text:p>9</text:p>
              </table:table-cell>
              <table:table-cell office:value-type="float" office:value="0.1221">
                <text:p>0.12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.05">
                <text:p>9.05</text:p>
              </table:table-cell>
              <table:table-cell office:value-type="float" office:value="0.111477">
                <text:p>0.1114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.05">
                <text:p>9.05</text:p>
              </table:table-cell>
              <table:table-cell office:value-type="float" office:value="0.104791">
                <text:p>0.1047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.1">
                <text:p>9.1</text:p>
              </table:table-cell>
              <table:table-cell office:value-type="float" office:value="0.0953535">
                <text:p>0.09535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.1">
                <text:p>9.1</text:p>
              </table:table-cell>
              <table:table-cell office:value-type="float" office:value="0.089452">
                <text:p>0.0894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.14">
                <text:p>9.14</text:p>
              </table:table-cell>
              <table:table-cell office:value-type="float" office:value="0.0811759">
                <text:p>0.08117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.14">
                <text:p>9.14</text:p>
              </table:table-cell>
              <table:table-cell office:value-type="float" office:value="0.0785686">
                <text:p>0.07856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.15">
                <text:p>9.15</text:p>
              </table:table-cell>
              <table:table-cell office:value-type="float" office:value="0.0760359">
                <text:p>0.076035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.16">
                <text:p>9.16</text:p>
              </table:table-cell>
              <table:table-cell office:value-type="float" office:value="0.0735771">
                <text:p>0.073577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.2">
                <text:p>9.2</text:p>
              </table:table-cell>
              <table:table-cell office:value-type="float" office:value="0.0644677">
                <text:p>0.064467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.24">
                <text:p>9.24</text:p>
              </table:table-cell>
              <table:table-cell office:value-type="float" office:value="0.0564865">
                <text:p>0.05648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.29">
                <text:p>9.29</text:p>
              </table:table-cell>
              <table:table-cell office:value-type="float" office:value="0.0495941">
                <text:p>0.04959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.29">
                <text:p>9.29</text:p>
              </table:table-cell>
              <table:table-cell office:value-type="float" office:value="0.0480373">
                <text:p>0.04803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.34">
                <text:p>9.34</text:p>
              </table:table-cell>
              <table:table-cell office:value-type="float" office:value="0.043759">
                <text:p>0.0437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.34">
                <text:p>9.34</text:p>
              </table:table-cell>
              <table:table-cell office:value-type="float" office:value="0.0424624">
                <text:p>0.04246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.34">
                <text:p>9.34</text:p>
              </table:table-cell>
              <table:table-cell office:value-type="float" office:value="0.0412299">
                <text:p>0.04122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.35">
                <text:p>9.35</text:p>
              </table:table-cell>
              <table:table-cell office:value-type="float" office:value="0.0400612">
                <text:p>0.04006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.39">
                <text:p>9.39</text:p>
              </table:table-cell>
              <table:table-cell office:value-type="float" office:value="0.0360153">
                <text:p>0.03601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.43">
                <text:p>9.43</text:p>
              </table:table-cell>
              <table:table-cell office:value-type="float" office:value="0.0329486">
                <text:p>0.03294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.48">
                <text:p>9.48</text:p>
              </table:table-cell>
              <table:table-cell office:value-type="float" office:value="0.0317654">
                <text:p>0.03176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.48">
                <text:p>9.48</text:p>
              </table:table-cell>
              <table:table-cell office:value-type="float" office:value="0.0308024">
                <text:p>0.03080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.52">
                <text:p>9.52</text:p>
              </table:table-cell>
              <table:table-cell office:value-type="float" office:value="0.0300467">
                <text:p>0.03004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.52">
                <text:p>9.52</text:p>
              </table:table-cell>
              <table:table-cell office:value-type="float" office:value="0.029268">
                <text:p>0.02926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.56">
                <text:p>9.56</text:p>
              </table:table-cell>
              <table:table-cell office:value-type="float" office:value="0.0288001">
                <text:p>0.028800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.57">
                <text:p>9.57</text:p>
              </table:table-cell>
              <table:table-cell office:value-type="float" office:value="0.0287696">
                <text:p>0.02876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58">
                <text:p>9.58</text:p>
              </table:table-cell>
              <table:table-cell office:value-type="float" office:value="0.028769">
                <text:p>0.0287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62">
                <text:p>9.62</text:p>
              </table:table-cell>
              <table:table-cell office:value-type="float" office:value="0.0289243">
                <text:p>0.028924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66">
                <text:p>9.66</text:p>
              </table:table-cell>
              <table:table-cell office:value-type="float" office:value="0.0292721">
                <text:p>0.02927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66">
                <text:p>9.66</text:p>
              </table:table-cell>
              <table:table-cell office:value-type="float" office:value="0.0295849">
                <text:p>0.029584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71">
                <text:p>9.71</text:p>
              </table:table-cell>
              <table:table-cell office:value-type="float" office:value="0.0303475">
                <text:p>0.03034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71">
                <text:p>9.71</text:p>
              </table:table-cell>
              <table:table-cell office:value-type="float" office:value="0.030559">
                <text:p>0.03055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76">
                <text:p>9.76</text:p>
              </table:table-cell>
              <table:table-cell office:value-type="float" office:value="0.0314553">
                <text:p>0.03145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76">
                <text:p>9.76</text:p>
              </table:table-cell>
              <table:table-cell office:value-type="float" office:value="0.0316878">
                <text:p>0.031687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77">
                <text:p>9.77</text:p>
              </table:table-cell>
              <table:table-cell office:value-type="float" office:value="0.0319221">
                <text:p>0.03192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81">
                <text:p>9.81</text:p>
              </table:table-cell>
              <table:table-cell office:value-type="float" office:value="0.0328657">
                <text:p>0.032865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85">
                <text:p>9.85</text:p>
              </table:table-cell>
              <table:table-cell office:value-type="float" office:value="0.0335677">
                <text:p>0.03356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85">
                <text:p>9.85</text:p>
              </table:table-cell>
              <table:table-cell office:value-type="float" office:value="0.0337986">
                <text:p>0.033798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9">
                <text:p>9.9</text:p>
              </table:table-cell>
              <table:table-cell office:value-type="float" office:value="0.0342538">
                <text:p>0.03425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9">
                <text:p>9.9</text:p>
              </table:table-cell>
              <table:table-cell office:value-type="float" office:value="0.0346986">
                <text:p>0.03469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94">
                <text:p>9.94</text:p>
              </table:table-cell>
              <table:table-cell office:value-type="float" office:value="0.0353433">
                <text:p>0.03534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94">
                <text:p>9.94</text:p>
              </table:table-cell>
              <table:table-cell office:value-type="float" office:value="0.0357558">
                <text:p>0.03575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98">
                <text:p>9.98</text:p>
              </table:table-cell>
              <table:table-cell office:value-type="float" office:value="0.0365363">
                <text:p>0.03653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99">
                <text:p>9.99</text:p>
              </table:table-cell>
              <table:table-cell office:value-type="float" office:value="0.0367219">
                <text:p>0.036721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">
                <text:p>10</text:p>
              </table:table-cell>
              <table:table-cell office:value-type="float" office:value="0.0369037">
                <text:p>0.036903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.04">
                <text:p>10.04</text:p>
              </table:table-cell>
              <table:table-cell office:value-type="float" office:value="0.0370815">
                <text:p>0.03708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.04">
                <text:p>10.04</text:p>
              </table:table-cell>
              <table:table-cell office:value-type="float" office:value="0.0374255">
                <text:p>0.03742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.08">
                <text:p>10.08</text:p>
              </table:table-cell>
              <table:table-cell office:value-type="float" office:value="0.0377544">
                <text:p>0.03775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.08">
                <text:p>10.08</text:p>
              </table:table-cell>
              <table:table-cell office:value-type="float" office:value="0.0382185">
                <text:p>0.03821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.13">
                <text:p>10.13</text:p>
              </table:table-cell>
              <table:table-cell office:value-type="float" office:value="0.0387827">
                <text:p>0.038782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.13">
                <text:p>10.13</text:p>
              </table:table-cell>
              <table:table-cell office:value-type="float" office:value="0.0389143">
                <text:p>0.03891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.17">
                <text:p>10.17</text:p>
              </table:table-cell>
              <table:table-cell office:value-type="float" office:value="0.0391665">
                <text:p>0.03916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.17">
                <text:p>10.17</text:p>
              </table:table-cell>
              <table:table-cell office:value-type="float" office:value="0.0394039">
                <text:p>0.039403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.18">
                <text:p>10.18</text:p>
              </table:table-cell>
              <table:table-cell office:value-type="float" office:value="0.0395174">
                <text:p>0.039517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.19">
                <text:p>10.19</text:p>
              </table:table-cell>
              <table:table-cell office:value-type="float" office:value="0.0396274">
                <text:p>0.039627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.23">
                <text:p>10.23</text:p>
              </table:table-cell>
              <table:table-cell office:value-type="float" office:value="0.0400342">
                <text:p>0.04003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.27">
                <text:p>10.27</text:p>
              </table:table-cell>
              <table:table-cell office:value-type="float" office:value="0.0403909">
                <text:p>0.04039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.32">
                <text:p>10.32</text:p>
              </table:table-cell>
              <table:table-cell office:value-type="float" office:value="0.0407001">
                <text:p>0.04070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.36">
                <text:p>10.36</text:p>
              </table:table-cell>
              <table:table-cell office:value-type="float" office:value="0.0410248">
                <text:p>0.041024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.41">
                <text:p>10.41</text:p>
              </table:table-cell>
              <table:table-cell office:value-type="float" office:value="0.0412384">
                <text:p>0.04123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.41">
                <text:p>10.41</text:p>
              </table:table-cell>
              <table:table-cell office:value-type="float" office:value="0.0412859">
                <text:p>0.04128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.45">
                <text:p>10.45</text:p>
              </table:table-cell>
              <table:table-cell office:value-type="float" office:value="0.041454">
                <text:p>0.04145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.46">
                <text:p>10.46</text:p>
              </table:table-cell>
              <table:table-cell office:value-type="float" office:value="0.0414908">
                <text:p>0.04149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.47">
                <text:p>10.47</text:p>
              </table:table-cell>
              <table:table-cell office:value-type="float" office:value="0.0415256">
                <text:p>0.04152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.51">
                <text:p>10.51</text:p>
              </table:table-cell>
              <table:table-cell office:value-type="float" office:value="0.0416462">
                <text:p>0.04164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.56">
                <text:p>10.56</text:p>
              </table:table-cell>
              <table:table-cell office:value-type="float" office:value="0.0417188">
                <text:p>0.04171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.56">
                <text:p>10.56</text:p>
              </table:table-cell>
              <table:table-cell office:value-type="float" office:value="0.0417591">
                <text:p>0.04175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.6">
                <text:p>10.6</text:p>
              </table:table-cell>
              <table:table-cell office:value-type="float" office:value="0.0417933">
                <text:p>0.04179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.6">
                <text:p>10.6</text:p>
              </table:table-cell>
              <table:table-cell office:value-type="float" office:value="0.0418216">
                <text:p>0.04182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.61">
                <text:p>10.61</text:p>
              </table:table-cell>
              <table:table-cell office:value-type="float" office:value="0.0418337">
                <text:p>0.041833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.62">
                <text:p>10.62</text:p>
              </table:table-cell>
              <table:table-cell office:value-type="float" office:value="0.0418445">
                <text:p>0.04184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.66">
                <text:p>10.66</text:p>
              </table:table-cell>
              <table:table-cell office:value-type="float" office:value="0.0418752">
                <text:p>0.04187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.71">
                <text:p>10.71</text:p>
              </table:table-cell>
              <table:table-cell office:value-type="float" office:value="0.041889">
                <text:p>0.0418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.75">
                <text:p>10.75</text:p>
              </table:table-cell>
              <table:table-cell office:value-type="float" office:value="0.0418822">
                <text:p>0.041882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.76">
                <text:p>10.76</text:p>
              </table:table-cell>
              <table:table-cell office:value-type="float" office:value="0.0418783">
                <text:p>0.041878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.77">
                <text:p>10.77</text:p>
              </table:table-cell>
              <table:table-cell office:value-type="float" office:value="0.0418736">
                <text:p>0.04187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.81">
                <text:p>10.81</text:p>
              </table:table-cell>
              <table:table-cell office:value-type="float" office:value="0.0418472">
                <text:p>0.041847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.86">
                <text:p>10.86</text:p>
              </table:table-cell>
              <table:table-cell office:value-type="float" office:value="0.0417996">
                <text:p>0.041799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.9">
                <text:p>10.9</text:p>
              </table:table-cell>
              <table:table-cell office:value-type="float" office:value="0.0417641">
                <text:p>0.041764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.9">
                <text:p>10.9</text:p>
              </table:table-cell>
              <table:table-cell office:value-type="float" office:value="0.0417512">
                <text:p>0.04175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.91">
                <text:p>10.91</text:p>
              </table:table-cell>
              <table:table-cell office:value-type="float" office:value="0.0417379">
                <text:p>0.041737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.92">
                <text:p>10.92</text:p>
              </table:table-cell>
              <table:table-cell office:value-type="float" office:value="0.0417241">
                <text:p>0.041724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.96">
                <text:p>10.96</text:p>
              </table:table-cell>
              <table:table-cell office:value-type="float" office:value="0.0416803">
                <text:p>0.04168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">
                <text:p>11</text:p>
              </table:table-cell>
              <table:table-cell office:value-type="float" office:value="0.0416494">
                <text:p>0.041649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">
                <text:p>11</text:p>
              </table:table-cell>
              <table:table-cell office:value-type="float" office:value="0.0416006">
                <text:p>0.04160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.05">
                <text:p>11.05</text:p>
              </table:table-cell>
              <table:table-cell office:value-type="float" office:value="0.0415317">
                <text:p>0.041531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.05">
                <text:p>11.05</text:p>
              </table:table-cell>
              <table:table-cell office:value-type="float" office:value="0.0415139">
                <text:p>0.04151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.1">
                <text:p>11.1</text:p>
              </table:table-cell>
              <table:table-cell office:value-type="float" office:value="0.041422">
                <text:p>0.04142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.14">
                <text:p>11.14</text:p>
              </table:table-cell>
              <table:table-cell office:value-type="float" office:value="0.041346">
                <text:p>0.0413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.15">
                <text:p>11.15</text:p>
              </table:table-cell>
              <table:table-cell office:value-type="float" office:value="0.0413268">
                <text:p>0.041326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.16">
                <text:p>11.16</text:p>
              </table:table-cell>
              <table:table-cell office:value-type="float" office:value="0.0413075">
                <text:p>0.04130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.2">
                <text:p>11.2</text:p>
              </table:table-cell>
              <table:table-cell office:value-type="float" office:value="0.0412688">
                <text:p>0.041268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.2">
                <text:p>11.2</text:p>
              </table:table-cell>
              <table:table-cell office:value-type="float" office:value="0.0412299">
                <text:p>0.041229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.24">
                <text:p>11.24</text:p>
              </table:table-cell>
              <table:table-cell office:value-type="float" office:value="0.0411523">
                <text:p>0.04115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.29">
                <text:p>11.29</text:p>
              </table:table-cell>
              <table:table-cell office:value-type="float" office:value="0.041075">
                <text:p>0.04107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.33">
                <text:p>11.33</text:p>
              </table:table-cell>
              <table:table-cell office:value-type="float" office:value="0.0409796">
                <text:p>0.040979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.38">
                <text:p>11.38</text:p>
              </table:table-cell>
              <table:table-cell office:value-type="float" office:value="0.0409232">
                <text:p>0.04092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.38">
                <text:p>11.38</text:p>
              </table:table-cell>
              <table:table-cell office:value-type="float" office:value="0.0409047">
                <text:p>0.040904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.38">
                <text:p>11.38</text:p>
              </table:table-cell>
              <table:table-cell office:value-type="float" office:value="0.0408862">
                <text:p>0.040886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.39">
                <text:p>11.39</text:p>
              </table:table-cell>
              <table:table-cell office:value-type="float" office:value="0.0408678">
                <text:p>0.04086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.43">
                <text:p>11.43</text:p>
              </table:table-cell>
              <table:table-cell office:value-type="float" office:value="0.0408134">
                <text:p>0.04081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.47">
                <text:p>11.47</text:p>
              </table:table-cell>
              <table:table-cell office:value-type="float" office:value="0.0407602">
                <text:p>0.04076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.47">
                <text:p>11.47</text:p>
              </table:table-cell>
              <table:table-cell office:value-type="float" office:value="0.0407255">
                <text:p>0.04072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.52">
                <text:p>11.52</text:p>
              </table:table-cell>
              <table:table-cell office:value-type="float" office:value="0.0406745">
                <text:p>0.04067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.52">
                <text:p>11.52</text:p>
              </table:table-cell>
              <table:table-cell office:value-type="float" office:value="0.0406412">
                <text:p>0.04064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.56">
                <text:p>11.56</text:p>
              </table:table-cell>
              <table:table-cell office:value-type="float" office:value="0.0405926">
                <text:p>0.04059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.56">
                <text:p>11.56</text:p>
              </table:table-cell>
              <table:table-cell office:value-type="float" office:value="0.0405767">
                <text:p>0.04057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.57">
                <text:p>11.57</text:p>
              </table:table-cell>
              <table:table-cell office:value-type="float" office:value="0.040561">
                <text:p>0.04056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.58">
                <text:p>11.58</text:p>
              </table:table-cell>
              <table:table-cell office:value-type="float" office:value="0.0405455">
                <text:p>0.040545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.62">
                <text:p>11.62</text:p>
              </table:table-cell>
              <table:table-cell office:value-type="float" office:value="0.0404852">
                <text:p>0.040485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.66">
                <text:p>11.66</text:p>
              </table:table-cell>
              <table:table-cell office:value-type="float" office:value="0.0404278">
                <text:p>0.040427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.71">
                <text:p>11.71</text:p>
              </table:table-cell>
              <table:table-cell office:value-type="float" office:value="0.0403602">
                <text:p>0.040360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.75">
                <text:p>11.75</text:p>
              </table:table-cell>
              <table:table-cell office:value-type="float" office:value="0.0403094">
                <text:p>0.040309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.76">
                <text:p>11.76</text:p>
              </table:table-cell>
              <table:table-cell office:value-type="float" office:value="0.0402972">
                <text:p>0.040297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.77">
                <text:p>11.77</text:p>
              </table:table-cell>
              <table:table-cell office:value-type="float" office:value="0.0402851">
                <text:p>0.040285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.81">
                <text:p>11.81</text:p>
              </table:table-cell>
              <table:table-cell office:value-type="float" office:value="0.0402501">
                <text:p>0.04025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.81">
                <text:p>11.81</text:p>
              </table:table-cell>
              <table:table-cell office:value-type="float" office:value="0.0402388">
                <text:p>0.04023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.85">
                <text:p>11.85</text:p>
              </table:table-cell>
              <table:table-cell office:value-type="float" office:value="0.040206">
                <text:p>0.04020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.85">
                <text:p>11.85</text:p>
              </table:table-cell>
              <table:table-cell office:value-type="float" office:value="0.0401954">
                <text:p>0.040195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.9">
                <text:p>11.9</text:p>
              </table:table-cell>
              <table:table-cell office:value-type="float" office:value="0.0401648">
                <text:p>0.040164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.9">
                <text:p>11.9</text:p>
              </table:table-cell>
              <table:table-cell office:value-type="float" office:value="0.0401549">
                <text:p>0.040154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.94">
                <text:p>11.94</text:p>
              </table:table-cell>
              <table:table-cell office:value-type="float" office:value="0.0401357">
                <text:p>0.04013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.94">
                <text:p>11.94</text:p>
              </table:table-cell>
              <table:table-cell office:value-type="float" office:value="0.0401081">
                <text:p>0.040108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.98">
                <text:p>11.98</text:p>
              </table:table-cell>
              <table:table-cell office:value-type="float" office:value="0.040082">
                <text:p>0.04008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.98">
                <text:p>11.98</text:p>
              </table:table-cell>
              <table:table-cell office:value-type="float" office:value="0.0400737">
                <text:p>0.040073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.99">
                <text:p>11.99</text:p>
              </table:table-cell>
              <table:table-cell office:value-type="float" office:value="0.0400655">
                <text:p>0.040065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2">
                <text:p>12</text:p>
              </table:table-cell>
              <table:table-cell office:value-type="float" office:value="0.0400574">
                <text:p>0.040057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.04">
                <text:p>12.04</text:p>
              </table:table-cell>
              <table:table-cell office:value-type="float" office:value="0.0400269">
                <text:p>0.04002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.09">
                <text:p>12.09</text:p>
              </table:table-cell>
              <table:table-cell office:value-type="float" office:value="0.0400125">
                <text:p>0.04001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.09">
                <text:p>12.09</text:p>
              </table:table-cell>
              <table:table-cell office:value-type="float" office:value="0.0399987">
                <text:p>0.039998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.13">
                <text:p>12.13</text:p>
              </table:table-cell>
              <table:table-cell office:value-type="float" office:value="0.0399855">
                <text:p>0.03998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.13">
                <text:p>12.13</text:p>
              </table:table-cell>
              <table:table-cell office:value-type="float" office:value="0.0399668">
                <text:p>0.039966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.18">
                <text:p>12.18</text:p>
              </table:table-cell>
              <table:table-cell office:value-type="float" office:value="0.0399382">
                <text:p>0.039938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.22">
                <text:p>12.22</text:p>
              </table:table-cell>
              <table:table-cell office:value-type="float" office:value="0.0399226">
                <text:p>0.039922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.22">
                <text:p>12.22</text:p>
              </table:table-cell>
              <table:table-cell office:value-type="float" office:value="0.0399177">
                <text:p>0.039917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.23">
                <text:p>12.23</text:p>
              </table:table-cell>
              <table:table-cell office:value-type="float" office:value="0.0399129">
                <text:p>0.039912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.24">
                <text:p>12.24</text:p>
              </table:table-cell>
              <table:table-cell office:value-type="float" office:value="0.0399082">
                <text:p>0.03990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.28">
                <text:p>12.28</text:p>
              </table:table-cell>
              <table:table-cell office:value-type="float" office:value="0.0398905">
                <text:p>0.03989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.32">
                <text:p>12.32</text:p>
              </table:table-cell>
              <table:table-cell office:value-type="float" office:value="0.0398823">
                <text:p>0.039882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.32">
                <text:p>12.32</text:p>
              </table:table-cell>
              <table:table-cell office:value-type="float" office:value="0.0398745">
                <text:p>0.03987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.37">
                <text:p>12.37</text:p>
              </table:table-cell>
              <table:table-cell office:value-type="float" office:value="0.0398636">
                <text:p>0.039863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.37">
                <text:p>12.37</text:p>
              </table:table-cell>
              <table:table-cell office:value-type="float" office:value="0.0398568">
                <text:p>0.03985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2.41">
                <text:p>12.41</text:p>
              </table:table-cell>
              <table:table-cell office:value-type="float" office:value="0.0398473">
                <text:p>0.03984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.41">
                <text:p>12.41</text:p>
              </table:table-cell>
              <table:table-cell office:value-type="float" office:value="0.0398444">
                <text:p>0.039844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.42">
                <text:p>12.42</text:p>
              </table:table-cell>
              <table:table-cell office:value-type="float" office:value="0.0398415">
                <text:p>0.03984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.43">
                <text:p>12.43</text:p>
              </table:table-cell>
              <table:table-cell office:value-type="float" office:value="0.0398386">
                <text:p>0.03983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.47">
                <text:p>12.47</text:p>
              </table:table-cell>
              <table:table-cell office:value-type="float" office:value="0.0398333">
                <text:p>0.039833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.47">
                <text:p>12.47</text:p>
              </table:table-cell>
              <table:table-cell office:value-type="float" office:value="0.0398282">
                <text:p>0.039828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.51">
                <text:p>12.51</text:p>
              </table:table-cell>
              <table:table-cell office:value-type="float" office:value="0.0398235">
                <text:p>0.039823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.51">
                <text:p>12.51</text:p>
              </table:table-cell>
              <table:table-cell office:value-type="float" office:value="0.039819">
                <text:p>0.0398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.56">
                <text:p>12.56</text:p>
              </table:table-cell>
              <table:table-cell office:value-type="float" office:value="0.0398128">
                <text:p>0.039812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.56">
                <text:p>12.56</text:p>
              </table:table-cell>
              <table:table-cell office:value-type="float" office:value="0.0398109">
                <text:p>0.039810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.6">
                <text:p>12.6</text:p>
              </table:table-cell>
              <table:table-cell office:value-type="float" office:value="0.0398055">
                <text:p>0.03980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.6">
                <text:p>12.6</text:p>
              </table:table-cell>
              <table:table-cell office:value-type="float" office:value="0.0398022">
                <text:p>0.039802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03cm" svg:height="13.468cm" xlink:href=".." xlink:type="simple" chart:class="chart:bar" chart:style-name="ch1">
        <chart:title svg:x="8.871cm" svg:y="0.405cm" chart:style-name="ch2">
          <text:p>Error Distribuition</text:p>
        </chart:title>
        <chart:plot-area chart:style-name="ch3" table:cell-range-address="Sheet2.H37:Sheet2.I100" chart:data-source-has-labels="column" svg:x="1.439cm" svg:y="1.453cm" svg:width="19.536cm" svg:height="10.765cm">
          <chartooo:coordinate-region svg:x="2.246cm" svg:y="1.605cm" svg:width="18.729cm" svg:height="9.568cm"/>
          <chart:axis chart:dimension="x" chart:name="primary-x" chart:style-name="ch4" chartooo:axis-type="auto">
            <chartooo:date-scale/>
            <chart:title svg:x="10.158cm" svg:y="12.487cm" chart:style-name="ch5">
              <text:p>Error (meters)</text:p>
            </chart:title>
            <chart:categories table:cell-range-address="Sheet2.H37:Sheet2.H100"/>
          </chart:axis>
          <chart:axis chart:dimension="y" chart:name="primary-y" chart:style-name="ch6">
            <chart:title svg:x="0.451cm" svg:y="8.321cm" chart:style-name="ch7">
              <text:p>Number of readings</text:p>
            </chart:title>
            <chart:grid chart:style-name="ch8" chart:class="major"/>
          </chart:axis>
          <chart:series chart:style-name="ch9" chart:values-cell-range-address="Sheet2.I37:Sheet2.I100" chart:class="chart:bar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H37:Sheet2.H100</svg:desc>
                </draw:g>
              </table:table-cell>
              <table:table-cell office:value-type="float" office:value="0">
                <text:p>0</text:p>
                <draw:g>
                  <svg:desc>Sheet2.I37:Sheet2.I100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